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_to_rgb-1000_to_100000" table:style-name="ta1">
        <table:shapes>
          <draw:frame draw:z-index="0" draw:style-name="gr1" draw:text-style-name="P1" svg:width="6.2988in" svg:height="3.5429in" svg:x="6.2835in" svg:y="0.1783in">
            <draw:object draw:notify-on-update-of-ranges="'temp_to_rgb-1000_to_100000'.A2:'temp_to_rgb-1000_to_100000'.A992 'temp_to_rgb-1000_to_100000'.B1:'temp_to_rgb-1000_to_100000'.B1 'temp_to_rgb-1000_to_100000'.B2:'temp_to_rgb-1000_to_100000'.B992 'temp_to_rgb-1000_to_100000'.A2:'temp_to_rgb-1000_to_100000'.A992 'temp_to_rgb-1000_to_100000'.C1:'temp_to_rgb-1000_to_100000'.C1 'temp_to_rgb-1000_to_100000'.C2:'temp_to_rgb-1000_to_100000'.C992 'temp_to_rgb-1000_to_100000'.A2:'temp_to_rgb-1000_to_100000'.A992 'temp_to_rgb-1000_to_100000'.D1:'temp_to_rgb-1000_to_100000'.D1 'temp_to_rgb-1000_to_100000'.D2:'temp_to_rgb-1000_to_100000'.D9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mperature (K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516026902229661" calcext:value-type="float">
            <text:p>0.516026902229661</text:p>
          </table:table-cell>
          <table:table-cell office:value-type="float" office:value="0.00273703342013222" calcext:value-type="float">
            <text:p>0.0027370334201322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0.541587256459894" calcext:value-type="float">
            <text:p>0.541587256459894</text:p>
          </table:table-cell>
          <table:table-cell office:value-type="float" office:value="0.00489416646216477" calcext:value-type="float">
            <text:p>0.004894166462164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0.565707187001559" calcext:value-type="float">
            <text:p>0.565707187001559</text:p>
          </table:table-cell>
          <table:table-cell office:value-type="float" office:value="0.0079929184197186" calcext:value-type="float">
            <text:p>0.007992918419718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0.58836966331578" calcext:value-type="float">
            <text:p>0.58836966331578</text:p>
          </table:table-cell>
          <table:table-cell office:value-type="float" office:value="0.0121546467398959" calcext:value-type="float">
            <text:p>0.012154646739895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float" office:value="0.609610630688829" calcext:value-type="float">
            <text:p>0.609610630688829</text:p>
          </table:table-cell>
          <table:table-cell office:value-type="float" office:value="0.017456330087811" calcext:value-type="float">
            <text:p>0.01745633008781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.629495369769015" calcext:value-type="float">
            <text:p>0.629495369769015</text:p>
          </table:table-cell>
          <table:table-cell office:value-type="float" office:value="0.023932143516144" calcext:value-type="float">
            <text:p>0.02393214351614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0.648103887948564" calcext:value-type="float">
            <text:p>0.648103887948564</text:p>
          </table:table-cell>
          <table:table-cell office:value-type="float" office:value="0.0315788547181944" calcext:value-type="float">
            <text:p>0.031578854718194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  <table:table-cell office:value-type="float" office:value="0.66552196328197" calcext:value-type="float">
            <text:p>0.66552196328197</text:p>
          </table:table-cell>
          <table:table-cell office:value-type="float" office:value="0.0403629366674566" calcext:value-type="float">
            <text:p>0.040362936667456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0.681835755054546" calcext:value-type="float">
            <text:p>0.681835755054546</text:p>
          </table:table-cell>
          <table:table-cell office:value-type="float" office:value="0.0502279542055325" calcext:value-type="float">
            <text:p>0.050227954205532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" calcext:value-type="float">
            <text:p>1</text:p>
          </table:table-cell>
          <table:table-cell office:value-type="float" office:value="0.697128666722904" calcext:value-type="float">
            <text:p>0.697128666722904</text:p>
          </table:table-cell>
          <table:table-cell office:value-type="float" office:value="0.0611013791525297" calcext:value-type="float">
            <text:p>0.06110137915252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711479625893937" calcext:value-type="float">
            <text:p>0.711479625893937</text:p>
          </table:table-cell>
          <table:table-cell office:value-type="float" office:value="0.0729004278778451" calcext:value-type="float">
            <text:p>0.072900427877845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office:value-type="float" office:value="0.724962248547787" calcext:value-type="float">
            <text:p>0.724962248547787</text:p>
          </table:table-cell>
          <table:table-cell office:value-type="float" office:value="0.0855367992051827" calcext:value-type="float">
            <text:p>0.085536799205182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office:value-type="float" office:value="0.73764454735609" calcext:value-type="float">
            <text:p>0.73764454735609</text:p>
          </table:table-cell>
          <table:table-cell office:value-type="float" office:value="0.098920353877155" calcext:value-type="float">
            <text:p>0.09892035387715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office:value-type="float" office:value="0.749588967128624" calcext:value-type="float">
            <text:p>0.749588967128624</text:p>
          </table:table-cell>
          <table:table-cell office:value-type="float" office:value="0.112961857836213" calcext:value-type="float">
            <text:p>0.11296185783621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0.760852609391168" calcext:value-type="float">
            <text:p>0.760852609391168</text:p>
          </table:table-cell>
          <table:table-cell office:value-type="float" office:value="0.127574941415262" calcext:value-type="float">
            <text:p>0.12757494141526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0.771487558814806" calcext:value-type="float">
            <text:p>0.771487558814806</text:p>
          </table:table-cell>
          <table:table-cell office:value-type="float" office:value="0.142677427255141" calcext:value-type="float">
            <text:p>0.14267742725514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" calcext:value-type="float">
            <text:p>1</text:p>
          </table:table-cell>
          <table:table-cell office:value-type="float" office:value="0.781541256826617" calcext:value-type="float">
            <text:p>0.781541256826617</text:p>
          </table:table-cell>
          <table:table-cell office:value-type="float" office:value="0.158192165742121" calcext:value-type="float">
            <text:p>0.15819216574212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  <table:table-cell office:value-type="float" office:value="0.791056888702702" calcext:value-type="float">
            <text:p>0.791056888702702</text:p>
          </table:table-cell>
          <table:table-cell office:value-type="float" office:value="0.174047496702391" calcext:value-type="float">
            <text:p>0.17404749670239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float" office:value="0.800073763915276" calcext:value-type="float">
            <text:p>0.800073763915276</text:p>
          </table:table-cell>
          <table:table-cell office:value-type="float" office:value="0.19017743492842" calcext:value-type="float">
            <text:p>0.1901774349284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" calcext:value-type="float">
            <text:p>1</text:p>
          </table:table-cell>
          <table:table-cell office:value-type="float" office:value="0.808627678130385" calcext:value-type="float">
            <text:p>0.808627678130385</text:p>
          </table:table-cell>
          <table:table-cell office:value-type="float" office:value="0.206521657381185" calcext:value-type="float">
            <text:p>0.20652165738118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816751250740186" calcext:value-type="float">
            <text:p>0.816751250740186</text:p>
          </table:table-cell>
          <table:table-cell office:value-type="float" office:value="0.223025352722749" calcext:value-type="float">
            <text:p>0.2230253527227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" calcext:value-type="float">
            <text:p>1</text:p>
          </table:table-cell>
          <table:table-cell office:value-type="float" office:value="0.824474235266857" calcext:value-type="float">
            <text:p>0.824474235266857</text:p>
          </table:table-cell>
          <table:table-cell office:value-type="float" office:value="0.239638979490583" calcext:value-type="float">
            <text:p>0.23963897949058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0.831823802109064" calcext:value-type="float">
            <text:p>0.831823802109064</text:p>
          </table:table-cell>
          <table:table-cell office:value-type="float" office:value="0.256317967613047" calcext:value-type="float">
            <text:p>0.256317967613047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  <table:table-cell office:value-type="float" office:value="0.838824794381194" calcext:value-type="float">
            <text:p>0.838824794381194</text:p>
          </table:table-cell>
          <table:table-cell office:value-type="float" office:value="0.273022388775751" calcext:value-type="float">
            <text:p>0.27302238877575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" calcext:value-type="float">
            <text:p>1</text:p>
          </table:table-cell>
          <table:table-cell office:value-type="float" office:value="0.845499958323546" calcext:value-type="float">
            <text:p>0.845499958323546</text:p>
          </table:table-cell>
          <table:table-cell office:value-type="float" office:value="0.289716614007588" calcext:value-type="float">
            <text:p>0.28971661400758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0.851870150136383" calcext:value-type="float">
            <text:p>0.851870150136383</text:p>
          </table:table-cell>
          <table:table-cell office:value-type="float" office:value="0.306368971392476" calcext:value-type="float">
            <text:p>0.30636897139247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0.85795452124208" calcext:value-type="float">
            <text:p>0.85795452124208</text:p>
          </table:table-cell>
          <table:table-cell office:value-type="float" office:value="0.322951412693314" calcext:value-type="float">
            <text:p>0.32295141269331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" calcext:value-type="float">
            <text:p>1</text:p>
          </table:table-cell>
          <table:table-cell office:value-type="float" office:value="0.863770683992272" calcext:value-type="float">
            <text:p>0.863770683992272</text:p>
          </table:table-cell>
          <table:table-cell office:value-type="float" office:value="0.33943919461111" calcext:value-type="float">
            <text:p>0.3394391946111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" calcext:value-type="float">
            <text:p>1</text:p>
          </table:table-cell>
          <table:table-cell office:value-type="float" office:value="0.86933485976672" calcext:value-type="float">
            <text:p>0.86933485976672</text:p>
          </table:table-cell>
          <table:table-cell office:value-type="float" office:value="0.355810578156946" calcext:value-type="float">
            <text:p>0.35581057815694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" calcext:value-type="float">
            <text:p>1</text:p>
          </table:table-cell>
          <table:table-cell office:value-type="float" office:value="0.874662011293384" calcext:value-type="float">
            <text:p>0.874662011293384</text:p>
          </table:table-cell>
          <table:table-cell office:value-type="float" office:value="0.372046547995401" calcext:value-type="float">
            <text:p>0.37204654799540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.87976596087854" calcext:value-type="float">
            <text:p>0.87976596087854</text:p>
          </table:table-cell>
          <table:table-cell office:value-type="float" office:value="0.388130552472602" calcext:value-type="float">
            <text:p>0.38813055247260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" calcext:value-type="float">
            <text:p>1</text:p>
          </table:table-cell>
          <table:table-cell office:value-type="float" office:value="0.884659496086263" calcext:value-type="float">
            <text:p>0.884659496086263</text:p>
          </table:table-cell>
          <table:table-cell office:value-type="float" office:value="0.404048264251338" calcext:value-type="float">
            <text:p>0.40404826425133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" calcext:value-type="float">
            <text:p>1</text:p>
          </table:table-cell>
          <table:table-cell office:value-type="float" office:value="0.88935446425766" calcext:value-type="float">
            <text:p>0.88935446425766</text:p>
          </table:table-cell>
          <table:table-cell office:value-type="float" office:value="0.419787360947158" calcext:value-type="float">
            <text:p>0.41978736094715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" calcext:value-type="float">
            <text:p>1</text:p>
          </table:table-cell>
          <table:table-cell office:value-type="float" office:value="0.89386185711735" calcext:value-type="float">
            <text:p>0.89386185711735</text:p>
          </table:table-cell>
          <table:table-cell office:value-type="float" office:value="0.435337324822898" calcext:value-type="float">
            <text:p>0.43533732482289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" calcext:value-type="float">
            <text:p>1</text:p>
          </table:table-cell>
          <table:table-cell office:value-type="float" office:value="0.898191886580865" calcext:value-type="float">
            <text:p>0.898191886580865</text:p>
          </table:table-cell>
          <table:table-cell office:value-type="float" office:value="0.450689260401005" calcext:value-type="float">
            <text:p>0.45068926040100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0.902354052753608" calcext:value-type="float">
            <text:p>0.902354052753608</text:p>
          </table:table-cell>
          <table:table-cell office:value-type="float" office:value="0.465835728753328" calcext:value-type="float">
            <text:p>0.46583572875332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" calcext:value-type="float">
            <text:p>1</text:p>
          </table:table-cell>
          <table:table-cell office:value-type="float" office:value="0.906357205000099" calcext:value-type="float">
            <text:p>0.906357205000099</text:p>
          </table:table-cell>
          <table:table-cell office:value-type="float" office:value="0.480770597196811" calcext:value-type="float">
            <text:p>0.480770597196811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" calcext:value-type="float">
            <text:p>1</text:p>
          </table:table-cell>
          <table:table-cell office:value-type="float" office:value="0.910209596861435" calcext:value-type="float">
            <text:p>0.910209596861435</text:p>
          </table:table-cell>
          <table:table-cell office:value-type="float" office:value="0.495488903138663" calcext:value-type="float">
            <text:p>0.49548890313866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" calcext:value-type="float">
            <text:p>1</text:p>
          </table:table-cell>
          <table:table-cell office:value-type="float" office:value="0.913918935508709" calcext:value-type="float">
            <text:p>0.913918935508709</text:p>
          </table:table-cell>
          <table:table-cell office:value-type="float" office:value="0.509986730860105" calcext:value-type="float">
            <text:p>0.50998673086010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" calcext:value-type="float">
            <text:p>1</text:p>
          </table:table-cell>
          <table:table-cell office:value-type="float" office:value="0.917492426339795" calcext:value-type="float">
            <text:p>0.917492426339795</text:p>
          </table:table-cell>
          <table:table-cell office:value-type="float" office:value="0.524261100091976" calcext:value-type="float">
            <text:p>0.52426110009197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9209368132557" calcext:value-type="float">
            <text:p>0.9209368132557</text:p>
          </table:table-cell>
          <table:table-cell office:value-type="float" office:value="0.538309865310128" calcext:value-type="float">
            <text:p>0.538309865310128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" calcext:value-type="float">
            <text:p>1</text:p>
          </table:table-cell>
          <table:table-cell office:value-type="float" office:value="0.924258415089674" calcext:value-type="float">
            <text:p>0.924258415089674</text:p>
          </table:table-cell>
          <table:table-cell office:value-type="float" office:value="0.552131624757805" calcext:value-type="float">
            <text:p>0.552131624757805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" calcext:value-type="float">
            <text:p>1</text:p>
          </table:table-cell>
          <table:table-cell office:value-type="float" office:value="0.927463158606694" calcext:value-type="float">
            <text:p>0.927463158606694</text:p>
          </table:table-cell>
          <table:table-cell office:value-type="float" office:value="0.565725638282258" calcext:value-type="float">
            <text:p>0.565725638282258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" calcext:value-type="float">
            <text:p>1</text:p>
          </table:table-cell>
          <table:table-cell office:value-type="float" office:value="0.930556608441966" calcext:value-type="float">
            <text:p>0.930556608441966</text:p>
          </table:table-cell>
          <table:table-cell office:value-type="float" office:value="0.579091753150871" calcext:value-type="float">
            <text:p>0.579091753150871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office:value-type="float" office:value="0.933543994304035" calcext:value-type="float">
            <text:p>0.933543994304035</text:p>
          </table:table-cell>
          <table:table-cell office:value-type="float" office:value="0.592230337086621" calcext:value-type="float">
            <text:p>0.59223033708662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float" office:value="0.936430235730176" calcext:value-type="float">
            <text:p>0.936430235730176</text:p>
          </table:table-cell>
          <table:table-cell office:value-type="float" office:value="0.605142217832639" calcext:value-type="float">
            <text:p>0.605142217832639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" calcext:value-type="float">
            <text:p>1</text:p>
          </table:table-cell>
          <table:table-cell office:value-type="float" office:value="0.939219964648501" calcext:value-type="float">
            <text:p>0.939219964648501</text:p>
          </table:table-cell>
          <table:table-cell office:value-type="float" office:value="0.617828628620534" calcext:value-type="float">
            <text:p>0.617828628620534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" calcext:value-type="float">
            <text:p>1</text:p>
          </table:table-cell>
          <table:table-cell office:value-type="float" office:value="0.941917545971945" calcext:value-type="float">
            <text:p>0.941917545971945</text:p>
          </table:table-cell>
          <table:table-cell office:value-type="float" office:value="0.630291158976883" calcext:value-type="float">
            <text:p>0.630291158976883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" calcext:value-type="float">
            <text:p>1</text:p>
          </table:table-cell>
          <table:table-cell office:value-type="float" office:value="0.94452709642364" calcext:value-type="float">
            <text:p>0.94452709642364</text:p>
          </table:table-cell>
          <table:table-cell office:value-type="float" office:value="0.642531710356797" calcext:value-type="float">
            <text:p>0.642531710356797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" calcext:value-type="float">
            <text:p>1</text:p>
          </table:table-cell>
          <table:table-cell office:value-type="float" office:value="0.947052501770586" calcext:value-type="float">
            <text:p>0.947052501770586</text:p>
          </table:table-cell>
          <table:table-cell office:value-type="float" office:value="0.654552456143098" calcext:value-type="float">
            <text:p>0.65455245614309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0.949497432622726" calcext:value-type="float">
            <text:p>0.949497432622726</text:p>
          </table:table-cell>
          <table:table-cell office:value-type="float" office:value="0.666355805594569" calcext:value-type="float">
            <text:p>0.666355805594569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" calcext:value-type="float">
            <text:p>1</text:p>
          </table:table-cell>
          <table:table-cell office:value-type="float" office:value="0.951865358937055" calcext:value-type="float">
            <text:p>0.951865358937055</text:p>
          </table:table-cell>
          <table:table-cell office:value-type="float" office:value="0.677944371367301" calcext:value-type="float">
            <text:p>0.677944371367301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" calcext:value-type="float">
            <text:p>1</text:p>
          </table:table-cell>
          <table:table-cell office:value-type="float" office:value="0.954159563351067" calcext:value-type="float">
            <text:p>0.954159563351067</text:p>
          </table:table-cell>
          <table:table-cell office:value-type="float" office:value="0.689320940269792" calcext:value-type="float">
            <text:p>0.68932094026979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" calcext:value-type="float">
            <text:p>1</text:p>
          </table:table-cell>
          <table:table-cell office:value-type="float" office:value="0.956383153456314" calcext:value-type="float">
            <text:p>0.956383153456314</text:p>
          </table:table-cell>
          <table:table-cell office:value-type="float" office:value="0.700488446945372" calcext:value-type="float">
            <text:p>0.70048844694537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" calcext:value-type="float">
            <text:p>1</text:p>
          </table:table-cell>
          <table:table-cell office:value-type="float" office:value="0.958539073110942" calcext:value-type="float">
            <text:p>0.958539073110942</text:p>
          </table:table-cell>
          <table:table-cell office:value-type="float" office:value="0.711449950205231" calcext:value-type="float">
            <text:p>0.711449950205231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" calcext:value-type="float">
            <text:p>1</text:p>
          </table:table-cell>
          <table:table-cell office:value-type="float" office:value="0.960630112879555" calcext:value-type="float">
            <text:p>0.960630112879555</text:p>
          </table:table-cell>
          <table:table-cell office:value-type="float" office:value="0.72220861176193" calcext:value-type="float">
            <text:p>0.72220861176193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" calcext:value-type="float">
            <text:p>1</text:p>
          </table:table-cell>
          <table:table-cell office:value-type="float" office:value="0.96265891967948" calcext:value-type="float">
            <text:p>0.96265891967948</text:p>
          </table:table-cell>
          <table:table-cell office:value-type="float" office:value="0.732767677137346" calcext:value-type="float">
            <text:p>0.732767677137346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" calcext:value-type="float">
            <text:p>1</text:p>
          </table:table-cell>
          <table:table-cell office:value-type="float" office:value="0.964628005704312" calcext:value-type="float">
            <text:p>0.964628005704312</text:p>
          </table:table-cell>
          <table:table-cell office:value-type="float" office:value="0.743130458540504" calcext:value-type="float">
            <text:p>0.743130458540504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" calcext:value-type="float">
            <text:p>1</text:p>
          </table:table-cell>
          <table:table-cell office:value-type="float" office:value="0.966539756688321" calcext:value-type="float">
            <text:p>0.966539756688321</text:p>
          </table:table-cell>
          <table:table-cell office:value-type="float" office:value="0.753300319530232" calcext:value-type="float">
            <text:p>0.753300319530232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" calcext:value-type="float">
            <text:p>1</text:p>
          </table:table-cell>
          <table:table-cell office:value-type="float" office:value="0.968396439568925" calcext:value-type="float">
            <text:p>0.968396439568925</text:p>
          </table:table-cell>
          <table:table-cell office:value-type="float" office:value="0.763280661295011" calcext:value-type="float">
            <text:p>0.76328066129501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.970200209598668" calcext:value-type="float">
            <text:p>0.970200209598668</text:p>
          </table:table-cell>
          <table:table-cell office:value-type="float" office:value="0.773074910398179" calcext:value-type="float">
            <text:p>0.773074910398179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" calcext:value-type="float">
            <text:p>1</text:p>
          </table:table-cell>
          <table:table-cell office:value-type="float" office:value="0.971953116953107" calcext:value-type="float">
            <text:p>0.971953116953107</text:p>
          </table:table-cell>
          <table:table-cell office:value-type="float" office:value="0.782686507850831" calcext:value-type="float">
            <text:p>0.782686507850831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" calcext:value-type="float">
            <text:p>1</text:p>
          </table:table-cell>
          <table:table-cell office:value-type="float" office:value="0.973657112876497" calcext:value-type="float">
            <text:p>0.973657112876497</text:p>
          </table:table-cell>
          <table:table-cell office:value-type="float" office:value="0.79211889938757" calcext:value-type="float">
            <text:p>0.79211889938757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" calcext:value-type="float">
            <text:p>1</text:p>
          </table:table-cell>
          <table:table-cell office:value-type="float" office:value="0.975314055403123" calcext:value-type="float">
            <text:p>0.975314055403123</text:p>
          </table:table-cell>
          <table:table-cell office:value-type="float" office:value="0.801375526831854" calcext:value-type="float">
            <text:p>0.801375526831854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" calcext:value-type="float">
            <text:p>1</text:p>
          </table:table-cell>
          <table:table-cell office:value-type="float" office:value="0.976925714688583" calcext:value-type="float">
            <text:p>0.976925714688583</text:p>
          </table:table-cell>
          <table:table-cell office:value-type="float" office:value="0.810459820448124" calcext:value-type="float">
            <text:p>0.81045982044812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float" office:value="0.978493777982079" calcext:value-type="float">
            <text:p>0.978493777982079</text:p>
          </table:table-cell>
          <table:table-cell office:value-type="float" office:value="0.819375192187338" calcext:value-type="float">
            <text:p>0.819375192187338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" calcext:value-type="float">
            <text:p>1</text:p>
          </table:table-cell>
          <table:table-cell office:value-type="float" office:value="0.98001985426797" calcext:value-type="float">
            <text:p>0.98001985426797</text:p>
          </table:table-cell>
          <table:table-cell office:value-type="float" office:value="0.828125029741153" calcext:value-type="float">
            <text:p>0.828125029741153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" calcext:value-type="float">
            <text:p>1</text:p>
          </table:table-cell>
          <table:table-cell office:value-type="float" office:value="0.981505478602196" calcext:value-type="float">
            <text:p>0.981505478602196</text:p>
          </table:table-cell>
          <table:table-cell office:value-type="float" office:value="0.836712691327679" calcext:value-type="float">
            <text:p>0.836712691327679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" calcext:value-type="float">
            <text:p>1</text:p>
          </table:table-cell>
          <table:table-cell office:value-type="float" office:value="0.982952116166985" calcext:value-type="float">
            <text:p>0.982952116166985</text:p>
          </table:table-cell>
          <table:table-cell office:value-type="float" office:value="0.845141501138811" calcext:value-type="float">
            <text:p>0.845141501138811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" calcext:value-type="float">
            <text:p>1</text:p>
          </table:table-cell>
          <table:table-cell office:value-type="float" office:value="0.984361166065084" calcext:value-type="float">
            <text:p>0.984361166065084</text:p>
          </table:table-cell>
          <table:table-cell office:value-type="float" office:value="0.853414745385492" calcext:value-type="float">
            <text:p>0.85341474538549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0.985733964872984" calcext:value-type="float">
            <text:p>0.985733964872984</text:p>
          </table:table-cell>
          <table:table-cell office:value-type="float" office:value="0.861535668883051" calcext:value-type="float">
            <text:p>0.861535668883051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1" calcext:value-type="float">
            <text:p>1</text:p>
          </table:table-cell>
          <table:table-cell office:value-type="float" office:value="0.987071789970885" calcext:value-type="float">
            <text:p>0.987071789970885</text:p>
          </table:table-cell>
          <table:table-cell office:value-type="float" office:value="0.869507472124028" calcext:value-type="float">
            <text:p>0.869507472124028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" calcext:value-type="float">
            <text:p>1</text:p>
          </table:table-cell>
          <table:table-cell office:value-type="float" office:value="0.988375862665651" calcext:value-type="float">
            <text:p>0.988375862665651</text:p>
          </table:table-cell>
          <table:table-cell office:value-type="float" office:value="0.877333308790642" calcext:value-type="float">
            <text:p>0.877333308790642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" calcext:value-type="float">
            <text:p>1</text:p>
          </table:table-cell>
          <table:table-cell office:value-type="float" office:value="0.989647351121655" calcext:value-type="float">
            <text:p>0.989647351121655</text:p>
          </table:table-cell>
          <table:table-cell office:value-type="float" office:value="0.885016283663436" calcext:value-type="float">
            <text:p>0.885016283663436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" calcext:value-type="float">
            <text:p>1</text:p>
          </table:table-cell>
          <table:table-cell office:value-type="float" office:value="0.990887373113159" calcext:value-type="float">
            <text:p>0.990887373113159</text:p>
          </table:table-cell>
          <table:table-cell office:value-type="float" office:value="0.892559450886545" calcext:value-type="float">
            <text:p>0.89255945088654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office:value-type="float" office:value="0.992096998610785" calcext:value-type="float">
            <text:p>0.992096998610785</text:p>
          </table:table-cell>
          <table:table-cell office:value-type="float" office:value="0.899965812553657" calcext:value-type="float">
            <text:p>0.899965812553657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" calcext:value-type="float">
            <text:p>1</text:p>
          </table:table-cell>
          <table:table-cell office:value-type="float" office:value="0.993277252213582" calcext:value-type="float">
            <text:p>0.993277252213582</text:p>
          </table:table-cell>
          <table:table-cell office:value-type="float" office:value="0.907238317581967" calcext:value-type="float">
            <text:p>0.907238317581967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" calcext:value-type="float">
            <text:p>1</text:p>
          </table:table-cell>
          <table:table-cell office:value-type="float" office:value="0.994429115437328" calcext:value-type="float">
            <text:p>0.994429115437328</text:p>
          </table:table-cell>
          <table:table-cell office:value-type="float" office:value="0.914379860844449" calcext:value-type="float">
            <text:p>0.914379860844449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" calcext:value-type="float">
            <text:p>1</text:p>
          </table:table-cell>
          <table:table-cell office:value-type="float" office:value="0.995553528868815" calcext:value-type="float">
            <text:p>0.995553528868815</text:p>
          </table:table-cell>
          <table:table-cell office:value-type="float" office:value="0.921393282533434" calcext:value-type="float">
            <text:p>0.921393282533434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" calcext:value-type="float">
            <text:p>1</text:p>
          </table:table-cell>
          <table:table-cell office:value-type="float" office:value="0.996651394195146" calcext:value-type="float">
            <text:p>0.996651394195146</text:p>
          </table:table-cell>
          <table:table-cell office:value-type="float" office:value="0.928281367730976" calcext:value-type="float">
            <text:p>0.92828136773097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0.997723576116359" calcext:value-type="float">
            <text:p>0.997723576116359</text:p>
          </table:table-cell>
          <table:table-cell office:value-type="float" office:value="0.935046846163752" calcext:value-type="float">
            <text:p>0.935046846163752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" calcext:value-type="float">
            <text:p>1</text:p>
          </table:table-cell>
          <table:table-cell office:value-type="float" office:value="0.998770904149062" calcext:value-type="float">
            <text:p>0.998770904149062</text:p>
          </table:table-cell>
          <table:table-cell office:value-type="float" office:value="0.941692392122236" calcext:value-type="float">
            <text:p>0.941692392122236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" calcext:value-type="float">
            <text:p>1</text:p>
          </table:table-cell>
          <table:table-cell office:value-type="float" office:value="0.9997941743282" calcext:value-type="float">
            <text:p>0.9997941743282</text:p>
          </table:table-cell>
          <table:table-cell office:value-type="float" office:value="0.948220624525821" calcext:value-type="float">
            <text:p>0.948220624525821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999206479361535" calcext:value-type="float">
            <text:p>0.999206479361535</text:p>
          </table:table-cell>
          <table:table-cell office:value-type="float" office:value="1" calcext:value-type="float">
            <text:p>1</text:p>
          </table:table-cell>
          <table:table-cell office:value-type="float" office:value="0.953876585251058" calcext:value-type="float">
            <text:p>0.953876585251058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998231565494064" calcext:value-type="float">
            <text:p>0.998231565494064</text:p>
          </table:table-cell>
          <table:table-cell office:value-type="float" office:value="1" calcext:value-type="float">
            <text:p>1</text:p>
          </table:table-cell>
          <table:table-cell office:value-type="float" office:value="0.959235997542391" calcext:value-type="float">
            <text:p>0.959235997542391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997280288019507" calcext:value-type="float">
            <text:p>0.997280288019507</text:p>
          </table:table-cell>
          <table:table-cell office:value-type="float" office:value="1" calcext:value-type="float">
            <text:p>1</text:p>
          </table:table-cell>
          <table:table-cell office:value-type="float" office:value="0.964496497547927" calcext:value-type="float">
            <text:p>0.964496497547927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996351844907364" calcext:value-type="float">
            <text:p>0.996351844907364</text:p>
          </table:table-cell>
          <table:table-cell office:value-type="float" office:value="1" calcext:value-type="float">
            <text:p>1</text:p>
          </table:table-cell>
          <table:table-cell office:value-type="float" office:value="0.969660448764742" calcext:value-type="float">
            <text:p>0.969660448764742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995445468616797" calcext:value-type="float">
            <text:p>0.995445468616797</text:p>
          </table:table-cell>
          <table:table-cell office:value-type="float" office:value="1" calcext:value-type="float">
            <text:p>1</text:p>
          </table:table-cell>
          <table:table-cell office:value-type="float" office:value="0.974730151885785" calcext:value-type="float">
            <text:p>0.974730151885785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994560424310288" calcext:value-type="float">
            <text:p>0.994560424310288</text:p>
          </table:table-cell>
          <table:table-cell office:value-type="float" office:value="1" calcext:value-type="float">
            <text:p>1</text:p>
          </table:table-cell>
          <table:table-cell office:value-type="float" office:value="0.979707846317287" calcext:value-type="float">
            <text:p>0.979707846317287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993696008175456" calcext:value-type="float">
            <text:p>0.993696008175456</text:p>
          </table:table-cell>
          <table:table-cell office:value-type="float" office:value="1" calcext:value-type="float">
            <text:p>1</text:p>
          </table:table-cell>
          <table:table-cell office:value-type="float" office:value="0.984595711688434" calcext:value-type="float">
            <text:p>0.98459571168843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992851545847524" calcext:value-type="float">
            <text:p>0.992851545847524</text:p>
          </table:table-cell>
          <table:table-cell office:value-type="float" office:value="1" calcext:value-type="float">
            <text:p>1</text:p>
          </table:table-cell>
          <table:table-cell office:value-type="float" office:value="0.989395869349626" calcext:value-type="float">
            <text:p>0.989395869349626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992026390925502" calcext:value-type="float">
            <text:p>0.992026390925502</text:p>
          </table:table-cell>
          <table:table-cell office:value-type="float" office:value="1" calcext:value-type="float">
            <text:p>1</text:p>
          </table:table-cell>
          <table:table-cell office:value-type="float" office:value="0.994110383856157" calcext:value-type="float">
            <text:p>0.994110383856157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0.991219923575732" calcext:value-type="float">
            <text:p>0.991219923575732</text:p>
          </table:table-cell>
          <table:table-cell office:value-type="float" office:value="1" calcext:value-type="float">
            <text:p>1</text:p>
          </table:table-cell>
          <table:table-cell office:value-type="float" office:value="0.998741264434585" calcext:value-type="float">
            <text:p>0.99874126443458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0.987183255853775" calcext:value-type="float">
            <text:p>0.987183255853775</text:p>
          </table:table-cell>
          <table:table-cell office:value-type="float" office:value="0.996720325230292" calcext:value-type="float">
            <text:p>0.996720325230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0.982040170899837" calcext:value-type="float">
            <text:p>0.982040170899837</text:p>
          </table:table-cell>
          <table:table-cell office:value-type="float" office:value="0.99229985953573" calcext:value-type="float">
            <text:p>0.99229985953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977034487894352" calcext:value-type="float">
            <text:p>0.977034487894352</text:p>
          </table:table-cell>
          <table:table-cell office:value-type="float" office:value="0.987994488550389" calcext:value-type="float">
            <text:p>0.987994488550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972161033661002" calcext:value-type="float">
            <text:p>0.972161033661002</text:p>
          </table:table-cell>
          <table:table-cell office:value-type="float" office:value="0.983799986109323" calcext:value-type="float">
            <text:p>0.983799986109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0.967414883439102" calcext:value-type="float">
            <text:p>0.967414883439102</text:p>
          </table:table-cell>
          <table:table-cell office:value-type="float" office:value="0.979712324173387" calcext:value-type="float">
            <text:p>0.979712324173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0.962791346463136" calcext:value-type="float">
            <text:p>0.962791346463136</text:p>
          </table:table-cell>
          <table:table-cell office:value-type="float" office:value="0.975727661585569" calcext:value-type="float">
            <text:p>0.975727661585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0.958285952520598" calcext:value-type="float">
            <text:p>0.958285952520598</text:p>
          </table:table-cell>
          <table:table-cell office:value-type="float" office:value="0.971842333574258" calcext:value-type="float">
            <text:p>0.971842333574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953894439412391" calcext:value-type="float">
            <text:p>0.953894439412391</text:p>
          </table:table-cell>
          <table:table-cell office:value-type="float" office:value="0.968052841946687" calcext:value-type="float">
            <text:p>0.968052841946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949612741246603" calcext:value-type="float">
            <text:p>0.949612741246603</text:p>
          </table:table-cell>
          <table:table-cell office:value-type="float" office:value="0.964355845920691" calcext:value-type="float">
            <text:p>0.964355845920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0.945436977502431" calcext:value-type="float">
            <text:p>0.945436977502431</text:p>
          </table:table-cell>
          <table:table-cell office:value-type="float" office:value="0.960748153547231" calcext:value-type="float">
            <text:p>0.960748153547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0.941363442806382" calcext:value-type="float">
            <text:p>0.941363442806382</text:p>
          </table:table-cell>
          <table:table-cell office:value-type="float" office:value="0.957226713680176" calcext:value-type="float">
            <text:p>0.957226713680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0.937388597367808" calcext:value-type="float">
            <text:p>0.937388597367808</text:p>
          </table:table-cell>
          <table:table-cell office:value-type="float" office:value="0.953788608453388" calcext:value-type="float">
            <text:p>0.953788608453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0.933509058025191" calcext:value-type="float">
            <text:p>0.933509058025191</text:p>
          </table:table-cell>
          <table:table-cell office:value-type="float" office:value="0.950431046228477" calcext:value-type="float">
            <text:p>0.950431046228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0.929721589858647" calcext:value-type="float">
            <text:p>0.929721589858647</text:p>
          </table:table-cell>
          <table:table-cell office:value-type="float" office:value="0.947151354979511" calcext:value-type="float">
            <text:p>0.947151354979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0.926023098327766" calcext:value-type="float">
            <text:p>0.926023098327766</text:p>
          </table:table-cell>
          <table:table-cell office:value-type="float" office:value="0.943946976083755" calcext:value-type="float">
            <text:p>0.943946976083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0.922410621897171" calcext:value-type="float">
            <text:p>0.922410621897171</text:p>
          </table:table-cell>
          <table:table-cell office:value-type="float" office:value="0.940815458489892" calcext:value-type="float">
            <text:p>0.940815458489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0.918881325115273" calcext:value-type="float">
            <text:p>0.918881325115273</text:p>
          </table:table-cell>
          <table:table-cell office:value-type="float" office:value="0.937754453237499" calcext:value-type="float">
            <text:p>0.937754453237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915432492114379" calcext:value-type="float">
            <text:p>0.915432492114379</text:p>
          </table:table-cell>
          <table:table-cell office:value-type="float" office:value="0.934761708303563" calcext:value-type="float">
            <text:p>0.934761708303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0.912061520502845" calcext:value-type="float">
            <text:p>0.912061520502845</text:p>
          </table:table-cell>
          <table:table-cell office:value-type="float" office:value="0.931835063753717" calcext:value-type="float">
            <text:p>0.931835063753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0.908765915622285" calcext:value-type="float">
            <text:p>0.908765915622285</text:p>
          </table:table-cell>
          <table:table-cell office:value-type="float" office:value="0.928972447177577" calcext:value-type="float">
            <text:p>0.928972447177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0.905543285144864" calcext:value-type="float">
            <text:p>0.905543285144864</text:p>
          </table:table-cell>
          <table:table-cell office:value-type="float" office:value="0.926171869389136" calcext:value-type="float">
            <text:p>0.926171869389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0.902391333987693" calcext:value-type="float">
            <text:p>0.902391333987693</text:p>
          </table:table-cell>
          <table:table-cell office:value-type="float" office:value="0.92343142037461" calcext:value-type="float">
            <text:p>0.92343142037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899307859523038" calcext:value-type="float">
            <text:p>0.899307859523038</text:p>
          </table:table-cell>
          <table:table-cell office:value-type="float" office:value="0.920749265471434" calcext:value-type="float">
            <text:p>0.920749265471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0.896290747064692" calcext:value-type="float">
            <text:p>0.896290747064692</text:p>
          </table:table-cell>
          <table:table-cell office:value-type="float" office:value="0.918123641763316" calcext:value-type="float">
            <text:p>0.918123641763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0.893337965612289" calcext:value-type="float">
            <text:p>0.893337965612289</text:p>
          </table:table-cell>
          <table:table-cell office:value-type="float" office:value="0.915552854677393" calcext:value-type="float">
            <text:p>0.915552854677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0.89044756383674" calcext:value-type="float">
            <text:p>0.89044756383674</text:p>
          </table:table-cell>
          <table:table-cell office:value-type="float" office:value="0.913035274770485" calcext:value-type="float">
            <text:p>0.913035274770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0.887617666291144" calcext:value-type="float">
            <text:p>0.887617666291144</text:p>
          </table:table-cell>
          <table:table-cell office:value-type="float" office:value="0.910569334692457" calcext:value-type="float">
            <text:p>0.910569334692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884846469832723" calcext:value-type="float">
            <text:p>0.884846469832723</text:p>
          </table:table-cell>
          <table:table-cell office:value-type="float" office:value="0.908153526315505" calcext:value-type="float">
            <text:p>0.908153526315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0.882132240242325" calcext:value-type="float">
            <text:p>0.882132240242325</text:p>
          </table:table-cell>
          <table:table-cell office:value-type="float" office:value="0.90578639801898" calcext:value-type="float">
            <text:p>0.90578639801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0.879473309029036" calcext:value-type="float">
            <text:p>0.879473309029036</text:p>
          </table:table-cell>
          <table:table-cell office:value-type="float" office:value="0.903466552120118" calcext:value-type="float">
            <text:p>0.903466552120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0.876868070408295" calcext:value-type="float">
            <text:p>0.876868070408295</text:p>
          </table:table-cell>
          <table:table-cell office:value-type="float" office:value="0.901192642441715" calcext:value-type="float">
            <text:p>0.901192642441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0.87431497844277" calcext:value-type="float">
            <text:p>0.87431497844277</text:p>
          </table:table-cell>
          <table:table-cell office:value-type="float" office:value="0.898963372008349" calcext:value-type="float">
            <text:p>0.898963372008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0.871812544335923" calcext:value-type="float">
            <text:p>0.871812544335923</text:p>
          </table:table-cell>
          <table:table-cell office:value-type="float" office:value="0.896777490863423" calcext:value-type="float">
            <text:p>0.896777490863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0.86935933386899" calcext:value-type="float">
            <text:p>0.86935933386899</text:p>
          </table:table-cell>
          <table:table-cell office:value-type="float" office:value="0.894633793999743" calcext:value-type="float">
            <text:p>0.8946337939997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0.866953964972643" calcext:value-type="float">
            <text:p>0.866953964972643</text:p>
          </table:table-cell>
          <table:table-cell office:value-type="float" office:value="0.892531119396883" calcext:value-type="float">
            <text:p>0.892531119396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0.864595105425264" calcext:value-type="float">
            <text:p>0.864595105425264</text:p>
          </table:table-cell>
          <table:table-cell office:value-type="float" office:value="0.890468346159033" calcext:value-type="float">
            <text:p>0.890468346159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0.86228147067027" calcext:value-type="float">
            <text:p>0.86228147067027</text:p>
          </table:table-cell>
          <table:table-cell office:value-type="float" office:value="0.888444392747427" calcext:value-type="float">
            <text:p>0.888444392747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860011821745445" calcext:value-type="float">
            <text:p>0.860011821745445</text:p>
          </table:table-cell>
          <table:table-cell office:value-type="float" office:value="0.886458215301869" calcext:value-type="float">
            <text:p>0.886458215301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0.857784963317708" calcext:value-type="float">
            <text:p>0.857784963317708</text:p>
          </table:table-cell>
          <table:table-cell office:value-type="float" office:value="0.884508806046198" calcext:value-type="float">
            <text:p>0.884508806046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0.855599741817171" calcext:value-type="float">
            <text:p>0.855599741817171</text:p>
          </table:table-cell>
          <table:table-cell office:value-type="float" office:value="0.882595191772899" calcext:value-type="float">
            <text:p>0.882595191772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0.853455043664753" calcext:value-type="float">
            <text:p>0.853455043664753</text:p>
          </table:table-cell>
          <table:table-cell office:value-type="float" office:value="0.880716432402361" calcext:value-type="float">
            <text:p>0.880716432402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0.851349793587969" calcext:value-type="float">
            <text:p>0.851349793587969</text:p>
          </table:table-cell>
          <table:table-cell office:value-type="float" office:value="0.878871619612556" calcext:value-type="float">
            <text:p>0.878871619612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0.849282953019898" calcext:value-type="float">
            <text:p>0.849282953019898</text:p>
          </table:table-cell>
          <table:table-cell office:value-type="float" office:value="0.877059875535223" calcext:value-type="float">
            <text:p>0.877059875535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0.847253518576604" calcext:value-type="float">
            <text:p>0.847253518576604</text:p>
          </table:table-cell>
          <table:table-cell office:value-type="float" office:value="0.875280351514837" calcext:value-type="float">
            <text:p>0.875280351514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0.84526052060863" calcext:value-type="float">
            <text:p>0.84526052060863</text:p>
          </table:table-cell>
          <table:table-cell office:value-type="float" office:value="0.873532226926924" calcext:value-type="float">
            <text:p>0.873532226926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0.843303021822425" calcext:value-type="float">
            <text:p>0.843303021822425</text:p>
          </table:table-cell>
          <table:table-cell office:value-type="float" office:value="0.871814708052443" calcext:value-type="float">
            <text:p>0.871814708052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0.841380115967858" calcext:value-type="float">
            <text:p>0.841380115967858</text:p>
          </table:table-cell>
          <table:table-cell office:value-type="float" office:value="0.870127027005218" calcext:value-type="float">
            <text:p>0.870127027005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83949092658817" calcext:value-type="float">
            <text:p>0.83949092658817</text:p>
          </table:table-cell>
          <table:table-cell office:value-type="float" office:value="0.868468440709544" calcext:value-type="float">
            <text:p>0.868468440709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0.837634605828986" calcext:value-type="float">
            <text:p>0.837634605828986</text:p>
          </table:table-cell>
          <table:table-cell office:value-type="float" office:value="0.866838229925265" calcext:value-type="float">
            <text:p>0.866838229925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0.835810333303179" calcext:value-type="float">
            <text:p>0.835810333303179</text:p>
          </table:table-cell>
          <table:table-cell office:value-type="float" office:value="0.865235698317832" calcext:value-type="float">
            <text:p>0.865235698317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0.834017315008588" calcext:value-type="float">
            <text:p>0.834017315008588</text:p>
          </table:table-cell>
          <table:table-cell office:value-type="float" office:value="0.863660171570924" calcext:value-type="float">
            <text:p>0.863660171570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0.832254782295786" calcext:value-type="float">
            <text:p>0.832254782295786</text:p>
          </table:table-cell>
          <table:table-cell office:value-type="float" office:value="0.862110996539443" calcext:value-type="float">
            <text:p>0.862110996539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0.830521990883221" calcext:value-type="float">
            <text:p>0.830521990883221</text:p>
          </table:table-cell>
          <table:table-cell office:value-type="float" office:value="0.860587540440735" calcext:value-type="float">
            <text:p>0.860587540440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0.828818219917279" calcext:value-type="float">
            <text:p>0.828818219917279</text:p>
          </table:table-cell>
          <table:table-cell office:value-type="float" office:value="0.859089190082105" calcext:value-type="float">
            <text:p>0.859089190082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0.827142771074878" calcext:value-type="float">
            <text:p>0.827142771074878</text:p>
          </table:table-cell>
          <table:table-cell office:value-type="float" office:value="0.857615351122712" calcext:value-type="float">
            <text:p>0.857615351122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0.825494967706433" calcext:value-type="float">
            <text:p>0.825494967706433</text:p>
          </table:table-cell>
          <table:table-cell office:value-type="float" office:value="0.85616544736815" calcext:value-type="float">
            <text:p>0.85616544736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0.823874154017075" calcext:value-type="float">
            <text:p>0.823874154017075</text:p>
          </table:table-cell>
          <table:table-cell office:value-type="float" office:value="0.854738920095982" calcext:value-type="float">
            <text:p>0.854738920095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822279694284193" calcext:value-type="float">
            <text:p>0.822279694284193</text:p>
          </table:table-cell>
          <table:table-cell office:value-type="float" office:value="0.853335227410755" calcext:value-type="float">
            <text:p>0.853335227410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0.820710972109446" calcext:value-type="float">
            <text:p>0.820710972109446</text:p>
          </table:table-cell>
          <table:table-cell office:value-type="float" office:value="0.851953843626946" calcext:value-type="float">
            <text:p>0.851953843626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0.819167389703499" calcext:value-type="float">
            <text:p>0.819167389703499</text:p>
          </table:table-cell>
          <table:table-cell office:value-type="float" office:value="0.850594258678494" calcext:value-type="float">
            <text:p>0.8505942586784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0.817648367201852" calcext:value-type="float">
            <text:p>0.817648367201852</text:p>
          </table:table-cell>
          <table:table-cell office:value-type="float" office:value="0.849255977553603" calcext:value-type="float">
            <text:p>0.849255977553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0.816153342010214" calcext:value-type="float">
            <text:p>0.816153342010214</text:p>
          </table:table-cell>
          <table:table-cell office:value-type="float" office:value="0.847938519753553" calcext:value-type="float">
            <text:p>0.847938519753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0.814681768177945" calcext:value-type="float">
            <text:p>0.814681768177945</text:p>
          </table:table-cell>
          <table:table-cell office:value-type="float" office:value="0.846641418774378" calcext:value-type="float">
            <text:p>0.846641418774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0.813233115798214" calcext:value-type="float">
            <text:p>0.813233115798214</text:p>
          </table:table-cell>
          <table:table-cell office:value-type="float" office:value="0.845364221610289" calcext:value-type="float">
            <text:p>0.845364221610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0.811806870433539" calcext:value-type="float">
            <text:p>0.811806870433539</text:p>
          </table:table-cell>
          <table:table-cell office:value-type="float" office:value="0.844106488277791" calcext:value-type="float">
            <text:p>0.844106488277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0.810402532565502" calcext:value-type="float">
            <text:p>0.810402532565502</text:p>
          </table:table-cell>
          <table:table-cell office:value-type="float" office:value="0.842867791359528" calcext:value-type="float">
            <text:p>0.842867791359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0.809019617067459" calcext:value-type="float">
            <text:p>0.809019617067459</text:p>
          </table:table-cell>
          <table:table-cell office:value-type="float" office:value="0.841647715566892" calcext:value-type="float">
            <text:p>0.841647715566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807657652699144" calcext:value-type="float">
            <text:p>0.807657652699144</text:p>
          </table:table-cell>
          <table:table-cell office:value-type="float" office:value="0.84044585732053" calcext:value-type="float">
            <text:p>0.84044585732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0.806316181622132" calcext:value-type="float">
            <text:p>0.806316181622132</text:p>
          </table:table-cell>
          <table:table-cell office:value-type="float" office:value="0.839261824347893" calcext:value-type="float">
            <text:p>0.839261824347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0.80499475893518" calcext:value-type="float">
            <text:p>0.80499475893518</text:p>
          </table:table-cell>
          <table:table-cell office:value-type="float" office:value="0.83809523529706" calcext:value-type="float">
            <text:p>0.838095235297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0.803692952228486" calcext:value-type="float">
            <text:p>0.803692952228486</text:p>
          </table:table-cell>
          <table:table-cell office:value-type="float" office:value="0.836945719366053" calcext:value-type="float">
            <text:p>0.836945719366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0.802410341156014" calcext:value-type="float">
            <text:p>0.802410341156014</text:p>
          </table:table-cell>
          <table:table-cell office:value-type="float" office:value="0.835812915946938" calcext:value-type="float">
            <text:p>0.835812915946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801146517025022" calcext:value-type="float">
            <text:p>0.801146517025022</text:p>
          </table:table-cell>
          <table:table-cell office:value-type="float" office:value="0.834696474284055" calcext:value-type="float">
            <text:p>0.834696474284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0.799901082402011" calcext:value-type="float">
            <text:p>0.799901082402011</text:p>
          </table:table-cell>
          <table:table-cell office:value-type="float" office:value="0.833596053145712" calcext:value-type="float">
            <text:p>0.833596053145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0.798673650734352" calcext:value-type="float">
            <text:p>0.798673650734352</text:p>
          </table:table-cell>
          <table:table-cell office:value-type="float" office:value="0.832511320508743" calcext:value-type="float">
            <text:p>0.8325113205087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0.797463845986837" calcext:value-type="float">
            <text:p>0.797463845986837</text:p>
          </table:table-cell>
          <table:table-cell office:value-type="float" office:value="0.831441953255346" calcext:value-type="float">
            <text:p>0.831441953255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0.796271302292539" calcext:value-type="float">
            <text:p>0.796271302292539</text:p>
          </table:table-cell>
          <table:table-cell office:value-type="float" office:value="0.830387636881673" calcext:value-type="float">
            <text:p>0.830387636881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79509566361727" calcext:value-type="float">
            <text:p>0.79509566361727</text:p>
          </table:table-cell>
          <table:table-cell office:value-type="float" office:value="0.829348065217611" calcext:value-type="float">
            <text:p>0.8293480652176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0.793936583437087" calcext:value-type="float">
            <text:p>0.793936583437087</text:p>
          </table:table-cell>
          <table:table-cell office:value-type="float" office:value="0.828322940157316" calcext:value-type="float">
            <text:p>0.828322940157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0.792793724428224" calcext:value-type="float">
            <text:p>0.792793724428224</text:p>
          </table:table-cell>
          <table:table-cell office:value-type="float" office:value="0.82731197139996" calcext:value-type="float">
            <text:p>0.82731197139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0.791666758168917" calcext:value-type="float">
            <text:p>0.791666758168917</text:p>
          </table:table-cell>
          <table:table-cell office:value-type="float" office:value="0.826314876200311" calcext:value-type="float">
            <text:p>0.826314876200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0.790555364852601" calcext:value-type="float">
            <text:p>0.790555364852601</text:p>
          </table:table-cell>
          <table:table-cell office:value-type="float" office:value="0.825331379128673" calcext:value-type="float">
            <text:p>0.825331379128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0.789459233011981" calcext:value-type="float">
            <text:p>0.789459233011981</text:p>
          </table:table-cell>
          <table:table-cell office:value-type="float" office:value="0.82436121183981" calcext:value-type="float">
            <text:p>0.82436121183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0.78837805925349" calcext:value-type="float">
            <text:p>0.78837805925349</text:p>
          </table:table-cell>
          <table:table-cell office:value-type="float" office:value="0.823404112850449" calcext:value-type="float">
            <text:p>0.823404112850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0.787311548001705" calcext:value-type="float">
            <text:p>0.787311548001705</text:p>
          </table:table-cell>
          <table:table-cell office:value-type="float" office:value="0.822459827325009" calcext:value-type="float">
            <text:p>0.822459827325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0.786259411253283" calcext:value-type="float">
            <text:p>0.786259411253283</text:p>
          </table:table-cell>
          <table:table-cell office:value-type="float" office:value="0.821528106869205" calcext:value-type="float">
            <text:p>0.821528106869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0.785221368340007" calcext:value-type="float">
            <text:p>0.785221368340007</text:p>
          </table:table-cell>
          <table:table-cell office:value-type="float" office:value="0.820608709331193" calcext:value-type="float">
            <text:p>0.820608709331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784197145700562" calcext:value-type="float">
            <text:p>0.784197145700562</text:p>
          </table:table-cell>
          <table:table-cell office:value-type="float" office:value="0.819701398609938" calcext:value-type="float">
            <text:p>0.819701398609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0.783186476660671" calcext:value-type="float">
            <text:p>0.783186476660671</text:p>
          </table:table-cell>
          <table:table-cell office:value-type="float" office:value="0.818805944470508" calcext:value-type="float">
            <text:p>0.818805944470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0.782189101221234" calcext:value-type="float">
            <text:p>0.782189101221234</text:p>
          </table:table-cell>
          <table:table-cell office:value-type="float" office:value="0.817922122366003" calcext:value-type="float">
            <text:p>0.817922122366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0.781204765854141" calcext:value-type="float">
            <text:p>0.781204765854141</text:p>
          </table:table-cell>
          <table:table-cell office:value-type="float" office:value="0.817049713265854" calcext:value-type="float">
            <text:p>0.817049713265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0.780233223305436" calcext:value-type="float">
            <text:p>0.780233223305436</text:p>
          </table:table-cell>
          <table:table-cell office:value-type="float" office:value="0.816188503490207" calcext:value-type="float">
            <text:p>0.816188503490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0.779274232405535" calcext:value-type="float">
            <text:p>0.779274232405535</text:p>
          </table:table-cell>
          <table:table-cell office:value-type="float" office:value="0.815338284550187" calcext:value-type="float">
            <text:p>0.815338284550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0.778327557886203" calcext:value-type="float">
            <text:p>0.778327557886203</text:p>
          </table:table-cell>
          <table:table-cell office:value-type="float" office:value="0.814498852993756" calcext:value-type="float">
            <text:p>0.814498852993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0.777392970204006" calcext:value-type="float">
            <text:p>0.777392970204006</text:p>
          </table:table-cell>
          <table:table-cell office:value-type="float" office:value="0.81367001025696" calcext:value-type="float">
            <text:p>0.81367001025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0.776470245369996" calcext:value-type="float">
            <text:p>0.776470245369996</text:p>
          </table:table-cell>
          <table:table-cell office:value-type="float" office:value="0.812851562520374" calcext:value-type="float">
            <text:p>0.812851562520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0.775559164785355" calcext:value-type="float">
            <text:p>0.775559164785355</text:p>
          </table:table-cell>
          <table:table-cell office:value-type="float" office:value="0.812043320570479" calcext:value-type="float">
            <text:p>0.812043320570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774659515082767" calcext:value-type="float">
            <text:p>0.774659515082767</text:p>
          </table:table-cell>
          <table:table-cell office:value-type="float" office:value="0.811245099665833" calcext:value-type="float">
            <text:p>0.811245099665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0.773771087973295" calcext:value-type="float">
            <text:p>0.773771087973295</text:p>
          </table:table-cell>
          <table:table-cell office:value-type="float" office:value="0.810456719407812" calcext:value-type="float">
            <text:p>0.810456719407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0.772893680098532" calcext:value-type="float">
            <text:p>0.772893680098532</text:p>
          </table:table-cell>
          <table:table-cell office:value-type="float" office:value="0.809678003615761" calcext:value-type="float">
            <text:p>0.809678003615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0.772027092887828" calcext:value-type="float">
            <text:p>0.772027092887828</text:p>
          </table:table-cell>
          <table:table-cell office:value-type="float" office:value="0.808908780206357" calcext:value-type="float">
            <text:p>0.808908780206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0.771171132420378" calcext:value-type="float">
            <text:p>0.771171132420378</text:p>
          </table:table-cell>
          <table:table-cell office:value-type="float" office:value="0.808148881077049" calcext:value-type="float">
            <text:p>0.808148881077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0.770325609292008" calcext:value-type="float">
            <text:p>0.770325609292008</text:p>
          </table:table-cell>
          <table:table-cell office:value-type="float" office:value="0.807398141993413" calcext:value-type="float">
            <text:p>0.807398141993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0.769490338486444" calcext:value-type="float">
            <text:p>0.769490338486444</text:p>
          </table:table-cell>
          <table:table-cell office:value-type="float" office:value="0.806656402480236" calcext:value-type="float">
            <text:p>0.806656402480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0.768665139250904" calcext:value-type="float">
            <text:p>0.768665139250904</text:p>
          </table:table-cell>
          <table:table-cell office:value-type="float" office:value="0.805923505716242" calcext:value-type="float">
            <text:p>0.805923505716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0.767849834975865" calcext:value-type="float">
            <text:p>0.767849834975865</text:p>
          </table:table-cell>
          <table:table-cell office:value-type="float" office:value="0.80519929843228" calcext:value-type="float">
            <text:p>0.80519929843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0.767044253078801" calcext:value-type="float">
            <text:p>0.767044253078801</text:p>
          </table:table-cell>
          <table:table-cell office:value-type="float" office:value="0.804483630812848" calcext:value-type="float">
            <text:p>0.804483630812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766248224891785" calcext:value-type="float">
            <text:p>0.766248224891785</text:p>
          </table:table-cell>
          <table:table-cell office:value-type="float" office:value="0.803776356400851" calcext:value-type="float">
            <text:p>0.803776356400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0.76546158555279" calcext:value-type="float">
            <text:p>0.76546158555279</text:p>
          </table:table-cell>
          <table:table-cell office:value-type="float" office:value="0.803077332005447" calcext:value-type="float">
            <text:p>0.803077332005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0.764684173900523" calcext:value-type="float">
            <text:p>0.764684173900523</text:p>
          </table:table-cell>
          <table:table-cell office:value-type="float" office:value="0.80238641761286" calcext:value-type="float">
            <text:p>0.80238641761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0.763915832372724" calcext:value-type="float">
            <text:p>0.763915832372724</text:p>
          </table:table-cell>
          <table:table-cell office:value-type="float" office:value="0.801703476300097" calcext:value-type="float">
            <text:p>0.801703476300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0.763156406907734" calcext:value-type="float">
            <text:p>0.763156406907734</text:p>
          </table:table-cell>
          <table:table-cell office:value-type="float" office:value="0.801028374151395" calcext:value-type="float">
            <text:p>0.801028374151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0.762405746849234" calcext:value-type="float">
            <text:p>0.762405746849234</text:p>
          </table:table-cell>
          <table:table-cell office:value-type="float" office:value="0.800360980177344" calcext:value-type="float">
            <text:p>0.800360980177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0.761663704854062" calcext:value-type="float">
            <text:p>0.761663704854062</text:p>
          </table:table-cell>
          <table:table-cell office:value-type="float" office:value="0.799701166236586" calcext:value-type="float">
            <text:p>0.799701166236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0.760930136802958" calcext:value-type="float">
            <text:p>0.760930136802958</text:p>
          </table:table-cell>
          <table:table-cell office:value-type="float" office:value="0.799048806959958" calcext:value-type="float">
            <text:p>0.799048806959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0.760204901714148" calcext:value-type="float">
            <text:p>0.760204901714148</text:p>
          </table:table-cell>
          <table:table-cell office:value-type="float" office:value="0.798403779677046" calcext:value-type="float">
            <text:p>0.798403779677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0.759487861659656" calcext:value-type="float">
            <text:p>0.759487861659656</text:p>
          </table:table-cell>
          <table:table-cell office:value-type="float" office:value="0.797765964345013" calcext:value-type="float">
            <text:p>0.797765964345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758778881684264" calcext:value-type="float">
            <text:p>0.758778881684264</text:p>
          </table:table-cell>
          <table:table-cell office:value-type="float" office:value="0.797135243479652" calcext:value-type="float">
            <text:p>0.797135243479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0.758077829726988" calcext:value-type="float">
            <text:p>0.758077829726988</text:p>
          </table:table-cell>
          <table:table-cell office:value-type="float" office:value="0.796511502088571" calcext:value-type="float">
            <text:p>0.796511502088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0.757384576545017" calcext:value-type="float">
            <text:p>0.757384576545017</text:p>
          </table:table-cell>
          <table:table-cell office:value-type="float" office:value="0.795894627606431" calcext:value-type="float">
            <text:p>0.795894627606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0.756698995640003" calcext:value-type="float">
            <text:p>0.756698995640003</text:p>
          </table:table-cell>
          <table:table-cell office:value-type="float" office:value="0.795284509832176" calcext:value-type="float">
            <text:p>0.795284509832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0.756020963186628" calcext:value-type="float">
            <text:p>0.756020963186628</text:p>
          </table:table-cell>
          <table:table-cell office:value-type="float" office:value="0.794681040868174" calcext:value-type="float">
            <text:p>0.794681040868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0.755350357963366" calcext:value-type="float">
            <text:p>0.755350357963366</text:p>
          </table:table-cell>
          <table:table-cell office:value-type="float" office:value="0.794084115061211" calcext:value-type="float">
            <text:p>0.794084115061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0.754687061285356" calcext:value-type="float">
            <text:p>0.754687061285356</text:p>
          </table:table-cell>
          <table:table-cell office:value-type="float" office:value="0.793493628945263" calcext:value-type="float">
            <text:p>0.793493628945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0.754030956939324" calcext:value-type="float">
            <text:p>0.754030956939324</text:p>
          </table:table-cell>
          <table:table-cell office:value-type="float" office:value="0.792909481185992" calcext:value-type="float">
            <text:p>0.792909481185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0.753381931120472" calcext:value-type="float">
            <text:p>0.753381931120472</text:p>
          </table:table-cell>
          <table:table-cell office:value-type="float" office:value="0.792331572526906" calcext:value-type="float">
            <text:p>0.792331572526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0.752739872371269" calcext:value-type="float">
            <text:p>0.752739872371269</text:p>
          </table:table-cell>
          <table:table-cell office:value-type="float" office:value="0.791759805737119" calcext:value-type="float">
            <text:p>0.791759805737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752104671522078" calcext:value-type="float">
            <text:p>0.752104671522078</text:p>
          </table:table-cell>
          <table:table-cell office:value-type="float" office:value="0.791194085560669" calcext:value-type="float">
            <text:p>0.7911940855606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0.751476221633559" calcext:value-type="float">
            <text:p>0.751476221633559</text:p>
          </table:table-cell>
          <table:table-cell office:value-type="float" office:value="0.790634318667326" calcext:value-type="float">
            <text:p>0.790634318667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0.750854417940776" calcext:value-type="float">
            <text:p>0.750854417940776</text:p>
          </table:table-cell>
          <table:table-cell office:value-type="float" office:value="0.790080413604847" calcext:value-type="float">
            <text:p>0.790080413604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0.750239157798971" calcext:value-type="float">
            <text:p>0.750239157798971</text:p>
          </table:table-cell>
          <table:table-cell office:value-type="float" office:value="0.789532280752627" calcext:value-type="float">
            <text:p>0.789532280752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0.749630340630921" calcext:value-type="float">
            <text:p>0.749630340630921</text:p>
          </table:table-cell>
          <table:table-cell office:value-type="float" office:value="0.788989832276717" calcext:value-type="float">
            <text:p>0.788989832276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0.749027867875843" calcext:value-type="float">
            <text:p>0.749027867875843</text:p>
          </table:table-cell>
          <table:table-cell office:value-type="float" office:value="0.788452982086112" calcext:value-type="float">
            <text:p>0.788452982086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0.748431642939794" calcext:value-type="float">
            <text:p>0.748431642939794</text:p>
          </table:table-cell>
          <table:table-cell office:value-type="float" office:value="0.787921645790335" calcext:value-type="float">
            <text:p>0.787921645790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0.747841571147508" calcext:value-type="float">
            <text:p>0.747841571147508</text:p>
          </table:table-cell>
          <table:table-cell office:value-type="float" office:value="0.787395740658228" calcext:value-type="float">
            <text:p>0.787395740658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0.747257559695627" calcext:value-type="float">
            <text:p>0.747257559695627</text:p>
          </table:table-cell>
          <table:table-cell office:value-type="float" office:value="0.786875185577912" calcext:value-type="float">
            <text:p>0.786875185577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0.746679517607275" calcext:value-type="float">
            <text:p>0.746679517607275</text:p>
          </table:table-cell>
          <table:table-cell office:value-type="float" office:value="0.786359901017905" calcext:value-type="float">
            <text:p>0.786359901017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746107355687941" calcext:value-type="float">
            <text:p>0.746107355687941</text:p>
          </table:table-cell>
          <table:table-cell office:value-type="float" office:value="0.785849808989327" calcext:value-type="float">
            <text:p>0.785849808989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0.745540986482616" calcext:value-type="float">
            <text:p>0.745540986482616</text:p>
          </table:table-cell>
          <table:table-cell office:value-type="float" office:value="0.785344833009192" calcext:value-type="float">
            <text:p>0.785344833009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0.744980324234144" calcext:value-type="float">
            <text:p>0.744980324234144</text:p>
          </table:table-cell>
          <table:table-cell office:value-type="float" office:value="0.784844898064702" calcext:value-type="float">
            <text:p>0.7848448980647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0.744425284842761" calcext:value-type="float">
            <text:p>0.744425284842761</text:p>
          </table:table-cell>
          <table:table-cell office:value-type="float" office:value="0.784349930578579" calcext:value-type="float">
            <text:p>0.784349930578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0.743875785826766" calcext:value-type="float">
            <text:p>0.743875785826766</text:p>
          </table:table-cell>
          <table:table-cell office:value-type="float" office:value="0.783859858375325" calcext:value-type="float">
            <text:p>0.783859858375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0.743331746284295" calcext:value-type="float">
            <text:p>0.743331746284295</text:p>
          </table:table-cell>
          <table:table-cell office:value-type="float" office:value="0.783374610648447" calcext:value-type="float">
            <text:p>0.783374610648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0.742793086856162" calcext:value-type="float">
            <text:p>0.742793086856162</text:p>
          </table:table-cell>
          <table:table-cell office:value-type="float" office:value="0.782894117928571" calcext:value-type="float">
            <text:p>0.782894117928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0.742259729689738" calcext:value-type="float">
            <text:p>0.742259729689738</text:p>
          </table:table-cell>
          <table:table-cell office:value-type="float" office:value="0.782418312052444" calcext:value-type="float">
            <text:p>0.782418312052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0.741731598403821" calcext:value-type="float">
            <text:p>0.741731598403821</text:p>
          </table:table-cell>
          <table:table-cell office:value-type="float" office:value="0.781947126132773" calcext:value-type="float">
            <text:p>0.781947126132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0.741208618054484" calcext:value-type="float">
            <text:p>0.741208618054484</text:p>
          </table:table-cell>
          <table:table-cell office:value-type="float" office:value="0.7814804945289" calcext:value-type="float">
            <text:p>0.7814804945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740690715101847" calcext:value-type="float">
            <text:p>0.740690715101847</text:p>
          </table:table-cell>
          <table:table-cell office:value-type="float" office:value="0.781018352818269" calcext:value-type="float">
            <text:p>0.781018352818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0.740177817377769" calcext:value-type="float">
            <text:p>0.740177817377769</text:p>
          </table:table-cell>
          <table:table-cell office:value-type="float" office:value="0.780560637768652" calcext:value-type="float">
            <text:p>0.780560637768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0.739669854054418" calcext:value-type="float">
            <text:p>0.739669854054418</text:p>
          </table:table-cell>
          <table:table-cell office:value-type="float" office:value="0.780107287311153" calcext:value-type="float">
            <text:p>0.780107287311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0.739166755613675" calcext:value-type="float">
            <text:p>0.739166755613675</text:p>
          </table:table-cell>
          <table:table-cell office:value-type="float" office:value="0.779658240513895" calcext:value-type="float">
            <text:p>0.779658240513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0.738668453817392" calcext:value-type="float">
            <text:p>0.738668453817392</text:p>
          </table:table-cell>
          <table:table-cell office:value-type="float" office:value="0.779213437556452" calcext:value-type="float">
            <text:p>0.779213437556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0.738174881678422" calcext:value-type="float">
            <text:p>0.738174881678422</text:p>
          </table:table-cell>
          <table:table-cell office:value-type="float" office:value="0.778772819704933" calcext:value-type="float">
            <text:p>0.778772819704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0.737685973432444" calcext:value-type="float">
            <text:p>0.737685973432444</text:p>
          </table:table-cell>
          <table:table-cell office:value-type="float" office:value="0.778336329287732" calcext:value-type="float">
            <text:p>0.778336329287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0.737201664510523" calcext:value-type="float">
            <text:p>0.737201664510523</text:p>
          </table:table-cell>
          <table:table-cell office:value-type="float" office:value="0.777903909671927" calcext:value-type="float">
            <text:p>0.777903909671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0.736721891512408" calcext:value-type="float">
            <text:p>0.736721891512408</text:p>
          </table:table-cell>
          <table:table-cell office:value-type="float" office:value="0.777475505240285" calcext:value-type="float">
            <text:p>0.777475505240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0.736246592180532" calcext:value-type="float">
            <text:p>0.736246592180532</text:p>
          </table:table-cell>
          <table:table-cell office:value-type="float" office:value="0.777051061368884" calcext:value-type="float">
            <text:p>0.777051061368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735775705374696" calcext:value-type="float">
            <text:p>0.735775705374696</text:p>
          </table:table-cell>
          <table:table-cell office:value-type="float" office:value="0.776630524405304" calcext:value-type="float">
            <text:p>0.776630524405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0.735309171047416" calcext:value-type="float">
            <text:p>0.735309171047416</text:p>
          </table:table-cell>
          <table:table-cell office:value-type="float" office:value="0.776213841647392" calcext:value-type="float">
            <text:p>0.776213841647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0.734846930219913" calcext:value-type="float">
            <text:p>0.734846930219913</text:p>
          </table:table-cell>
          <table:table-cell office:value-type="float" office:value="0.775800961322575" calcext:value-type="float">
            <text:p>0.775800961322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0.734388924958729" calcext:value-type="float">
            <text:p>0.734388924958729</text:p>
          </table:table-cell>
          <table:table-cell office:value-type="float" office:value="0.775391832567704" calcext:value-type="float">
            <text:p>0.7753918325677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0.733935098352948" calcext:value-type="float">
            <text:p>0.733935098352948</text:p>
          </table:table-cell>
          <table:table-cell office:value-type="float" office:value="0.774986405409418" calcext:value-type="float">
            <text:p>0.774986405409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0.733485394491998" calcext:value-type="float">
            <text:p>0.733485394491998</text:p>
          </table:table-cell>
          <table:table-cell office:value-type="float" office:value="0.774584630745" calcext:value-type="float">
            <text:p>0.774584630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0.733039758444034" calcext:value-type="float">
            <text:p>0.733039758444034</text:p>
          </table:table-cell>
          <table:table-cell office:value-type="float" office:value="0.774186460323736" calcext:value-type="float">
            <text:p>0.774186460323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0.732598136234865" calcext:value-type="float">
            <text:p>0.732598136234865</text:p>
          </table:table-cell>
          <table:table-cell office:value-type="float" office:value="0.773791846728733" calcext:value-type="float">
            <text:p>0.773791846728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0.732160474827419" calcext:value-type="float">
            <text:p>0.732160474827419</text:p>
          </table:table-cell>
          <table:table-cell office:value-type="float" office:value="0.773400743359197" calcext:value-type="float">
            <text:p>0.773400743359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0.731726722101733" calcext:value-type="float">
            <text:p>0.731726722101733</text:p>
          </table:table-cell>
          <table:table-cell office:value-type="float" office:value="0.773013104413167" calcext:value-type="float">
            <text:p>0.773013104413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731296826835443" calcext:value-type="float">
            <text:p>0.731296826835443</text:p>
          </table:table-cell>
          <table:table-cell office:value-type="float" office:value="0.772628884870667" calcext:value-type="float">
            <text:p>0.772628884870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0.730870738684775" calcext:value-type="float">
            <text:p>0.730870738684775</text:p>
          </table:table-cell>
          <table:table-cell office:value-type="float" office:value="0.772248040477291" calcext:value-type="float">
            <text:p>0.772248040477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0.730448408165993" calcext:value-type="float">
            <text:p>0.730448408165993</text:p>
          </table:table-cell>
          <table:table-cell office:value-type="float" office:value="0.771870527728184" calcext:value-type="float">
            <text:p>0.771870527728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0.730029786637335" calcext:value-type="float">
            <text:p>0.730029786637335</text:p>
          </table:table-cell>
          <table:table-cell office:value-type="float" office:value="0.771496303852432" calcext:value-type="float">
            <text:p>0.771496303852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0.729614826281378" calcext:value-type="float">
            <text:p>0.729614826281378</text:p>
          </table:table-cell>
          <table:table-cell office:value-type="float" office:value="0.771125326797823" calcext:value-type="float">
            <text:p>0.771125326797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0.729203480087856" calcext:value-type="float">
            <text:p>0.729203480087856</text:p>
          </table:table-cell>
          <table:table-cell office:value-type="float" office:value="0.770757555216001" calcext:value-type="float">
            <text:p>0.770757555216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0.728795701836884" calcext:value-type="float">
            <text:p>0.728795701836884</text:p>
          </table:table-cell>
          <table:table-cell office:value-type="float" office:value="0.770392948447954" calcext:value-type="float">
            <text:p>0.770392948447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0.728391446082612" calcext:value-type="float">
            <text:p>0.728391446082612</text:p>
          </table:table-cell>
          <table:table-cell office:value-type="float" office:value="0.770031466509892" calcext:value-type="float">
            <text:p>0.770031466509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0.72799066813727" calcext:value-type="float">
            <text:p>0.72799066813727</text:p>
          </table:table-cell>
          <table:table-cell office:value-type="float" office:value="0.769673070079438" calcext:value-type="float">
            <text:p>0.769673070079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0.727593324055604" calcext:value-type="float">
            <text:p>0.727593324055604</text:p>
          </table:table-cell>
          <table:table-cell office:value-type="float" office:value="0.769317720482167" calcext:value-type="float">
            <text:p>0.769317720482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72719937061969" calcext:value-type="float">
            <text:p>0.72719937061969</text:p>
          </table:table-cell>
          <table:table-cell office:value-type="float" office:value="0.768965379678466" calcext:value-type="float">
            <text:p>0.768965379678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0.726808765324114" calcext:value-type="float">
            <text:p>0.726808765324114</text:p>
          </table:table-cell>
          <table:table-cell office:value-type="float" office:value="0.768616010250714" calcext:value-type="float">
            <text:p>0.768616010250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0.726421466361516" calcext:value-type="float">
            <text:p>0.726421466361516</text:p>
          </table:table-cell>
          <table:table-cell office:value-type="float" office:value="0.768269575390755" calcext:value-type="float">
            <text:p>0.768269575390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0.726037432608475" calcext:value-type="float">
            <text:p>0.726037432608475</text:p>
          </table:table-cell>
          <table:table-cell office:value-type="float" office:value="0.767926038887692" calcext:value-type="float">
            <text:p>0.767926038887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0.725656623611731" calcext:value-type="float">
            <text:p>0.725656623611731</text:p>
          </table:table-cell>
          <table:table-cell office:value-type="float" office:value="0.767585365115945" calcext:value-type="float">
            <text:p>0.767585365115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0.725278999574743" calcext:value-type="float">
            <text:p>0.725278999574743</text:p>
          </table:table-cell>
          <table:table-cell office:value-type="float" office:value="0.767247519023612" calcext:value-type="float">
            <text:p>0.767247519023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0.724904521344561" calcext:value-type="float">
            <text:p>0.724904521344561</text:p>
          </table:table-cell>
          <table:table-cell office:value-type="float" office:value="0.766912466121095" calcext:value-type="float">
            <text:p>0.766912466121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0.724533150399002" calcext:value-type="float">
            <text:p>0.724533150399002</text:p>
          </table:table-cell>
          <table:table-cell office:value-type="float" office:value="0.76658017246999" calcext:value-type="float">
            <text:p>0.76658017246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0.724164848834149" calcext:value-type="float">
            <text:p>0.724164848834149</text:p>
          </table:table-cell>
          <table:table-cell office:value-type="float" office:value="0.766250604672249" calcext:value-type="float">
            <text:p>0.766250604672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0.723799579352118" calcext:value-type="float">
            <text:p>0.723799579352118</text:p>
          </table:table-cell>
          <table:table-cell office:value-type="float" office:value="0.765923729859576" calcext:value-type="float">
            <text:p>0.765923729859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723437305249133" calcext:value-type="float">
            <text:p>0.723437305249133</text:p>
          </table:table-cell>
          <table:table-cell office:value-type="float" office:value="0.76559951568309" calcext:value-type="float">
            <text:p>0.76559951568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0.723077990403865" calcext:value-type="float">
            <text:p>0.723077990403865</text:p>
          </table:table-cell>
          <table:table-cell office:value-type="float" office:value="0.765277930303211" calcext:value-type="float">
            <text:p>0.765277930303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0.722721599266051" calcext:value-type="float">
            <text:p>0.722721599266051</text:p>
          </table:table-cell>
          <table:table-cell office:value-type="float" office:value="0.764958942379784" calcext:value-type="float">
            <text:p>0.764958942379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0.722368096845369" calcext:value-type="float">
            <text:p>0.722368096845369</text:p>
          </table:table-cell>
          <table:table-cell office:value-type="float" office:value="0.764642521062439" calcext:value-type="float">
            <text:p>0.764642521062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0.722017448700575" calcext:value-type="float">
            <text:p>0.722017448700575</text:p>
          </table:table-cell>
          <table:table-cell office:value-type="float" office:value="0.764328635981149" calcext:value-type="float">
            <text:p>0.764328635981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0.721669620928888" calcext:value-type="float">
            <text:p>0.721669620928888</text:p>
          </table:table-cell>
          <table:table-cell office:value-type="float" office:value="0.764017257237035" calcext:value-type="float">
            <text:p>0.764017257237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0.721324580155619" calcext:value-type="float">
            <text:p>0.721324580155619</text:p>
          </table:table-cell>
          <table:table-cell office:value-type="float" office:value="0.763708355393345" calcext:value-type="float">
            <text:p>0.763708355393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0.720982293524034" calcext:value-type="float">
            <text:p>0.720982293524034</text:p>
          </table:table-cell>
          <table:table-cell office:value-type="float" office:value="0.763401901466671" calcext:value-type="float">
            <text:p>0.763401901466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0.720642728685451" calcext:value-type="float">
            <text:p>0.720642728685451</text:p>
          </table:table-cell>
          <table:table-cell office:value-type="float" office:value="0.763097866918335" calcext:value-type="float">
            <text:p>0.763097866918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0.720305853789558" calcext:value-type="float">
            <text:p>0.720305853789558</text:p>
          </table:table-cell>
          <table:table-cell office:value-type="float" office:value="0.762796223645987" calcext:value-type="float">
            <text:p>0.762796223645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719971637474954" calcext:value-type="float">
            <text:p>0.719971637474954</text:p>
          </table:table-cell>
          <table:table-cell office:value-type="float" office:value="0.762496943975388" calcext:value-type="float">
            <text:p>0.762496943975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0.719640048859895" calcext:value-type="float">
            <text:p>0.719640048859895</text:p>
          </table:table-cell>
          <table:table-cell office:value-type="float" office:value="0.762200000652368" calcext:value-type="float">
            <text:p>0.762200000652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0.719311057533259" calcext:value-type="float">
            <text:p>0.719311057533259</text:p>
          </table:table-cell>
          <table:table-cell office:value-type="float" office:value="0.761905366834973" calcext:value-type="float">
            <text:p>0.761905366834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0.718984633545704" calcext:value-type="float">
            <text:p>0.718984633545704</text:p>
          </table:table-cell>
          <table:table-cell office:value-type="float" office:value="0.761613016085784" calcext:value-type="float">
            <text:p>0.761613016085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0.718660747401021" calcext:value-type="float">
            <text:p>0.718660747401021</text:p>
          </table:table-cell>
          <table:table-cell office:value-type="float" office:value="0.761322922364394" calcext:value-type="float">
            <text:p>0.761322922364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0.718339370047687" calcext:value-type="float">
            <text:p>0.718339370047687</text:p>
          </table:table-cell>
          <table:table-cell office:value-type="float" office:value="0.761035060020071" calcext:value-type="float">
            <text:p>0.761035060020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0.718020472870605" calcext:value-type="float">
            <text:p>0.718020472870605</text:p>
          </table:table-cell>
          <table:table-cell office:value-type="float" office:value="0.760749403784569" calcext:value-type="float">
            <text:p>0.760749403784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0.717704027683012" calcext:value-type="float">
            <text:p>0.717704027683012</text:p>
          </table:table-cell>
          <table:table-cell office:value-type="float" office:value="0.760465928765091" calcext:value-type="float">
            <text:p>0.760465928765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0.717390006718581" calcext:value-type="float">
            <text:p>0.717390006718581</text:p>
          </table:table-cell>
          <table:table-cell office:value-type="float" office:value="0.760184610437421" calcext:value-type="float">
            <text:p>0.760184610437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0.717078382623687" calcext:value-type="float">
            <text:p>0.717078382623687</text:p>
          </table:table-cell>
          <table:table-cell office:value-type="float" office:value="0.75990542463919" calcext:value-type="float">
            <text:p>0.75990542463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716769128449844" calcext:value-type="float">
            <text:p>0.716769128449844</text:p>
          </table:table-cell>
          <table:table-cell office:value-type="float" office:value="0.7596283475633" calcext:value-type="float">
            <text:p>0.7596283475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0.716462217646308" calcext:value-type="float">
            <text:p>0.716462217646308</text:p>
          </table:table-cell>
          <table:table-cell office:value-type="float" office:value="0.75935335575148" calcext:value-type="float">
            <text:p>0.75935335575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0.716157624052835" calcext:value-type="float">
            <text:p>0.716157624052835</text:p>
          </table:table-cell>
          <table:table-cell office:value-type="float" office:value="0.759080426087987" calcext:value-type="float">
            <text:p>0.759080426087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0.715855321892597" calcext:value-type="float">
            <text:p>0.715855321892597</text:p>
          </table:table-cell>
          <table:table-cell office:value-type="float" office:value="0.758809535793437" calcext:value-type="float">
            <text:p>0.758809535793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0.71555528576526" calcext:value-type="float">
            <text:p>0.71555528576526</text:p>
          </table:table-cell>
          <table:table-cell office:value-type="float" office:value="0.75854066241877" calcext:value-type="float">
            <text:p>0.75854066241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0.715257490640195" calcext:value-type="float">
            <text:p>0.715257490640195</text:p>
          </table:table-cell>
          <table:table-cell office:value-type="float" office:value="0.75827378383935" calcext:value-type="float">
            <text:p>0.75827378383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0.714961911849838" calcext:value-type="float">
            <text:p>0.714961911849838</text:p>
          </table:table-cell>
          <table:table-cell office:value-type="float" office:value="0.758008878249173" calcext:value-type="float">
            <text:p>0.758008878249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0.714668525083206" calcext:value-type="float">
            <text:p>0.714668525083206</text:p>
          </table:table-cell>
          <table:table-cell office:value-type="float" office:value="0.757745924155215" calcext:value-type="float">
            <text:p>0.757745924155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0.71437730637953" calcext:value-type="float">
            <text:p>0.71437730637953</text:p>
          </table:table-cell>
          <table:table-cell office:value-type="float" office:value="0.757484900371889" calcext:value-type="float">
            <text:p>0.757484900371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0.714088232122031" calcext:value-type="float">
            <text:p>0.714088232122031</text:p>
          </table:table-cell>
          <table:table-cell office:value-type="float" office:value="0.757225786015626" calcext:value-type="float">
            <text:p>0.757225786015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713801279031837" calcext:value-type="float">
            <text:p>0.713801279031837</text:p>
          </table:table-cell>
          <table:table-cell office:value-type="float" office:value="0.756968560499556" calcext:value-type="float">
            <text:p>0.756968560499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0.713516424162007" calcext:value-type="float">
            <text:p>0.713516424162007</text:p>
          </table:table-cell>
          <table:table-cell office:value-type="float" office:value="0.756713203528317" calcext:value-type="float">
            <text:p>0.756713203528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0.713233644891702" calcext:value-type="float">
            <text:p>0.713233644891702</text:p>
          </table:table-cell>
          <table:table-cell office:value-type="float" office:value="0.75645969509296" calcext:value-type="float">
            <text:p>0.75645969509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0.712952918920457" calcext:value-type="float">
            <text:p>0.712952918920457</text:p>
          </table:table-cell>
          <table:table-cell office:value-type="float" office:value="0.756208015465958" calcext:value-type="float">
            <text:p>0.756208015465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0.712674224262594" calcext:value-type="float">
            <text:p>0.712674224262594</text:p>
          </table:table-cell>
          <table:table-cell office:value-type="float" office:value="0.755958145196333" calcext:value-type="float">
            <text:p>0.755958145196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0.71239753924173" calcext:value-type="float">
            <text:p>0.71239753924173</text:p>
          </table:table-cell>
          <table:table-cell office:value-type="float" office:value="0.755710065104867" calcext:value-type="float">
            <text:p>0.755710065104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0.712122842485411" calcext:value-type="float">
            <text:p>0.712122842485411</text:p>
          </table:table-cell>
          <table:table-cell office:value-type="float" office:value="0.755463756279416" calcext:value-type="float">
            <text:p>0.755463756279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0.711850112919857" calcext:value-type="float">
            <text:p>0.711850112919857</text:p>
          </table:table-cell>
          <table:table-cell office:value-type="float" office:value="0.755219200070328" calcext:value-type="float">
            <text:p>0.755219200070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0.711579329764803" calcext:value-type="float">
            <text:p>0.711579329764803</text:p>
          </table:table-cell>
          <table:table-cell office:value-type="float" office:value="0.75497637808594" calcext:value-type="float">
            <text:p>0.75497637808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0.711310472528463" calcext:value-type="float">
            <text:p>0.711310472528463</text:p>
          </table:table-cell>
          <table:table-cell office:value-type="float" office:value="0.754735272188179" calcext:value-type="float">
            <text:p>0.754735272188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711043521002577" calcext:value-type="float">
            <text:p>0.711043521002577</text:p>
          </table:table-cell>
          <table:table-cell office:value-type="float" office:value="0.754495864488244" calcext:value-type="float">
            <text:p>0.754495864488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0.710778455257581" calcext:value-type="float">
            <text:p>0.710778455257581</text:p>
          </table:table-cell>
          <table:table-cell office:value-type="float" office:value="0.754258137342386" calcext:value-type="float">
            <text:p>0.754258137342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0.71051525563785" calcext:value-type="float">
            <text:p>0.71051525563785</text:p>
          </table:table-cell>
          <table:table-cell office:value-type="float" office:value="0.75402207334775" calcext:value-type="float">
            <text:p>0.754022073347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0.710253902757064" calcext:value-type="float">
            <text:p>0.710253902757064</text:p>
          </table:table-cell>
          <table:table-cell office:value-type="float" office:value="0.753787655338336" calcext:value-type="float">
            <text:p>0.753787655338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0.709994377493641" calcext:value-type="float">
            <text:p>0.709994377493641</text:p>
          </table:table-cell>
          <table:table-cell office:value-type="float" office:value="0.753554866381002" calcext:value-type="float">
            <text:p>0.75355486638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0.709736660986281" calcext:value-type="float">
            <text:p>0.709736660986281</text:p>
          </table:table-cell>
          <table:table-cell office:value-type="float" office:value="0.753323689771577" calcext:value-type="float">
            <text:p>0.753323689771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0.709480734629588" calcext:value-type="float">
            <text:p>0.709480734629588</text:p>
          </table:table-cell>
          <table:table-cell office:value-type="float" office:value="0.753094109031032" calcext:value-type="float">
            <text:p>0.753094109031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0.709226580069791" calcext:value-type="float">
            <text:p>0.709226580069791</text:p>
          </table:table-cell>
          <table:table-cell office:value-type="float" office:value="0.752866107901742" calcext:value-type="float">
            <text:p>0.752866107901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0.708974179200528" calcext:value-type="float">
            <text:p>0.708974179200528</text:p>
          </table:table-cell>
          <table:table-cell office:value-type="float" office:value="0.752639670343803" calcext:value-type="float">
            <text:p>0.752639670343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0.708723514158748" calcext:value-type="float">
            <text:p>0.708723514158748</text:p>
          </table:table-cell>
          <table:table-cell office:value-type="float" office:value="0.752414780531445" calcext:value-type="float">
            <text:p>0.752414780531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708474567320655" calcext:value-type="float">
            <text:p>0.708474567320655</text:p>
          </table:table-cell>
          <table:table-cell office:value-type="float" office:value="0.752191422849492" calcext:value-type="float">
            <text:p>0.752191422849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0.708227321297761" calcext:value-type="float">
            <text:p>0.708227321297761</text:p>
          </table:table-cell>
          <table:table-cell office:value-type="float" office:value="0.751969581889909" calcext:value-type="float">
            <text:p>0.751969581889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0.707981758933008" calcext:value-type="float">
            <text:p>0.707981758933008</text:p>
          </table:table-cell>
          <table:table-cell office:value-type="float" office:value="0.751749242448406" calcext:value-type="float">
            <text:p>0.751749242448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00" calcext:value-type="float">
            <text:p>34300</text:p>
          </table:table-cell>
          <table:table-cell office:value-type="float" office:value="0.707737863296958" calcext:value-type="float">
            <text:p>0.707737863296958</text:p>
          </table:table-cell>
          <table:table-cell office:value-type="float" office:value="0.751530389521115" calcext:value-type="float">
            <text:p>0.751530389521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float" office:value="0.707495617684063" calcext:value-type="float">
            <text:p>0.707495617684063</text:p>
          </table:table-cell>
          <table:table-cell office:value-type="float" office:value="0.751313008301321" calcext:value-type="float">
            <text:p>0.751313008301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0.707255005609017" calcext:value-type="float">
            <text:p>0.707255005609017</text:p>
          </table:table-cell>
          <table:table-cell office:value-type="float" office:value="0.751097084176269" calcext:value-type="float">
            <text:p>0.751097084176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0.707016010803161" calcext:value-type="float">
            <text:p>0.707016010803161</text:p>
          </table:table-cell>
          <table:table-cell office:value-type="float" office:value="0.750882602724026" calcext:value-type="float">
            <text:p>0.750882602724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00" calcext:value-type="float">
            <text:p>34700</text:p>
          </table:table-cell>
          <table:table-cell office:value-type="float" office:value="0.706778617210972" calcext:value-type="float">
            <text:p>0.706778617210972</text:p>
          </table:table-cell>
          <table:table-cell office:value-type="float" office:value="0.750669549710401" calcext:value-type="float">
            <text:p>0.750669549710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0.706542808986608" calcext:value-type="float">
            <text:p>0.706542808986608</text:p>
          </table:table-cell>
          <table:table-cell office:value-type="float" office:value="0.750457911085927" calcext:value-type="float">
            <text:p>0.750457911085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00" calcext:value-type="float">
            <text:p>34900</text:p>
          </table:table-cell>
          <table:table-cell office:value-type="float" office:value="0.706308570490534" calcext:value-type="float">
            <text:p>0.706308570490534</text:p>
          </table:table-cell>
          <table:table-cell office:value-type="float" office:value="0.750247672982905" calcext:value-type="float">
            <text:p>0.750247672982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706075886286195" calcext:value-type="float">
            <text:p>0.706075886286195</text:p>
          </table:table-cell>
          <table:table-cell office:value-type="float" office:value="0.750038821712491" calcext:value-type="float">
            <text:p>0.750038821712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0.705844741136768" calcext:value-type="float">
            <text:p>0.705844741136768</text:p>
          </table:table-cell>
          <table:table-cell office:value-type="float" office:value="0.749831343761856" calcext:value-type="float">
            <text:p>0.749831343761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0.705615120001965" calcext:value-type="float">
            <text:p>0.705615120001965</text:p>
          </table:table-cell>
          <table:table-cell office:value-type="float" office:value="0.74962522579138" calcext:value-type="float">
            <text:p>0.74962522579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00" calcext:value-type="float">
            <text:p>35300</text:p>
          </table:table-cell>
          <table:table-cell office:value-type="float" office:value="0.705387008034906" calcext:value-type="float">
            <text:p>0.705387008034906</text:p>
          </table:table-cell>
          <table:table-cell office:value-type="float" office:value="0.749420454631924" calcext:value-type="float">
            <text:p>0.749420454631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0.70516039057904" calcext:value-type="float">
            <text:p>0.70516039057904</text:p>
          </table:table-cell>
          <table:table-cell office:value-type="float" office:value="0.749217017282121" calcext:value-type="float">
            <text:p>0.749217017282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0.704935253165139" calcext:value-type="float">
            <text:p>0.704935253165139</text:p>
          </table:table-cell>
          <table:table-cell office:value-type="float" office:value="0.749014900905751" calcext:value-type="float">
            <text:p>0.749014900905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0.704711581508327" calcext:value-type="float">
            <text:p>0.704711581508327</text:p>
          </table:table-cell>
          <table:table-cell office:value-type="float" office:value="0.74881409282914" calcext:value-type="float">
            <text:p>0.74881409282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0.704489361505192" calcext:value-type="float">
            <text:p>0.704489361505192</text:p>
          </table:table-cell>
          <table:table-cell office:value-type="float" office:value="0.748614580538621" calcext:value-type="float">
            <text:p>0.748614580538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00" calcext:value-type="float">
            <text:p>35800</text:p>
          </table:table-cell>
          <table:table-cell office:value-type="float" office:value="0.704268579230929" calcext:value-type="float">
            <text:p>0.704268579230929</text:p>
          </table:table-cell>
          <table:table-cell office:value-type="float" office:value="0.748416351678038" calcext:value-type="float">
            <text:p>0.748416351678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0.704049220936544" calcext:value-type="float">
            <text:p>0.704049220936544</text:p>
          </table:table-cell>
          <table:table-cell office:value-type="float" office:value="0.748219394046292" calcext:value-type="float">
            <text:p>0.748219394046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703831273046117" calcext:value-type="float">
            <text:p>0.703831273046117</text:p>
          </table:table-cell>
          <table:table-cell office:value-type="float" office:value="0.748023695594946" calcext:value-type="float">
            <text:p>0.748023695594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0.703614722154104" calcext:value-type="float">
            <text:p>0.703614722154104</text:p>
          </table:table-cell>
          <table:table-cell office:value-type="float" office:value="0.747829244425852" calcext:value-type="float">
            <text:p>0.747829244425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float" office:value="0.703399555022698" calcext:value-type="float">
            <text:p>0.703399555022698</text:p>
          </table:table-cell>
          <table:table-cell office:value-type="float" office:value="0.747636028788849" calcext:value-type="float">
            <text:p>0.747636028788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0.703185758579232" calcext:value-type="float">
            <text:p>0.703185758579232</text:p>
          </table:table-cell>
          <table:table-cell office:value-type="float" office:value="0.747444037079475" calcext:value-type="float">
            <text:p>0.747444037079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0.702973319913634" calcext:value-type="float">
            <text:p>0.702973319913634</text:p>
          </table:table-cell>
          <table:table-cell office:value-type="float" office:value="0.747253257836743" calcext:value-type="float">
            <text:p>0.7472532578367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0.702762226275929" calcext:value-type="float">
            <text:p>0.702762226275929</text:p>
          </table:table-cell>
          <table:table-cell office:value-type="float" office:value="0.747063679740944" calcext:value-type="float">
            <text:p>0.747063679740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0.702552465073785" calcext:value-type="float">
            <text:p>0.702552465073785</text:p>
          </table:table-cell>
          <table:table-cell office:value-type="float" office:value="0.746875291611501" calcext:value-type="float">
            <text:p>0.746875291611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00" calcext:value-type="float">
            <text:p>36700</text:p>
          </table:table-cell>
          <table:table-cell office:value-type="float" office:value="0.702344023870098" calcext:value-type="float">
            <text:p>0.702344023870098</text:p>
          </table:table-cell>
          <table:table-cell office:value-type="float" office:value="0.746688082404845" calcext:value-type="float">
            <text:p>0.746688082404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float" office:value="0.702136890380633" calcext:value-type="float">
            <text:p>0.702136890380633</text:p>
          </table:table-cell>
          <table:table-cell office:value-type="float" office:value="0.74650204121235" calcext:value-type="float">
            <text:p>0.74650204121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00" calcext:value-type="float">
            <text:p>36900</text:p>
          </table:table-cell>
          <table:table-cell office:value-type="float" office:value="0.701931052471699" calcext:value-type="float">
            <text:p>0.701931052471699</text:p>
          </table:table-cell>
          <table:table-cell office:value-type="float" office:value="0.74631715725829" calcext:value-type="float">
            <text:p>0.74631715725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701726498157867" calcext:value-type="float">
            <text:p>0.701726498157867</text:p>
          </table:table-cell>
          <table:table-cell office:value-type="float" office:value="0.746133419897837" calcext:value-type="float">
            <text:p>0.746133419897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float" office:value="0.701523215599736" calcext:value-type="float">
            <text:p>0.701523215599736</text:p>
          </table:table-cell>
          <table:table-cell office:value-type="float" office:value="0.745950818615102" calcext:value-type="float">
            <text:p>0.745950818615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00" calcext:value-type="float">
            <text:p>37200</text:p>
          </table:table-cell>
          <table:table-cell office:value-type="float" office:value="0.701321193101722" calcext:value-type="float">
            <text:p>0.701321193101722</text:p>
          </table:table-cell>
          <table:table-cell office:value-type="float" office:value="0.745769343021191" calcext:value-type="float">
            <text:p>0.745769343021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00" calcext:value-type="float">
            <text:p>37300</text:p>
          </table:table-cell>
          <table:table-cell office:value-type="float" office:value="0.701120419109907" calcext:value-type="float">
            <text:p>0.701120419109907</text:p>
          </table:table-cell>
          <table:table-cell office:value-type="float" office:value="0.745588982852324" calcext:value-type="float">
            <text:p>0.74558898285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00" calcext:value-type="float">
            <text:p>37400</text:p>
          </table:table-cell>
          <table:table-cell office:value-type="float" office:value="0.700920882209918" calcext:value-type="float">
            <text:p>0.700920882209918</text:p>
          </table:table-cell>
          <table:table-cell office:value-type="float" office:value="0.745409727967962" calcext:value-type="float">
            <text:p>0.745409727967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0.700722571124836" calcext:value-type="float">
            <text:p>0.700722571124836</text:p>
          </table:table-cell>
          <table:table-cell office:value-type="float" office:value="0.745231568348984" calcext:value-type="float">
            <text:p>0.745231568348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0.700525474713155" calcext:value-type="float">
            <text:p>0.700525474713155</text:p>
          </table:table-cell>
          <table:table-cell office:value-type="float" office:value="0.745054494095881" calcext:value-type="float">
            <text:p>0.745054494095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00" calcext:value-type="float">
            <text:p>37700</text:p>
          </table:table-cell>
          <table:table-cell office:value-type="float" office:value="0.700329581966771" calcext:value-type="float">
            <text:p>0.700329581966771</text:p>
          </table:table-cell>
          <table:table-cell office:value-type="float" office:value="0.744878495427004" calcext:value-type="float">
            <text:p>0.744878495427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00" calcext:value-type="float">
            <text:p>37800</text:p>
          </table:table-cell>
          <table:table-cell office:value-type="float" office:value="0.700134882009003" calcext:value-type="float">
            <text:p>0.700134882009003</text:p>
          </table:table-cell>
          <table:table-cell office:value-type="float" office:value="0.744703562676813" calcext:value-type="float">
            <text:p>0.744703562676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00" calcext:value-type="float">
            <text:p>37900</text:p>
          </table:table-cell>
          <table:table-cell office:value-type="float" office:value="0.699941364092654" calcext:value-type="float">
            <text:p>0.699941364092654</text:p>
          </table:table-cell>
          <table:table-cell office:value-type="float" office:value="0.744529686294186" calcext:value-type="float">
            <text:p>0.744529686294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69974901759811" calcext:value-type="float">
            <text:p>0.69974901759811</text:p>
          </table:table-cell>
          <table:table-cell office:value-type="float" office:value="0.744356856840738" calcext:value-type="float">
            <text:p>0.7443568568407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00" calcext:value-type="float">
            <text:p>38100</text:p>
          </table:table-cell>
          <table:table-cell office:value-type="float" office:value="0.699557832031458" calcext:value-type="float">
            <text:p>0.699557832031458</text:p>
          </table:table-cell>
          <table:table-cell office:value-type="float" office:value="0.744185064989176" calcext:value-type="float">
            <text:p>0.744185064989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00" calcext:value-type="float">
            <text:p>38200</text:p>
          </table:table-cell>
          <table:table-cell office:value-type="float" office:value="0.699367797022652" calcext:value-type="float">
            <text:p>0.699367797022652</text:p>
          </table:table-cell>
          <table:table-cell office:value-type="float" office:value="0.744014301521682" calcext:value-type="float">
            <text:p>0.744014301521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00" calcext:value-type="float">
            <text:p>38300</text:p>
          </table:table-cell>
          <table:table-cell office:value-type="float" office:value="0.699178902323702" calcext:value-type="float">
            <text:p>0.699178902323702</text:p>
          </table:table-cell>
          <table:table-cell office:value-type="float" office:value="0.743844557328324" calcext:value-type="float">
            <text:p>0.743844557328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0.698991137806898" calcext:value-type="float">
            <text:p>0.698991137806898</text:p>
          </table:table-cell>
          <table:table-cell office:value-type="float" office:value="0.743675823405497" calcext:value-type="float">
            <text:p>0.743675823405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0.698804493463066" calcext:value-type="float">
            <text:p>0.698804493463066</text:p>
          </table:table-cell>
          <table:table-cell office:value-type="float" office:value="0.743508090854384" calcext:value-type="float">
            <text:p>0.74350809085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0.698618959399845" calcext:value-type="float">
            <text:p>0.698618959399845</text:p>
          </table:table-cell>
          <table:table-cell office:value-type="float" office:value="0.743341350879449" calcext:value-type="float">
            <text:p>0.743341350879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00" calcext:value-type="float">
            <text:p>38700</text:p>
          </table:table-cell>
          <table:table-cell office:value-type="float" office:value="0.698434525840009" calcext:value-type="float">
            <text:p>0.698434525840009</text:p>
          </table:table-cell>
          <table:table-cell office:value-type="float" office:value="0.74317559478696" calcext:value-type="float">
            <text:p>0.74317559478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0.698251183119804" calcext:value-type="float">
            <text:p>0.698251183119804</text:p>
          </table:table-cell>
          <table:table-cell office:value-type="float" office:value="0.743010813983518" calcext:value-type="float">
            <text:p>0.743010813983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0.69806892168732" calcext:value-type="float">
            <text:p>0.69806892168732</text:p>
          </table:table-cell>
          <table:table-cell office:value-type="float" office:value="0.742846999974641" calcext:value-type="float">
            <text:p>0.742846999974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69788773210089" calcext:value-type="float">
            <text:p>0.69788773210089</text:p>
          </table:table-cell>
          <table:table-cell office:value-type="float" office:value="0.742684144363344" calcext:value-type="float">
            <text:p>0.742684144363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00" calcext:value-type="float">
            <text:p>39100</text:p>
          </table:table-cell>
          <table:table-cell office:value-type="float" office:value="0.697707605027517" calcext:value-type="float">
            <text:p>0.697707605027517</text:p>
          </table:table-cell>
          <table:table-cell office:value-type="float" office:value="0.742522238848761" calcext:value-type="float">
            <text:p>0.742522238848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0.697528531241322" calcext:value-type="float">
            <text:p>0.697528531241322</text:p>
          </table:table-cell>
          <table:table-cell office:value-type="float" office:value="0.742361275224777" calcext:value-type="float">
            <text:p>0.742361275224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00" calcext:value-type="float">
            <text:p>39300</text:p>
          </table:table-cell>
          <table:table-cell office:value-type="float" office:value="0.697350501622029" calcext:value-type="float">
            <text:p>0.697350501622029</text:p>
          </table:table-cell>
          <table:table-cell office:value-type="float" office:value="0.742201245378699" calcext:value-type="float">
            <text:p>0.742201245378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00" calcext:value-type="float">
            <text:p>39400</text:p>
          </table:table-cell>
          <table:table-cell office:value-type="float" office:value="0.697173507153467" calcext:value-type="float">
            <text:p>0.697173507153467</text:p>
          </table:table-cell>
          <table:table-cell office:value-type="float" office:value="0.742042141289936" calcext:value-type="float">
            <text:p>0.742042141289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0.696997538922095" calcext:value-type="float">
            <text:p>0.696997538922095</text:p>
          </table:table-cell>
          <table:table-cell office:value-type="float" office:value="0.741883955028699" calcext:value-type="float">
            <text:p>0.741883955028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0.696822588115564" calcext:value-type="float">
            <text:p>0.696822588115564</text:p>
          </table:table-cell>
          <table:table-cell office:value-type="float" office:value="0.741726678754741" calcext:value-type="float">
            <text:p>0.74172667875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00" calcext:value-type="float">
            <text:p>39700</text:p>
          </table:table-cell>
          <table:table-cell office:value-type="float" office:value="0.696648646021293" calcext:value-type="float">
            <text:p>0.696648646021293</text:p>
          </table:table-cell>
          <table:table-cell office:value-type="float" office:value="0.7415703047161" calcext:value-type="float">
            <text:p>0.7415703047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00" calcext:value-type="float">
            <text:p>39800</text:p>
          </table:table-cell>
          <table:table-cell office:value-type="float" office:value="0.696475704025065" calcext:value-type="float">
            <text:p>0.696475704025065</text:p>
          </table:table-cell>
          <table:table-cell office:value-type="float" office:value="0.741414825247864" calcext:value-type="float">
            <text:p>0.741414825247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00" calcext:value-type="float">
            <text:p>39900</text:p>
          </table:table-cell>
          <table:table-cell office:value-type="float" office:value="0.696303753609665" calcext:value-type="float">
            <text:p>0.696303753609665</text:p>
          </table:table-cell>
          <table:table-cell office:value-type="float" office:value="0.741260232770976" calcext:value-type="float">
            <text:p>0.741260232770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696132786353516" calcext:value-type="float">
            <text:p>0.696132786353516</text:p>
          </table:table-cell>
          <table:table-cell office:value-type="float" office:value="0.741106519791024" calcext:value-type="float">
            <text:p>0.741106519791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0.695962793929356" calcext:value-type="float">
            <text:p>0.695962793929356</text:p>
          </table:table-cell>
          <table:table-cell office:value-type="float" office:value="0.740953678897088" calcext:value-type="float">
            <text:p>0.740953678897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0.69579376810293" calcext:value-type="float">
            <text:p>0.69579376810293</text:p>
          </table:table-cell>
          <table:table-cell office:value-type="float" office:value="0.740801702760582" calcext:value-type="float">
            <text:p>0.740801702760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0.695625700731707" calcext:value-type="float">
            <text:p>0.695625700731707</text:p>
          </table:table-cell>
          <table:table-cell office:value-type="float" office:value="0.740650584134123" calcext:value-type="float">
            <text:p>0.740650584134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0.695458583763608" calcext:value-type="float">
            <text:p>0.695458583763608</text:p>
          </table:table-cell>
          <table:table-cell office:value-type="float" office:value="0.740500315850415" calcext:value-type="float">
            <text:p>0.740500315850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0.69529240923577" calcext:value-type="float">
            <text:p>0.69529240923577</text:p>
          </table:table-cell>
          <table:table-cell office:value-type="float" office:value="0.740350890821161" calcext:value-type="float">
            <text:p>0.740350890821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0.695127169273319" calcext:value-type="float">
            <text:p>0.695127169273319</text:p>
          </table:table-cell>
          <table:table-cell office:value-type="float" office:value="0.740202302035975" calcext:value-type="float">
            <text:p>0.740202302035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0.694962856088165" calcext:value-type="float">
            <text:p>0.694962856088165</text:p>
          </table:table-cell>
          <table:table-cell office:value-type="float" office:value="0.740054542561332" calcext:value-type="float">
            <text:p>0.740054542561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0.694799461977823" calcext:value-type="float">
            <text:p>0.694799461977823</text:p>
          </table:table-cell>
          <table:table-cell office:value-type="float" office:value="0.739907605539517" calcext:value-type="float">
            <text:p>0.739907605539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00" calcext:value-type="float">
            <text:p>40900</text:p>
          </table:table-cell>
          <table:table-cell office:value-type="float" office:value="0.694636979324241" calcext:value-type="float">
            <text:p>0.694636979324241</text:p>
          </table:table-cell>
          <table:table-cell office:value-type="float" office:value="0.739761484187605" calcext:value-type="float">
            <text:p>0.7397614841876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694475400592662" calcext:value-type="float">
            <text:p>0.694475400592662</text:p>
          </table:table-cell>
          <table:table-cell office:value-type="float" office:value="0.739616171796448" calcext:value-type="float">
            <text:p>0.739616171796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float" office:value="0.694314718330492" calcext:value-type="float">
            <text:p>0.694314718330492</text:p>
          </table:table-cell>
          <table:table-cell office:value-type="float" office:value="0.739471661729683" calcext:value-type="float">
            <text:p>0.739471661729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0.694154925166189" calcext:value-type="float">
            <text:p>0.694154925166189</text:p>
          </table:table-cell>
          <table:table-cell office:value-type="float" office:value="0.739327947422753" calcext:value-type="float">
            <text:p>0.739327947422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float" office:value="0.693996013808181" calcext:value-type="float">
            <text:p>0.693996013808181</text:p>
          </table:table-cell>
          <table:table-cell office:value-type="float" office:value="0.739185022381951" calcext:value-type="float">
            <text:p>0.739185022381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00" calcext:value-type="float">
            <text:p>41400</text:p>
          </table:table-cell>
          <table:table-cell office:value-type="float" office:value="0.693837977043776" calcext:value-type="float">
            <text:p>0.693837977043776</text:p>
          </table:table-cell>
          <table:table-cell office:value-type="float" office:value="0.739042880183462" calcext:value-type="float">
            <text:p>0.739042880183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0.693680807738124" calcext:value-type="float">
            <text:p>0.693680807738124</text:p>
          </table:table-cell>
          <table:table-cell office:value-type="float" office:value="0.738901514472443" calcext:value-type="float">
            <text:p>0.738901514472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0.69352449883316" calcext:value-type="float">
            <text:p>0.69352449883316</text:p>
          </table:table-cell>
          <table:table-cell office:value-type="float" office:value="0.738760918962102" calcext:value-type="float">
            <text:p>0.738760918962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00" calcext:value-type="float">
            <text:p>41700</text:p>
          </table:table-cell>
          <table:table-cell office:value-type="float" office:value="0.693369043346593" calcext:value-type="float">
            <text:p>0.693369043346593</text:p>
          </table:table-cell>
          <table:table-cell office:value-type="float" office:value="0.738621087432793" calcext:value-type="float">
            <text:p>0.738621087432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float" office:value="0.693214434370892" calcext:value-type="float">
            <text:p>0.693214434370892</text:p>
          </table:table-cell>
          <table:table-cell office:value-type="float" office:value="0.738482013731134" calcext:value-type="float">
            <text:p>0.738482013731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float" office:value="0.6930606650723" calcext:value-type="float">
            <text:p>0.6930606650723</text:p>
          </table:table-cell>
          <table:table-cell office:value-type="float" office:value="0.738343691769127" calcext:value-type="float">
            <text:p>0.738343691769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692907728689848" calcext:value-type="float">
            <text:p>0.692907728689848</text:p>
          </table:table-cell>
          <table:table-cell office:value-type="float" office:value="0.738206115523299" calcext:value-type="float">
            <text:p>0.738206115523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00" calcext:value-type="float">
            <text:p>42100</text:p>
          </table:table-cell>
          <table:table-cell office:value-type="float" office:value="0.69275561853441" calcext:value-type="float">
            <text:p>0.69275561853441</text:p>
          </table:table-cell>
          <table:table-cell office:value-type="float" office:value="0.738069279033863" calcext:value-type="float">
            <text:p>0.738069279033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0.692604327987747" calcext:value-type="float">
            <text:p>0.692604327987747</text:p>
          </table:table-cell>
          <table:table-cell office:value-type="float" office:value="0.737933176403871" calcext:value-type="float">
            <text:p>0.737933176403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00" calcext:value-type="float">
            <text:p>42300</text:p>
          </table:table-cell>
          <table:table-cell office:value-type="float" office:value="0.692453850501577" calcext:value-type="float">
            <text:p>0.692453850501577</text:p>
          </table:table-cell>
          <table:table-cell office:value-type="float" office:value="0.737797801798403" calcext:value-type="float">
            <text:p>0.737797801798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00" calcext:value-type="float">
            <text:p>42400</text:p>
          </table:table-cell>
          <table:table-cell office:value-type="float" office:value="0.692304179596665" calcext:value-type="float">
            <text:p>0.692304179596665</text:p>
          </table:table-cell>
          <table:table-cell office:value-type="float" office:value="0.737663149443759" calcext:value-type="float">
            <text:p>0.737663149443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0.692155308861916" calcext:value-type="float">
            <text:p>0.692155308861916</text:p>
          </table:table-cell>
          <table:table-cell office:value-type="float" office:value="0.737529213626656" calcext:value-type="float">
            <text:p>0.737529213626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0.69200723195349" calcext:value-type="float">
            <text:p>0.69200723195349</text:p>
          </table:table-cell>
          <table:table-cell office:value-type="float" office:value="0.737395988693455" calcext:value-type="float">
            <text:p>0.737395988693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00" calcext:value-type="float">
            <text:p>42700</text:p>
          </table:table-cell>
          <table:table-cell office:value-type="float" office:value="0.691859942593926" calcext:value-type="float">
            <text:p>0.691859942593926</text:p>
          </table:table-cell>
          <table:table-cell office:value-type="float" office:value="0.737263469049382" calcext:value-type="float">
            <text:p>0.737263469049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float" office:value="0.691713434571286" calcext:value-type="float">
            <text:p>0.691713434571286</text:p>
          </table:table-cell>
          <table:table-cell office:value-type="float" office:value="0.737131649157773" calcext:value-type="float">
            <text:p>0.737131649157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00" calcext:value-type="float">
            <text:p>42900</text:p>
          </table:table-cell>
          <table:table-cell office:value-type="float" office:value="0.691567701738304" calcext:value-type="float">
            <text:p>0.691567701738304</text:p>
          </table:table-cell>
          <table:table-cell office:value-type="float" office:value="0.737000523539326" calcext:value-type="float">
            <text:p>0.737000523539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691422738011552" calcext:value-type="float">
            <text:p>0.691422738011552</text:p>
          </table:table-cell>
          <table:table-cell office:value-type="float" office:value="0.736870086771363" calcext:value-type="float">
            <text:p>0.736870086771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float" office:value="0.691278537370622" calcext:value-type="float">
            <text:p>0.691278537370622</text:p>
          </table:table-cell>
          <table:table-cell office:value-type="float" office:value="0.73674033348711" calcext:value-type="float">
            <text:p>0.73674033348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0.691135093857314" calcext:value-type="float">
            <text:p>0.691135093857314</text:p>
          </table:table-cell>
          <table:table-cell office:value-type="float" office:value="0.736611258374977" calcext:value-type="float">
            <text:p>0.736611258374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00" calcext:value-type="float">
            <text:p>43300</text:p>
          </table:table-cell>
          <table:table-cell office:value-type="float" office:value="0.690992401574842" calcext:value-type="float">
            <text:p>0.690992401574842</text:p>
          </table:table-cell>
          <table:table-cell office:value-type="float" office:value="0.736482856177859" calcext:value-type="float">
            <text:p>0.736482856177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00" calcext:value-type="float">
            <text:p>43400</text:p>
          </table:table-cell>
          <table:table-cell office:value-type="float" office:value="0.690850454687046" calcext:value-type="float">
            <text:p>0.690850454687046</text:p>
          </table:table-cell>
          <table:table-cell office:value-type="float" office:value="0.736355121692441" calcext:value-type="float">
            <text:p>0.736355121692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0.690709247417627" calcext:value-type="float">
            <text:p>0.690709247417627</text:p>
          </table:table-cell>
          <table:table-cell office:value-type="float" office:value="0.736228049768521" calcext:value-type="float">
            <text:p>0.736228049768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0.690568774049379" calcext:value-type="float">
            <text:p>0.690568774049379</text:p>
          </table:table-cell>
          <table:table-cell office:value-type="float" office:value="0.736101635308335" calcext:value-type="float">
            <text:p>0.736101635308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00" calcext:value-type="float">
            <text:p>43700</text:p>
          </table:table-cell>
          <table:table-cell office:value-type="float" office:value="0.690429028923444" calcext:value-type="float">
            <text:p>0.690429028923444</text:p>
          </table:table-cell>
          <table:table-cell office:value-type="float" office:value="0.735975873265895" calcext:value-type="float">
            <text:p>0.735975873265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00" calcext:value-type="float">
            <text:p>43800</text:p>
          </table:table-cell>
          <table:table-cell office:value-type="float" office:value="0.690290006438574" calcext:value-type="float">
            <text:p>0.690290006438574</text:p>
          </table:table-cell>
          <table:table-cell office:value-type="float" office:value="0.735850758646339" calcext:value-type="float">
            <text:p>0.735850758646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00" calcext:value-type="float">
            <text:p>43900</text:p>
          </table:table-cell>
          <table:table-cell office:value-type="float" office:value="0.690151701050401" calcext:value-type="float">
            <text:p>0.690151701050401</text:p>
          </table:table-cell>
          <table:table-cell office:value-type="float" office:value="0.735726286505289" calcext:value-type="float">
            <text:p>0.735726286505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690014107270729" calcext:value-type="float">
            <text:p>0.690014107270729</text:p>
          </table:table-cell>
          <table:table-cell office:value-type="float" office:value="0.73560245194822" calcext:value-type="float">
            <text:p>0.73560245194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0.689877219666818" calcext:value-type="float">
            <text:p>0.689877219666818</text:p>
          </table:table-cell>
          <table:table-cell office:value-type="float" office:value="0.735479250129833" calcext:value-type="float">
            <text:p>0.735479250129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float" office:value="0.6897410328607" calcext:value-type="float">
            <text:p>0.6897410328607</text:p>
          </table:table-cell>
          <table:table-cell office:value-type="float" office:value="0.73535667625345" calcext:value-type="float">
            <text:p>0.73535667625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float" office:value="0.689605541528488" calcext:value-type="float">
            <text:p>0.689605541528488</text:p>
          </table:table-cell>
          <table:table-cell office:value-type="float" office:value="0.735234725570398" calcext:value-type="float">
            <text:p>0.735234725570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float" office:value="0.689470740399705" calcext:value-type="float">
            <text:p>0.689470740399705</text:p>
          </table:table-cell>
          <table:table-cell office:value-type="float" office:value="0.735113393379424" calcext:value-type="float">
            <text:p>0.735113393379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0.689336624256621" calcext:value-type="float">
            <text:p>0.689336624256621</text:p>
          </table:table-cell>
          <table:table-cell office:value-type="float" office:value="0.734992675026105" calcext:value-type="float">
            <text:p>0.734992675026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0.689203187933595" calcext:value-type="float">
            <text:p>0.689203187933595</text:p>
          </table:table-cell>
          <table:table-cell office:value-type="float" office:value="0.734872565902265" calcext:value-type="float">
            <text:p>0.734872565902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float" office:value="0.689070426316434" calcext:value-type="float">
            <text:p>0.689070426316434</text:p>
          </table:table-cell>
          <table:table-cell office:value-type="float" office:value="0.734753061445415" calcext:value-type="float">
            <text:p>0.734753061445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0.688938334341756" calcext:value-type="float">
            <text:p>0.688938334341756</text:p>
          </table:table-cell>
          <table:table-cell office:value-type="float" office:value="0.734634157138182" calcext:value-type="float">
            <text:p>0.734634157138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00" calcext:value-type="float">
            <text:p>44900</text:p>
          </table:table-cell>
          <table:table-cell office:value-type="float" office:value="0.688806906996368" calcext:value-type="float">
            <text:p>0.688806906996368</text:p>
          </table:table-cell>
          <table:table-cell office:value-type="float" office:value="0.734515848507767" calcext:value-type="float">
            <text:p>0.734515848507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688676139316643" calcext:value-type="float">
            <text:p>0.688676139316643</text:p>
          </table:table-cell>
          <table:table-cell office:value-type="float" office:value="0.734398131125385" calcext:value-type="float">
            <text:p>0.734398131125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0.68854602638792" calcext:value-type="float">
            <text:p>0.68854602638792</text:p>
          </table:table-cell>
          <table:table-cell office:value-type="float" office:value="0.734281000605747" calcext:value-type="float">
            <text:p>0.734281000605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00" calcext:value-type="float">
            <text:p>45200</text:p>
          </table:table-cell>
          <table:table-cell office:value-type="float" office:value="0.688416563343898" calcext:value-type="float">
            <text:p>0.688416563343898</text:p>
          </table:table-cell>
          <table:table-cell office:value-type="float" office:value="0.734164452606511" calcext:value-type="float">
            <text:p>0.734164452606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float" office:value="0.688287745366055" calcext:value-type="float">
            <text:p>0.688287745366055</text:p>
          </table:table-cell>
          <table:table-cell office:value-type="float" office:value="0.734048482827782" calcext:value-type="float">
            <text:p>0.734048482827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00" calcext:value-type="float">
            <text:p>45400</text:p>
          </table:table-cell>
          <table:table-cell office:value-type="float" office:value="0.688159567683056" calcext:value-type="float">
            <text:p>0.688159567683056</text:p>
          </table:table-cell>
          <table:table-cell office:value-type="float" office:value="0.733933087011573" calcext:value-type="float">
            <text:p>0.733933087011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0.68803202557019" calcext:value-type="float">
            <text:p>0.68803202557019</text:p>
          </table:table-cell>
          <table:table-cell office:value-type="float" office:value="0.733818260941322" calcext:value-type="float">
            <text:p>0.733818260941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0.687905114348797" calcext:value-type="float">
            <text:p>0.687905114348797</text:p>
          </table:table-cell>
          <table:table-cell office:value-type="float" office:value="0.733704000441378" calcext:value-type="float">
            <text:p>0.733704000441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0.68777882938572" calcext:value-type="float">
            <text:p>0.68777882938572</text:p>
          </table:table-cell>
          <table:table-cell office:value-type="float" office:value="0.733590301376517" calcext:value-type="float">
            <text:p>0.733590301376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00" calcext:value-type="float">
            <text:p>45800</text:p>
          </table:table-cell>
          <table:table-cell office:value-type="float" office:value="0.68765316609275" calcext:value-type="float">
            <text:p>0.68765316609275</text:p>
          </table:table-cell>
          <table:table-cell office:value-type="float" office:value="0.733477159651449" calcext:value-type="float">
            <text:p>0.733477159651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00" calcext:value-type="float">
            <text:p>45900</text:p>
          </table:table-cell>
          <table:table-cell office:value-type="float" office:value="0.687528119926087" calcext:value-type="float">
            <text:p>0.687528119926087</text:p>
          </table:table-cell>
          <table:table-cell office:value-type="float" office:value="0.733364571210349" calcext:value-type="float">
            <text:p>0.733364571210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68740368638581" calcext:value-type="float">
            <text:p>0.68740368638581</text:p>
          </table:table-cell>
          <table:table-cell office:value-type="float" office:value="0.733252532036379" calcext:value-type="float">
            <text:p>0.733252532036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00" calcext:value-type="float">
            <text:p>46100</text:p>
          </table:table-cell>
          <table:table-cell office:value-type="float" office:value="0.687279861015346" calcext:value-type="float">
            <text:p>0.687279861015346</text:p>
          </table:table-cell>
          <table:table-cell office:value-type="float" office:value="0.733141038151225" calcext:value-type="float">
            <text:p>0.733141038151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00" calcext:value-type="float">
            <text:p>46200</text:p>
          </table:table-cell>
          <table:table-cell office:value-type="float" office:value="0.687156639400959" calcext:value-type="float">
            <text:p>0.687156639400959</text:p>
          </table:table-cell>
          <table:table-cell office:value-type="float" office:value="0.73303008561464" calcext:value-type="float">
            <text:p>0.73303008561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00" calcext:value-type="float">
            <text:p>46300</text:p>
          </table:table-cell>
          <table:table-cell office:value-type="float" office:value="0.687034017171235" calcext:value-type="float">
            <text:p>0.687034017171235</text:p>
          </table:table-cell>
          <table:table-cell office:value-type="float" office:value="0.732919670523995" calcext:value-type="float">
            <text:p>0.732919670523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00" calcext:value-type="float">
            <text:p>46400</text:p>
          </table:table-cell>
          <table:table-cell office:value-type="float" office:value="0.686911989996581" calcext:value-type="float">
            <text:p>0.686911989996581</text:p>
          </table:table-cell>
          <table:table-cell office:value-type="float" office:value="0.732809789013825" calcext:value-type="float">
            <text:p>0.732809789013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0.686790553588728" calcext:value-type="float">
            <text:p>0.686790553588728</text:p>
          </table:table-cell>
          <table:table-cell office:value-type="float" office:value="0.732700437255404" calcext:value-type="float">
            <text:p>0.732700437255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0.686669703700241" calcext:value-type="float">
            <text:p>0.686669703700241</text:p>
          </table:table-cell>
          <table:table-cell office:value-type="float" office:value="0.732591611456297" calcext:value-type="float">
            <text:p>0.732591611456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700" calcext:value-type="float">
            <text:p>46700</text:p>
          </table:table-cell>
          <table:table-cell office:value-type="float" office:value="0.68654943612404" calcext:value-type="float">
            <text:p>0.68654943612404</text:p>
          </table:table-cell>
          <table:table-cell office:value-type="float" office:value="0.732483307859945" calcext:value-type="float">
            <text:p>0.732483307859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0.686429746692921" calcext:value-type="float">
            <text:p>0.686429746692921</text:p>
          </table:table-cell>
          <table:table-cell office:value-type="float" office:value="0.73237552274524" calcext:value-type="float">
            <text:p>0.73237552274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00" calcext:value-type="float">
            <text:p>46900</text:p>
          </table:table-cell>
          <table:table-cell office:value-type="float" office:value="0.686310631279091" calcext:value-type="float">
            <text:p>0.686310631279091</text:p>
          </table:table-cell>
          <table:table-cell office:value-type="float" office:value="0.732268252426109" calcext:value-type="float">
            <text:p>0.732268252426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686192085793703" calcext:value-type="float">
            <text:p>0.686192085793703</text:p>
          </table:table-cell>
          <table:table-cell office:value-type="float" office:value="0.732161493251106" calcext:value-type="float">
            <text:p>0.732161493251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00" calcext:value-type="float">
            <text:p>47100</text:p>
          </table:table-cell>
          <table:table-cell office:value-type="float" office:value="0.6860741061864" calcext:value-type="float">
            <text:p>0.6860741061864</text:p>
          </table:table-cell>
          <table:table-cell office:value-type="float" office:value="0.732055241603012" calcext:value-type="float">
            <text:p>0.732055241603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00" calcext:value-type="float">
            <text:p>47200</text:p>
          </table:table-cell>
          <table:table-cell office:value-type="float" office:value="0.685956688444872" calcext:value-type="float">
            <text:p>0.685956688444872</text:p>
          </table:table-cell>
          <table:table-cell office:value-type="float" office:value="0.731949493898433" calcext:value-type="float">
            <text:p>0.731949493898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00" calcext:value-type="float">
            <text:p>47300</text:p>
          </table:table-cell>
          <table:table-cell office:value-type="float" office:value="0.685839828594402" calcext:value-type="float">
            <text:p>0.685839828594402</text:p>
          </table:table-cell>
          <table:table-cell office:value-type="float" office:value="0.731844246587408" calcext:value-type="float">
            <text:p>0.731844246587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float" office:value="0.685723522697438" calcext:value-type="float">
            <text:p>0.685723522697438</text:p>
          </table:table-cell>
          <table:table-cell office:value-type="float" office:value="0.731739496153025" calcext:value-type="float">
            <text:p>0.731739496153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0.68560776685316" calcext:value-type="float">
            <text:p>0.68560776685316</text:p>
          </table:table-cell>
          <table:table-cell office:value-type="float" office:value="0.731635239111037" calcext:value-type="float">
            <text:p>0.731635239111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0.685492557197053" calcext:value-type="float">
            <text:p>0.685492557197053</text:p>
          </table:table-cell>
          <table:table-cell office:value-type="float" office:value="0.731531472009485" calcext:value-type="float">
            <text:p>0.731531472009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float" office:value="0.68537788990049" calcext:value-type="float">
            <text:p>0.68537788990049</text:p>
          </table:table-cell>
          <table:table-cell office:value-type="float" office:value="0.731428191428334" calcext:value-type="float">
            <text:p>0.731428191428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00" calcext:value-type="float">
            <text:p>47800</text:p>
          </table:table-cell>
          <table:table-cell office:value-type="float" office:value="0.685263761170317" calcext:value-type="float">
            <text:p>0.685263761170317</text:p>
          </table:table-cell>
          <table:table-cell office:value-type="float" office:value="0.731325393979098" calcext:value-type="float">
            <text:p>0.731325393979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0.685150167248447" calcext:value-type="float">
            <text:p>0.685150167248447</text:p>
          </table:table-cell>
          <table:table-cell office:value-type="float" office:value="0.731223076304483" calcext:value-type="float">
            <text:p>0.73122307630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685037104411459" calcext:value-type="float">
            <text:p>0.685037104411459</text:p>
          </table:table-cell>
          <table:table-cell office:value-type="float" office:value="0.731121235078031" calcext:value-type="float">
            <text:p>0.731121235078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00" calcext:value-type="float">
            <text:p>48100</text:p>
          </table:table-cell>
          <table:table-cell office:value-type="float" office:value="0.684924568970198" calcext:value-type="float">
            <text:p>0.684924568970198</text:p>
          </table:table-cell>
          <table:table-cell office:value-type="float" office:value="0.731019867003768" calcext:value-type="float">
            <text:p>0.7310198670037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00" calcext:value-type="float">
            <text:p>48200</text:p>
          </table:table-cell>
          <table:table-cell office:value-type="float" office:value="0.684812557269385" calcext:value-type="float">
            <text:p>0.684812557269385</text:p>
          </table:table-cell>
          <table:table-cell office:value-type="float" office:value="0.730918968815861" calcext:value-type="float">
            <text:p>0.730918968815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0.684701065687233" calcext:value-type="float">
            <text:p>0.684701065687233</text:p>
          </table:table-cell>
          <table:table-cell office:value-type="float" office:value="0.730818537278267" calcext:value-type="float">
            <text:p>0.730818537278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00" calcext:value-type="float">
            <text:p>48400</text:p>
          </table:table-cell>
          <table:table-cell office:value-type="float" office:value="0.684590090635065" calcext:value-type="float">
            <text:p>0.684590090635065</text:p>
          </table:table-cell>
          <table:table-cell office:value-type="float" office:value="0.730718569184409" calcext:value-type="float">
            <text:p>0.730718569184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0.684479628556941" calcext:value-type="float">
            <text:p>0.684479628556941</text:p>
          </table:table-cell>
          <table:table-cell office:value-type="float" office:value="0.730619061356834" calcext:value-type="float">
            <text:p>0.730619061356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0.68436967592928" calcext:value-type="float">
            <text:p>0.68436967592928</text:p>
          </table:table-cell>
          <table:table-cell office:value-type="float" office:value="0.730520010646884" calcext:value-type="float">
            <text:p>0.730520010646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float" office:value="0.684260229260506" calcext:value-type="float">
            <text:p>0.684260229260506</text:p>
          </table:table-cell>
          <table:table-cell office:value-type="float" office:value="0.730421413934383" calcext:value-type="float">
            <text:p>0.730421413934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float" office:value="0.684151285090678" calcext:value-type="float">
            <text:p>0.684151285090678</text:p>
          </table:table-cell>
          <table:table-cell office:value-type="float" office:value="0.730323268127303" calcext:value-type="float">
            <text:p>0.730323268127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900" calcext:value-type="float">
            <text:p>48900</text:p>
          </table:table-cell>
          <table:table-cell office:value-type="float" office:value="0.684042839991139" calcext:value-type="float">
            <text:p>0.684042839991139</text:p>
          </table:table-cell>
          <table:table-cell office:value-type="float" office:value="0.73022557016146" calcext:value-type="float">
            <text:p>0.73022557016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683934890564164" calcext:value-type="float">
            <text:p>0.683934890564164</text:p>
          </table:table-cell>
          <table:table-cell office:value-type="float" office:value="0.730128317000199" calcext:value-type="float">
            <text:p>0.730128317000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float" office:value="0.683827433442615" calcext:value-type="float">
            <text:p>0.683827433442615</text:p>
          </table:table-cell>
          <table:table-cell office:value-type="float" office:value="0.730031505634087" calcext:value-type="float">
            <text:p>0.730031505634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00" calcext:value-type="float">
            <text:p>49200</text:p>
          </table:table-cell>
          <table:table-cell office:value-type="float" office:value="0.683720465289596" calcext:value-type="float">
            <text:p>0.683720465289596</text:p>
          </table:table-cell>
          <table:table-cell office:value-type="float" office:value="0.729935133080611" calcext:value-type="float">
            <text:p>0.7299351330806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00" calcext:value-type="float">
            <text:p>49300</text:p>
          </table:table-cell>
          <table:table-cell office:value-type="float" office:value="0.683613982798123" calcext:value-type="float">
            <text:p>0.683613982798123</text:p>
          </table:table-cell>
          <table:table-cell office:value-type="float" office:value="0.729839196383881" calcext:value-type="float">
            <text:p>0.729839196383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400" calcext:value-type="float">
            <text:p>49400</text:p>
          </table:table-cell>
          <table:table-cell office:value-type="float" office:value="0.683507982690781" calcext:value-type="float">
            <text:p>0.683507982690781</text:p>
          </table:table-cell>
          <table:table-cell office:value-type="float" office:value="0.729743692614328" calcext:value-type="float">
            <text:p>0.729743692614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0.683402461719405" calcext:value-type="float">
            <text:p>0.683402461719405</text:p>
          </table:table-cell>
          <table:table-cell office:value-type="float" office:value="0.729648618868424" calcext:value-type="float">
            <text:p>0.729648618868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0.683297416664754" calcext:value-type="float">
            <text:p>0.683297416664754</text:p>
          </table:table-cell>
          <table:table-cell office:value-type="float" office:value="0.729553972268386" calcext:value-type="float">
            <text:p>0.729553972268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700" calcext:value-type="float">
            <text:p>49700</text:p>
          </table:table-cell>
          <table:table-cell office:value-type="float" office:value="0.683192844336189" calcext:value-type="float">
            <text:p>0.683192844336189</text:p>
          </table:table-cell>
          <table:table-cell office:value-type="float" office:value="0.729459749961902" calcext:value-type="float">
            <text:p>0.729459749961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0.683088741571357" calcext:value-type="float">
            <text:p>0.683088741571357</text:p>
          </table:table-cell>
          <table:table-cell office:value-type="float" office:value="0.729365949121837" calcext:value-type="float">
            <text:p>0.729365949121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0.682985105235887" calcext:value-type="float">
            <text:p>0.682985105235887</text:p>
          </table:table-cell>
          <table:table-cell office:value-type="float" office:value="0.729272566945972" calcext:value-type="float">
            <text:p>0.729272566945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682881932223073" calcext:value-type="float">
            <text:p>0.682881932223073</text:p>
          </table:table-cell>
          <table:table-cell office:value-type="float" office:value="0.729179600656723" calcext:value-type="float">
            <text:p>0.729179600656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0.68277921945358" calcext:value-type="float">
            <text:p>0.68277921945358</text:p>
          </table:table-cell>
          <table:table-cell office:value-type="float" office:value="0.729087047500877" calcext:value-type="float">
            <text:p>0.729087047500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0.682676963875136" calcext:value-type="float">
            <text:p>0.682676963875136</text:p>
          </table:table-cell>
          <table:table-cell office:value-type="float" office:value="0.728994904749322" calcext:value-type="float">
            <text:p>0.728994904749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0.682575162462247" calcext:value-type="float">
            <text:p>0.682575162462247</text:p>
          </table:table-cell>
          <table:table-cell office:value-type="float" office:value="0.728903169696789" calcext:value-type="float">
            <text:p>0.728903169696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0.682473812215895" calcext:value-type="float">
            <text:p>0.682473812215895</text:p>
          </table:table-cell>
          <table:table-cell office:value-type="float" office:value="0.728811839661593" calcext:value-type="float">
            <text:p>0.728811839661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0.682372910163259" calcext:value-type="float">
            <text:p>0.682372910163259</text:p>
          </table:table-cell>
          <table:table-cell office:value-type="float" office:value="0.728720911985376" calcext:value-type="float">
            <text:p>0.728720911985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600" calcext:value-type="float">
            <text:p>50600</text:p>
          </table:table-cell>
          <table:table-cell office:value-type="float" office:value="0.682272453357426" calcext:value-type="float">
            <text:p>0.682272453357426</text:p>
          </table:table-cell>
          <table:table-cell office:value-type="float" office:value="0.728630384032858" calcext:value-type="float">
            <text:p>0.728630384032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00" calcext:value-type="float">
            <text:p>50700</text:p>
          </table:table-cell>
          <table:table-cell office:value-type="float" office:value="0.682172438877113" calcext:value-type="float">
            <text:p>0.682172438877113</text:p>
          </table:table-cell>
          <table:table-cell office:value-type="float" office:value="0.728540253191584" calcext:value-type="float">
            <text:p>0.728540253191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00" calcext:value-type="float">
            <text:p>50800</text:p>
          </table:table-cell>
          <table:table-cell office:value-type="float" office:value="0.682072863826389" calcext:value-type="float">
            <text:p>0.682072863826389</text:p>
          </table:table-cell>
          <table:table-cell office:value-type="float" office:value="0.728450516871684" calcext:value-type="float">
            <text:p>0.728450516871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00" calcext:value-type="float">
            <text:p>50900</text:p>
          </table:table-cell>
          <table:table-cell office:value-type="float" office:value="0.681973725334405" calcext:value-type="float">
            <text:p>0.681973725334405</text:p>
          </table:table-cell>
          <table:table-cell office:value-type="float" office:value="0.728361172505629" calcext:value-type="float">
            <text:p>0.7283611725056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681875020555118" calcext:value-type="float">
            <text:p>0.681875020555118</text:p>
          </table:table-cell>
          <table:table-cell office:value-type="float" office:value="0.728272217547988" calcext:value-type="float">
            <text:p>0.728272217547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float" office:value="0.681776746667034" calcext:value-type="float">
            <text:p>0.681776746667034</text:p>
          </table:table-cell>
          <table:table-cell office:value-type="float" office:value="0.728183649475198" calcext:value-type="float">
            <text:p>0.728183649475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0.681678900872939" calcext:value-type="float">
            <text:p>0.681678900872939</text:p>
          </table:table-cell>
          <table:table-cell office:value-type="float" office:value="0.728095465785328" calcext:value-type="float">
            <text:p>0.728095465785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00" calcext:value-type="float">
            <text:p>51300</text:p>
          </table:table-cell>
          <table:table-cell office:value-type="float" office:value="0.681581480399639" calcext:value-type="float">
            <text:p>0.681581480399639</text:p>
          </table:table-cell>
          <table:table-cell office:value-type="float" office:value="0.728007663997848" calcext:value-type="float">
            <text:p>0.728007663997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400" calcext:value-type="float">
            <text:p>51400</text:p>
          </table:table-cell>
          <table:table-cell office:value-type="float" office:value="0.681484482497708" calcext:value-type="float">
            <text:p>0.681484482497708</text:p>
          </table:table-cell>
          <table:table-cell office:value-type="float" office:value="0.727920241653402" calcext:value-type="float">
            <text:p>0.727920241653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0.681387904441233" calcext:value-type="float">
            <text:p>0.681387904441233</text:p>
          </table:table-cell>
          <table:table-cell office:value-type="float" office:value="0.727833196313586" calcext:value-type="float">
            <text:p>0.727833196313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0.681291743527563" calcext:value-type="float">
            <text:p>0.681291743527563</text:p>
          </table:table-cell>
          <table:table-cell office:value-type="float" office:value="0.727746525560723" calcext:value-type="float">
            <text:p>0.727746525560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00" calcext:value-type="float">
            <text:p>51700</text:p>
          </table:table-cell>
          <table:table-cell office:value-type="float" office:value="0.68119599707707" calcext:value-type="float">
            <text:p>0.68119599707707</text:p>
          </table:table-cell>
          <table:table-cell office:value-type="float" office:value="0.727660226997651" calcext:value-type="float">
            <text:p>0.727660226997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00" calcext:value-type="float">
            <text:p>51800</text:p>
          </table:table-cell>
          <table:table-cell office:value-type="float" office:value="0.681100662432894" calcext:value-type="float">
            <text:p>0.681100662432894</text:p>
          </table:table-cell>
          <table:table-cell office:value-type="float" office:value="0.727574298247496" calcext:value-type="float">
            <text:p>0.727574298247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00" calcext:value-type="float">
            <text:p>51900</text:p>
          </table:table-cell>
          <table:table-cell office:value-type="float" office:value="0.681005736960711" calcext:value-type="float">
            <text:p>0.681005736960711</text:p>
          </table:table-cell>
          <table:table-cell office:value-type="float" office:value="0.72748873695347" calcext:value-type="float">
            <text:p>0.72748873695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680911218048493" calcext:value-type="float">
            <text:p>0.680911218048493</text:p>
          </table:table-cell>
          <table:table-cell office:value-type="float" office:value="0.727403540778653" calcext:value-type="float">
            <text:p>0.727403540778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00" calcext:value-type="float">
            <text:p>52100</text:p>
          </table:table-cell>
          <table:table-cell office:value-type="float" office:value="0.680817103106277" calcext:value-type="float">
            <text:p>0.680817103106277</text:p>
          </table:table-cell>
          <table:table-cell office:value-type="float" office:value="0.72731870740579" calcext:value-type="float">
            <text:p>0.72731870740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float" office:value="0.680723389565927" calcext:value-type="float">
            <text:p>0.680723389565927</text:p>
          </table:table-cell>
          <table:table-cell office:value-type="float" office:value="0.72723423453708" calcext:value-type="float">
            <text:p>0.72723423453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300" calcext:value-type="float">
            <text:p>52300</text:p>
          </table:table-cell>
          <table:table-cell office:value-type="float" office:value="0.680630074880913" calcext:value-type="float">
            <text:p>0.680630074880913</text:p>
          </table:table-cell>
          <table:table-cell office:value-type="float" office:value="0.727150119893979" calcext:value-type="float">
            <text:p>0.727150119893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float" office:value="0.680537156526082" calcext:value-type="float">
            <text:p>0.680537156526082</text:p>
          </table:table-cell>
          <table:table-cell office:value-type="float" office:value="0.727066361216998" calcext:value-type="float">
            <text:p>0.727066361216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0.680444631997433" calcext:value-type="float">
            <text:p>0.680444631997433</text:p>
          </table:table-cell>
          <table:table-cell office:value-type="float" office:value="0.726982956265502" calcext:value-type="float">
            <text:p>0.726982956265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0.6803524988119" calcext:value-type="float">
            <text:p>0.6803524988119</text:p>
          </table:table-cell>
          <table:table-cell office:value-type="float" office:value="0.726899902817518" calcext:value-type="float">
            <text:p>0.726899902817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00" calcext:value-type="float">
            <text:p>52700</text:p>
          </table:table-cell>
          <table:table-cell office:value-type="float" office:value="0.680260754507136" calcext:value-type="float">
            <text:p>0.680260754507136</text:p>
          </table:table-cell>
          <table:table-cell office:value-type="float" office:value="0.726817198669544" calcext:value-type="float">
            <text:p>0.726817198669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0.680169396641294" calcext:value-type="float">
            <text:p>0.680169396641294</text:p>
          </table:table-cell>
          <table:table-cell office:value-type="float" office:value="0.726734841636351" calcext:value-type="float">
            <text:p>0.726734841636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900" calcext:value-type="float">
            <text:p>52900</text:p>
          </table:table-cell>
          <table:table-cell office:value-type="float" office:value="0.68007842279282" calcext:value-type="float">
            <text:p>0.68007842279282</text:p>
          </table:table-cell>
          <table:table-cell office:value-type="float" office:value="0.726652829550803" calcext:value-type="float">
            <text:p>0.726652829550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67998783056024" calcext:value-type="float">
            <text:p>0.67998783056024</text:p>
          </table:table-cell>
          <table:table-cell office:value-type="float" office:value="0.726571160263668" calcext:value-type="float">
            <text:p>0.726571160263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float" office:value="0.679897617561956" calcext:value-type="float">
            <text:p>0.679897617561956</text:p>
          </table:table-cell>
          <table:table-cell office:value-type="float" office:value="0.726489831643431" calcext:value-type="float">
            <text:p>0.726489831643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00" calcext:value-type="float">
            <text:p>53200</text:p>
          </table:table-cell>
          <table:table-cell office:value-type="float" office:value="0.679807781436036" calcext:value-type="float">
            <text:p>0.679807781436036</text:p>
          </table:table-cell>
          <table:table-cell office:value-type="float" office:value="0.726408841576119" calcext:value-type="float">
            <text:p>0.726408841576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300" calcext:value-type="float">
            <text:p>53300</text:p>
          </table:table-cell>
          <table:table-cell office:value-type="float" office:value="0.679718319840023" calcext:value-type="float">
            <text:p>0.679718319840023</text:p>
          </table:table-cell>
          <table:table-cell office:value-type="float" office:value="0.726328187965116" calcext:value-type="float">
            <text:p>0.726328187965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float" office:value="0.679629230450724" calcext:value-type="float">
            <text:p>0.679629230450724</text:p>
          </table:table-cell>
          <table:table-cell office:value-type="float" office:value="0.72624786873099" calcext:value-type="float">
            <text:p>0.72624786873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0.679540510964022" calcext:value-type="float">
            <text:p>0.679540510964022</text:p>
          </table:table-cell>
          <table:table-cell office:value-type="float" office:value="0.726167881811317" calcext:value-type="float">
            <text:p>0.726167881811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0.679452159094677" calcext:value-type="float">
            <text:p>0.679452159094677</text:p>
          </table:table-cell>
          <table:table-cell office:value-type="float" office:value="0.726088225160508" calcext:value-type="float">
            <text:p>0.726088225160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00" calcext:value-type="float">
            <text:p>53700</text:p>
          </table:table-cell>
          <table:table-cell office:value-type="float" office:value="0.679364172576137" calcext:value-type="float">
            <text:p>0.679364172576137</text:p>
          </table:table-cell>
          <table:table-cell office:value-type="float" office:value="0.726008896749638" calcext:value-type="float">
            <text:p>0.726008896749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00" calcext:value-type="float">
            <text:p>53800</text:p>
          </table:table-cell>
          <table:table-cell office:value-type="float" office:value="0.679276549160342" calcext:value-type="float">
            <text:p>0.679276549160342</text:p>
          </table:table-cell>
          <table:table-cell office:value-type="float" office:value="0.725929894566276" calcext:value-type="float">
            <text:p>0.725929894566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900" calcext:value-type="float">
            <text:p>53900</text:p>
          </table:table-cell>
          <table:table-cell office:value-type="float" office:value="0.679189286617546" calcext:value-type="float">
            <text:p>0.679189286617546</text:p>
          </table:table-cell>
          <table:table-cell office:value-type="float" office:value="0.725851216614325" calcext:value-type="float">
            <text:p>0.725851216614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679102382736123" calcext:value-type="float">
            <text:p>0.679102382736123</text:p>
          </table:table-cell>
          <table:table-cell office:value-type="float" office:value="0.72577286091385" calcext:value-type="float">
            <text:p>0.72577286091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00" calcext:value-type="float">
            <text:p>54100</text:p>
          </table:table-cell>
          <table:table-cell office:value-type="float" office:value="0.679015835322393" calcext:value-type="float">
            <text:p>0.679015835322393</text:p>
          </table:table-cell>
          <table:table-cell office:value-type="float" office:value="0.725694825500919" calcext:value-type="float">
            <text:p>0.725694825500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200" calcext:value-type="float">
            <text:p>54200</text:p>
          </table:table-cell>
          <table:table-cell office:value-type="float" office:value="0.678929642200431" calcext:value-type="float">
            <text:p>0.678929642200431</text:p>
          </table:table-cell>
          <table:table-cell office:value-type="float" office:value="0.72561710842744" calcext:value-type="float">
            <text:p>0.72561710842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00" calcext:value-type="float">
            <text:p>54300</text:p>
          </table:table-cell>
          <table:table-cell office:value-type="float" office:value="0.678843801211896" calcext:value-type="float">
            <text:p>0.678843801211896</text:p>
          </table:table-cell>
          <table:table-cell office:value-type="float" office:value="0.725539707761008" calcext:value-type="float">
            <text:p>0.725539707761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00" calcext:value-type="float">
            <text:p>54400</text:p>
          </table:table-cell>
          <table:table-cell office:value-type="float" office:value="0.678758310215853" calcext:value-type="float">
            <text:p>0.678758310215853</text:p>
          </table:table-cell>
          <table:table-cell office:value-type="float" office:value="0.725462621584742" calcext:value-type="float">
            <text:p>0.725462621584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0.678673167088598" calcext:value-type="float">
            <text:p>0.678673167088598</text:p>
          </table:table-cell>
          <table:table-cell office:value-type="float" office:value="0.725385847997132" calcext:value-type="float">
            <text:p>0.725385847997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0.678588369723485" calcext:value-type="float">
            <text:p>0.678588369723485</text:p>
          </table:table-cell>
          <table:table-cell office:value-type="float" office:value="0.725309385111888" calcext:value-type="float">
            <text:p>0.725309385111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00" calcext:value-type="float">
            <text:p>54700</text:p>
          </table:table-cell>
          <table:table-cell office:value-type="float" office:value="0.678503916030756" calcext:value-type="float">
            <text:p>0.678503916030756</text:p>
          </table:table-cell>
          <table:table-cell office:value-type="float" office:value="0.725233231057785" calcext:value-type="float">
            <text:p>0.725233231057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0.678419803937376" calcext:value-type="float">
            <text:p>0.678419803937376</text:p>
          </table:table-cell>
          <table:table-cell office:value-type="float" office:value="0.725157383978519" calcext:value-type="float">
            <text:p>0.725157383978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900" calcext:value-type="float">
            <text:p>54900</text:p>
          </table:table-cell>
          <table:table-cell office:value-type="float" office:value="0.678336031386862" calcext:value-type="float">
            <text:p>0.678336031386862</text:p>
          </table:table-cell>
          <table:table-cell office:value-type="float" office:value="0.725081842032555" calcext:value-type="float">
            <text:p>0.725081842032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678252596339124" calcext:value-type="float">
            <text:p>0.678252596339124</text:p>
          </table:table-cell>
          <table:table-cell office:value-type="float" office:value="0.72500660339298" calcext:value-type="float">
            <text:p>0.72500660339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0.678169496770297" calcext:value-type="float">
            <text:p>0.678169496770297</text:p>
          </table:table-cell>
          <table:table-cell office:value-type="float" office:value="0.724931666247364" calcext:value-type="float">
            <text:p>0.724931666247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00" calcext:value-type="float">
            <text:p>55200</text:p>
          </table:table-cell>
          <table:table-cell office:value-type="float" office:value="0.678086730672586" calcext:value-type="float">
            <text:p>0.678086730672586</text:p>
          </table:table-cell>
          <table:table-cell office:value-type="float" office:value="0.724857028797612" calcext:value-type="float">
            <text:p>0.724857028797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00" calcext:value-type="float">
            <text:p>55300</text:p>
          </table:table-cell>
          <table:table-cell office:value-type="float" office:value="0.678004296054103" calcext:value-type="float">
            <text:p>0.678004296054103</text:p>
          </table:table-cell>
          <table:table-cell office:value-type="float" office:value="0.724782689259827" calcext:value-type="float">
            <text:p>0.724782689259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00" calcext:value-type="float">
            <text:p>55400</text:p>
          </table:table-cell>
          <table:table-cell office:value-type="float" office:value="0.677922190938715" calcext:value-type="float">
            <text:p>0.677922190938715</text:p>
          </table:table-cell>
          <table:table-cell office:value-type="float" office:value="0.724708645864169" calcext:value-type="float">
            <text:p>0.724708645864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0.677840413365888" calcext:value-type="float">
            <text:p>0.677840413365888</text:p>
          </table:table-cell>
          <table:table-cell office:value-type="float" office:value="0.724634896854719" calcext:value-type="float">
            <text:p>0.724634896854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0.677758961390529" calcext:value-type="float">
            <text:p>0.677758961390529</text:p>
          </table:table-cell>
          <table:table-cell office:value-type="float" office:value="0.72456144048934" calcext:value-type="float">
            <text:p>0.72456144048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00" calcext:value-type="float">
            <text:p>55700</text:p>
          </table:table-cell>
          <table:table-cell office:value-type="float" office:value="0.677677833082843" calcext:value-type="float">
            <text:p>0.677677833082843</text:p>
          </table:table-cell>
          <table:table-cell office:value-type="float" office:value="0.724488275039546" calcext:value-type="float">
            <text:p>0.724488275039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00" calcext:value-type="float">
            <text:p>55800</text:p>
          </table:table-cell>
          <table:table-cell office:value-type="float" office:value="0.677597026528176" calcext:value-type="float">
            <text:p>0.677597026528176</text:p>
          </table:table-cell>
          <table:table-cell office:value-type="float" office:value="0.724415398790367" calcext:value-type="float">
            <text:p>0.724415398790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00" calcext:value-type="float">
            <text:p>55900</text:p>
          </table:table-cell>
          <table:table-cell office:value-type="float" office:value="0.677516539826876" calcext:value-type="float">
            <text:p>0.677516539826876</text:p>
          </table:table-cell>
          <table:table-cell office:value-type="float" office:value="0.724342810040218" calcext:value-type="float">
            <text:p>0.724342810040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677436371094137" calcext:value-type="float">
            <text:p>0.677436371094137</text:p>
          </table:table-cell>
          <table:table-cell office:value-type="float" office:value="0.724270507100771" calcext:value-type="float">
            <text:p>0.7242705071007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00" calcext:value-type="float">
            <text:p>56100</text:p>
          </table:table-cell>
          <table:table-cell office:value-type="float" office:value="0.677356518459864" calcext:value-type="float">
            <text:p>0.677356518459864</text:p>
          </table:table-cell>
          <table:table-cell office:value-type="float" office:value="0.724198488296825" calcext:value-type="float">
            <text:p>0.724198488296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200" calcext:value-type="float">
            <text:p>56200</text:p>
          </table:table-cell>
          <table:table-cell office:value-type="float" office:value="0.677276980068523" calcext:value-type="float">
            <text:p>0.677276980068523</text:p>
          </table:table-cell>
          <table:table-cell office:value-type="float" office:value="0.724126751966178" calcext:value-type="float">
            <text:p>0.724126751966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00" calcext:value-type="float">
            <text:p>56300</text:p>
          </table:table-cell>
          <table:table-cell office:value-type="float" office:value="0.677197754079005" calcext:value-type="float">
            <text:p>0.677197754079005</text:p>
          </table:table-cell>
          <table:table-cell office:value-type="float" office:value="0.724055296459506" calcext:value-type="float">
            <text:p>0.724055296459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00" calcext:value-type="float">
            <text:p>56400</text:p>
          </table:table-cell>
          <table:table-cell office:value-type="float" office:value="0.677118838664486" calcext:value-type="float">
            <text:p>0.677118838664486</text:p>
          </table:table-cell>
          <table:table-cell office:value-type="float" office:value="0.723984120140236" calcext:value-type="float">
            <text:p>0.723984120140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0.677040232012288" calcext:value-type="float">
            <text:p>0.677040232012288</text:p>
          </table:table-cell>
          <table:table-cell office:value-type="float" office:value="0.723913221384422" calcext:value-type="float">
            <text:p>0.723913221384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0.676961932323744" calcext:value-type="float">
            <text:p>0.676961932323744</text:p>
          </table:table-cell>
          <table:table-cell office:value-type="float" office:value="0.723842598580629" calcext:value-type="float">
            <text:p>0.7238425985806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00" calcext:value-type="float">
            <text:p>56700</text:p>
          </table:table-cell>
          <table:table-cell office:value-type="float" office:value="0.676883937814061" calcext:value-type="float">
            <text:p>0.676883937814061</text:p>
          </table:table-cell>
          <table:table-cell office:value-type="float" office:value="0.723772250129807" calcext:value-type="float">
            <text:p>0.723772250129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00" calcext:value-type="float">
            <text:p>56800</text:p>
          </table:table-cell>
          <table:table-cell office:value-type="float" office:value="0.676806246712191" calcext:value-type="float">
            <text:p>0.676806246712191</text:p>
          </table:table-cell>
          <table:table-cell office:value-type="float" office:value="0.723702174445178" calcext:value-type="float">
            <text:p>0.723702174445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900" calcext:value-type="float">
            <text:p>56900</text:p>
          </table:table-cell>
          <table:table-cell office:value-type="float" office:value="0.676728857260698" calcext:value-type="float">
            <text:p>0.676728857260698</text:p>
          </table:table-cell>
          <table:table-cell office:value-type="float" office:value="0.723632369952118" calcext:value-type="float">
            <text:p>0.723632369952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676651767715625" calcext:value-type="float">
            <text:p>0.676651767715625</text:p>
          </table:table-cell>
          <table:table-cell office:value-type="float" office:value="0.723562835088039" calcext:value-type="float">
            <text:p>0.723562835088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00" calcext:value-type="float">
            <text:p>57100</text:p>
          </table:table-cell>
          <table:table-cell office:value-type="float" office:value="0.676574976346371" calcext:value-type="float">
            <text:p>0.676574976346371</text:p>
          </table:table-cell>
          <table:table-cell office:value-type="float" office:value="0.723493568302275" calcext:value-type="float">
            <text:p>0.723493568302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00" calcext:value-type="float">
            <text:p>57200</text:p>
          </table:table-cell>
          <table:table-cell office:value-type="float" office:value="0.67649848143556" calcext:value-type="float">
            <text:p>0.67649848143556</text:p>
          </table:table-cell>
          <table:table-cell office:value-type="float" office:value="0.723424568055975" calcext:value-type="float">
            <text:p>0.723424568055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float" office:value="0.676422281278915" calcext:value-type="float">
            <text:p>0.676422281278915</text:p>
          </table:table-cell>
          <table:table-cell office:value-type="float" office:value="0.72335583282198" calcext:value-type="float">
            <text:p>0.72335583282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400" calcext:value-type="float">
            <text:p>57400</text:p>
          </table:table-cell>
          <table:table-cell office:value-type="float" office:value="0.676346374185138" calcext:value-type="float">
            <text:p>0.676346374185138</text:p>
          </table:table-cell>
          <table:table-cell office:value-type="float" office:value="0.723287361084723" calcext:value-type="float">
            <text:p>0.723287361084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0.676270758475784" calcext:value-type="float">
            <text:p>0.676270758475784</text:p>
          </table:table-cell>
          <table:table-cell office:value-type="float" office:value="0.723219151340117" calcext:value-type="float">
            <text:p>0.723219151340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0.676195432485139" calcext:value-type="float">
            <text:p>0.676195432485139</text:p>
          </table:table-cell>
          <table:table-cell office:value-type="float" office:value="0.723151202095441" calcext:value-type="float">
            <text:p>0.723151202095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0.676120394560102" calcext:value-type="float">
            <text:p>0.676120394560102</text:p>
          </table:table-cell>
          <table:table-cell office:value-type="float" office:value="0.723083511869241" calcext:value-type="float">
            <text:p>0.723083511869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800" calcext:value-type="float">
            <text:p>57800</text:p>
          </table:table-cell>
          <table:table-cell office:value-type="float" office:value="0.676045643060067" calcext:value-type="float">
            <text:p>0.676045643060067</text:p>
          </table:table-cell>
          <table:table-cell office:value-type="float" office:value="0.723016079191222" calcext:value-type="float">
            <text:p>0.723016079191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00" calcext:value-type="float">
            <text:p>57900</text:p>
          </table:table-cell>
          <table:table-cell office:value-type="float" office:value="0.675971176356802" calcext:value-type="float">
            <text:p>0.675971176356802</text:p>
          </table:table-cell>
          <table:table-cell office:value-type="float" office:value="0.722948902602142" calcext:value-type="float">
            <text:p>0.722948902602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675896992834337" calcext:value-type="float">
            <text:p>0.675896992834337</text:p>
          </table:table-cell>
          <table:table-cell office:value-type="float" office:value="0.722881980653709" calcext:value-type="float">
            <text:p>0.7228819806537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100" calcext:value-type="float">
            <text:p>58100</text:p>
          </table:table-cell>
          <table:table-cell office:value-type="float" office:value="0.675823090888847" calcext:value-type="float">
            <text:p>0.675823090888847</text:p>
          </table:table-cell>
          <table:table-cell office:value-type="float" office:value="0.72281531190848" calcext:value-type="float">
            <text:p>0.72281531190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00" calcext:value-type="float">
            <text:p>58200</text:p>
          </table:table-cell>
          <table:table-cell office:value-type="float" office:value="0.67574946892854" calcext:value-type="float">
            <text:p>0.67574946892854</text:p>
          </table:table-cell>
          <table:table-cell office:value-type="float" office:value="0.72274889493976" calcext:value-type="float">
            <text:p>0.72274889493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00" calcext:value-type="float">
            <text:p>58300</text:p>
          </table:table-cell>
          <table:table-cell office:value-type="float" office:value="0.675676125373543" calcext:value-type="float">
            <text:p>0.675676125373543</text:p>
          </table:table-cell>
          <table:table-cell office:value-type="float" office:value="0.722682728331502" calcext:value-type="float">
            <text:p>0.722682728331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00" calcext:value-type="float">
            <text:p>58400</text:p>
          </table:table-cell>
          <table:table-cell office:value-type="float" office:value="0.675603058655793" calcext:value-type="float">
            <text:p>0.675603058655793</text:p>
          </table:table-cell>
          <table:table-cell office:value-type="float" office:value="0.722616810678208" calcext:value-type="float">
            <text:p>0.722616810678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0.675530267218927" calcext:value-type="float">
            <text:p>0.675530267218927</text:p>
          </table:table-cell>
          <table:table-cell office:value-type="float" office:value="0.722551140584831" calcext:value-type="float">
            <text:p>0.722551140584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00" calcext:value-type="float">
            <text:p>58600</text:p>
          </table:table-cell>
          <table:table-cell office:value-type="float" office:value="0.67545774951817" calcext:value-type="float">
            <text:p>0.67545774951817</text:p>
          </table:table-cell>
          <table:table-cell office:value-type="float" office:value="0.72248571666668" calcext:value-type="float">
            <text:p>0.72248571666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00" calcext:value-type="float">
            <text:p>58700</text:p>
          </table:table-cell>
          <table:table-cell office:value-type="float" office:value="0.675385504020236" calcext:value-type="float">
            <text:p>0.675385504020236</text:p>
          </table:table-cell>
          <table:table-cell office:value-type="float" office:value="0.722420537549321" calcext:value-type="float">
            <text:p>0.722420537549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00" calcext:value-type="float">
            <text:p>58800</text:p>
          </table:table-cell>
          <table:table-cell office:value-type="float" office:value="0.675313529203213" calcext:value-type="float">
            <text:p>0.675313529203213</text:p>
          </table:table-cell>
          <table:table-cell office:value-type="float" office:value="0.722355601868489" calcext:value-type="float">
            <text:p>0.722355601868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00" calcext:value-type="float">
            <text:p>58900</text:p>
          </table:table-cell>
          <table:table-cell office:value-type="float" office:value="0.67524182355646" calcext:value-type="float">
            <text:p>0.67524182355646</text:p>
          </table:table-cell>
          <table:table-cell office:value-type="float" office:value="0.722290908269985" calcext:value-type="float">
            <text:p>0.722290908269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675170385580511" calcext:value-type="float">
            <text:p>0.675170385580511</text:p>
          </table:table-cell>
          <table:table-cell office:value-type="float" office:value="0.722226455409594" calcext:value-type="float">
            <text:p>0.722226455409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00" calcext:value-type="float">
            <text:p>59100</text:p>
          </table:table-cell>
          <table:table-cell office:value-type="float" office:value="0.675099213786962" calcext:value-type="float">
            <text:p>0.675099213786962</text:p>
          </table:table-cell>
          <table:table-cell office:value-type="float" office:value="0.722162241952988" calcext:value-type="float">
            <text:p>0.722162241952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00" calcext:value-type="float">
            <text:p>59200</text:p>
          </table:table-cell>
          <table:table-cell office:value-type="float" office:value="0.675028306698374" calcext:value-type="float">
            <text:p>0.675028306698374</text:p>
          </table:table-cell>
          <table:table-cell office:value-type="float" office:value="0.722098266575635" calcext:value-type="float">
            <text:p>0.7220982665756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00" calcext:value-type="float">
            <text:p>59300</text:p>
          </table:table-cell>
          <table:table-cell office:value-type="float" office:value="0.674957662848175" calcext:value-type="float">
            <text:p>0.674957662848175</text:p>
          </table:table-cell>
          <table:table-cell office:value-type="float" office:value="0.722034527962711" calcext:value-type="float">
            <text:p>0.722034527962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00" calcext:value-type="float">
            <text:p>59400</text:p>
          </table:table-cell>
          <table:table-cell office:value-type="float" office:value="0.674887280780555" calcext:value-type="float">
            <text:p>0.674887280780555</text:p>
          </table:table-cell>
          <table:table-cell office:value-type="float" office:value="0.721971024809012" calcext:value-type="float">
            <text:p>0.721971024809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0.674817159050376" calcext:value-type="float">
            <text:p>0.674817159050376</text:p>
          </table:table-cell>
          <table:table-cell office:value-type="float" office:value="0.721907755818869" calcext:value-type="float">
            <text:p>0.721907755818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0.674747296223063" calcext:value-type="float">
            <text:p>0.674747296223063</text:p>
          </table:table-cell>
          <table:table-cell office:value-type="float" office:value="0.72184471970605" calcext:value-type="float">
            <text:p>0.721844719706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700" calcext:value-type="float">
            <text:p>59700</text:p>
          </table:table-cell>
          <table:table-cell office:value-type="float" office:value="0.674677690874521" calcext:value-type="float">
            <text:p>0.674677690874521</text:p>
          </table:table-cell>
          <table:table-cell office:value-type="float" office:value="0.721781915193696" calcext:value-type="float">
            <text:p>0.721781915193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float" office:value="0.674608341591033" calcext:value-type="float">
            <text:p>0.674608341591033</text:p>
          </table:table-cell>
          <table:table-cell office:value-type="float" office:value="0.721719341014213" calcext:value-type="float">
            <text:p>0.721719341014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00" calcext:value-type="float">
            <text:p>59900</text:p>
          </table:table-cell>
          <table:table-cell office:value-type="float" office:value="0.674539246969162" calcext:value-type="float">
            <text:p>0.674539246969162</text:p>
          </table:table-cell>
          <table:table-cell office:value-type="float" office:value="0.721656995909203" calcext:value-type="float">
            <text:p>0.721656995909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674470405615669" calcext:value-type="float">
            <text:p>0.674470405615669</text:p>
          </table:table-cell>
          <table:table-cell office:value-type="float" office:value="0.721594878629377" calcext:value-type="float">
            <text:p>0.721594878629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float" office:value="0.674401816147412" calcext:value-type="float">
            <text:p>0.674401816147412</text:p>
          </table:table-cell>
          <table:table-cell office:value-type="float" office:value="0.721532987934471" calcext:value-type="float">
            <text:p>0.721532987934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float" office:value="0.674333477191256" calcext:value-type="float">
            <text:p>0.674333477191256</text:p>
          </table:table-cell>
          <table:table-cell office:value-type="float" office:value="0.72147132259317" calcext:value-type="float">
            <text:p>0.72147132259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300" calcext:value-type="float">
            <text:p>60300</text:p>
          </table:table-cell>
          <table:table-cell office:value-type="float" office:value="0.67426538738399" calcext:value-type="float">
            <text:p>0.67426538738399</text:p>
          </table:table-cell>
          <table:table-cell office:value-type="float" office:value="0.721409881383021" calcext:value-type="float">
            <text:p>0.721409881383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400" calcext:value-type="float">
            <text:p>60400</text:p>
          </table:table-cell>
          <table:table-cell office:value-type="float" office:value="0.674197545372228" calcext:value-type="float">
            <text:p>0.674197545372228</text:p>
          </table:table-cell>
          <table:table-cell office:value-type="float" office:value="0.721348663090361" calcext:value-type="float">
            <text:p>0.721348663090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0.674129949812327" calcext:value-type="float">
            <text:p>0.674129949812327</text:p>
          </table:table-cell>
          <table:table-cell office:value-type="float" office:value="0.721287666510231" calcext:value-type="float">
            <text:p>0.721287666510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float" office:value="0.674062599370301" calcext:value-type="float">
            <text:p>0.674062599370301</text:p>
          </table:table-cell>
          <table:table-cell office:value-type="float" office:value="0.721226890446307" calcext:value-type="float">
            <text:p>0.721226890446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float" office:value="0.673995492721728" calcext:value-type="float">
            <text:p>0.673995492721728</text:p>
          </table:table-cell>
          <table:table-cell office:value-type="float" office:value="0.721166333710814" calcext:value-type="float">
            <text:p>0.7211663337108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800" calcext:value-type="float">
            <text:p>60800</text:p>
          </table:table-cell>
          <table:table-cell office:value-type="float" office:value="0.673928628551674" calcext:value-type="float">
            <text:p>0.673928628551674</text:p>
          </table:table-cell>
          <table:table-cell office:value-type="float" office:value="0.721105995124457" calcext:value-type="float">
            <text:p>0.721105995124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900" calcext:value-type="float">
            <text:p>60900</text:p>
          </table:table-cell>
          <table:table-cell office:value-type="float" office:value="0.6738620055546" calcext:value-type="float">
            <text:p>0.6738620055546</text:p>
          </table:table-cell>
          <table:table-cell office:value-type="float" office:value="0.721045873516344" calcext:value-type="float">
            <text:p>0.721045873516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673795622434283" calcext:value-type="float">
            <text:p>0.673795622434283</text:p>
          </table:table-cell>
          <table:table-cell office:value-type="float" office:value="0.720985967723909" calcext:value-type="float">
            <text:p>0.720985967723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00" calcext:value-type="float">
            <text:p>61100</text:p>
          </table:table-cell>
          <table:table-cell office:value-type="float" office:value="0.673729477903734" calcext:value-type="float">
            <text:p>0.673729477903734</text:p>
          </table:table-cell>
          <table:table-cell office:value-type="float" office:value="0.720926276592838" calcext:value-type="float">
            <text:p>0.720926276592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0.673663570685114" calcext:value-type="float">
            <text:p>0.673663570685114</text:p>
          </table:table-cell>
          <table:table-cell office:value-type="float" office:value="0.720866798977006" calcext:value-type="float">
            <text:p>0.720866798977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00" calcext:value-type="float">
            <text:p>61300</text:p>
          </table:table-cell>
          <table:table-cell office:value-type="float" office:value="0.673597899509652" calcext:value-type="float">
            <text:p>0.673597899509652</text:p>
          </table:table-cell>
          <table:table-cell office:value-type="float" office:value="0.720807533738388" calcext:value-type="float">
            <text:p>0.720807533738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float" office:value="0.673532463117569" calcext:value-type="float">
            <text:p>0.673532463117569</text:p>
          </table:table-cell>
          <table:table-cell office:value-type="float" office:value="0.720748479747003" calcext:value-type="float">
            <text:p>0.720748479747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0.673467260257998" calcext:value-type="float">
            <text:p>0.673467260257998</text:p>
          </table:table-cell>
          <table:table-cell office:value-type="float" office:value="0.720689635880837" calcext:value-type="float">
            <text:p>0.720689635880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float" office:value="0.673402289688901" calcext:value-type="float">
            <text:p>0.673402289688901</text:p>
          </table:table-cell>
          <table:table-cell office:value-type="float" office:value="0.72063100102577" calcext:value-type="float">
            <text:p>0.72063100102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00" calcext:value-type="float">
            <text:p>61700</text:p>
          </table:table-cell>
          <table:table-cell office:value-type="float" office:value="0.673337550176997" calcext:value-type="float">
            <text:p>0.673337550176997</text:p>
          </table:table-cell>
          <table:table-cell office:value-type="float" office:value="0.720572574075516" calcext:value-type="float">
            <text:p>0.720572574075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800" calcext:value-type="float">
            <text:p>61800</text:p>
          </table:table-cell>
          <table:table-cell office:value-type="float" office:value="0.673273040497684" calcext:value-type="float">
            <text:p>0.673273040497684</text:p>
          </table:table-cell>
          <table:table-cell office:value-type="float" office:value="0.720514353931545" calcext:value-type="float">
            <text:p>0.720514353931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900" calcext:value-type="float">
            <text:p>61900</text:p>
          </table:table-cell>
          <table:table-cell office:value-type="float" office:value="0.67320875943496" calcext:value-type="float">
            <text:p>0.67320875943496</text:p>
          </table:table-cell>
          <table:table-cell office:value-type="float" office:value="0.720456339503021" calcext:value-type="float">
            <text:p>0.720456339503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673144705781351" calcext:value-type="float">
            <text:p>0.673144705781351</text:p>
          </table:table-cell>
          <table:table-cell office:value-type="float" office:value="0.720398529706731" calcext:value-type="float">
            <text:p>0.720398529706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float" office:value="0.673080878337837" calcext:value-type="float">
            <text:p>0.673080878337837</text:p>
          </table:table-cell>
          <table:table-cell office:value-type="float" office:value="0.720340923467026" calcext:value-type="float">
            <text:p>0.720340923467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float" office:value="0.673017275913775" calcext:value-type="float">
            <text:p>0.673017275913775</text:p>
          </table:table-cell>
          <table:table-cell office:value-type="float" office:value="0.720283519715748" calcext:value-type="float">
            <text:p>0.7202835197157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float" office:value="0.672953897326832" calcext:value-type="float">
            <text:p>0.672953897326832</text:p>
          </table:table-cell>
          <table:table-cell office:value-type="float" office:value="0.720226317392168" calcext:value-type="float">
            <text:p>0.720226317392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0.672890741402905" calcext:value-type="float">
            <text:p>0.672890741402905</text:p>
          </table:table-cell>
          <table:table-cell office:value-type="float" office:value="0.720169315442921" calcext:value-type="float">
            <text:p>0.720169315442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0.672827806976056" calcext:value-type="float">
            <text:p>0.672827806976056</text:p>
          </table:table-cell>
          <table:table-cell office:value-type="float" office:value="0.720112512821943" calcext:value-type="float">
            <text:p>0.720112512821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600" calcext:value-type="float">
            <text:p>62600</text:p>
          </table:table-cell>
          <table:table-cell office:value-type="float" office:value="0.672765092888442" calcext:value-type="float">
            <text:p>0.672765092888442</text:p>
          </table:table-cell>
          <table:table-cell office:value-type="float" office:value="0.72005590849041" calcext:value-type="float">
            <text:p>0.72005590849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00" calcext:value-type="float">
            <text:p>62700</text:p>
          </table:table-cell>
          <table:table-cell office:value-type="float" office:value="0.67270259799024" calcext:value-type="float">
            <text:p>0.67270259799024</text:p>
          </table:table-cell>
          <table:table-cell office:value-type="float" office:value="0.719999501416672" calcext:value-type="float">
            <text:p>0.719999501416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00" calcext:value-type="float">
            <text:p>62800</text:p>
          </table:table-cell>
          <table:table-cell office:value-type="float" office:value="0.672640321139579" calcext:value-type="float">
            <text:p>0.672640321139579</text:p>
          </table:table-cell>
          <table:table-cell office:value-type="float" office:value="0.719943290576194" calcext:value-type="float">
            <text:p>0.719943290576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00" calcext:value-type="float">
            <text:p>62900</text:p>
          </table:table-cell>
          <table:table-cell office:value-type="float" office:value="0.672578261202479" calcext:value-type="float">
            <text:p>0.672578261202479</text:p>
          </table:table-cell>
          <table:table-cell office:value-type="float" office:value="0.719887274951494" calcext:value-type="float">
            <text:p>0.7198872749514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672516417052771" calcext:value-type="float">
            <text:p>0.672516417052771</text:p>
          </table:table-cell>
          <table:table-cell office:value-type="float" office:value="0.719831453532083" calcext:value-type="float">
            <text:p>0.719831453532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00" calcext:value-type="float">
            <text:p>63100</text:p>
          </table:table-cell>
          <table:table-cell office:value-type="float" office:value="0.672454787572042" calcext:value-type="float">
            <text:p>0.672454787572042</text:p>
          </table:table-cell>
          <table:table-cell office:value-type="float" office:value="0.719775825314406" calcext:value-type="float">
            <text:p>0.719775825314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float" office:value="0.672393371649559" calcext:value-type="float">
            <text:p>0.672393371649559</text:p>
          </table:table-cell>
          <table:table-cell office:value-type="float" office:value="0.719720389301779" calcext:value-type="float">
            <text:p>0.719720389301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00" calcext:value-type="float">
            <text:p>63300</text:p>
          </table:table-cell>
          <table:table-cell office:value-type="float" office:value="0.67233216818221" calcext:value-type="float">
            <text:p>0.67233216818221</text:p>
          </table:table-cell>
          <table:table-cell office:value-type="float" office:value="0.719665144504337" calcext:value-type="float">
            <text:p>0.719665144504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400" calcext:value-type="float">
            <text:p>63400</text:p>
          </table:table-cell>
          <table:table-cell office:value-type="float" office:value="0.672271176074436" calcext:value-type="float">
            <text:p>0.672271176074436</text:p>
          </table:table-cell>
          <table:table-cell office:value-type="float" office:value="0.719610089938972" calcext:value-type="float">
            <text:p>0.719610089938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0.672210394238167" calcext:value-type="float">
            <text:p>0.672210394238167</text:p>
          </table:table-cell>
          <table:table-cell office:value-type="float" office:value="0.719555224629275" calcext:value-type="float">
            <text:p>0.719555224629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float" office:value="0.672149821592759" calcext:value-type="float">
            <text:p>0.672149821592759</text:p>
          </table:table-cell>
          <table:table-cell office:value-type="float" office:value="0.719500547605478" calcext:value-type="float">
            <text:p>0.719500547605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700" calcext:value-type="float">
            <text:p>63700</text:p>
          </table:table-cell>
          <table:table-cell office:value-type="float" office:value="0.672089457064931" calcext:value-type="float">
            <text:p>0.672089457064931</text:p>
          </table:table-cell>
          <table:table-cell office:value-type="float" office:value="0.719446057904405" calcext:value-type="float">
            <text:p>0.719446057904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800" calcext:value-type="float">
            <text:p>63800</text:p>
          </table:table-cell>
          <table:table-cell office:value-type="float" office:value="0.672029299588701" calcext:value-type="float">
            <text:p>0.672029299588701</text:p>
          </table:table-cell>
          <table:table-cell office:value-type="float" office:value="0.719391754569412" calcext:value-type="float">
            <text:p>0.719391754569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900" calcext:value-type="float">
            <text:p>63900</text:p>
          </table:table-cell>
          <table:table-cell office:value-type="float" office:value="0.671969348105327" calcext:value-type="float">
            <text:p>0.671969348105327</text:p>
          </table:table-cell>
          <table:table-cell office:value-type="float" office:value="0.719337636650325" calcext:value-type="float">
            <text:p>0.719337636650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671909601563243" calcext:value-type="float">
            <text:p>0.671909601563243</text:p>
          </table:table-cell>
          <table:table-cell office:value-type="float" office:value="0.719283703203397" calcext:value-type="float">
            <text:p>0.719283703203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100" calcext:value-type="float">
            <text:p>64100</text:p>
          </table:table-cell>
          <table:table-cell office:value-type="float" office:value="0.671850058918002" calcext:value-type="float">
            <text:p>0.671850058918002</text:p>
          </table:table-cell>
          <table:table-cell office:value-type="float" office:value="0.719229953291249" calcext:value-type="float">
            <text:p>0.719229953291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200" calcext:value-type="float">
            <text:p>64200</text:p>
          </table:table-cell>
          <table:table-cell office:value-type="float" office:value="0.671790719132211" calcext:value-type="float">
            <text:p>0.671790719132211</text:p>
          </table:table-cell>
          <table:table-cell office:value-type="float" office:value="0.719176385982815" calcext:value-type="float">
            <text:p>0.719176385982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00" calcext:value-type="float">
            <text:p>64300</text:p>
          </table:table-cell>
          <table:table-cell office:value-type="float" office:value="0.671731581175479" calcext:value-type="float">
            <text:p>0.671731581175479</text:p>
          </table:table-cell>
          <table:table-cell office:value-type="float" office:value="0.719123000353293" calcext:value-type="float">
            <text:p>0.719123000353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00" calcext:value-type="float">
            <text:p>64400</text:p>
          </table:table-cell>
          <table:table-cell office:value-type="float" office:value="0.671672644024348" calcext:value-type="float">
            <text:p>0.671672644024348</text:p>
          </table:table-cell>
          <table:table-cell office:value-type="float" office:value="0.719069795484086" calcext:value-type="float">
            <text:p>0.719069795484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0.671613906662246" calcext:value-type="float">
            <text:p>0.671613906662246</text:p>
          </table:table-cell>
          <table:table-cell office:value-type="float" office:value="0.719016770462758" calcext:value-type="float">
            <text:p>0.7190167704627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600" calcext:value-type="float">
            <text:p>64600</text:p>
          </table:table-cell>
          <table:table-cell office:value-type="float" office:value="0.671555368079423" calcext:value-type="float">
            <text:p>0.671555368079423</text:p>
          </table:table-cell>
          <table:table-cell office:value-type="float" office:value="0.718963924382981" calcext:value-type="float">
            <text:p>0.718963924382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700" calcext:value-type="float">
            <text:p>64700</text:p>
          </table:table-cell>
          <table:table-cell office:value-type="float" office:value="0.671497027272895" calcext:value-type="float">
            <text:p>0.671497027272895</text:p>
          </table:table-cell>
          <table:table-cell office:value-type="float" office:value="0.718911256344476" calcext:value-type="float">
            <text:p>0.718911256344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0.671438883246388" calcext:value-type="float">
            <text:p>0.671438883246388</text:p>
          </table:table-cell>
          <table:table-cell office:value-type="float" office:value="0.718858765452975" calcext:value-type="float">
            <text:p>0.718858765452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00" calcext:value-type="float">
            <text:p>64900</text:p>
          </table:table-cell>
          <table:table-cell office:value-type="float" office:value="0.671380935010285" calcext:value-type="float">
            <text:p>0.671380935010285</text:p>
          </table:table-cell>
          <table:table-cell office:value-type="float" office:value="0.718806450820165" calcext:value-type="float">
            <text:p>0.718806450820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671323181581561" calcext:value-type="float">
            <text:p>0.671323181581561</text:p>
          </table:table-cell>
          <table:table-cell office:value-type="float" office:value="0.718754311563634" calcext:value-type="float">
            <text:p>0.718754311563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00" calcext:value-type="float">
            <text:p>65100</text:p>
          </table:table-cell>
          <table:table-cell office:value-type="float" office:value="0.671265621983742" calcext:value-type="float">
            <text:p>0.671265621983742</text:p>
          </table:table-cell>
          <table:table-cell office:value-type="float" office:value="0.71870234680683" calcext:value-type="float">
            <text:p>0.71870234680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00" calcext:value-type="float">
            <text:p>65200</text:p>
          </table:table-cell>
          <table:table-cell office:value-type="float" office:value="0.671208255246844" calcext:value-type="float">
            <text:p>0.671208255246844</text:p>
          </table:table-cell>
          <table:table-cell office:value-type="float" office:value="0.718650555679014" calcext:value-type="float">
            <text:p>0.718650555679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float" office:value="0.671151080407314" calcext:value-type="float">
            <text:p>0.671151080407314</text:p>
          </table:table-cell>
          <table:table-cell office:value-type="float" office:value="0.718598937315201" calcext:value-type="float">
            <text:p>0.718598937315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400" calcext:value-type="float">
            <text:p>65400</text:p>
          </table:table-cell>
          <table:table-cell office:value-type="float" office:value="0.671094096507987" calcext:value-type="float">
            <text:p>0.671094096507987</text:p>
          </table:table-cell>
          <table:table-cell office:value-type="float" office:value="0.718547490856123" calcext:value-type="float">
            <text:p>0.718547490856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0.671037302598028" calcext:value-type="float">
            <text:p>0.671037302598028</text:p>
          </table:table-cell>
          <table:table-cell office:value-type="float" office:value="0.718496215448178" calcext:value-type="float">
            <text:p>0.718496215448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600" calcext:value-type="float">
            <text:p>65600</text:p>
          </table:table-cell>
          <table:table-cell office:value-type="float" office:value="0.670980697732878" calcext:value-type="float">
            <text:p>0.670980697732878</text:p>
          </table:table-cell>
          <table:table-cell office:value-type="float" office:value="0.718445110243386" calcext:value-type="float">
            <text:p>0.718445110243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700" calcext:value-type="float">
            <text:p>65700</text:p>
          </table:table-cell>
          <table:table-cell office:value-type="float" office:value="0.67092428097421" calcext:value-type="float">
            <text:p>0.67092428097421</text:p>
          </table:table-cell>
          <table:table-cell office:value-type="float" office:value="0.718394174399338" calcext:value-type="float">
            <text:p>0.718394174399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800" calcext:value-type="float">
            <text:p>65800</text:p>
          </table:table-cell>
          <table:table-cell office:value-type="float" office:value="0.670868051389869" calcext:value-type="float">
            <text:p>0.670868051389869</text:p>
          </table:table-cell>
          <table:table-cell office:value-type="float" office:value="0.718343407079155" calcext:value-type="float">
            <text:p>0.718343407079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900" calcext:value-type="float">
            <text:p>65900</text:p>
          </table:table-cell>
          <table:table-cell office:value-type="float" office:value="0.670812008053825" calcext:value-type="float">
            <text:p>0.670812008053825</text:p>
          </table:table-cell>
          <table:table-cell office:value-type="float" office:value="0.718292807451442" calcext:value-type="float">
            <text:p>0.718292807451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670756150046127" calcext:value-type="float">
            <text:p>0.670756150046127</text:p>
          </table:table-cell>
          <table:table-cell office:value-type="float" office:value="0.718242374690242" calcext:value-type="float">
            <text:p>0.718242374690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00" calcext:value-type="float">
            <text:p>66100</text:p>
          </table:table-cell>
          <table:table-cell office:value-type="float" office:value="0.670700476452848" calcext:value-type="float">
            <text:p>0.670700476452848</text:p>
          </table:table-cell>
          <table:table-cell office:value-type="float" office:value="0.718192107974992" calcext:value-type="float">
            <text:p>0.718192107974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00" calcext:value-type="float">
            <text:p>66200</text:p>
          </table:table-cell>
          <table:table-cell office:value-type="float" office:value="0.670644986366036" calcext:value-type="float">
            <text:p>0.670644986366036</text:p>
          </table:table-cell>
          <table:table-cell office:value-type="float" office:value="0.718142006490482" calcext:value-type="float">
            <text:p>0.718142006490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300" calcext:value-type="float">
            <text:p>66300</text:p>
          </table:table-cell>
          <table:table-cell office:value-type="float" office:value="0.670589678883671" calcext:value-type="float">
            <text:p>0.670589678883671</text:p>
          </table:table-cell>
          <table:table-cell office:value-type="float" office:value="0.718092069426806" calcext:value-type="float">
            <text:p>0.718092069426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400" calcext:value-type="float">
            <text:p>66400</text:p>
          </table:table-cell>
          <table:table-cell office:value-type="float" office:value="0.67053455310961" calcext:value-type="float">
            <text:p>0.67053455310961</text:p>
          </table:table-cell>
          <table:table-cell office:value-type="float" office:value="0.718042295979325" calcext:value-type="float">
            <text:p>0.718042295979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0.670479608153543" calcext:value-type="float">
            <text:p>0.670479608153543</text:p>
          </table:table-cell>
          <table:table-cell office:value-type="float" office:value="0.71799268534862" calcext:value-type="float">
            <text:p>0.71799268534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0.670424843130946" calcext:value-type="float">
            <text:p>0.670424843130946</text:p>
          </table:table-cell>
          <table:table-cell office:value-type="float" office:value="0.717943236740454" calcext:value-type="float">
            <text:p>0.717943236740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00" calcext:value-type="float">
            <text:p>66700</text:p>
          </table:table-cell>
          <table:table-cell office:value-type="float" office:value="0.670370257163033" calcext:value-type="float">
            <text:p>0.670370257163033</text:p>
          </table:table-cell>
          <table:table-cell office:value-type="float" office:value="0.717893949365724" calcext:value-type="float">
            <text:p>0.717893949365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800" calcext:value-type="float">
            <text:p>66800</text:p>
          </table:table-cell>
          <table:table-cell office:value-type="float" office:value="0.670315849376709" calcext:value-type="float">
            <text:p>0.670315849376709</text:p>
          </table:table-cell>
          <table:table-cell office:value-type="float" office:value="0.717844822440428" calcext:value-type="float">
            <text:p>0.717844822440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00" calcext:value-type="float">
            <text:p>66900</text:p>
          </table:table-cell>
          <table:table-cell office:value-type="float" office:value="0.670261618904527" calcext:value-type="float">
            <text:p>0.670261618904527</text:p>
          </table:table-cell>
          <table:table-cell office:value-type="float" office:value="0.717795855185618" calcext:value-type="float">
            <text:p>0.717795855185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67020756488464" calcext:value-type="float">
            <text:p>0.67020756488464</text:p>
          </table:table-cell>
          <table:table-cell office:value-type="float" office:value="0.717747046827359" calcext:value-type="float">
            <text:p>0.717747046827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0.670153686460755" calcext:value-type="float">
            <text:p>0.670153686460755</text:p>
          </table:table-cell>
          <table:table-cell office:value-type="float" office:value="0.717698396596691" calcext:value-type="float">
            <text:p>0.717698396596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00" calcext:value-type="float">
            <text:p>67200</text:p>
          </table:table-cell>
          <table:table-cell office:value-type="float" office:value="0.670099982782094" calcext:value-type="float">
            <text:p>0.670099982782094</text:p>
          </table:table-cell>
          <table:table-cell office:value-type="float" office:value="0.717649903729593" calcext:value-type="float">
            <text:p>0.717649903729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00" calcext:value-type="float">
            <text:p>67300</text:p>
          </table:table-cell>
          <table:table-cell office:value-type="float" office:value="0.670046453003345" calcext:value-type="float">
            <text:p>0.670046453003345</text:p>
          </table:table-cell>
          <table:table-cell office:value-type="float" office:value="0.717601567466939" calcext:value-type="float">
            <text:p>0.717601567466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00" calcext:value-type="float">
            <text:p>67400</text:p>
          </table:table-cell>
          <table:table-cell office:value-type="float" office:value="0.669993096284615" calcext:value-type="float">
            <text:p>0.669993096284615</text:p>
          </table:table-cell>
          <table:table-cell office:value-type="float" office:value="0.717553387054454" calcext:value-type="float">
            <text:p>0.717553387054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0.669939911791399" calcext:value-type="float">
            <text:p>0.669939911791399</text:p>
          </table:table-cell>
          <table:table-cell office:value-type="float" office:value="0.717505361742689" calcext:value-type="float">
            <text:p>0.717505361742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00" calcext:value-type="float">
            <text:p>67600</text:p>
          </table:table-cell>
          <table:table-cell office:value-type="float" office:value="0.669886898694521" calcext:value-type="float">
            <text:p>0.669886898694521</text:p>
          </table:table-cell>
          <table:table-cell office:value-type="float" office:value="0.717457490786967" calcext:value-type="float">
            <text:p>0.717457490786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00" calcext:value-type="float">
            <text:p>67700</text:p>
          </table:table-cell>
          <table:table-cell office:value-type="float" office:value="0.669834056170108" calcext:value-type="float">
            <text:p>0.669834056170108</text:p>
          </table:table-cell>
          <table:table-cell office:value-type="float" office:value="0.717409773447361" calcext:value-type="float">
            <text:p>0.717409773447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800" calcext:value-type="float">
            <text:p>67800</text:p>
          </table:table-cell>
          <table:table-cell office:value-type="float" office:value="0.669781383399534" calcext:value-type="float">
            <text:p>0.669781383399534</text:p>
          </table:table-cell>
          <table:table-cell office:value-type="float" office:value="0.717362208988642" calcext:value-type="float">
            <text:p>0.717362208988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00" calcext:value-type="float">
            <text:p>67900</text:p>
          </table:table-cell>
          <table:table-cell office:value-type="float" office:value="0.669728879569386" calcext:value-type="float">
            <text:p>0.669728879569386</text:p>
          </table:table-cell>
          <table:table-cell office:value-type="float" office:value="0.717314796680251" calcext:value-type="float">
            <text:p>0.717314796680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669676543871421" calcext:value-type="float">
            <text:p>0.669676543871421</text:p>
          </table:table-cell>
          <table:table-cell office:value-type="float" office:value="0.717267535796257" calcext:value-type="float">
            <text:p>0.717267535796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00" calcext:value-type="float">
            <text:p>68100</text:p>
          </table:table-cell>
          <table:table-cell office:value-type="float" office:value="0.669624375502524" calcext:value-type="float">
            <text:p>0.669624375502524</text:p>
          </table:table-cell>
          <table:table-cell office:value-type="float" office:value="0.717220425615327" calcext:value-type="float">
            <text:p>0.717220425615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200" calcext:value-type="float">
            <text:p>68200</text:p>
          </table:table-cell>
          <table:table-cell office:value-type="float" office:value="0.669572373664671" calcext:value-type="float">
            <text:p>0.669572373664671</text:p>
          </table:table-cell>
          <table:table-cell office:value-type="float" office:value="0.717173465420682" calcext:value-type="float">
            <text:p>0.717173465420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300" calcext:value-type="float">
            <text:p>68300</text:p>
          </table:table-cell>
          <table:table-cell office:value-type="float" office:value="0.669520537564884" calcext:value-type="float">
            <text:p>0.669520537564884</text:p>
          </table:table-cell>
          <table:table-cell office:value-type="float" office:value="0.717126654500067" calcext:value-type="float">
            <text:p>0.717126654500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0.669468866415194" calcext:value-type="float">
            <text:p>0.669468866415194</text:p>
          </table:table-cell>
          <table:table-cell office:value-type="float" office:value="0.717079992145708" calcext:value-type="float">
            <text:p>0.717079992145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0.6694173594326" calcext:value-type="float">
            <text:p>0.6694173594326</text:p>
          </table:table-cell>
          <table:table-cell office:value-type="float" office:value="0.71703347765429" calcext:value-type="float">
            <text:p>0.71703347765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00" calcext:value-type="float">
            <text:p>68600</text:p>
          </table:table-cell>
          <table:table-cell office:value-type="float" office:value="0.669366015839037" calcext:value-type="float">
            <text:p>0.669366015839037</text:p>
          </table:table-cell>
          <table:table-cell office:value-type="float" office:value="0.71698711032691" calcext:value-type="float">
            <text:p>0.71698711032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00" calcext:value-type="float">
            <text:p>68700</text:p>
          </table:table-cell>
          <table:table-cell office:value-type="float" office:value="0.669314834861325" calcext:value-type="float">
            <text:p>0.669314834861325</text:p>
          </table:table-cell>
          <table:table-cell office:value-type="float" office:value="0.716940889469047" calcext:value-type="float">
            <text:p>0.716940889469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800" calcext:value-type="float">
            <text:p>68800</text:p>
          </table:table-cell>
          <table:table-cell office:value-type="float" office:value="0.66926381573114" calcext:value-type="float">
            <text:p>0.66926381573114</text:p>
          </table:table-cell>
          <table:table-cell office:value-type="float" office:value="0.716894814390528" calcext:value-type="float">
            <text:p>0.716894814390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00" calcext:value-type="float">
            <text:p>68900</text:p>
          </table:table-cell>
          <table:table-cell office:value-type="float" office:value="0.669212957684977" calcext:value-type="float">
            <text:p>0.669212957684977</text:p>
          </table:table-cell>
          <table:table-cell office:value-type="float" office:value="0.716848884405495" calcext:value-type="float">
            <text:p>0.716848884405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669162259964101" calcext:value-type="float">
            <text:p>0.669162259964101</text:p>
          </table:table-cell>
          <table:table-cell office:value-type="float" office:value="0.716803098832368" calcext:value-type="float">
            <text:p>0.716803098832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00" calcext:value-type="float">
            <text:p>69100</text:p>
          </table:table-cell>
          <table:table-cell office:value-type="float" office:value="0.669111721814527" calcext:value-type="float">
            <text:p>0.669111721814527</text:p>
          </table:table-cell>
          <table:table-cell office:value-type="float" office:value="0.716757456993816" calcext:value-type="float">
            <text:p>0.716757456993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00" calcext:value-type="float">
            <text:p>69200</text:p>
          </table:table-cell>
          <table:table-cell office:value-type="float" office:value="0.669061342486967" calcext:value-type="float">
            <text:p>0.669061342486967</text:p>
          </table:table-cell>
          <table:table-cell office:value-type="float" office:value="0.716711958216721" calcext:value-type="float">
            <text:p>0.716711958216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300" calcext:value-type="float">
            <text:p>69300</text:p>
          </table:table-cell>
          <table:table-cell office:value-type="float" office:value="0.669011121236803" calcext:value-type="float">
            <text:p>0.669011121236803</text:p>
          </table:table-cell>
          <table:table-cell office:value-type="float" office:value="0.716666601832147" calcext:value-type="float">
            <text:p>0.716666601832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400" calcext:value-type="float">
            <text:p>69400</text:p>
          </table:table-cell>
          <table:table-cell office:value-type="float" office:value="0.66896105732405" calcext:value-type="float">
            <text:p>0.66896105732405</text:p>
          </table:table-cell>
          <table:table-cell office:value-type="float" office:value="0.716621387175308" calcext:value-type="float">
            <text:p>0.716621387175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0.668911150013314" calcext:value-type="float">
            <text:p>0.668911150013314</text:p>
          </table:table-cell>
          <table:table-cell office:value-type="float" office:value="0.716576313585532" calcext:value-type="float">
            <text:p>0.716576313585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600" calcext:value-type="float">
            <text:p>69600</text:p>
          </table:table-cell>
          <table:table-cell office:value-type="float" office:value="0.668861398573766" calcext:value-type="float">
            <text:p>0.668861398573766</text:p>
          </table:table-cell>
          <table:table-cell office:value-type="float" office:value="0.716531380406237" calcext:value-type="float">
            <text:p>0.716531380406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700" calcext:value-type="float">
            <text:p>69700</text:p>
          </table:table-cell>
          <table:table-cell office:value-type="float" office:value="0.668811802279099" calcext:value-type="float">
            <text:p>0.668811802279099</text:p>
          </table:table-cell>
          <table:table-cell office:value-type="float" office:value="0.716486586984892" calcext:value-type="float">
            <text:p>0.716486586984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00" calcext:value-type="float">
            <text:p>69800</text:p>
          </table:table-cell>
          <table:table-cell office:value-type="float" office:value="0.668762360407496" calcext:value-type="float">
            <text:p>0.668762360407496</text:p>
          </table:table-cell>
          <table:table-cell office:value-type="float" office:value="0.716441932672989" calcext:value-type="float">
            <text:p>0.716441932672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00" calcext:value-type="float">
            <text:p>69900</text:p>
          </table:table-cell>
          <table:table-cell office:value-type="float" office:value="0.668713072241595" calcext:value-type="float">
            <text:p>0.668713072241595</text:p>
          </table:table-cell>
          <table:table-cell office:value-type="float" office:value="0.716397416826014" calcext:value-type="float">
            <text:p>0.716397416826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668663937068456" calcext:value-type="float">
            <text:p>0.668663937068456</text:p>
          </table:table-cell>
          <table:table-cell office:value-type="float" office:value="0.716353038803411" calcext:value-type="float">
            <text:p>0.716353038803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00" calcext:value-type="float">
            <text:p>70100</text:p>
          </table:table-cell>
          <table:table-cell office:value-type="float" office:value="0.668614954179528" calcext:value-type="float">
            <text:p>0.668614954179528</text:p>
          </table:table-cell>
          <table:table-cell office:value-type="float" office:value="0.71630879796856" calcext:value-type="float">
            <text:p>0.71630879796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200" calcext:value-type="float">
            <text:p>70200</text:p>
          </table:table-cell>
          <table:table-cell office:value-type="float" office:value="0.668566122870609" calcext:value-type="float">
            <text:p>0.668566122870609</text:p>
          </table:table-cell>
          <table:table-cell office:value-type="float" office:value="0.716264693688737" calcext:value-type="float">
            <text:p>0.716264693688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300" calcext:value-type="float">
            <text:p>70300</text:p>
          </table:table-cell>
          <table:table-cell office:value-type="float" office:value="0.668517442441821" calcext:value-type="float">
            <text:p>0.668517442441821</text:p>
          </table:table-cell>
          <table:table-cell office:value-type="float" office:value="0.716220725335093" calcext:value-type="float">
            <text:p>0.716220725335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400" calcext:value-type="float">
            <text:p>70400</text:p>
          </table:table-cell>
          <table:table-cell office:value-type="float" office:value="0.668468912197573" calcext:value-type="float">
            <text:p>0.668468912197573</text:p>
          </table:table-cell>
          <table:table-cell office:value-type="float" office:value="0.716176892282619" calcext:value-type="float">
            <text:p>0.716176892282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0.668420531446528" calcext:value-type="float">
            <text:p>0.668420531446528</text:p>
          </table:table-cell>
          <table:table-cell office:value-type="float" office:value="0.716133193910121" calcext:value-type="float">
            <text:p>0.716133193910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00" calcext:value-type="float">
            <text:p>70600</text:p>
          </table:table-cell>
          <table:table-cell office:value-type="float" office:value="0.668372299501572" calcext:value-type="float">
            <text:p>0.668372299501572</text:p>
          </table:table-cell>
          <table:table-cell office:value-type="float" office:value="0.716089629600186" calcext:value-type="float">
            <text:p>0.716089629600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00" calcext:value-type="float">
            <text:p>70700</text:p>
          </table:table-cell>
          <table:table-cell office:value-type="float" office:value="0.668324215679781" calcext:value-type="float">
            <text:p>0.668324215679781</text:p>
          </table:table-cell>
          <table:table-cell office:value-type="float" office:value="0.716046198739158" calcext:value-type="float">
            <text:p>0.716046198739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00" calcext:value-type="float">
            <text:p>70800</text:p>
          </table:table-cell>
          <table:table-cell office:value-type="float" office:value="0.668276279302387" calcext:value-type="float">
            <text:p>0.668276279302387</text:p>
          </table:table-cell>
          <table:table-cell office:value-type="float" office:value="0.716002900717106" calcext:value-type="float">
            <text:p>0.71600290071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900" calcext:value-type="float">
            <text:p>70900</text:p>
          </table:table-cell>
          <table:table-cell office:value-type="float" office:value="0.668228489694754" calcext:value-type="float">
            <text:p>0.668228489694754</text:p>
          </table:table-cell>
          <table:table-cell office:value-type="float" office:value="0.7159597349278" calcext:value-type="float">
            <text:p>0.7159597349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668180846186338" calcext:value-type="float">
            <text:p>0.668180846186338</text:p>
          </table:table-cell>
          <table:table-cell office:value-type="float" office:value="0.715916700768679" calcext:value-type="float">
            <text:p>0.715916700768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00" calcext:value-type="float">
            <text:p>71100</text:p>
          </table:table-cell>
          <table:table-cell office:value-type="float" office:value="0.668133348110661" calcext:value-type="float">
            <text:p>0.668133348110661</text:p>
          </table:table-cell>
          <table:table-cell office:value-type="float" office:value="0.715873797640826" calcext:value-type="float">
            <text:p>0.715873797640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200" calcext:value-type="float">
            <text:p>71200</text:p>
          </table:table-cell>
          <table:table-cell office:value-type="float" office:value="0.668085994805277" calcext:value-type="float">
            <text:p>0.668085994805277</text:p>
          </table:table-cell>
          <table:table-cell office:value-type="float" office:value="0.715831024948938" calcext:value-type="float">
            <text:p>0.715831024948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300" calcext:value-type="float">
            <text:p>71300</text:p>
          </table:table-cell>
          <table:table-cell office:value-type="float" office:value="0.668038785611749" calcext:value-type="float">
            <text:p>0.668038785611749</text:p>
          </table:table-cell>
          <table:table-cell office:value-type="float" office:value="0.7157883821013" calcext:value-type="float">
            <text:p>0.7157883821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400" calcext:value-type="float">
            <text:p>71400</text:p>
          </table:table-cell>
          <table:table-cell office:value-type="float" office:value="0.667991719875607" calcext:value-type="float">
            <text:p>0.667991719875607</text:p>
          </table:table-cell>
          <table:table-cell office:value-type="float" office:value="0.715745868509762" calcext:value-type="float">
            <text:p>0.7157458685097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0.66794479694633" calcext:value-type="float">
            <text:p>0.66794479694633</text:p>
          </table:table-cell>
          <table:table-cell office:value-type="float" office:value="0.715703483589705" calcext:value-type="float">
            <text:p>0.715703483589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00" calcext:value-type="float">
            <text:p>71600</text:p>
          </table:table-cell>
          <table:table-cell office:value-type="float" office:value="0.667898016177309" calcext:value-type="float">
            <text:p>0.667898016177309</text:p>
          </table:table-cell>
          <table:table-cell office:value-type="float" office:value="0.715661226760022" calcext:value-type="float">
            <text:p>0.715661226760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00" calcext:value-type="float">
            <text:p>71700</text:p>
          </table:table-cell>
          <table:table-cell office:value-type="float" office:value="0.667851376925821" calcext:value-type="float">
            <text:p>0.667851376925821</text:p>
          </table:table-cell>
          <table:table-cell office:value-type="float" office:value="0.715619097443085" calcext:value-type="float">
            <text:p>0.715619097443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00" calcext:value-type="float">
            <text:p>71800</text:p>
          </table:table-cell>
          <table:table-cell office:value-type="float" office:value="0.667804878552996" calcext:value-type="float">
            <text:p>0.667804878552996</text:p>
          </table:table-cell>
          <table:table-cell office:value-type="float" office:value="0.715577095064723" calcext:value-type="float">
            <text:p>0.715577095064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00" calcext:value-type="float">
            <text:p>71900</text:p>
          </table:table-cell>
          <table:table-cell office:value-type="float" office:value="0.667758520423794" calcext:value-type="float">
            <text:p>0.667758520423794</text:p>
          </table:table-cell>
          <table:table-cell office:value-type="float" office:value="0.715535219054197" calcext:value-type="float">
            <text:p>0.715535219054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667712301906973" calcext:value-type="float">
            <text:p>0.667712301906973</text:p>
          </table:table-cell>
          <table:table-cell office:value-type="float" office:value="0.715493468844172" calcext:value-type="float">
            <text:p>0.715493468844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100" calcext:value-type="float">
            <text:p>72100</text:p>
          </table:table-cell>
          <table:table-cell office:value-type="float" office:value="0.667666222375062" calcext:value-type="float">
            <text:p>0.667666222375062</text:p>
          </table:table-cell>
          <table:table-cell office:value-type="float" office:value="0.715451843870692" calcext:value-type="float">
            <text:p>0.715451843870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200" calcext:value-type="float">
            <text:p>72200</text:p>
          </table:table-cell>
          <table:table-cell office:value-type="float" office:value="0.667620281204329" calcext:value-type="float">
            <text:p>0.667620281204329</text:p>
          </table:table-cell>
          <table:table-cell office:value-type="float" office:value="0.715410343573157" calcext:value-type="float">
            <text:p>0.715410343573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00" calcext:value-type="float">
            <text:p>72300</text:p>
          </table:table-cell>
          <table:table-cell office:value-type="float" office:value="0.667574477774761" calcext:value-type="float">
            <text:p>0.667574477774761</text:p>
          </table:table-cell>
          <table:table-cell office:value-type="float" office:value="0.715368967394296" calcext:value-type="float">
            <text:p>0.715368967394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400" calcext:value-type="float">
            <text:p>72400</text:p>
          </table:table-cell>
          <table:table-cell office:value-type="float" office:value="0.667528811470028" calcext:value-type="float">
            <text:p>0.667528811470028</text:p>
          </table:table-cell>
          <table:table-cell office:value-type="float" office:value="0.715327714780144" calcext:value-type="float">
            <text:p>0.715327714780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0.667483281677462" calcext:value-type="float">
            <text:p>0.667483281677462</text:p>
          </table:table-cell>
          <table:table-cell office:value-type="float" office:value="0.715286585180015" calcext:value-type="float">
            <text:p>0.715286585180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00" calcext:value-type="float">
            <text:p>72600</text:p>
          </table:table-cell>
          <table:table-cell office:value-type="float" office:value="0.667437887788026" calcext:value-type="float">
            <text:p>0.667437887788026</text:p>
          </table:table-cell>
          <table:table-cell office:value-type="float" office:value="0.715245578046482" calcext:value-type="float">
            <text:p>0.715245578046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700" calcext:value-type="float">
            <text:p>72700</text:p>
          </table:table-cell>
          <table:table-cell office:value-type="float" office:value="0.667392629196293" calcext:value-type="float">
            <text:p>0.667392629196293</text:p>
          </table:table-cell>
          <table:table-cell office:value-type="float" office:value="0.715204692835351" calcext:value-type="float">
            <text:p>0.715204692835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00" calcext:value-type="float">
            <text:p>72800</text:p>
          </table:table-cell>
          <table:table-cell office:value-type="float" office:value="0.667347505300409" calcext:value-type="float">
            <text:p>0.667347505300409</text:p>
          </table:table-cell>
          <table:table-cell office:value-type="float" office:value="0.715163929005634" calcext:value-type="float">
            <text:p>0.715163929005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00" calcext:value-type="float">
            <text:p>72900</text:p>
          </table:table-cell>
          <table:table-cell office:value-type="float" office:value="0.667302515502077" calcext:value-type="float">
            <text:p>0.667302515502077</text:p>
          </table:table-cell>
          <table:table-cell office:value-type="float" office:value="0.715123286019529" calcext:value-type="float">
            <text:p>0.715123286019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667257659206527" calcext:value-type="float">
            <text:p>0.667257659206527</text:p>
          </table:table-cell>
          <table:table-cell office:value-type="float" office:value="0.7150827633424" calcext:value-type="float">
            <text:p>0.7150827633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00" calcext:value-type="float">
            <text:p>73100</text:p>
          </table:table-cell>
          <table:table-cell office:value-type="float" office:value="0.667212935822485" calcext:value-type="float">
            <text:p>0.667212935822485</text:p>
          </table:table-cell>
          <table:table-cell office:value-type="float" office:value="0.715042360442744" calcext:value-type="float">
            <text:p>0.715042360442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00" calcext:value-type="float">
            <text:p>73200</text:p>
          </table:table-cell>
          <table:table-cell office:value-type="float" office:value="0.667168344762161" calcext:value-type="float">
            <text:p>0.667168344762161</text:p>
          </table:table-cell>
          <table:table-cell office:value-type="float" office:value="0.715002076792178" calcext:value-type="float">
            <text:p>0.715002076792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300" calcext:value-type="float">
            <text:p>73300</text:p>
          </table:table-cell>
          <table:table-cell office:value-type="float" office:value="0.667123885441206" calcext:value-type="float">
            <text:p>0.667123885441206</text:p>
          </table:table-cell>
          <table:table-cell office:value-type="float" office:value="0.714961911865412" calcext:value-type="float">
            <text:p>0.714961911865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00" calcext:value-type="float">
            <text:p>73400</text:p>
          </table:table-cell>
          <table:table-cell office:value-type="float" office:value="0.667079557278703" calcext:value-type="float">
            <text:p>0.667079557278703</text:p>
          </table:table-cell>
          <table:table-cell office:value-type="float" office:value="0.714921865140225" calcext:value-type="float">
            <text:p>0.714921865140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0.667035359697128" calcext:value-type="float">
            <text:p>0.667035359697128</text:p>
          </table:table-cell>
          <table:table-cell office:value-type="float" office:value="0.714881936097446" calcext:value-type="float">
            <text:p>0.714881936097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00" calcext:value-type="float">
            <text:p>73600</text:p>
          </table:table-cell>
          <table:table-cell office:value-type="float" office:value="0.666991292122338" calcext:value-type="float">
            <text:p>0.666991292122338</text:p>
          </table:table-cell>
          <table:table-cell office:value-type="float" office:value="0.714842124220928" calcext:value-type="float">
            <text:p>0.714842124220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00" calcext:value-type="float">
            <text:p>73700</text:p>
          </table:table-cell>
          <table:table-cell office:value-type="float" office:value="0.666947353983537" calcext:value-type="float">
            <text:p>0.666947353983537</text:p>
          </table:table-cell>
          <table:table-cell office:value-type="float" office:value="0.714802428997533" calcext:value-type="float">
            <text:p>0.714802428997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00" calcext:value-type="float">
            <text:p>73800</text:p>
          </table:table-cell>
          <table:table-cell office:value-type="float" office:value="0.666903544713254" calcext:value-type="float">
            <text:p>0.666903544713254</text:p>
          </table:table-cell>
          <table:table-cell office:value-type="float" office:value="0.714762849917099" calcext:value-type="float">
            <text:p>0.714762849917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00" calcext:value-type="float">
            <text:p>73900</text:p>
          </table:table-cell>
          <table:table-cell office:value-type="float" office:value="0.666859863747323" calcext:value-type="float">
            <text:p>0.666859863747323</text:p>
          </table:table-cell>
          <table:table-cell office:value-type="float" office:value="0.714723386472428" calcext:value-type="float">
            <text:p>0.714723386472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666816310524856" calcext:value-type="float">
            <text:p>0.666816310524856</text:p>
          </table:table-cell>
          <table:table-cell office:value-type="float" office:value="0.714684038159265" calcext:value-type="float">
            <text:p>0.714684038159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00" calcext:value-type="float">
            <text:p>74100</text:p>
          </table:table-cell>
          <table:table-cell office:value-type="float" office:value="0.666772884488216" calcext:value-type="float">
            <text:p>0.666772884488216</text:p>
          </table:table-cell>
          <table:table-cell office:value-type="float" office:value="0.714644804476267" calcext:value-type="float">
            <text:p>0.714644804476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00" calcext:value-type="float">
            <text:p>74200</text:p>
          </table:table-cell>
          <table:table-cell office:value-type="float" office:value="0.666729585083" calcext:value-type="float">
            <text:p>0.666729585083</text:p>
          </table:table-cell>
          <table:table-cell office:value-type="float" office:value="0.714605684924993" calcext:value-type="float">
            <text:p>0.714605684924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300" calcext:value-type="float">
            <text:p>74300</text:p>
          </table:table-cell>
          <table:table-cell office:value-type="float" office:value="0.666686411758011" calcext:value-type="float">
            <text:p>0.666686411758011</text:p>
          </table:table-cell>
          <table:table-cell office:value-type="float" office:value="0.714566679009877" calcext:value-type="float">
            <text:p>0.714566679009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00" calcext:value-type="float">
            <text:p>74400</text:p>
          </table:table-cell>
          <table:table-cell office:value-type="float" office:value="0.666643363965236" calcext:value-type="float">
            <text:p>0.666643363965236</text:p>
          </table:table-cell>
          <table:table-cell office:value-type="float" office:value="0.714527786238208" calcext:value-type="float">
            <text:p>0.714527786238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0.666600441159827" calcext:value-type="float">
            <text:p>0.666600441159827</text:p>
          </table:table-cell>
          <table:table-cell office:value-type="float" office:value="0.714489006120112" calcext:value-type="float">
            <text:p>0.714489006120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00" calcext:value-type="float">
            <text:p>74600</text:p>
          </table:table-cell>
          <table:table-cell office:value-type="float" office:value="0.666557642800069" calcext:value-type="float">
            <text:p>0.666557642800069</text:p>
          </table:table-cell>
          <table:table-cell office:value-type="float" office:value="0.714450338168528" calcext:value-type="float">
            <text:p>0.714450338168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00" calcext:value-type="float">
            <text:p>74700</text:p>
          </table:table-cell>
          <table:table-cell office:value-type="float" office:value="0.666514968347367" calcext:value-type="float">
            <text:p>0.666514968347367</text:p>
          </table:table-cell>
          <table:table-cell office:value-type="float" office:value="0.714411781899191" calcext:value-type="float">
            <text:p>0.714411781899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800" calcext:value-type="float">
            <text:p>74800</text:p>
          </table:table-cell>
          <table:table-cell office:value-type="float" office:value="0.666472417266221" calcext:value-type="float">
            <text:p>0.666472417266221</text:p>
          </table:table-cell>
          <table:table-cell office:value-type="float" office:value="0.714373336830611" calcext:value-type="float">
            <text:p>0.7143733368306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00" calcext:value-type="float">
            <text:p>74900</text:p>
          </table:table-cell>
          <table:table-cell office:value-type="float" office:value="0.666429989024201" calcext:value-type="float">
            <text:p>0.666429989024201</text:p>
          </table:table-cell>
          <table:table-cell office:value-type="float" office:value="0.714335002484055" calcext:value-type="float">
            <text:p>0.714335002484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666387683091927" calcext:value-type="float">
            <text:p>0.666387683091927</text:p>
          </table:table-cell>
          <table:table-cell office:value-type="float" office:value="0.714296778383522" calcext:value-type="float">
            <text:p>0.714296778383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00" calcext:value-type="float">
            <text:p>75100</text:p>
          </table:table-cell>
          <table:table-cell office:value-type="float" office:value="0.666345498943047" calcext:value-type="float">
            <text:p>0.666345498943047</text:p>
          </table:table-cell>
          <table:table-cell office:value-type="float" office:value="0.714258664055729" calcext:value-type="float">
            <text:p>0.714258664055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00" calcext:value-type="float">
            <text:p>75200</text:p>
          </table:table-cell>
          <table:table-cell office:value-type="float" office:value="0.666303436054216" calcext:value-type="float">
            <text:p>0.666303436054216</text:p>
          </table:table-cell>
          <table:table-cell office:value-type="float" office:value="0.714220659030089" calcext:value-type="float">
            <text:p>0.714220659030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00" calcext:value-type="float">
            <text:p>75300</text:p>
          </table:table-cell>
          <table:table-cell office:value-type="float" office:value="0.666261493905075" calcext:value-type="float">
            <text:p>0.666261493905075</text:p>
          </table:table-cell>
          <table:table-cell office:value-type="float" office:value="0.714182762838693" calcext:value-type="float">
            <text:p>0.714182762838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400" calcext:value-type="float">
            <text:p>75400</text:p>
          </table:table-cell>
          <table:table-cell office:value-type="float" office:value="0.666219671978229" calcext:value-type="float">
            <text:p>0.666219671978229</text:p>
          </table:table-cell>
          <table:table-cell office:value-type="float" office:value="0.714144975016294" calcext:value-type="float">
            <text:p>0.714144975016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0.666177969759224" calcext:value-type="float">
            <text:p>0.666177969759224</text:p>
          </table:table-cell>
          <table:table-cell office:value-type="float" office:value="0.714107295100277" calcext:value-type="float">
            <text:p>0.714107295100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0.666136386736532" calcext:value-type="float">
            <text:p>0.666136386736532</text:p>
          </table:table-cell>
          <table:table-cell office:value-type="float" office:value="0.714069722630656" calcext:value-type="float">
            <text:p>0.714069722630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700" calcext:value-type="float">
            <text:p>75700</text:p>
          </table:table-cell>
          <table:table-cell office:value-type="float" office:value="0.666094922401521" calcext:value-type="float">
            <text:p>0.666094922401521</text:p>
          </table:table-cell>
          <table:table-cell office:value-type="float" office:value="0.714032257150043" calcext:value-type="float">
            <text:p>0.714032257150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00" calcext:value-type="float">
            <text:p>75800</text:p>
          </table:table-cell>
          <table:table-cell office:value-type="float" office:value="0.666053576248445" calcext:value-type="float">
            <text:p>0.666053576248445</text:p>
          </table:table-cell>
          <table:table-cell office:value-type="float" office:value="0.713994898203638" calcext:value-type="float">
            <text:p>0.713994898203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00" calcext:value-type="float">
            <text:p>75900</text:p>
          </table:table-cell>
          <table:table-cell office:value-type="float" office:value="0.666012347774419" calcext:value-type="float">
            <text:p>0.666012347774419</text:p>
          </table:table-cell>
          <table:table-cell office:value-type="float" office:value="0.713957645339204" calcext:value-type="float">
            <text:p>0.713957645339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665971236479394" calcext:value-type="float">
            <text:p>0.665971236479394</text:p>
          </table:table-cell>
          <table:table-cell office:value-type="float" office:value="0.713920498107054" calcext:value-type="float">
            <text:p>0.713920498107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00" calcext:value-type="float">
            <text:p>76100</text:p>
          </table:table-cell>
          <table:table-cell office:value-type="float" office:value="0.665930241866145" calcext:value-type="float">
            <text:p>0.665930241866145</text:p>
          </table:table-cell>
          <table:table-cell office:value-type="float" office:value="0.713883456060032" calcext:value-type="float">
            <text:p>0.713883456060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00" calcext:value-type="float">
            <text:p>76200</text:p>
          </table:table-cell>
          <table:table-cell office:value-type="float" office:value="0.665889363440249" calcext:value-type="float">
            <text:p>0.665889363440249</text:p>
          </table:table-cell>
          <table:table-cell office:value-type="float" office:value="0.713846518753493" calcext:value-type="float">
            <text:p>0.713846518753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00" calcext:value-type="float">
            <text:p>76300</text:p>
          </table:table-cell>
          <table:table-cell office:value-type="float" office:value="0.665848600710059" calcext:value-type="float">
            <text:p>0.665848600710059</text:p>
          </table:table-cell>
          <table:table-cell office:value-type="float" office:value="0.713809685745286" calcext:value-type="float">
            <text:p>0.713809685745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00" calcext:value-type="float">
            <text:p>76400</text:p>
          </table:table-cell>
          <table:table-cell office:value-type="float" office:value="0.665807953186695" calcext:value-type="float">
            <text:p>0.665807953186695</text:p>
          </table:table-cell>
          <table:table-cell office:value-type="float" office:value="0.713772956595742" calcext:value-type="float">
            <text:p>0.713772956595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0.665767420384017" calcext:value-type="float">
            <text:p>0.665767420384017</text:p>
          </table:table-cell>
          <table:table-cell office:value-type="float" office:value="0.713736330867647" calcext:value-type="float">
            <text:p>0.713736330867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00" calcext:value-type="float">
            <text:p>76600</text:p>
          </table:table-cell>
          <table:table-cell office:value-type="float" office:value="0.665727001818609" calcext:value-type="float">
            <text:p>0.665727001818609</text:p>
          </table:table-cell>
          <table:table-cell office:value-type="float" office:value="0.713699808126236" calcext:value-type="float">
            <text:p>0.713699808126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700" calcext:value-type="float">
            <text:p>76700</text:p>
          </table:table-cell>
          <table:table-cell office:value-type="float" office:value="0.665686697009759" calcext:value-type="float">
            <text:p>0.665686697009759</text:p>
          </table:table-cell>
          <table:table-cell office:value-type="float" office:value="0.713663387939164" calcext:value-type="float">
            <text:p>0.713663387939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0.665646505479441" calcext:value-type="float">
            <text:p>0.665646505479441</text:p>
          </table:table-cell>
          <table:table-cell office:value-type="float" office:value="0.713627069876502" calcext:value-type="float">
            <text:p>0.713627069876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00" calcext:value-type="float">
            <text:p>76900</text:p>
          </table:table-cell>
          <table:table-cell office:value-type="float" office:value="0.665606426752292" calcext:value-type="float">
            <text:p>0.665606426752292</text:p>
          </table:table-cell>
          <table:table-cell office:value-type="float" office:value="0.713590853510705" calcext:value-type="float">
            <text:p>0.713590853510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665566460355604" calcext:value-type="float">
            <text:p>0.665566460355604</text:p>
          </table:table-cell>
          <table:table-cell office:value-type="float" office:value="0.713554738416613" calcext:value-type="float">
            <text:p>0.713554738416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00" calcext:value-type="float">
            <text:p>77100</text:p>
          </table:table-cell>
          <table:table-cell office:value-type="float" office:value="0.665526605819294" calcext:value-type="float">
            <text:p>0.665526605819294</text:p>
          </table:table-cell>
          <table:table-cell office:value-type="float" office:value="0.713518724171422" calcext:value-type="float">
            <text:p>0.713518724171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00" calcext:value-type="float">
            <text:p>77200</text:p>
          </table:table-cell>
          <table:table-cell office:value-type="float" office:value="0.66548686267589" calcext:value-type="float">
            <text:p>0.66548686267589</text:p>
          </table:table-cell>
          <table:table-cell office:value-type="float" office:value="0.713482810354667" calcext:value-type="float">
            <text:p>0.713482810354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00" calcext:value-type="float">
            <text:p>77300</text:p>
          </table:table-cell>
          <table:table-cell office:value-type="float" office:value="0.665447230460519" calcext:value-type="float">
            <text:p>0.665447230460519</text:p>
          </table:table-cell>
          <table:table-cell office:value-type="float" office:value="0.71344699654822" calcext:value-type="float">
            <text:p>0.71344699654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00" calcext:value-type="float">
            <text:p>77400</text:p>
          </table:table-cell>
          <table:table-cell office:value-type="float" office:value="0.665407708710878" calcext:value-type="float">
            <text:p>0.665407708710878</text:p>
          </table:table-cell>
          <table:table-cell office:value-type="float" office:value="0.713411282336255" calcext:value-type="float">
            <text:p>0.713411282336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0.665368296967223" calcext:value-type="float">
            <text:p>0.665368296967223</text:p>
          </table:table-cell>
          <table:table-cell office:value-type="float" office:value="0.713375667305244" calcext:value-type="float">
            <text:p>0.713375667305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00" calcext:value-type="float">
            <text:p>77600</text:p>
          </table:table-cell>
          <table:table-cell office:value-type="float" office:value="0.665328994772353" calcext:value-type="float">
            <text:p>0.665328994772353</text:p>
          </table:table-cell>
          <table:table-cell office:value-type="float" office:value="0.71334015104394" calcext:value-type="float">
            <text:p>0.71334015104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00" calcext:value-type="float">
            <text:p>77700</text:p>
          </table:table-cell>
          <table:table-cell office:value-type="float" office:value="0.665289801671586" calcext:value-type="float">
            <text:p>0.665289801671586</text:p>
          </table:table-cell>
          <table:table-cell office:value-type="float" office:value="0.713304733143359" calcext:value-type="float">
            <text:p>0.713304733143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00" calcext:value-type="float">
            <text:p>77800</text:p>
          </table:table-cell>
          <table:table-cell office:value-type="float" office:value="0.665250717212751" calcext:value-type="float">
            <text:p>0.665250717212751</text:p>
          </table:table-cell>
          <table:table-cell office:value-type="float" office:value="0.713269413196766" calcext:value-type="float">
            <text:p>0.713269413196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900" calcext:value-type="float">
            <text:p>77900</text:p>
          </table:table-cell>
          <table:table-cell office:value-type="float" office:value="0.665211740946159" calcext:value-type="float">
            <text:p>0.665211740946159</text:p>
          </table:table-cell>
          <table:table-cell office:value-type="float" office:value="0.713234190799656" calcext:value-type="float">
            <text:p>0.713234190799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665172872424596" calcext:value-type="float">
            <text:p>0.665172872424596</text:p>
          </table:table-cell>
          <table:table-cell office:value-type="float" office:value="0.713199065549746" calcext:value-type="float">
            <text:p>0.713199065549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00" calcext:value-type="float">
            <text:p>78100</text:p>
          </table:table-cell>
          <table:table-cell office:value-type="float" office:value="0.665134111203302" calcext:value-type="float">
            <text:p>0.665134111203302</text:p>
          </table:table-cell>
          <table:table-cell office:value-type="float" office:value="0.713164037046951" calcext:value-type="float">
            <text:p>0.713164037046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00" calcext:value-type="float">
            <text:p>78200</text:p>
          </table:table-cell>
          <table:table-cell office:value-type="float" office:value="0.665095456839953" calcext:value-type="float">
            <text:p>0.665095456839953</text:p>
          </table:table-cell>
          <table:table-cell office:value-type="float" office:value="0.713129104893378" calcext:value-type="float">
            <text:p>0.713129104893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00" calcext:value-type="float">
            <text:p>78300</text:p>
          </table:table-cell>
          <table:table-cell office:value-type="float" office:value="0.665056908894648" calcext:value-type="float">
            <text:p>0.665056908894648</text:p>
          </table:table-cell>
          <table:table-cell office:value-type="float" office:value="0.713094268693303" calcext:value-type="float">
            <text:p>0.713094268693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  <table:table-cell office:value-type="float" office:value="0.665018466929889" calcext:value-type="float">
            <text:p>0.665018466929889</text:p>
          </table:table-cell>
          <table:table-cell office:value-type="float" office:value="0.713059528053161" calcext:value-type="float">
            <text:p>0.713059528053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0.664980130510565" calcext:value-type="float">
            <text:p>0.664980130510565</text:p>
          </table:table-cell>
          <table:table-cell office:value-type="float" office:value="0.71302488258153" calcext:value-type="float">
            <text:p>0.71302488258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00" calcext:value-type="float">
            <text:p>78600</text:p>
          </table:table-cell>
          <table:table-cell office:value-type="float" office:value="0.66494189920394" calcext:value-type="float">
            <text:p>0.66494189920394</text:p>
          </table:table-cell>
          <table:table-cell office:value-type="float" office:value="0.712990331889117" calcext:value-type="float">
            <text:p>0.712990331889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  <table:table-cell office:value-type="float" office:value="0.664903772579632" calcext:value-type="float">
            <text:p>0.664903772579632</text:p>
          </table:table-cell>
          <table:table-cell office:value-type="float" office:value="0.712955875588745" calcext:value-type="float">
            <text:p>0.712955875588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00" calcext:value-type="float">
            <text:p>78800</text:p>
          </table:table-cell>
          <table:table-cell office:value-type="float" office:value="0.664865750209598" calcext:value-type="float">
            <text:p>0.664865750209598</text:p>
          </table:table-cell>
          <table:table-cell office:value-type="float" office:value="0.712921513295334" calcext:value-type="float">
            <text:p>0.712921513295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900" calcext:value-type="float">
            <text:p>78900</text:p>
          </table:table-cell>
          <table:table-cell office:value-type="float" office:value="0.66482783166812" calcext:value-type="float">
            <text:p>0.66482783166812</text:p>
          </table:table-cell>
          <table:table-cell office:value-type="float" office:value="0.712887244625891" calcext:value-type="float">
            <text:p>0.712887244625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664790016531788" calcext:value-type="float">
            <text:p>0.664790016531788</text:p>
          </table:table-cell>
          <table:table-cell office:value-type="float" office:value="0.712853069199495" calcext:value-type="float">
            <text:p>0.712853069199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00" calcext:value-type="float">
            <text:p>79100</text:p>
          </table:table-cell>
          <table:table-cell office:value-type="float" office:value="0.664752304379486" calcext:value-type="float">
            <text:p>0.664752304379486</text:p>
          </table:table-cell>
          <table:table-cell office:value-type="float" office:value="0.712818986637282" calcext:value-type="float">
            <text:p>0.712818986637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0.664714694792371" calcext:value-type="float">
            <text:p>0.664714694792371</text:p>
          </table:table-cell>
          <table:table-cell office:value-type="float" office:value="0.712784996562432" calcext:value-type="float">
            <text:p>0.712784996562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300" calcext:value-type="float">
            <text:p>79300</text:p>
          </table:table-cell>
          <table:table-cell office:value-type="float" office:value="0.664677187353867" calcext:value-type="float">
            <text:p>0.664677187353867</text:p>
          </table:table-cell>
          <table:table-cell office:value-type="float" office:value="0.712751098600157" calcext:value-type="float">
            <text:p>0.712751098600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400" calcext:value-type="float">
            <text:p>79400</text:p>
          </table:table-cell>
          <table:table-cell office:value-type="float" office:value="0.664639781649641" calcext:value-type="float">
            <text:p>0.664639781649641</text:p>
          </table:table-cell>
          <table:table-cell office:value-type="float" office:value="0.712717292377683" calcext:value-type="float">
            <text:p>0.712717292377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0.664602477267594" calcext:value-type="float">
            <text:p>0.664602477267594</text:p>
          </table:table-cell>
          <table:table-cell office:value-type="float" office:value="0.71268357752424" calcext:value-type="float">
            <text:p>0.71268357752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600" calcext:value-type="float">
            <text:p>79600</text:p>
          </table:table-cell>
          <table:table-cell office:value-type="float" office:value="0.664565273797842" calcext:value-type="float">
            <text:p>0.664565273797842</text:p>
          </table:table-cell>
          <table:table-cell office:value-type="float" office:value="0.712649953671048" calcext:value-type="float">
            <text:p>0.712649953671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700" calcext:value-type="float">
            <text:p>79700</text:p>
          </table:table-cell>
          <table:table-cell office:value-type="float" office:value="0.664528170832703" calcext:value-type="float">
            <text:p>0.664528170832703</text:p>
          </table:table-cell>
          <table:table-cell office:value-type="float" office:value="0.712616420451304" calcext:value-type="float">
            <text:p>0.712616420451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800" calcext:value-type="float">
            <text:p>79800</text:p>
          </table:table-cell>
          <table:table-cell office:value-type="float" office:value="0.664491167966683" calcext:value-type="float">
            <text:p>0.664491167966683</text:p>
          </table:table-cell>
          <table:table-cell office:value-type="float" office:value="0.712582977500167" calcext:value-type="float">
            <text:p>0.712582977500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00" calcext:value-type="float">
            <text:p>79900</text:p>
          </table:table-cell>
          <table:table-cell office:value-type="float" office:value="0.664454264796459" calcext:value-type="float">
            <text:p>0.664454264796459</text:p>
          </table:table-cell>
          <table:table-cell office:value-type="float" office:value="0.712549624454746" calcext:value-type="float">
            <text:p>0.712549624454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664417460920865" calcext:value-type="float">
            <text:p>0.664417460920865</text:p>
          </table:table-cell>
          <table:table-cell office:value-type="float" office:value="0.712516360954088" calcext:value-type="float">
            <text:p>0.712516360954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100" calcext:value-type="float">
            <text:p>80100</text:p>
          </table:table-cell>
          <table:table-cell office:value-type="float" office:value="0.664380755940884" calcext:value-type="float">
            <text:p>0.664380755940884</text:p>
          </table:table-cell>
          <table:table-cell office:value-type="float" office:value="0.712483186639163" calcext:value-type="float">
            <text:p>0.712483186639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200" calcext:value-type="float">
            <text:p>80200</text:p>
          </table:table-cell>
          <table:table-cell office:value-type="float" office:value="0.664344149459622" calcext:value-type="float">
            <text:p>0.664344149459622</text:p>
          </table:table-cell>
          <table:table-cell office:value-type="float" office:value="0.712450101152854" calcext:value-type="float">
            <text:p>0.712450101152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00" calcext:value-type="float">
            <text:p>80300</text:p>
          </table:table-cell>
          <table:table-cell office:value-type="float" office:value="0.664307641082302" calcext:value-type="float">
            <text:p>0.664307641082302</text:p>
          </table:table-cell>
          <table:table-cell office:value-type="float" office:value="0.712417104139941" calcext:value-type="float">
            <text:p>0.712417104139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400" calcext:value-type="float">
            <text:p>80400</text:p>
          </table:table-cell>
          <table:table-cell office:value-type="float" office:value="0.664271230416252" calcext:value-type="float">
            <text:p>0.664271230416252</text:p>
          </table:table-cell>
          <table:table-cell office:value-type="float" office:value="0.712384195247095" calcext:value-type="float">
            <text:p>0.712384195247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0.664234917070879" calcext:value-type="float">
            <text:p>0.664234917070879</text:p>
          </table:table-cell>
          <table:table-cell office:value-type="float" office:value="0.712351374122851" calcext:value-type="float">
            <text:p>0.712351374122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600" calcext:value-type="float">
            <text:p>80600</text:p>
          </table:table-cell>
          <table:table-cell office:value-type="float" office:value="0.664198700657672" calcext:value-type="float">
            <text:p>0.664198700657672</text:p>
          </table:table-cell>
          <table:table-cell office:value-type="float" office:value="0.712318640417616" calcext:value-type="float">
            <text:p>0.712318640417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700" calcext:value-type="float">
            <text:p>80700</text:p>
          </table:table-cell>
          <table:table-cell office:value-type="float" office:value="0.664162580790174" calcext:value-type="float">
            <text:p>0.664162580790174</text:p>
          </table:table-cell>
          <table:table-cell office:value-type="float" office:value="0.712285993783639" calcext:value-type="float">
            <text:p>0.7122859937836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800" calcext:value-type="float">
            <text:p>80800</text:p>
          </table:table-cell>
          <table:table-cell office:value-type="float" office:value="0.664126557083977" calcext:value-type="float">
            <text:p>0.664126557083977</text:p>
          </table:table-cell>
          <table:table-cell office:value-type="float" office:value="0.712253433875011" calcext:value-type="float">
            <text:p>0.712253433875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900" calcext:value-type="float">
            <text:p>80900</text:p>
          </table:table-cell>
          <table:table-cell office:value-type="float" office:value="0.664090629156705" calcext:value-type="float">
            <text:p>0.664090629156705</text:p>
          </table:table-cell>
          <table:table-cell office:value-type="float" office:value="0.712220960347644" calcext:value-type="float">
            <text:p>0.712220960347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664054796627999" calcext:value-type="float">
            <text:p>0.664054796627999</text:p>
          </table:table-cell>
          <table:table-cell office:value-type="float" office:value="0.712188572859263" calcext:value-type="float">
            <text:p>0.712188572859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00" calcext:value-type="float">
            <text:p>81100</text:p>
          </table:table-cell>
          <table:table-cell office:value-type="float" office:value="0.664019059119509" calcext:value-type="float">
            <text:p>0.664019059119509</text:p>
          </table:table-cell>
          <table:table-cell office:value-type="float" office:value="0.712156271069397" calcext:value-type="float">
            <text:p>0.712156271069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00" calcext:value-type="float">
            <text:p>81200</text:p>
          </table:table-cell>
          <table:table-cell office:value-type="float" office:value="0.663983416254875" calcext:value-type="float">
            <text:p>0.663983416254875</text:p>
          </table:table-cell>
          <table:table-cell office:value-type="float" office:value="0.712124054639362" calcext:value-type="float">
            <text:p>0.712124054639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300" calcext:value-type="float">
            <text:p>81300</text:p>
          </table:table-cell>
          <table:table-cell office:value-type="float" office:value="0.66394786765972" calcext:value-type="float">
            <text:p>0.66394786765972</text:p>
          </table:table-cell>
          <table:table-cell office:value-type="float" office:value="0.71209192323225" calcext:value-type="float">
            <text:p>0.71209192323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400" calcext:value-type="float">
            <text:p>81400</text:p>
          </table:table-cell>
          <table:table-cell office:value-type="float" office:value="0.663912412961629" calcext:value-type="float">
            <text:p>0.663912412961629</text:p>
          </table:table-cell>
          <table:table-cell office:value-type="float" office:value="0.71205987651292" calcext:value-type="float">
            <text:p>0.71205987651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0.663877051790146" calcext:value-type="float">
            <text:p>0.663877051790146</text:p>
          </table:table-cell>
          <table:table-cell office:value-type="float" office:value="0.712027914147991" calcext:value-type="float">
            <text:p>0.712027914147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600" calcext:value-type="float">
            <text:p>81600</text:p>
          </table:table-cell>
          <table:table-cell office:value-type="float" office:value="0.663841783776753" calcext:value-type="float">
            <text:p>0.663841783776753</text:p>
          </table:table-cell>
          <table:table-cell office:value-type="float" office:value="0.711996035805814" calcext:value-type="float">
            <text:p>0.7119960358058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700" calcext:value-type="float">
            <text:p>81700</text:p>
          </table:table-cell>
          <table:table-cell office:value-type="float" office:value="0.663806608554861" calcext:value-type="float">
            <text:p>0.663806608554861</text:p>
          </table:table-cell>
          <table:table-cell office:value-type="float" office:value="0.711964241156481" calcext:value-type="float">
            <text:p>0.711964241156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800" calcext:value-type="float">
            <text:p>81800</text:p>
          </table:table-cell>
          <table:table-cell office:value-type="float" office:value="0.663771525759797" calcext:value-type="float">
            <text:p>0.663771525759797</text:p>
          </table:table-cell>
          <table:table-cell office:value-type="float" office:value="0.711932529871799" calcext:value-type="float">
            <text:p>0.711932529871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00" calcext:value-type="float">
            <text:p>81900</text:p>
          </table:table-cell>
          <table:table-cell office:value-type="float" office:value="0.66373653502879" calcext:value-type="float">
            <text:p>0.66373653502879</text:p>
          </table:table-cell>
          <table:table-cell office:value-type="float" office:value="0.711900901625286" calcext:value-type="float">
            <text:p>0.711900901625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663701636000963" calcext:value-type="float">
            <text:p>0.663701636000963</text:p>
          </table:table-cell>
          <table:table-cell office:value-type="float" office:value="0.711869356092158" calcext:value-type="float">
            <text:p>0.711869356092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100" calcext:value-type="float">
            <text:p>82100</text:p>
          </table:table-cell>
          <table:table-cell office:value-type="float" office:value="0.663666828317315" calcext:value-type="float">
            <text:p>0.663666828317315</text:p>
          </table:table-cell>
          <table:table-cell office:value-type="float" office:value="0.711837892949315" calcext:value-type="float">
            <text:p>0.711837892949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200" calcext:value-type="float">
            <text:p>82200</text:p>
          </table:table-cell>
          <table:table-cell office:value-type="float" office:value="0.663632111620713" calcext:value-type="float">
            <text:p>0.663632111620713</text:p>
          </table:table-cell>
          <table:table-cell office:value-type="float" office:value="0.711806511875341" calcext:value-type="float">
            <text:p>0.711806511875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300" calcext:value-type="float">
            <text:p>82300</text:p>
          </table:table-cell>
          <table:table-cell office:value-type="float" office:value="0.663597485555876" calcext:value-type="float">
            <text:p>0.663597485555876</text:p>
          </table:table-cell>
          <table:table-cell office:value-type="float" office:value="0.711775212550475" calcext:value-type="float">
            <text:p>0.711775212550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400" calcext:value-type="float">
            <text:p>82400</text:p>
          </table:table-cell>
          <table:table-cell office:value-type="float" office:value="0.66356294976937" calcext:value-type="float">
            <text:p>0.66356294976937</text:p>
          </table:table-cell>
          <table:table-cell office:value-type="float" office:value="0.711743994656619" calcext:value-type="float">
            <text:p>0.711743994656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0.663528503909588" calcext:value-type="float">
            <text:p>0.663528503909588</text:p>
          </table:table-cell>
          <table:table-cell office:value-type="float" office:value="0.711712857877314" calcext:value-type="float">
            <text:p>0.711712857877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600" calcext:value-type="float">
            <text:p>82600</text:p>
          </table:table-cell>
          <table:table-cell office:value-type="float" office:value="0.663494147626743" calcext:value-type="float">
            <text:p>0.663494147626743</text:p>
          </table:table-cell>
          <table:table-cell office:value-type="float" office:value="0.711681801897737" calcext:value-type="float">
            <text:p>0.711681801897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00" calcext:value-type="float">
            <text:p>82700</text:p>
          </table:table-cell>
          <table:table-cell office:value-type="float" office:value="0.663459880572854" calcext:value-type="float">
            <text:p>0.663459880572854</text:p>
          </table:table-cell>
          <table:table-cell office:value-type="float" office:value="0.711650826404686" calcext:value-type="float">
            <text:p>0.711650826404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0.663425702401737" calcext:value-type="float">
            <text:p>0.663425702401737</text:p>
          </table:table-cell>
          <table:table-cell office:value-type="float" office:value="0.71161993108657" calcext:value-type="float">
            <text:p>0.71161993108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900" calcext:value-type="float">
            <text:p>82900</text:p>
          </table:table-cell>
          <table:table-cell office:value-type="float" office:value="0.663391612768991" calcext:value-type="float">
            <text:p>0.663391612768991</text:p>
          </table:table-cell>
          <table:table-cell office:value-type="float" office:value="0.711589115633406" calcext:value-type="float">
            <text:p>0.711589115633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663357611331986" calcext:value-type="float">
            <text:p>0.663357611331986</text:p>
          </table:table-cell>
          <table:table-cell office:value-type="float" office:value="0.711558379736796" calcext:value-type="float">
            <text:p>0.711558379736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00" calcext:value-type="float">
            <text:p>83100</text:p>
          </table:table-cell>
          <table:table-cell office:value-type="float" office:value="0.663323697749856" calcext:value-type="float">
            <text:p>0.663323697749856</text:p>
          </table:table-cell>
          <table:table-cell office:value-type="float" office:value="0.711527723089927" calcext:value-type="float">
            <text:p>0.711527723089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200" calcext:value-type="float">
            <text:p>83200</text:p>
          </table:table-cell>
          <table:table-cell office:value-type="float" office:value="0.663289871683484" calcext:value-type="float">
            <text:p>0.663289871683484</text:p>
          </table:table-cell>
          <table:table-cell office:value-type="float" office:value="0.711497145387557" calcext:value-type="float">
            <text:p>0.711497145387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300" calcext:value-type="float">
            <text:p>83300</text:p>
          </table:table-cell>
          <table:table-cell office:value-type="float" office:value="0.663256132795489" calcext:value-type="float">
            <text:p>0.663256132795489</text:p>
          </table:table-cell>
          <table:table-cell office:value-type="float" office:value="0.711466646326007" calcext:value-type="float">
            <text:p>0.711466646326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400" calcext:value-type="float">
            <text:p>83400</text:p>
          </table:table-cell>
          <table:table-cell office:value-type="float" office:value="0.663222480750222" calcext:value-type="float">
            <text:p>0.663222480750222</text:p>
          </table:table-cell>
          <table:table-cell office:value-type="float" office:value="0.711436225603146" calcext:value-type="float">
            <text:p>0.711436225603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0.663188915213745" calcext:value-type="float">
            <text:p>0.663188915213745</text:p>
          </table:table-cell>
          <table:table-cell office:value-type="float" office:value="0.711405882918386" calcext:value-type="float">
            <text:p>0.711405882918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600" calcext:value-type="float">
            <text:p>83600</text:p>
          </table:table-cell>
          <table:table-cell office:value-type="float" office:value="0.663155435853831" calcext:value-type="float">
            <text:p>0.663155435853831</text:p>
          </table:table-cell>
          <table:table-cell office:value-type="float" office:value="0.711375617972675" calcext:value-type="float">
            <text:p>0.711375617972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700" calcext:value-type="float">
            <text:p>83700</text:p>
          </table:table-cell>
          <table:table-cell office:value-type="float" office:value="0.663122042339943" calcext:value-type="float">
            <text:p>0.663122042339943</text:p>
          </table:table-cell>
          <table:table-cell office:value-type="float" office:value="0.711345430468475" calcext:value-type="float">
            <text:p>0.711345430468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00" calcext:value-type="float">
            <text:p>83800</text:p>
          </table:table-cell>
          <table:table-cell office:value-type="float" office:value="0.663088734343232" calcext:value-type="float">
            <text:p>0.663088734343232</text:p>
          </table:table-cell>
          <table:table-cell office:value-type="float" office:value="0.711315320109769" calcext:value-type="float">
            <text:p>0.711315320109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900" calcext:value-type="float">
            <text:p>83900</text:p>
          </table:table-cell>
          <table:table-cell office:value-type="float" office:value="0.663055511536519" calcext:value-type="float">
            <text:p>0.663055511536519</text:p>
          </table:table-cell>
          <table:table-cell office:value-type="float" office:value="0.711285286602037" calcext:value-type="float">
            <text:p>0.711285286602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663022373594292" calcext:value-type="float">
            <text:p>0.663022373594292</text:p>
          </table:table-cell>
          <table:table-cell office:value-type="float" office:value="0.711255329652256" calcext:value-type="float">
            <text:p>0.711255329652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00" calcext:value-type="float">
            <text:p>84100</text:p>
          </table:table-cell>
          <table:table-cell office:value-type="float" office:value="0.662989320192683" calcext:value-type="float">
            <text:p>0.662989320192683</text:p>
          </table:table-cell>
          <table:table-cell office:value-type="float" office:value="0.711225448968883" calcext:value-type="float">
            <text:p>0.711225448968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00" calcext:value-type="float">
            <text:p>84200</text:p>
          </table:table-cell>
          <table:table-cell office:value-type="float" office:value="0.662956351009475" calcext:value-type="float">
            <text:p>0.662956351009475</text:p>
          </table:table-cell>
          <table:table-cell office:value-type="float" office:value="0.711195644261854" calcext:value-type="float">
            <text:p>0.711195644261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300" calcext:value-type="float">
            <text:p>84300</text:p>
          </table:table-cell>
          <table:table-cell office:value-type="float" office:value="0.662923465724077" calcext:value-type="float">
            <text:p>0.662923465724077</text:p>
          </table:table-cell>
          <table:table-cell office:value-type="float" office:value="0.711165915242568" calcext:value-type="float">
            <text:p>0.711165915242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400" calcext:value-type="float">
            <text:p>84400</text:p>
          </table:table-cell>
          <table:table-cell office:value-type="float" office:value="0.662890664017521" calcext:value-type="float">
            <text:p>0.662890664017521</text:p>
          </table:table-cell>
          <table:table-cell office:value-type="float" office:value="0.711136261623881" calcext:value-type="float">
            <text:p>0.711136261623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0.662857945572447" calcext:value-type="float">
            <text:p>0.662857945572447</text:p>
          </table:table-cell>
          <table:table-cell office:value-type="float" office:value="0.711106683120094" calcext:value-type="float">
            <text:p>0.711106683120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00" calcext:value-type="float">
            <text:p>84600</text:p>
          </table:table-cell>
          <table:table-cell office:value-type="float" office:value="0.662825310073099" calcext:value-type="float">
            <text:p>0.662825310073099</text:p>
          </table:table-cell>
          <table:table-cell office:value-type="float" office:value="0.711077179446949" calcext:value-type="float">
            <text:p>0.711077179446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700" calcext:value-type="float">
            <text:p>84700</text:p>
          </table:table-cell>
          <table:table-cell office:value-type="float" office:value="0.662792757205309" calcext:value-type="float">
            <text:p>0.662792757205309</text:p>
          </table:table-cell>
          <table:table-cell office:value-type="float" office:value="0.711047750321613" calcext:value-type="float">
            <text:p>0.711047750321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800" calcext:value-type="float">
            <text:p>84800</text:p>
          </table:table-cell>
          <table:table-cell office:value-type="float" office:value="0.662760286656495" calcext:value-type="float">
            <text:p>0.662760286656495</text:p>
          </table:table-cell>
          <table:table-cell office:value-type="float" office:value="0.711018395462679" calcext:value-type="float">
            <text:p>0.711018395462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900" calcext:value-type="float">
            <text:p>84900</text:p>
          </table:table-cell>
          <table:table-cell office:value-type="float" office:value="0.662727898115637" calcext:value-type="float">
            <text:p>0.662727898115637</text:p>
          </table:table-cell>
          <table:table-cell office:value-type="float" office:value="0.710989114590144" calcext:value-type="float">
            <text:p>0.710989114590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662695591273284" calcext:value-type="float">
            <text:p>0.662695591273284</text:p>
          </table:table-cell>
          <table:table-cell office:value-type="float" office:value="0.71095990742541" calcext:value-type="float">
            <text:p>0.710959907425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100" calcext:value-type="float">
            <text:p>85100</text:p>
          </table:table-cell>
          <table:table-cell office:value-type="float" office:value="0.66266336582153" calcext:value-type="float">
            <text:p>0.66266336582153</text:p>
          </table:table-cell>
          <table:table-cell office:value-type="float" office:value="0.710930773691276" calcext:value-type="float">
            <text:p>0.710930773691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200" calcext:value-type="float">
            <text:p>85200</text:p>
          </table:table-cell>
          <table:table-cell office:value-type="float" office:value="0.662631221454016" calcext:value-type="float">
            <text:p>0.662631221454016</text:p>
          </table:table-cell>
          <table:table-cell office:value-type="float" office:value="0.710901713111919" calcext:value-type="float">
            <text:p>0.710901713111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300" calcext:value-type="float">
            <text:p>85300</text:p>
          </table:table-cell>
          <table:table-cell office:value-type="float" office:value="0.66259915786591" calcext:value-type="float">
            <text:p>0.66259915786591</text:p>
          </table:table-cell>
          <table:table-cell office:value-type="float" office:value="0.710872725412898" calcext:value-type="float">
            <text:p>0.710872725412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400" calcext:value-type="float">
            <text:p>85400</text:p>
          </table:table-cell>
          <table:table-cell office:value-type="float" office:value="0.662567174753906" calcext:value-type="float">
            <text:p>0.662567174753906</text:p>
          </table:table-cell>
          <table:table-cell office:value-type="float" office:value="0.710843810321138" calcext:value-type="float">
            <text:p>0.710843810321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0.662535271816209" calcext:value-type="float">
            <text:p>0.662535271816209</text:p>
          </table:table-cell>
          <table:table-cell office:value-type="float" office:value="0.710814967564922" calcext:value-type="float">
            <text:p>0.710814967564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600" calcext:value-type="float">
            <text:p>85600</text:p>
          </table:table-cell>
          <table:table-cell office:value-type="float" office:value="0.662503448752527" calcext:value-type="float">
            <text:p>0.662503448752527</text:p>
          </table:table-cell>
          <table:table-cell office:value-type="float" office:value="0.710786196873884" calcext:value-type="float">
            <text:p>0.710786196873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700" calcext:value-type="float">
            <text:p>85700</text:p>
          </table:table-cell>
          <table:table-cell office:value-type="float" office:value="0.662471705264064" calcext:value-type="float">
            <text:p>0.662471705264064</text:p>
          </table:table-cell>
          <table:table-cell office:value-type="float" office:value="0.710757497979002" calcext:value-type="float">
            <text:p>0.710757497979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800" calcext:value-type="float">
            <text:p>85800</text:p>
          </table:table-cell>
          <table:table-cell office:value-type="float" office:value="0.662440041053506" calcext:value-type="float">
            <text:p>0.662440041053506</text:p>
          </table:table-cell>
          <table:table-cell office:value-type="float" office:value="0.710728870612584" calcext:value-type="float">
            <text:p>0.710728870612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00" calcext:value-type="float">
            <text:p>85900</text:p>
          </table:table-cell>
          <table:table-cell office:value-type="float" office:value="0.66240845582502" calcext:value-type="float">
            <text:p>0.66240845582502</text:p>
          </table:table-cell>
          <table:table-cell office:value-type="float" office:value="0.710700314508271" calcext:value-type="float">
            <text:p>0.710700314508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662376949284232" calcext:value-type="float">
            <text:p>0.662376949284232</text:p>
          </table:table-cell>
          <table:table-cell office:value-type="float" office:value="0.710671829401013" calcext:value-type="float">
            <text:p>0.710671829401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100" calcext:value-type="float">
            <text:p>86100</text:p>
          </table:table-cell>
          <table:table-cell office:value-type="float" office:value="0.662345521138231" calcext:value-type="float">
            <text:p>0.662345521138231</text:p>
          </table:table-cell>
          <table:table-cell office:value-type="float" office:value="0.710643415027075" calcext:value-type="float">
            <text:p>0.710643415027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00" calcext:value-type="float">
            <text:p>86200</text:p>
          </table:table-cell>
          <table:table-cell office:value-type="float" office:value="0.662314171095553" calcext:value-type="float">
            <text:p>0.662314171095553</text:p>
          </table:table-cell>
          <table:table-cell office:value-type="float" office:value="0.710615071124024" calcext:value-type="float">
            <text:p>0.710615071124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300" calcext:value-type="float">
            <text:p>86300</text:p>
          </table:table-cell>
          <table:table-cell office:value-type="float" office:value="0.662282898866174" calcext:value-type="float">
            <text:p>0.662282898866174</text:p>
          </table:table-cell>
          <table:table-cell office:value-type="float" office:value="0.710586797430717" calcext:value-type="float">
            <text:p>0.710586797430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0.6622517041615" calcext:value-type="float">
            <text:p>0.6622517041615</text:p>
          </table:table-cell>
          <table:table-cell office:value-type="float" office:value="0.710558593687298" calcext:value-type="float">
            <text:p>0.710558593687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0.662220586694359" calcext:value-type="float">
            <text:p>0.662220586694359</text:p>
          </table:table-cell>
          <table:table-cell office:value-type="float" office:value="0.71053045963519" calcext:value-type="float">
            <text:p>0.71053045963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600" calcext:value-type="float">
            <text:p>86600</text:p>
          </table:table-cell>
          <table:table-cell office:value-type="float" office:value="0.662189546178992" calcext:value-type="float">
            <text:p>0.662189546178992</text:p>
          </table:table-cell>
          <table:table-cell office:value-type="float" office:value="0.710502395017085" calcext:value-type="float">
            <text:p>0.710502395017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700" calcext:value-type="float">
            <text:p>86700</text:p>
          </table:table-cell>
          <table:table-cell office:value-type="float" office:value="0.662158582331047" calcext:value-type="float">
            <text:p>0.662158582331047</text:p>
          </table:table-cell>
          <table:table-cell office:value-type="float" office:value="0.710474399576935" calcext:value-type="float">
            <text:p>0.710474399576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800" calcext:value-type="float">
            <text:p>86800</text:p>
          </table:table-cell>
          <table:table-cell office:value-type="float" office:value="0.662127694867563" calcext:value-type="float">
            <text:p>0.662127694867563</text:p>
          </table:table-cell>
          <table:table-cell office:value-type="float" office:value="0.710446473059949" calcext:value-type="float">
            <text:p>0.710446473059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900" calcext:value-type="float">
            <text:p>86900</text:p>
          </table:table-cell>
          <table:table-cell office:value-type="float" office:value="0.662096883506971" calcext:value-type="float">
            <text:p>0.662096883506971</text:p>
          </table:table-cell>
          <table:table-cell office:value-type="float" office:value="0.710418615212582" calcext:value-type="float">
            <text:p>0.710418615212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662066147969078" calcext:value-type="float">
            <text:p>0.662066147969078</text:p>
          </table:table-cell>
          <table:table-cell office:value-type="float" office:value="0.710390825782525" calcext:value-type="float">
            <text:p>0.710390825782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100" calcext:value-type="float">
            <text:p>87100</text:p>
          </table:table-cell>
          <table:table-cell office:value-type="float" office:value="0.662035487975065" calcext:value-type="float">
            <text:p>0.662035487975065</text:p>
          </table:table-cell>
          <table:table-cell office:value-type="float" office:value="0.710363104518709" calcext:value-type="float">
            <text:p>0.7103631045187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200" calcext:value-type="float">
            <text:p>87200</text:p>
          </table:table-cell>
          <table:table-cell office:value-type="float" office:value="0.662004903247471" calcext:value-type="float">
            <text:p>0.662004903247471</text:p>
          </table:table-cell>
          <table:table-cell office:value-type="float" office:value="0.710335451171278" calcext:value-type="float">
            <text:p>0.710335451171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300" calcext:value-type="float">
            <text:p>87300</text:p>
          </table:table-cell>
          <table:table-cell office:value-type="float" office:value="0.66197439351019" calcext:value-type="float">
            <text:p>0.66197439351019</text:p>
          </table:table-cell>
          <table:table-cell office:value-type="float" office:value="0.710307865491599" calcext:value-type="float">
            <text:p>0.710307865491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00" calcext:value-type="float">
            <text:p>87400</text:p>
          </table:table-cell>
          <table:table-cell office:value-type="float" office:value="0.661943958488465" calcext:value-type="float">
            <text:p>0.661943958488465</text:p>
          </table:table-cell>
          <table:table-cell office:value-type="float" office:value="0.71028034723225" calcext:value-type="float">
            <text:p>0.71028034723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0.661913597908871" calcext:value-type="float">
            <text:p>0.661913597908871</text:p>
          </table:table-cell>
          <table:table-cell office:value-type="float" office:value="0.710252896147004" calcext:value-type="float">
            <text:p>0.710252896147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600" calcext:value-type="float">
            <text:p>87600</text:p>
          </table:table-cell>
          <table:table-cell office:value-type="float" office:value="0.661883311499318" calcext:value-type="float">
            <text:p>0.661883311499318</text:p>
          </table:table-cell>
          <table:table-cell office:value-type="float" office:value="0.710225511990837" calcext:value-type="float">
            <text:p>0.710225511990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00" calcext:value-type="float">
            <text:p>87700</text:p>
          </table:table-cell>
          <table:table-cell office:value-type="float" office:value="0.661853098989034" calcext:value-type="float">
            <text:p>0.661853098989034</text:p>
          </table:table-cell>
          <table:table-cell office:value-type="float" office:value="0.710198194519905" calcext:value-type="float">
            <text:p>0.710198194519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800" calcext:value-type="float">
            <text:p>87800</text:p>
          </table:table-cell>
          <table:table-cell office:value-type="float" office:value="0.661822960108559" calcext:value-type="float">
            <text:p>0.661822960108559</text:p>
          </table:table-cell>
          <table:table-cell office:value-type="float" office:value="0.710170943491549" calcext:value-type="float">
            <text:p>0.710170943491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00" calcext:value-type="float">
            <text:p>87900</text:p>
          </table:table-cell>
          <table:table-cell office:value-type="float" office:value="0.661792894589742" calcext:value-type="float">
            <text:p>0.661792894589742</text:p>
          </table:table-cell>
          <table:table-cell office:value-type="float" office:value="0.710143758664281" calcext:value-type="float">
            <text:p>0.710143758664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661762902165727" calcext:value-type="float">
            <text:p>0.661762902165727</text:p>
          </table:table-cell>
          <table:table-cell office:value-type="float" office:value="0.71011663979778" calcext:value-type="float">
            <text:p>0.71011663979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00" calcext:value-type="float">
            <text:p>88100</text:p>
          </table:table-cell>
          <table:table-cell office:value-type="float" office:value="0.661732982570948" calcext:value-type="float">
            <text:p>0.661732982570948</text:p>
          </table:table-cell>
          <table:table-cell office:value-type="float" office:value="0.710089586652882" calcext:value-type="float">
            <text:p>0.710089586652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200" calcext:value-type="float">
            <text:p>88200</text:p>
          </table:table-cell>
          <table:table-cell office:value-type="float" office:value="0.661703135541123" calcext:value-type="float">
            <text:p>0.661703135541123</text:p>
          </table:table-cell>
          <table:table-cell office:value-type="float" office:value="0.710062598991579" calcext:value-type="float">
            <text:p>0.710062598991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300" calcext:value-type="float">
            <text:p>88300</text:p>
          </table:table-cell>
          <table:table-cell office:value-type="float" office:value="0.661673360813242" calcext:value-type="float">
            <text:p>0.661673360813242</text:p>
          </table:table-cell>
          <table:table-cell office:value-type="float" office:value="0.710035676577005" calcext:value-type="float">
            <text:p>0.710035676577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400" calcext:value-type="float">
            <text:p>88400</text:p>
          </table:table-cell>
          <table:table-cell office:value-type="float" office:value="0.661643658125561" calcext:value-type="float">
            <text:p>0.661643658125561</text:p>
          </table:table-cell>
          <table:table-cell office:value-type="float" office:value="0.710008819173432" calcext:value-type="float">
            <text:p>0.710008819173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0.661614027217597" calcext:value-type="float">
            <text:p>0.661614027217597</text:p>
          </table:table-cell>
          <table:table-cell office:value-type="float" office:value="0.709982026546267" calcext:value-type="float">
            <text:p>0.709982026546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600" calcext:value-type="float">
            <text:p>88600</text:p>
          </table:table-cell>
          <table:table-cell office:value-type="float" office:value="0.661584467830116" calcext:value-type="float">
            <text:p>0.661584467830116</text:p>
          </table:table-cell>
          <table:table-cell office:value-type="float" office:value="0.709955298462037" calcext:value-type="float">
            <text:p>0.709955298462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700" calcext:value-type="float">
            <text:p>88700</text:p>
          </table:table-cell>
          <table:table-cell office:value-type="float" office:value="0.661554979705133" calcext:value-type="float">
            <text:p>0.661554979705133</text:p>
          </table:table-cell>
          <table:table-cell office:value-type="float" office:value="0.709928634688392" calcext:value-type="float">
            <text:p>0.709928634688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800" calcext:value-type="float">
            <text:p>88800</text:p>
          </table:table-cell>
          <table:table-cell office:value-type="float" office:value="0.661525562585893" calcext:value-type="float">
            <text:p>0.661525562585893</text:p>
          </table:table-cell>
          <table:table-cell office:value-type="float" office:value="0.709902034994089" calcext:value-type="float">
            <text:p>0.709902034994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900" calcext:value-type="float">
            <text:p>88900</text:p>
          </table:table-cell>
          <table:table-cell office:value-type="float" office:value="0.661496216216873" calcext:value-type="float">
            <text:p>0.661496216216873</text:p>
          </table:table-cell>
          <table:table-cell office:value-type="float" office:value="0.709875499148991" calcext:value-type="float">
            <text:p>0.709875499148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661466940343774" calcext:value-type="float">
            <text:p>0.661466940343774</text:p>
          </table:table-cell>
          <table:table-cell office:value-type="float" office:value="0.709849026924062" calcext:value-type="float">
            <text:p>0.709849026924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100" calcext:value-type="float">
            <text:p>89100</text:p>
          </table:table-cell>
          <table:table-cell office:value-type="float" office:value="0.661437734713506" calcext:value-type="float">
            <text:p>0.661437734713506</text:p>
          </table:table-cell>
          <table:table-cell office:value-type="float" office:value="0.709822618091354" calcext:value-type="float">
            <text:p>0.709822618091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200" calcext:value-type="float">
            <text:p>89200</text:p>
          </table:table-cell>
          <table:table-cell office:value-type="float" office:value="0.661408599074193" calcext:value-type="float">
            <text:p>0.661408599074193</text:p>
          </table:table-cell>
          <table:table-cell office:value-type="float" office:value="0.709796272424004" calcext:value-type="float">
            <text:p>0.709796272424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300" calcext:value-type="float">
            <text:p>89300</text:p>
          </table:table-cell>
          <table:table-cell office:value-type="float" office:value="0.661379533175152" calcext:value-type="float">
            <text:p>0.661379533175152</text:p>
          </table:table-cell>
          <table:table-cell office:value-type="float" office:value="0.70976998969623" calcext:value-type="float">
            <text:p>0.70976998969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00" calcext:value-type="float">
            <text:p>89400</text:p>
          </table:table-cell>
          <table:table-cell office:value-type="float" office:value="0.661350536766901" calcext:value-type="float">
            <text:p>0.661350536766901</text:p>
          </table:table-cell>
          <table:table-cell office:value-type="float" office:value="0.709743769683324" calcext:value-type="float">
            <text:p>0.709743769683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0.661321609601136" calcext:value-type="float">
            <text:p>0.661321609601136</text:p>
          </table:table-cell>
          <table:table-cell office:value-type="float" office:value="0.709717612161637" calcext:value-type="float">
            <text:p>0.709717612161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600" calcext:value-type="float">
            <text:p>89600</text:p>
          </table:table-cell>
          <table:table-cell office:value-type="float" office:value="0.661292751430736" calcext:value-type="float">
            <text:p>0.661292751430736</text:p>
          </table:table-cell>
          <table:table-cell office:value-type="float" office:value="0.709691516908587" calcext:value-type="float">
            <text:p>0.709691516908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700" calcext:value-type="float">
            <text:p>89700</text:p>
          </table:table-cell>
          <table:table-cell office:value-type="float" office:value="0.661263962009753" calcext:value-type="float">
            <text:p>0.661263962009753</text:p>
          </table:table-cell>
          <table:table-cell office:value-type="float" office:value="0.709665483702641" calcext:value-type="float">
            <text:p>0.709665483702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800" calcext:value-type="float">
            <text:p>89800</text:p>
          </table:table-cell>
          <table:table-cell office:value-type="float" office:value="0.6612352410934" calcext:value-type="float">
            <text:p>0.6612352410934</text:p>
          </table:table-cell>
          <table:table-cell office:value-type="float" office:value="0.709639512323315" calcext:value-type="float">
            <text:p>0.709639512323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00" calcext:value-type="float">
            <text:p>89900</text:p>
          </table:table-cell>
          <table:table-cell office:value-type="float" office:value="0.661206588438053" calcext:value-type="float">
            <text:p>0.661206588438053</text:p>
          </table:table-cell>
          <table:table-cell office:value-type="float" office:value="0.709613602551167" calcext:value-type="float">
            <text:p>0.709613602551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661178003801233" calcext:value-type="float">
            <text:p>0.661178003801233</text:p>
          </table:table-cell>
          <table:table-cell office:value-type="float" office:value="0.709587754167787" calcext:value-type="float">
            <text:p>0.709587754167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00" calcext:value-type="float">
            <text:p>90100</text:p>
          </table:table-cell>
          <table:table-cell office:value-type="float" office:value="0.661149486941612" calcext:value-type="float">
            <text:p>0.661149486941612</text:p>
          </table:table-cell>
          <table:table-cell office:value-type="float" office:value="0.709561966955794" calcext:value-type="float">
            <text:p>0.709561966955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200" calcext:value-type="float">
            <text:p>90200</text:p>
          </table:table-cell>
          <table:table-cell office:value-type="float" office:value="0.661121037618997" calcext:value-type="float">
            <text:p>0.661121037618997</text:p>
          </table:table-cell>
          <table:table-cell office:value-type="float" office:value="0.709536240698835" calcext:value-type="float">
            <text:p>0.709536240698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300" calcext:value-type="float">
            <text:p>90300</text:p>
          </table:table-cell>
          <table:table-cell office:value-type="float" office:value="0.661092655594324" calcext:value-type="float">
            <text:p>0.661092655594324</text:p>
          </table:table-cell>
          <table:table-cell office:value-type="float" office:value="0.709510575181567" calcext:value-type="float">
            <text:p>0.709510575181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400" calcext:value-type="float">
            <text:p>90400</text:p>
          </table:table-cell>
          <table:table-cell office:value-type="float" office:value="0.661064340629657" calcext:value-type="float">
            <text:p>0.661064340629657</text:p>
          </table:table-cell>
          <table:table-cell office:value-type="float" office:value="0.709484970189661" calcext:value-type="float">
            <text:p>0.709484970189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0.661036092488177" calcext:value-type="float">
            <text:p>0.661036092488177</text:p>
          </table:table-cell>
          <table:table-cell office:value-type="float" office:value="0.709459425509795" calcext:value-type="float">
            <text:p>0.709459425509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600" calcext:value-type="float">
            <text:p>90600</text:p>
          </table:table-cell>
          <table:table-cell office:value-type="float" office:value="0.661007910934173" calcext:value-type="float">
            <text:p>0.661007910934173</text:p>
          </table:table-cell>
          <table:table-cell office:value-type="float" office:value="0.709433940929642" calcext:value-type="float">
            <text:p>0.709433940929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700" calcext:value-type="float">
            <text:p>90700</text:p>
          </table:table-cell>
          <table:table-cell office:value-type="float" office:value="0.660979795733044" calcext:value-type="float">
            <text:p>0.660979795733044</text:p>
          </table:table-cell>
          <table:table-cell office:value-type="float" office:value="0.70940851623787" calcext:value-type="float">
            <text:p>0.70940851623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00" calcext:value-type="float">
            <text:p>90800</text:p>
          </table:table-cell>
          <table:table-cell office:value-type="float" office:value="0.660951746651282" calcext:value-type="float">
            <text:p>0.660951746651282</text:p>
          </table:table-cell>
          <table:table-cell office:value-type="float" office:value="0.709383151224134" calcext:value-type="float">
            <text:p>0.709383151224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900" calcext:value-type="float">
            <text:p>90900</text:p>
          </table:table-cell>
          <table:table-cell office:value-type="float" office:value="0.660923763456477" calcext:value-type="float">
            <text:p>0.660923763456477</text:p>
          </table:table-cell>
          <table:table-cell office:value-type="float" office:value="0.709357845679072" calcext:value-type="float">
            <text:p>0.709357845679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660895845917298" calcext:value-type="float">
            <text:p>0.660895845917298</text:p>
          </table:table-cell>
          <table:table-cell office:value-type="float" office:value="0.709332599394296" calcext:value-type="float">
            <text:p>0.709332599394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00" calcext:value-type="float">
            <text:p>91100</text:p>
          </table:table-cell>
          <table:table-cell office:value-type="float" office:value="0.660867993803499" calcext:value-type="float">
            <text:p>0.660867993803499</text:p>
          </table:table-cell>
          <table:table-cell office:value-type="float" office:value="0.709307412162392" calcext:value-type="float">
            <text:p>0.709307412162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float" office:value="0.660840206885905" calcext:value-type="float">
            <text:p>0.660840206885905</text:p>
          </table:table-cell>
          <table:table-cell office:value-type="float" office:value="0.709282283776906" calcext:value-type="float">
            <text:p>0.709282283776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300" calcext:value-type="float">
            <text:p>91300</text:p>
          </table:table-cell>
          <table:table-cell office:value-type="float" office:value="0.660812484936405" calcext:value-type="float">
            <text:p>0.660812484936405</text:p>
          </table:table-cell>
          <table:table-cell office:value-type="float" office:value="0.709257214032345" calcext:value-type="float">
            <text:p>0.709257214032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400" calcext:value-type="float">
            <text:p>91400</text:p>
          </table:table-cell>
          <table:table-cell office:value-type="float" office:value="0.660784827727953" calcext:value-type="float">
            <text:p>0.660784827727953</text:p>
          </table:table-cell>
          <table:table-cell office:value-type="float" office:value="0.709232202724171" calcext:value-type="float">
            <text:p>0.709232202724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0.660757235034554" calcext:value-type="float">
            <text:p>0.660757235034554</text:p>
          </table:table-cell>
          <table:table-cell office:value-type="float" office:value="0.709207249648792" calcext:value-type="float">
            <text:p>0.709207249648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600" calcext:value-type="float">
            <text:p>91600</text:p>
          </table:table-cell>
          <table:table-cell office:value-type="float" office:value="0.660729706631263" calcext:value-type="float">
            <text:p>0.660729706631263</text:p>
          </table:table-cell>
          <table:table-cell office:value-type="float" office:value="0.709182354603559" calcext:value-type="float">
            <text:p>0.709182354603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700" calcext:value-type="float">
            <text:p>91700</text:p>
          </table:table-cell>
          <table:table-cell office:value-type="float" office:value="0.660702242294178" calcext:value-type="float">
            <text:p>0.660702242294178</text:p>
          </table:table-cell>
          <table:table-cell office:value-type="float" office:value="0.709157517386761" calcext:value-type="float">
            <text:p>0.709157517386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800" calcext:value-type="float">
            <text:p>91800</text:p>
          </table:table-cell>
          <table:table-cell office:value-type="float" office:value="0.660674841800431" calcext:value-type="float">
            <text:p>0.660674841800431</text:p>
          </table:table-cell>
          <table:table-cell office:value-type="float" office:value="0.709132737797619" calcext:value-type="float">
            <text:p>0.709132737797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00" calcext:value-type="float">
            <text:p>91900</text:p>
          </table:table-cell>
          <table:table-cell office:value-type="float" office:value="0.660647504928186" calcext:value-type="float">
            <text:p>0.660647504928186</text:p>
          </table:table-cell>
          <table:table-cell office:value-type="float" office:value="0.709108015636277" calcext:value-type="float">
            <text:p>0.709108015636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660620231456632" calcext:value-type="float">
            <text:p>0.660620231456632</text:p>
          </table:table-cell>
          <table:table-cell office:value-type="float" office:value="0.709083350703805" calcext:value-type="float">
            <text:p>0.709083350703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100" calcext:value-type="float">
            <text:p>92100</text:p>
          </table:table-cell>
          <table:table-cell office:value-type="float" office:value="0.660593021165973" calcext:value-type="float">
            <text:p>0.660593021165973</text:p>
          </table:table-cell>
          <table:table-cell office:value-type="float" office:value="0.709058742802185" calcext:value-type="float">
            <text:p>0.709058742802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200" calcext:value-type="float">
            <text:p>92200</text:p>
          </table:table-cell>
          <table:table-cell office:value-type="float" office:value="0.66056587383743" calcext:value-type="float">
            <text:p>0.66056587383743</text:p>
          </table:table-cell>
          <table:table-cell office:value-type="float" office:value="0.709034191734311" calcext:value-type="float">
            <text:p>0.709034191734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300" calcext:value-type="float">
            <text:p>92300</text:p>
          </table:table-cell>
          <table:table-cell office:value-type="float" office:value="0.660538789253229" calcext:value-type="float">
            <text:p>0.660538789253229</text:p>
          </table:table-cell>
          <table:table-cell office:value-type="float" office:value="0.709009697303983" calcext:value-type="float">
            <text:p>0.709009697303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400" calcext:value-type="float">
            <text:p>92400</text:p>
          </table:table-cell>
          <table:table-cell office:value-type="float" office:value="0.660511767196594" calcext:value-type="float">
            <text:p>0.660511767196594</text:p>
          </table:table-cell>
          <table:table-cell office:value-type="float" office:value="0.708985259315898" calcext:value-type="float">
            <text:p>0.708985259315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0.660484807451749" calcext:value-type="float">
            <text:p>0.660484807451749</text:p>
          </table:table-cell>
          <table:table-cell office:value-type="float" office:value="0.708960877575651" calcext:value-type="float">
            <text:p>0.708960877575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00" calcext:value-type="float">
            <text:p>92600</text:p>
          </table:table-cell>
          <table:table-cell office:value-type="float" office:value="0.660457909803906" calcext:value-type="float">
            <text:p>0.660457909803906</text:p>
          </table:table-cell>
          <table:table-cell office:value-type="float" office:value="0.708936551889727" calcext:value-type="float">
            <text:p>0.708936551889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700" calcext:value-type="float">
            <text:p>92700</text:p>
          </table:table-cell>
          <table:table-cell office:value-type="float" office:value="0.660431074039261" calcext:value-type="float">
            <text:p>0.660431074039261</text:p>
          </table:table-cell>
          <table:table-cell office:value-type="float" office:value="0.708912282065495" calcext:value-type="float">
            <text:p>0.708912282065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800" calcext:value-type="float">
            <text:p>92800</text:p>
          </table:table-cell>
          <table:table-cell office:value-type="float" office:value="0.660404299944985" calcext:value-type="float">
            <text:p>0.660404299944985</text:p>
          </table:table-cell>
          <table:table-cell office:value-type="float" office:value="0.7088880679112" calcext:value-type="float">
            <text:p>0.7088880679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900" calcext:value-type="float">
            <text:p>92900</text:p>
          </table:table-cell>
          <table:table-cell office:value-type="float" office:value="0.660377587309228" calcext:value-type="float">
            <text:p>0.660377587309228</text:p>
          </table:table-cell>
          <table:table-cell office:value-type="float" office:value="0.708863909235969" calcext:value-type="float">
            <text:p>0.708863909235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660350935921101" calcext:value-type="float">
            <text:p>0.660350935921101</text:p>
          </table:table-cell>
          <table:table-cell office:value-type="float" office:value="0.708839805849792" calcext:value-type="float">
            <text:p>0.708839805849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00" calcext:value-type="float">
            <text:p>93100</text:p>
          </table:table-cell>
          <table:table-cell office:value-type="float" office:value="0.660324345570682" calcext:value-type="float">
            <text:p>0.660324345570682</text:p>
          </table:table-cell>
          <table:table-cell office:value-type="float" office:value="0.708815757563529" calcext:value-type="float">
            <text:p>0.708815757563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200" calcext:value-type="float">
            <text:p>93200</text:p>
          </table:table-cell>
          <table:table-cell office:value-type="float" office:value="0.660297816049" calcext:value-type="float">
            <text:p>0.660297816049</text:p>
          </table:table-cell>
          <table:table-cell office:value-type="float" office:value="0.708791764188896" calcext:value-type="float">
            <text:p>0.708791764188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300" calcext:value-type="float">
            <text:p>93300</text:p>
          </table:table-cell>
          <table:table-cell office:value-type="float" office:value="0.66027134714804" calcext:value-type="float">
            <text:p>0.66027134714804</text:p>
          </table:table-cell>
          <table:table-cell office:value-type="float" office:value="0.708767825538466" calcext:value-type="float">
            <text:p>0.708767825538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400" calcext:value-type="float">
            <text:p>93400</text:p>
          </table:table-cell>
          <table:table-cell office:value-type="float" office:value="0.660244938660728" calcext:value-type="float">
            <text:p>0.660244938660728</text:p>
          </table:table-cell>
          <table:table-cell office:value-type="float" office:value="0.708743941425659" calcext:value-type="float">
            <text:p>0.708743941425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0.660218590380934" calcext:value-type="float">
            <text:p>0.660218590380934</text:p>
          </table:table-cell>
          <table:table-cell office:value-type="float" office:value="0.708720111664749" calcext:value-type="float">
            <text:p>0.7087201116647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0.660192302103461" calcext:value-type="float">
            <text:p>0.660192302103461</text:p>
          </table:table-cell>
          <table:table-cell office:value-type="float" office:value="0.708696336070841" calcext:value-type="float">
            <text:p>0.708696336070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00" calcext:value-type="float">
            <text:p>93700</text:p>
          </table:table-cell>
          <table:table-cell office:value-type="float" office:value="0.660166073624037" calcext:value-type="float">
            <text:p>0.660166073624037</text:p>
          </table:table-cell>
          <table:table-cell office:value-type="float" office:value="0.708672614459879" calcext:value-type="float">
            <text:p>0.708672614459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800" calcext:value-type="float">
            <text:p>93800</text:p>
          </table:table-cell>
          <table:table-cell office:value-type="float" office:value="0.660139904739324" calcext:value-type="float">
            <text:p>0.660139904739324</text:p>
          </table:table-cell>
          <table:table-cell office:value-type="float" office:value="0.708648946648641" calcext:value-type="float">
            <text:p>0.708648946648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900" calcext:value-type="float">
            <text:p>93900</text:p>
          </table:table-cell>
          <table:table-cell office:value-type="float" office:value="0.660113795246893" calcext:value-type="float">
            <text:p>0.660113795246893</text:p>
          </table:table-cell>
          <table:table-cell office:value-type="float" office:value="0.708625332454727" calcext:value-type="float">
            <text:p>0.708625332454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660087744945235" calcext:value-type="float">
            <text:p>0.660087744945235</text:p>
          </table:table-cell>
          <table:table-cell office:value-type="float" office:value="0.708601771696562" calcext:value-type="float">
            <text:p>0.708601771696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100" calcext:value-type="float">
            <text:p>94100</text:p>
          </table:table-cell>
          <table:table-cell office:value-type="float" office:value="0.660061753633747" calcext:value-type="float">
            <text:p>0.660061753633747</text:p>
          </table:table-cell>
          <table:table-cell office:value-type="float" office:value="0.708578264193388" calcext:value-type="float">
            <text:p>0.708578264193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200" calcext:value-type="float">
            <text:p>94200</text:p>
          </table:table-cell>
          <table:table-cell office:value-type="float" office:value="0.660035821112732" calcext:value-type="float">
            <text:p>0.660035821112732</text:p>
          </table:table-cell>
          <table:table-cell office:value-type="float" office:value="0.708554809765259" calcext:value-type="float">
            <text:p>0.708554809765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300" calcext:value-type="float">
            <text:p>94300</text:p>
          </table:table-cell>
          <table:table-cell office:value-type="float" office:value="0.66000994718339" calcext:value-type="float">
            <text:p>0.66000994718339</text:p>
          </table:table-cell>
          <table:table-cell office:value-type="float" office:value="0.708531408233035" calcext:value-type="float">
            <text:p>0.708531408233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400" calcext:value-type="float">
            <text:p>94400</text:p>
          </table:table-cell>
          <table:table-cell office:value-type="float" office:value="0.659984131647814" calcext:value-type="float">
            <text:p>0.659984131647814</text:p>
          </table:table-cell>
          <table:table-cell office:value-type="float" office:value="0.708508059418384" calcext:value-type="float">
            <text:p>0.708508059418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0.659958374308985" calcext:value-type="float">
            <text:p>0.659958374308985</text:p>
          </table:table-cell>
          <table:table-cell office:value-type="float" office:value="0.70848476314377" calcext:value-type="float">
            <text:p>0.70848476314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600" calcext:value-type="float">
            <text:p>94600</text:p>
          </table:table-cell>
          <table:table-cell office:value-type="float" office:value="0.659932674970769" calcext:value-type="float">
            <text:p>0.659932674970769</text:p>
          </table:table-cell>
          <table:table-cell office:value-type="float" office:value="0.708461519232452" calcext:value-type="float">
            <text:p>0.708461519232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700" calcext:value-type="float">
            <text:p>94700</text:p>
          </table:table-cell>
          <table:table-cell office:value-type="float" office:value="0.65990703343791" calcext:value-type="float">
            <text:p>0.65990703343791</text:p>
          </table:table-cell>
          <table:table-cell office:value-type="float" office:value="0.708438327508479" calcext:value-type="float">
            <text:p>0.708438327508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800" calcext:value-type="float">
            <text:p>94800</text:p>
          </table:table-cell>
          <table:table-cell office:value-type="float" office:value="0.659881449516025" calcext:value-type="float">
            <text:p>0.659881449516025</text:p>
          </table:table-cell>
          <table:table-cell office:value-type="float" office:value="0.708415187796687" calcext:value-type="float">
            <text:p>0.708415187796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900" calcext:value-type="float">
            <text:p>94900</text:p>
          </table:table-cell>
          <table:table-cell office:value-type="float" office:value="0.659855923011602" calcext:value-type="float">
            <text:p>0.659855923011602</text:p>
          </table:table-cell>
          <table:table-cell office:value-type="float" office:value="0.708392099922692" calcext:value-type="float">
            <text:p>0.708392099922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65983045373199" calcext:value-type="float">
            <text:p>0.65983045373199</text:p>
          </table:table-cell>
          <table:table-cell office:value-type="float" office:value="0.708369063712888" calcext:value-type="float">
            <text:p>0.708369063712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100" calcext:value-type="float">
            <text:p>95100</text:p>
          </table:table-cell>
          <table:table-cell office:value-type="float" office:value="0.659805041485398" calcext:value-type="float">
            <text:p>0.659805041485398</text:p>
          </table:table-cell>
          <table:table-cell office:value-type="float" office:value="0.708346078994442" calcext:value-type="float">
            <text:p>0.708346078994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200" calcext:value-type="float">
            <text:p>95200</text:p>
          </table:table-cell>
          <table:table-cell office:value-type="float" office:value="0.659779686080892" calcext:value-type="float">
            <text:p>0.659779686080892</text:p>
          </table:table-cell>
          <table:table-cell office:value-type="float" office:value="0.708323145595288" calcext:value-type="float">
            <text:p>0.708323145595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00" calcext:value-type="float">
            <text:p>95300</text:p>
          </table:table-cell>
          <table:table-cell office:value-type="float" office:value="0.659754387328383" calcext:value-type="float">
            <text:p>0.659754387328383</text:p>
          </table:table-cell>
          <table:table-cell office:value-type="float" office:value="0.708300263344125" calcext:value-type="float">
            <text:p>0.708300263344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400" calcext:value-type="float">
            <text:p>95400</text:p>
          </table:table-cell>
          <table:table-cell office:value-type="float" office:value="0.65972914503863" calcext:value-type="float">
            <text:p>0.65972914503863</text:p>
          </table:table-cell>
          <table:table-cell office:value-type="float" office:value="0.708277432070413" calcext:value-type="float">
            <text:p>0.708277432070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0.659703959023233" calcext:value-type="float">
            <text:p>0.659703959023233</text:p>
          </table:table-cell>
          <table:table-cell office:value-type="float" office:value="0.708254651604366" calcext:value-type="float">
            <text:p>0.708254651604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600" calcext:value-type="float">
            <text:p>95600</text:p>
          </table:table-cell>
          <table:table-cell office:value-type="float" office:value="0.659678829094625" calcext:value-type="float">
            <text:p>0.659678829094625</text:p>
          </table:table-cell>
          <table:table-cell office:value-type="float" office:value="0.708231921776952" calcext:value-type="float">
            <text:p>0.708231921776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700" calcext:value-type="float">
            <text:p>95700</text:p>
          </table:table-cell>
          <table:table-cell office:value-type="float" office:value="0.659653755066071" calcext:value-type="float">
            <text:p>0.659653755066071</text:p>
          </table:table-cell>
          <table:table-cell office:value-type="float" office:value="0.708209242419883" calcext:value-type="float">
            <text:p>0.708209242419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00" calcext:value-type="float">
            <text:p>95800</text:p>
          </table:table-cell>
          <table:table-cell office:value-type="float" office:value="0.659628736751662" calcext:value-type="float">
            <text:p>0.659628736751662</text:p>
          </table:table-cell>
          <table:table-cell office:value-type="float" office:value="0.708186613365616" calcext:value-type="float">
            <text:p>0.708186613365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900" calcext:value-type="float">
            <text:p>95900</text:p>
          </table:table-cell>
          <table:table-cell office:value-type="float" office:value="0.659603773966312" calcext:value-type="float">
            <text:p>0.659603773966312</text:p>
          </table:table-cell>
          <table:table-cell office:value-type="float" office:value="0.708164034447349" calcext:value-type="float">
            <text:p>0.708164034447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659578866525752" calcext:value-type="float">
            <text:p>0.659578866525752</text:p>
          </table:table-cell>
          <table:table-cell office:value-type="float" office:value="0.708141505499013" calcext:value-type="float">
            <text:p>0.708141505499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100" calcext:value-type="float">
            <text:p>96100</text:p>
          </table:table-cell>
          <table:table-cell office:value-type="float" office:value="0.659554014246524" calcext:value-type="float">
            <text:p>0.659554014246524</text:p>
          </table:table-cell>
          <table:table-cell office:value-type="float" office:value="0.708119026355271" calcext:value-type="float">
            <text:p>0.708119026355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float" office:value="0.659529216945981" calcext:value-type="float">
            <text:p>0.659529216945981</text:p>
          </table:table-cell>
          <table:table-cell office:value-type="float" office:value="0.708096596851512" calcext:value-type="float">
            <text:p>0.708096596851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00" calcext:value-type="float">
            <text:p>96300</text:p>
          </table:table-cell>
          <table:table-cell office:value-type="float" office:value="0.659504474442277" calcext:value-type="float">
            <text:p>0.659504474442277</text:p>
          </table:table-cell>
          <table:table-cell office:value-type="float" office:value="0.708074216823849" calcext:value-type="float">
            <text:p>0.708074216823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400" calcext:value-type="float">
            <text:p>96400</text:p>
          </table:table-cell>
          <table:table-cell office:value-type="float" office:value="0.659479786554368" calcext:value-type="float">
            <text:p>0.659479786554368</text:p>
          </table:table-cell>
          <table:table-cell office:value-type="float" office:value="0.708051886109116" calcext:value-type="float">
            <text:p>0.708051886109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0.659455153102004" calcext:value-type="float">
            <text:p>0.659455153102004</text:p>
          </table:table-cell>
          <table:table-cell office:value-type="float" office:value="0.708029604544859" calcext:value-type="float">
            <text:p>0.708029604544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600" calcext:value-type="float">
            <text:p>96600</text:p>
          </table:table-cell>
          <table:table-cell office:value-type="float" office:value="0.659430573905725" calcext:value-type="float">
            <text:p>0.659430573905725</text:p>
          </table:table-cell>
          <table:table-cell office:value-type="float" office:value="0.708007371969336" calcext:value-type="float">
            <text:p>0.708007371969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700" calcext:value-type="float">
            <text:p>96700</text:p>
          </table:table-cell>
          <table:table-cell office:value-type="float" office:value="0.65940604878686" calcext:value-type="float">
            <text:p>0.65940604878686</text:p>
          </table:table-cell>
          <table:table-cell office:value-type="float" office:value="0.707985188221514" calcext:value-type="float">
            <text:p>0.707985188221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800" calcext:value-type="float">
            <text:p>96800</text:p>
          </table:table-cell>
          <table:table-cell office:value-type="float" office:value="0.659381577567518" calcext:value-type="float">
            <text:p>0.659381577567518</text:p>
          </table:table-cell>
          <table:table-cell office:value-type="float" office:value="0.707963053141065" calcext:value-type="float">
            <text:p>0.707963053141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900" calcext:value-type="float">
            <text:p>96900</text:p>
          </table:table-cell>
          <table:table-cell office:value-type="float" office:value="0.659357160070584" calcext:value-type="float">
            <text:p>0.659357160070584</text:p>
          </table:table-cell>
          <table:table-cell office:value-type="float" office:value="0.707940966568354" calcext:value-type="float">
            <text:p>0.707940966568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659332796119721" calcext:value-type="float">
            <text:p>0.659332796119721</text:p>
          </table:table-cell>
          <table:table-cell office:value-type="float" office:value="0.707918928344451" calcext:value-type="float">
            <text:p>0.707918928344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100" calcext:value-type="float">
            <text:p>97100</text:p>
          </table:table-cell>
          <table:table-cell office:value-type="float" office:value="0.659308485539358" calcext:value-type="float">
            <text:p>0.659308485539358</text:p>
          </table:table-cell>
          <table:table-cell office:value-type="float" office:value="0.707896938311112" calcext:value-type="float">
            <text:p>0.707896938311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00" calcext:value-type="float">
            <text:p>97200</text:p>
          </table:table-cell>
          <table:table-cell office:value-type="float" office:value="0.659284228154691" calcext:value-type="float">
            <text:p>0.659284228154691</text:p>
          </table:table-cell>
          <table:table-cell office:value-type="float" office:value="0.707874996310782" calcext:value-type="float">
            <text:p>0.707874996310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00" calcext:value-type="float">
            <text:p>97300</text:p>
          </table:table-cell>
          <table:table-cell office:value-type="float" office:value="0.659260023791676" calcext:value-type="float">
            <text:p>0.659260023791676</text:p>
          </table:table-cell>
          <table:table-cell office:value-type="float" office:value="0.707853102186593" calcext:value-type="float">
            <text:p>0.707853102186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400" calcext:value-type="float">
            <text:p>97400</text:p>
          </table:table-cell>
          <table:table-cell office:value-type="float" office:value="0.659235872277028" calcext:value-type="float">
            <text:p>0.659235872277028</text:p>
          </table:table-cell>
          <table:table-cell office:value-type="float" office:value="0.707831255782357" calcext:value-type="float">
            <text:p>0.707831255782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0.659211773438211" calcext:value-type="float">
            <text:p>0.659211773438211</text:p>
          </table:table-cell>
          <table:table-cell office:value-type="float" office:value="0.707809456942563" calcext:value-type="float">
            <text:p>0.707809456942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600" calcext:value-type="float">
            <text:p>97600</text:p>
          </table:table-cell>
          <table:table-cell office:value-type="float" office:value="0.659187727103441" calcext:value-type="float">
            <text:p>0.659187727103441</text:p>
          </table:table-cell>
          <table:table-cell office:value-type="float" office:value="0.707787705512373" calcext:value-type="float">
            <text:p>0.707787705512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700" calcext:value-type="float">
            <text:p>97700</text:p>
          </table:table-cell>
          <table:table-cell office:value-type="float" office:value="0.659163733101677" calcext:value-type="float">
            <text:p>0.659163733101677</text:p>
          </table:table-cell>
          <table:table-cell office:value-type="float" office:value="0.707766001337621" calcext:value-type="float">
            <text:p>0.707766001337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00" calcext:value-type="float">
            <text:p>97800</text:p>
          </table:table-cell>
          <table:table-cell office:value-type="float" office:value="0.659139791262621" calcext:value-type="float">
            <text:p>0.659139791262621</text:p>
          </table:table-cell>
          <table:table-cell office:value-type="float" office:value="0.707744344264805" calcext:value-type="float">
            <text:p>0.707744344264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900" calcext:value-type="float">
            <text:p>97900</text:p>
          </table:table-cell>
          <table:table-cell office:value-type="float" office:value="0.659115901416709" calcext:value-type="float">
            <text:p>0.659115901416709</text:p>
          </table:table-cell>
          <table:table-cell office:value-type="float" office:value="0.707722734141088" calcext:value-type="float">
            <text:p>0.707722734141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65909206339511" calcext:value-type="float">
            <text:p>0.65909206339511</text:p>
          </table:table-cell>
          <table:table-cell office:value-type="float" office:value="0.70770117081429" calcext:value-type="float">
            <text:p>0.70770117081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00" calcext:value-type="float">
            <text:p>98100</text:p>
          </table:table-cell>
          <table:table-cell office:value-type="float" office:value="0.659068277029724" calcext:value-type="float">
            <text:p>0.659068277029724</text:p>
          </table:table-cell>
          <table:table-cell office:value-type="float" office:value="0.707679654132889" calcext:value-type="float">
            <text:p>0.707679654132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200" calcext:value-type="float">
            <text:p>98200</text:p>
          </table:table-cell>
          <table:table-cell office:value-type="float" office:value="0.659044542153174" calcext:value-type="float">
            <text:p>0.659044542153174</text:p>
          </table:table-cell>
          <table:table-cell office:value-type="float" office:value="0.707658183946013" calcext:value-type="float">
            <text:p>0.707658183946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0" calcext:value-type="float">
            <text:p>98300</text:p>
          </table:table-cell>
          <table:table-cell office:value-type="float" office:value="0.659020858598802" calcext:value-type="float">
            <text:p>0.659020858598802</text:p>
          </table:table-cell>
          <table:table-cell office:value-type="float" office:value="0.70763676010344" calcext:value-type="float">
            <text:p>0.70763676010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400" calcext:value-type="float">
            <text:p>98400</text:p>
          </table:table-cell>
          <table:table-cell office:value-type="float" office:value="0.658997226200672" calcext:value-type="float">
            <text:p>0.658997226200672</text:p>
          </table:table-cell>
          <table:table-cell office:value-type="float" office:value="0.707615382455594" calcext:value-type="float">
            <text:p>0.707615382455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0.658973644793558" calcext:value-type="float">
            <text:p>0.658973644793558</text:p>
          </table:table-cell>
          <table:table-cell office:value-type="float" office:value="0.707594050853539" calcext:value-type="float">
            <text:p>0.707594050853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600" calcext:value-type="float">
            <text:p>98600</text:p>
          </table:table-cell>
          <table:table-cell office:value-type="float" office:value="0.658950114212944" calcext:value-type="float">
            <text:p>0.658950114212944</text:p>
          </table:table-cell>
          <table:table-cell office:value-type="float" office:value="0.707572765148976" calcext:value-type="float">
            <text:p>0.707572765148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700" calcext:value-type="float">
            <text:p>98700</text:p>
          </table:table-cell>
          <table:table-cell office:value-type="float" office:value="0.658926634295019" calcext:value-type="float">
            <text:p>0.658926634295019</text:p>
          </table:table-cell>
          <table:table-cell office:value-type="float" office:value="0.707551525194246" calcext:value-type="float">
            <text:p>0.707551525194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800" calcext:value-type="float">
            <text:p>98800</text:p>
          </table:table-cell>
          <table:table-cell office:value-type="float" office:value="0.658903204876675" calcext:value-type="float">
            <text:p>0.658903204876675</text:p>
          </table:table-cell>
          <table:table-cell office:value-type="float" office:value="0.707530330842316" calcext:value-type="float">
            <text:p>0.707530330842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900" calcext:value-type="float">
            <text:p>98900</text:p>
          </table:table-cell>
          <table:table-cell office:value-type="float" office:value="0.658879825795501" calcext:value-type="float">
            <text:p>0.658879825795501</text:p>
          </table:table-cell>
          <table:table-cell office:value-type="float" office:value="0.707509181946785" calcext:value-type="float">
            <text:p>0.707509181946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658856496889781" calcext:value-type="float">
            <text:p>0.658856496889781</text:p>
          </table:table-cell>
          <table:table-cell office:value-type="float" office:value="0.707488078361873" calcext:value-type="float">
            <text:p>0.707488078361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00" calcext:value-type="float">
            <text:p>99100</text:p>
          </table:table-cell>
          <table:table-cell office:value-type="float" office:value="0.65883321799849" calcext:value-type="float">
            <text:p>0.65883321799849</text:p>
          </table:table-cell>
          <table:table-cell office:value-type="float" office:value="0.707467019942426" calcext:value-type="float">
            <text:p>0.707467019942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00" calcext:value-type="float">
            <text:p>99200</text:p>
          </table:table-cell>
          <table:table-cell office:value-type="float" office:value="0.65880998896129" calcext:value-type="float">
            <text:p>0.65880998896129</text:p>
          </table:table-cell>
          <table:table-cell office:value-type="float" office:value="0.707446006543905" calcext:value-type="float">
            <text:p>0.707446006543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00" calcext:value-type="float">
            <text:p>99300</text:p>
          </table:table-cell>
          <table:table-cell office:value-type="float" office:value="0.658786809618524" calcext:value-type="float">
            <text:p>0.658786809618524</text:p>
          </table:table-cell>
          <table:table-cell office:value-type="float" office:value="0.707425038022387" calcext:value-type="float">
            <text:p>0.707425038022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400" calcext:value-type="float">
            <text:p>99400</text:p>
          </table:table-cell>
          <table:table-cell office:value-type="float" office:value="0.658763679811218" calcext:value-type="float">
            <text:p>0.658763679811218</text:p>
          </table:table-cell>
          <table:table-cell office:value-type="float" office:value="0.707404114234561" calcext:value-type="float">
            <text:p>0.707404114234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0.658740599381073" calcext:value-type="float">
            <text:p>0.658740599381073</text:p>
          </table:table-cell>
          <table:table-cell office:value-type="float" office:value="0.707383235037722" calcext:value-type="float">
            <text:p>0.707383235037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600" calcext:value-type="float">
            <text:p>99600</text:p>
          </table:table-cell>
          <table:table-cell office:value-type="float" office:value="0.658717568170461" calcext:value-type="float">
            <text:p>0.658717568170461</text:p>
          </table:table-cell>
          <table:table-cell office:value-type="float" office:value="0.707362400289774" calcext:value-type="float">
            <text:p>0.707362400289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700" calcext:value-type="float">
            <text:p>99700</text:p>
          </table:table-cell>
          <table:table-cell office:value-type="float" office:value="0.658694586022425" calcext:value-type="float">
            <text:p>0.658694586022425</text:p>
          </table:table-cell>
          <table:table-cell office:value-type="float" office:value="0.70734160984922" calcext:value-type="float">
            <text:p>0.70734160984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800" calcext:value-type="float">
            <text:p>99800</text:p>
          </table:table-cell>
          <table:table-cell office:value-type="float" office:value="0.658671652780671" calcext:value-type="float">
            <text:p>0.658671652780671</text:p>
          </table:table-cell>
          <table:table-cell office:value-type="float" office:value="0.707320863575162" calcext:value-type="float">
            <text:p>0.707320863575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900" calcext:value-type="float">
            <text:p>99900</text:p>
          </table:table-cell>
          <table:table-cell office:value-type="float" office:value="0.658648768289571" calcext:value-type="float">
            <text:p>0.658648768289571</text:p>
          </table:table-cell>
          <table:table-cell office:value-type="float" office:value="0.707300161327299" calcext:value-type="float">
            <text:p>0.707300161327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658625932394151" calcext:value-type="float">
            <text:p>0.658625932394151</text:p>
          </table:table-cell>
          <table:table-cell office:value-type="float" office:value="0.707279502965923" calcext:value-type="float">
            <text:p>0.70727950296592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2T13:00:22.200159849</dc:date>
    <meta:editing-duration>PT3M23S</meta:editing-duration>
    <meta:editing-cycles>1</meta:editing-cycles>
    <meta:document-statistic meta:table-count="1" meta:cell-count="3968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3.703cm" style:legend-expansion="high" chart:style-name="ch2"/>
        <chart:plot-area chart:style-name="ch3" table:cell-range-address="'temp_to_rgb-1000_to_100000'.A2:'temp_to_rgb-1000_to_100000'.D992 'temp_to_rgb-1000_to_100000'.B1:'temp_to_rgb-1000_to_100000'.D1" chart:data-source-has-labels="row" svg:x="1.331cm" svg:y="0.18cm" svg:width="12.079cm" svg:height="7.659cm">
          <chart:coordinate-region svg:x="2.058cm" svg:y="0.379cm" svg:width="10.796cm" svg:height="6.813cm"/>
          <chart:axis chart:dimension="x" chart:name="primary-x" chart:style-name="ch4">
            <chart:title svg:x="6.135cm" svg:y="8.019cm" chart:style-name="ch5">
              <text:p>Temperature (K)</text:p>
            </chart:title>
          </chart:axis>
          <chart:axis chart:dimension="y" chart:name="primary-y" chart:style-name="ch6">
            <chart:title svg:x="0.451cm" svg:y="4.926cm" chart:style-name="ch7">
              <text:p>Color Value</text:p>
            </chart:title>
            <chart:grid chart:style-name="ch8" chart:class="major"/>
          </chart:axis>
          <chart:series chart:style-name="ch9" chart:values-cell-range-address="'temp_to_rgb-1000_to_100000'.B2:'temp_to_rgb-1000_to_100000'.B992" chart:label-cell-address="'temp_to_rgb-1000_to_100000'.B1:'temp_to_rgb-1000_to_100000'.B1" chart:class="chart:scatter">
            <chart:domain table:cell-range-address="'temp_to_rgb-1000_to_100000'.A2:'temp_to_rgb-1000_to_100000'.A992"/>
            <chart:data-point chart:repeated="991"/>
          </chart:series>
          <chart:series chart:style-name="ch10" chart:values-cell-range-address="'temp_to_rgb-1000_to_100000'.C2:'temp_to_rgb-1000_to_100000'.C992" chart:label-cell-address="'temp_to_rgb-1000_to_100000'.C1:'temp_to_rgb-1000_to_100000'.C1" chart:class="chart:scatter">
            <chart:data-point chart:repeated="991"/>
          </chart:series>
          <chart:series chart:style-name="ch11" chart:values-cell-range-address="'temp_to_rgb-1000_to_100000'.D2:'temp_to_rgb-1000_to_100000'.D992" chart:label-cell-address="'temp_to_rgb-1000_to_100000'.D1:'temp_to_rgb-1000_to_100000'.D1" chart:class="chart:scatter">
            <chart:data-point chart:repeated="9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d</text:p>
                <draw:g>
                  <svg:desc>'temp_to_rgb-1000_to_100000'.B1:'temp_to_rgb-1000_to_100000'.B1</svg:desc>
                </draw:g>
              </table:table-cell>
              <table:table-cell office:value-type="string">
                <text:p>Green</text:p>
                <draw:g>
                  <svg:desc>'temp_to_rgb-1000_to_100000'.C1:'temp_to_rgb-1000_to_100000'.C1</svg:desc>
                </draw:g>
              </table:table-cell>
              <table:table-cell office:value-type="string">
                <text:p>Blue</text:p>
                <draw:g>
                  <svg:desc>'temp_to_rgb-1000_to_100000'.D1:'temp_to_rgb-1000_to_1000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temp_to_rgb-1000_to_100000'.A2:'temp_to_rgb-1000_to_100000'.A992</svg:desc>
                </draw:g>
              </table:table-cell>
              <table:table-cell office:value-type="float" office:value="1">
                <text:p>1</text:p>
                <draw:g>
                  <svg:desc>'temp_to_rgb-1000_to_100000'.B2:'temp_to_rgb-1000_to_100000'.B992</svg:desc>
                </draw:g>
              </table:table-cell>
              <table:table-cell office:value-type="float" office:value="0.516026902229661">
                <text:p>0.516026902229661</text:p>
                <draw:g>
                  <svg:desc>'temp_to_rgb-1000_to_100000'.C2:'temp_to_rgb-1000_to_100000'.C992</svg:desc>
                </draw:g>
              </table:table-cell>
              <table:table-cell office:value-type="float" office:value="0.00273703342013222">
                <text:p>0.00273703342013222</text:p>
                <draw:g>
                  <svg:desc>'temp_to_rgb-1000_to_100000'.D2:'temp_to_rgb-1000_to_100000'.D9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1">
                <text:p>1</text:p>
              </table:table-cell>
              <table:table-cell office:value-type="float" office:value="0.541587256459894">
                <text:p>0.541587256459894</text:p>
              </table:table-cell>
              <table:table-cell office:value-type="float" office:value="0.00489416646216477">
                <text:p>0.004894166462164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1">
                <text:p>1</text:p>
              </table:table-cell>
              <table:table-cell office:value-type="float" office:value="0.565707187001559">
                <text:p>0.565707187001559</text:p>
              </table:table-cell>
              <table:table-cell office:value-type="float" office:value="0.0079929184197186">
                <text:p>0.0079929184197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1">
                <text:p>1</text:p>
              </table:table-cell>
              <table:table-cell office:value-type="float" office:value="0.58836966331578">
                <text:p>0.58836966331578</text:p>
              </table:table-cell>
              <table:table-cell office:value-type="float" office:value="0.0121546467398959">
                <text:p>0.01215464673989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1">
                <text:p>1</text:p>
              </table:table-cell>
              <table:table-cell office:value-type="float" office:value="0.609610630688829">
                <text:p>0.609610630688829</text:p>
              </table:table-cell>
              <table:table-cell office:value-type="float" office:value="0.017456330087811">
                <text:p>0.017456330087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  <table:table-cell office:value-type="float" office:value="0.629495369769015">
                <text:p>0.629495369769015</text:p>
              </table:table-cell>
              <table:table-cell office:value-type="float" office:value="0.023932143516144">
                <text:p>0.023932143516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1">
                <text:p>1</text:p>
              </table:table-cell>
              <table:table-cell office:value-type="float" office:value="0.648103887948564">
                <text:p>0.648103887948564</text:p>
              </table:table-cell>
              <table:table-cell office:value-type="float" office:value="0.0315788547181944">
                <text:p>0.03157885471819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1">
                <text:p>1</text:p>
              </table:table-cell>
              <table:table-cell office:value-type="float" office:value="0.66552196328197">
                <text:p>0.66552196328197</text:p>
              </table:table-cell>
              <table:table-cell office:value-type="float" office:value="0.0403629366674566">
                <text:p>0.0403629366674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1">
                <text:p>1</text:p>
              </table:table-cell>
              <table:table-cell office:value-type="float" office:value="0.681835755054546">
                <text:p>0.681835755054546</text:p>
              </table:table-cell>
              <table:table-cell office:value-type="float" office:value="0.0502279542055325">
                <text:p>0.0502279542055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">
                <text:p>1900</text:p>
              </table:table-cell>
              <table:table-cell office:value-type="float" office:value="1">
                <text:p>1</text:p>
              </table:table-cell>
              <table:table-cell office:value-type="float" office:value="0.697128666722904">
                <text:p>0.697128666722904</text:p>
              </table:table-cell>
              <table:table-cell office:value-type="float" office:value="0.0611013791525297">
                <text:p>0.0611013791525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0.711479625893937">
                <text:p>0.711479625893937</text:p>
              </table:table-cell>
              <table:table-cell office:value-type="float" office:value="0.0729004278778451">
                <text:p>0.0729004278778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">
                <text:p>2100</text:p>
              </table:table-cell>
              <table:table-cell office:value-type="float" office:value="1">
                <text:p>1</text:p>
              </table:table-cell>
              <table:table-cell office:value-type="float" office:value="0.724962248547787">
                <text:p>0.724962248547787</text:p>
              </table:table-cell>
              <table:table-cell office:value-type="float" office:value="0.0855367992051827">
                <text:p>0.0855367992051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1">
                <text:p>1</text:p>
              </table:table-cell>
              <table:table-cell office:value-type="float" office:value="0.73764454735609">
                <text:p>0.73764454735609</text:p>
              </table:table-cell>
              <table:table-cell office:value-type="float" office:value="0.098920353877155">
                <text:p>0.098920353877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">
                <text:p>2300</text:p>
              </table:table-cell>
              <table:table-cell office:value-type="float" office:value="1">
                <text:p>1</text:p>
              </table:table-cell>
              <table:table-cell office:value-type="float" office:value="0.749588967128624">
                <text:p>0.749588967128624</text:p>
              </table:table-cell>
              <table:table-cell office:value-type="float" office:value="0.112961857836213">
                <text:p>0.1129618578362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1">
                <text:p>1</text:p>
              </table:table-cell>
              <table:table-cell office:value-type="float" office:value="0.760852609391168">
                <text:p>0.760852609391168</text:p>
              </table:table-cell>
              <table:table-cell office:value-type="float" office:value="0.127574941415262">
                <text:p>0.1275749414152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">
                <text:p>2500</text:p>
              </table:table-cell>
              <table:table-cell office:value-type="float" office:value="1">
                <text:p>1</text:p>
              </table:table-cell>
              <table:table-cell office:value-type="float" office:value="0.771487558814806">
                <text:p>0.771487558814806</text:p>
              </table:table-cell>
              <table:table-cell office:value-type="float" office:value="0.142677427255141">
                <text:p>0.142677427255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">
                <text:p>2600</text:p>
              </table:table-cell>
              <table:table-cell office:value-type="float" office:value="1">
                <text:p>1</text:p>
              </table:table-cell>
              <table:table-cell office:value-type="float" office:value="0.781541256826617">
                <text:p>0.781541256826617</text:p>
              </table:table-cell>
              <table:table-cell office:value-type="float" office:value="0.158192165742121">
                <text:p>0.158192165742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1">
                <text:p>1</text:p>
              </table:table-cell>
              <table:table-cell office:value-type="float" office:value="0.791056888702702">
                <text:p>0.791056888702702</text:p>
              </table:table-cell>
              <table:table-cell office:value-type="float" office:value="0.174047496702391">
                <text:p>0.174047496702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1">
                <text:p>1</text:p>
              </table:table-cell>
              <table:table-cell office:value-type="float" office:value="0.800073763915276">
                <text:p>0.800073763915276</text:p>
              </table:table-cell>
              <table:table-cell office:value-type="float" office:value="0.19017743492842">
                <text:p>0.19017743492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">
                <text:p>2900</text:p>
              </table:table-cell>
              <table:table-cell office:value-type="float" office:value="1">
                <text:p>1</text:p>
              </table:table-cell>
              <table:table-cell office:value-type="float" office:value="0.808627678130385">
                <text:p>0.808627678130385</text:p>
              </table:table-cell>
              <table:table-cell office:value-type="float" office:value="0.206521657381185">
                <text:p>0.2065216573811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0.816751250740186">
                <text:p>0.816751250740186</text:p>
              </table:table-cell>
              <table:table-cell office:value-type="float" office:value="0.223025352722749">
                <text:p>0.2230253527227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0">
                <text:p>3100</text:p>
              </table:table-cell>
              <table:table-cell office:value-type="float" office:value="1">
                <text:p>1</text:p>
              </table:table-cell>
              <table:table-cell office:value-type="float" office:value="0.824474235266857">
                <text:p>0.824474235266857</text:p>
              </table:table-cell>
              <table:table-cell office:value-type="float" office:value="0.239638979490583">
                <text:p>0.2396389794905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00">
                <text:p>3200</text:p>
              </table:table-cell>
              <table:table-cell office:value-type="float" office:value="1">
                <text:p>1</text:p>
              </table:table-cell>
              <table:table-cell office:value-type="float" office:value="0.831823802109064">
                <text:p>0.831823802109064</text:p>
              </table:table-cell>
              <table:table-cell office:value-type="float" office:value="0.256317967613047">
                <text:p>0.256317967613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00">
                <text:p>3300</text:p>
              </table:table-cell>
              <table:table-cell office:value-type="float" office:value="1">
                <text:p>1</text:p>
              </table:table-cell>
              <table:table-cell office:value-type="float" office:value="0.838824794381194">
                <text:p>0.838824794381194</text:p>
              </table:table-cell>
              <table:table-cell office:value-type="float" office:value="0.273022388775751">
                <text:p>0.2730223887757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00">
                <text:p>3400</text:p>
              </table:table-cell>
              <table:table-cell office:value-type="float" office:value="1">
                <text:p>1</text:p>
              </table:table-cell>
              <table:table-cell office:value-type="float" office:value="0.845499958323546">
                <text:p>0.845499958323546</text:p>
              </table:table-cell>
              <table:table-cell office:value-type="float" office:value="0.289716614007588">
                <text:p>0.2897166140075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00">
                <text:p>3500</text:p>
              </table:table-cell>
              <table:table-cell office:value-type="float" office:value="1">
                <text:p>1</text:p>
              </table:table-cell>
              <table:table-cell office:value-type="float" office:value="0.851870150136383">
                <text:p>0.851870150136383</text:p>
              </table:table-cell>
              <table:table-cell office:value-type="float" office:value="0.306368971392476">
                <text:p>0.3063689713924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0">
                <text:p>3600</text:p>
              </table:table-cell>
              <table:table-cell office:value-type="float" office:value="1">
                <text:p>1</text:p>
              </table:table-cell>
              <table:table-cell office:value-type="float" office:value="0.85795452124208">
                <text:p>0.85795452124208</text:p>
              </table:table-cell>
              <table:table-cell office:value-type="float" office:value="0.322951412693314">
                <text:p>0.3229514126933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00">
                <text:p>3700</text:p>
              </table:table-cell>
              <table:table-cell office:value-type="float" office:value="1">
                <text:p>1</text:p>
              </table:table-cell>
              <table:table-cell office:value-type="float" office:value="0.863770683992272">
                <text:p>0.863770683992272</text:p>
              </table:table-cell>
              <table:table-cell office:value-type="float" office:value="0.33943919461111">
                <text:p>0.33943919461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0">
                <text:p>3800</text:p>
              </table:table-cell>
              <table:table-cell office:value-type="float" office:value="1">
                <text:p>1</text:p>
              </table:table-cell>
              <table:table-cell office:value-type="float" office:value="0.86933485976672">
                <text:p>0.86933485976672</text:p>
              </table:table-cell>
              <table:table-cell office:value-type="float" office:value="0.355810578156946">
                <text:p>0.3558105781569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00">
                <text:p>3900</text:p>
              </table:table-cell>
              <table:table-cell office:value-type="float" office:value="1">
                <text:p>1</text:p>
              </table:table-cell>
              <table:table-cell office:value-type="float" office:value="0.874662011293384">
                <text:p>0.874662011293384</text:p>
              </table:table-cell>
              <table:table-cell office:value-type="float" office:value="0.372046547995401">
                <text:p>0.3720465479954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1">
                <text:p>1</text:p>
              </table:table-cell>
              <table:table-cell office:value-type="float" office:value="0.87976596087854">
                <text:p>0.87976596087854</text:p>
              </table:table-cell>
              <table:table-cell office:value-type="float" office:value="0.388130552472602">
                <text:p>0.388130552472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00">
                <text:p>4100</text:p>
              </table:table-cell>
              <table:table-cell office:value-type="float" office:value="1">
                <text:p>1</text:p>
              </table:table-cell>
              <table:table-cell office:value-type="float" office:value="0.884659496086263">
                <text:p>0.884659496086263</text:p>
              </table:table-cell>
              <table:table-cell office:value-type="float" office:value="0.404048264251338">
                <text:p>0.404048264251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0">
                <text:p>4200</text:p>
              </table:table-cell>
              <table:table-cell office:value-type="float" office:value="1">
                <text:p>1</text:p>
              </table:table-cell>
              <table:table-cell office:value-type="float" office:value="0.88935446425766">
                <text:p>0.88935446425766</text:p>
              </table:table-cell>
              <table:table-cell office:value-type="float" office:value="0.419787360947158">
                <text:p>0.4197873609471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00">
                <text:p>4300</text:p>
              </table:table-cell>
              <table:table-cell office:value-type="float" office:value="1">
                <text:p>1</text:p>
              </table:table-cell>
              <table:table-cell office:value-type="float" office:value="0.89386185711735">
                <text:p>0.89386185711735</text:p>
              </table:table-cell>
              <table:table-cell office:value-type="float" office:value="0.435337324822898">
                <text:p>0.435337324822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00">
                <text:p>4400</text:p>
              </table:table-cell>
              <table:table-cell office:value-type="float" office:value="1">
                <text:p>1</text:p>
              </table:table-cell>
              <table:table-cell office:value-type="float" office:value="0.898191886580865">
                <text:p>0.898191886580865</text:p>
              </table:table-cell>
              <table:table-cell office:value-type="float" office:value="0.450689260401005">
                <text:p>0.450689260401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00">
                <text:p>4500</text:p>
              </table:table-cell>
              <table:table-cell office:value-type="float" office:value="1">
                <text:p>1</text:p>
              </table:table-cell>
              <table:table-cell office:value-type="float" office:value="0.902354052753608">
                <text:p>0.902354052753608</text:p>
              </table:table-cell>
              <table:table-cell office:value-type="float" office:value="0.465835728753328">
                <text:p>0.4658357287533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00">
                <text:p>4600</text:p>
              </table:table-cell>
              <table:table-cell office:value-type="float" office:value="1">
                <text:p>1</text:p>
              </table:table-cell>
              <table:table-cell office:value-type="float" office:value="0.906357205000099">
                <text:p>0.906357205000099</text:p>
              </table:table-cell>
              <table:table-cell office:value-type="float" office:value="0.480770597196811">
                <text:p>0.4807705971968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00">
                <text:p>4700</text:p>
              </table:table-cell>
              <table:table-cell office:value-type="float" office:value="1">
                <text:p>1</text:p>
              </table:table-cell>
              <table:table-cell office:value-type="float" office:value="0.910209596861435">
                <text:p>0.910209596861435</text:p>
              </table:table-cell>
              <table:table-cell office:value-type="float" office:value="0.495488903138663">
                <text:p>0.4954889031386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00">
                <text:p>4800</text:p>
              </table:table-cell>
              <table:table-cell office:value-type="float" office:value="1">
                <text:p>1</text:p>
              </table:table-cell>
              <table:table-cell office:value-type="float" office:value="0.913918935508709">
                <text:p>0.913918935508709</text:p>
              </table:table-cell>
              <table:table-cell office:value-type="float" office:value="0.509986730860105">
                <text:p>0.509986730860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00">
                <text:p>4900</text:p>
              </table:table-cell>
              <table:table-cell office:value-type="float" office:value="1">
                <text:p>1</text:p>
              </table:table-cell>
              <table:table-cell office:value-type="float" office:value="0.917492426339795">
                <text:p>0.917492426339795</text:p>
              </table:table-cell>
              <table:table-cell office:value-type="float" office:value="0.524261100091976">
                <text:p>0.5242611000919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0.9209368132557">
                <text:p>0.9209368132557</text:p>
              </table:table-cell>
              <table:table-cell office:value-type="float" office:value="0.538309865310128">
                <text:p>0.538309865310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00">
                <text:p>5100</text:p>
              </table:table-cell>
              <table:table-cell office:value-type="float" office:value="1">
                <text:p>1</text:p>
              </table:table-cell>
              <table:table-cell office:value-type="float" office:value="0.924258415089674">
                <text:p>0.924258415089674</text:p>
              </table:table-cell>
              <table:table-cell office:value-type="float" office:value="0.552131624757805">
                <text:p>0.5521316247578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00">
                <text:p>5200</text:p>
              </table:table-cell>
              <table:table-cell office:value-type="float" office:value="1">
                <text:p>1</text:p>
              </table:table-cell>
              <table:table-cell office:value-type="float" office:value="0.927463158606694">
                <text:p>0.927463158606694</text:p>
              </table:table-cell>
              <table:table-cell office:value-type="float" office:value="0.565725638282258">
                <text:p>0.5657256382822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0">
                <text:p>5300</text:p>
              </table:table-cell>
              <table:table-cell office:value-type="float" office:value="1">
                <text:p>1</text:p>
              </table:table-cell>
              <table:table-cell office:value-type="float" office:value="0.930556608441966">
                <text:p>0.930556608441966</text:p>
              </table:table-cell>
              <table:table-cell office:value-type="float" office:value="0.579091753150871">
                <text:p>0.5790917531508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00">
                <text:p>5400</text:p>
              </table:table-cell>
              <table:table-cell office:value-type="float" office:value="1">
                <text:p>1</text:p>
              </table:table-cell>
              <table:table-cell office:value-type="float" office:value="0.933543994304035">
                <text:p>0.933543994304035</text:p>
              </table:table-cell>
              <table:table-cell office:value-type="float" office:value="0.592230337086621">
                <text:p>0.5922303370866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00">
                <text:p>5500</text:p>
              </table:table-cell>
              <table:table-cell office:value-type="float" office:value="1">
                <text:p>1</text:p>
              </table:table-cell>
              <table:table-cell office:value-type="float" office:value="0.936430235730176">
                <text:p>0.936430235730176</text:p>
              </table:table-cell>
              <table:table-cell office:value-type="float" office:value="0.605142217832639">
                <text:p>0.6051422178326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00">
                <text:p>5600</text:p>
              </table:table-cell>
              <table:table-cell office:value-type="float" office:value="1">
                <text:p>1</text:p>
              </table:table-cell>
              <table:table-cell office:value-type="float" office:value="0.939219964648501">
                <text:p>0.939219964648501</text:p>
              </table:table-cell>
              <table:table-cell office:value-type="float" office:value="0.617828628620534">
                <text:p>0.6178286286205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00">
                <text:p>5700</text:p>
              </table:table-cell>
              <table:table-cell office:value-type="float" office:value="1">
                <text:p>1</text:p>
              </table:table-cell>
              <table:table-cell office:value-type="float" office:value="0.941917545971945">
                <text:p>0.941917545971945</text:p>
              </table:table-cell>
              <table:table-cell office:value-type="float" office:value="0.630291158976883">
                <text:p>0.6302911589768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00">
                <text:p>5800</text:p>
              </table:table-cell>
              <table:table-cell office:value-type="float" office:value="1">
                <text:p>1</text:p>
              </table:table-cell>
              <table:table-cell office:value-type="float" office:value="0.94452709642364">
                <text:p>0.94452709642364</text:p>
              </table:table-cell>
              <table:table-cell office:value-type="float" office:value="0.642531710356797">
                <text:p>0.6425317103567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00">
                <text:p>5900</text:p>
              </table:table-cell>
              <table:table-cell office:value-type="float" office:value="1">
                <text:p>1</text:p>
              </table:table-cell>
              <table:table-cell office:value-type="float" office:value="0.947052501770586">
                <text:p>0.947052501770586</text:p>
              </table:table-cell>
              <table:table-cell office:value-type="float" office:value="0.654552456143098">
                <text:p>0.654552456143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">
                <text:p>6000</text:p>
              </table:table-cell>
              <table:table-cell office:value-type="float" office:value="1">
                <text:p>1</text:p>
              </table:table-cell>
              <table:table-cell office:value-type="float" office:value="0.949497432622726">
                <text:p>0.949497432622726</text:p>
              </table:table-cell>
              <table:table-cell office:value-type="float" office:value="0.666355805594569">
                <text:p>0.6663558055945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00">
                <text:p>6100</text:p>
              </table:table-cell>
              <table:table-cell office:value-type="float" office:value="1">
                <text:p>1</text:p>
              </table:table-cell>
              <table:table-cell office:value-type="float" office:value="0.951865358937055">
                <text:p>0.951865358937055</text:p>
              </table:table-cell>
              <table:table-cell office:value-type="float" office:value="0.677944371367301">
                <text:p>0.6779443713673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00">
                <text:p>6200</text:p>
              </table:table-cell>
              <table:table-cell office:value-type="float" office:value="1">
                <text:p>1</text:p>
              </table:table-cell>
              <table:table-cell office:value-type="float" office:value="0.954159563351067">
                <text:p>0.954159563351067</text:p>
              </table:table-cell>
              <table:table-cell office:value-type="float" office:value="0.689320940269792">
                <text:p>0.689320940269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00">
                <text:p>6300</text:p>
              </table:table-cell>
              <table:table-cell office:value-type="float" office:value="1">
                <text:p>1</text:p>
              </table:table-cell>
              <table:table-cell office:value-type="float" office:value="0.956383153456314">
                <text:p>0.956383153456314</text:p>
              </table:table-cell>
              <table:table-cell office:value-type="float" office:value="0.700488446945372">
                <text:p>0.7004884469453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00">
                <text:p>6400</text:p>
              </table:table-cell>
              <table:table-cell office:value-type="float" office:value="1">
                <text:p>1</text:p>
              </table:table-cell>
              <table:table-cell office:value-type="float" office:value="0.958539073110942">
                <text:p>0.958539073110942</text:p>
              </table:table-cell>
              <table:table-cell office:value-type="float" office:value="0.711449950205231">
                <text:p>0.7114499502052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00">
                <text:p>6500</text:p>
              </table:table-cell>
              <table:table-cell office:value-type="float" office:value="1">
                <text:p>1</text:p>
              </table:table-cell>
              <table:table-cell office:value-type="float" office:value="0.960630112879555">
                <text:p>0.960630112879555</text:p>
              </table:table-cell>
              <table:table-cell office:value-type="float" office:value="0.72220861176193">
                <text:p>0.722208611761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0">
                <text:p>6600</text:p>
              </table:table-cell>
              <table:table-cell office:value-type="float" office:value="1">
                <text:p>1</text:p>
              </table:table-cell>
              <table:table-cell office:value-type="float" office:value="0.96265891967948">
                <text:p>0.96265891967948</text:p>
              </table:table-cell>
              <table:table-cell office:value-type="float" office:value="0.732767677137346">
                <text:p>0.7327676771373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00">
                <text:p>6700</text:p>
              </table:table-cell>
              <table:table-cell office:value-type="float" office:value="1">
                <text:p>1</text:p>
              </table:table-cell>
              <table:table-cell office:value-type="float" office:value="0.964628005704312">
                <text:p>0.964628005704312</text:p>
              </table:table-cell>
              <table:table-cell office:value-type="float" office:value="0.743130458540504">
                <text:p>0.7431304585405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0">
                <text:p>6800</text:p>
              </table:table-cell>
              <table:table-cell office:value-type="float" office:value="1">
                <text:p>1</text:p>
              </table:table-cell>
              <table:table-cell office:value-type="float" office:value="0.966539756688321">
                <text:p>0.966539756688321</text:p>
              </table:table-cell>
              <table:table-cell office:value-type="float" office:value="0.753300319530232">
                <text:p>0.7533003195302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00">
                <text:p>6900</text:p>
              </table:table-cell>
              <table:table-cell office:value-type="float" office:value="1">
                <text:p>1</text:p>
              </table:table-cell>
              <table:table-cell office:value-type="float" office:value="0.968396439568925">
                <text:p>0.968396439568925</text:p>
              </table:table-cell>
              <table:table-cell office:value-type="float" office:value="0.763280661295011">
                <text:p>0.7632806612950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00">
                <text:p>7000</text:p>
              </table:table-cell>
              <table:table-cell office:value-type="float" office:value="1">
                <text:p>1</text:p>
              </table:table-cell>
              <table:table-cell office:value-type="float" office:value="0.970200209598668">
                <text:p>0.970200209598668</text:p>
              </table:table-cell>
              <table:table-cell office:value-type="float" office:value="0.773074910398179">
                <text:p>0.773074910398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00">
                <text:p>7100</text:p>
              </table:table-cell>
              <table:table-cell office:value-type="float" office:value="1">
                <text:p>1</text:p>
              </table:table-cell>
              <table:table-cell office:value-type="float" office:value="0.971953116953107">
                <text:p>0.971953116953107</text:p>
              </table:table-cell>
              <table:table-cell office:value-type="float" office:value="0.782686507850831">
                <text:p>0.7826865078508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00">
                <text:p>7200</text:p>
              </table:table-cell>
              <table:table-cell office:value-type="float" office:value="1">
                <text:p>1</text:p>
              </table:table-cell>
              <table:table-cell office:value-type="float" office:value="0.973657112876497">
                <text:p>0.973657112876497</text:p>
              </table:table-cell>
              <table:table-cell office:value-type="float" office:value="0.79211889938757">
                <text:p>0.792118899387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00">
                <text:p>7300</text:p>
              </table:table-cell>
              <table:table-cell office:value-type="float" office:value="1">
                <text:p>1</text:p>
              </table:table-cell>
              <table:table-cell office:value-type="float" office:value="0.975314055403123">
                <text:p>0.975314055403123</text:p>
              </table:table-cell>
              <table:table-cell office:value-type="float" office:value="0.801375526831854">
                <text:p>0.8013755268318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00">
                <text:p>7400</text:p>
              </table:table-cell>
              <table:table-cell office:value-type="float" office:value="1">
                <text:p>1</text:p>
              </table:table-cell>
              <table:table-cell office:value-type="float" office:value="0.976925714688583">
                <text:p>0.976925714688583</text:p>
              </table:table-cell>
              <table:table-cell office:value-type="float" office:value="0.810459820448124">
                <text:p>0.8104598204481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00">
                <text:p>7500</text:p>
              </table:table-cell>
              <table:table-cell office:value-type="float" office:value="1">
                <text:p>1</text:p>
              </table:table-cell>
              <table:table-cell office:value-type="float" office:value="0.978493777982079">
                <text:p>0.978493777982079</text:p>
              </table:table-cell>
              <table:table-cell office:value-type="float" office:value="0.819375192187338">
                <text:p>0.8193751921873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00">
                <text:p>7600</text:p>
              </table:table-cell>
              <table:table-cell office:value-type="float" office:value="1">
                <text:p>1</text:p>
              </table:table-cell>
              <table:table-cell office:value-type="float" office:value="0.98001985426797">
                <text:p>0.98001985426797</text:p>
              </table:table-cell>
              <table:table-cell office:value-type="float" office:value="0.828125029741153">
                <text:p>0.828125029741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00">
                <text:p>7700</text:p>
              </table:table-cell>
              <table:table-cell office:value-type="float" office:value="1">
                <text:p>1</text:p>
              </table:table-cell>
              <table:table-cell office:value-type="float" office:value="0.981505478602196">
                <text:p>0.981505478602196</text:p>
              </table:table-cell>
              <table:table-cell office:value-type="float" office:value="0.836712691327679">
                <text:p>0.8367126913276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00">
                <text:p>7800</text:p>
              </table:table-cell>
              <table:table-cell office:value-type="float" office:value="1">
                <text:p>1</text:p>
              </table:table-cell>
              <table:table-cell office:value-type="float" office:value="0.982952116166985">
                <text:p>0.982952116166985</text:p>
              </table:table-cell>
              <table:table-cell office:value-type="float" office:value="0.845141501138811">
                <text:p>0.8451415011388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00">
                <text:p>7900</text:p>
              </table:table-cell>
              <table:table-cell office:value-type="float" office:value="1">
                <text:p>1</text:p>
              </table:table-cell>
              <table:table-cell office:value-type="float" office:value="0.984361166065084">
                <text:p>0.984361166065084</text:p>
              </table:table-cell>
              <table:table-cell office:value-type="float" office:value="0.853414745385492">
                <text:p>0.8534147453854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00">
                <text:p>8000</text:p>
              </table:table-cell>
              <table:table-cell office:value-type="float" office:value="1">
                <text:p>1</text:p>
              </table:table-cell>
              <table:table-cell office:value-type="float" office:value="0.985733964872984">
                <text:p>0.985733964872984</text:p>
              </table:table-cell>
              <table:table-cell office:value-type="float" office:value="0.861535668883051">
                <text:p>0.8615356688830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00">
                <text:p>8100</text:p>
              </table:table-cell>
              <table:table-cell office:value-type="float" office:value="1">
                <text:p>1</text:p>
              </table:table-cell>
              <table:table-cell office:value-type="float" office:value="0.987071789970885">
                <text:p>0.987071789970885</text:p>
              </table:table-cell>
              <table:table-cell office:value-type="float" office:value="0.869507472124028">
                <text:p>0.8695074721240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00">
                <text:p>8200</text:p>
              </table:table-cell>
              <table:table-cell office:value-type="float" office:value="1">
                <text:p>1</text:p>
              </table:table-cell>
              <table:table-cell office:value-type="float" office:value="0.988375862665651">
                <text:p>0.988375862665651</text:p>
              </table:table-cell>
              <table:table-cell office:value-type="float" office:value="0.877333308790642">
                <text:p>0.8773333087906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00">
                <text:p>8300</text:p>
              </table:table-cell>
              <table:table-cell office:value-type="float" office:value="1">
                <text:p>1</text:p>
              </table:table-cell>
              <table:table-cell office:value-type="float" office:value="0.989647351121655">
                <text:p>0.989647351121655</text:p>
              </table:table-cell>
              <table:table-cell office:value-type="float" office:value="0.885016283663436">
                <text:p>0.8850162836634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00">
                <text:p>8400</text:p>
              </table:table-cell>
              <table:table-cell office:value-type="float" office:value="1">
                <text:p>1</text:p>
              </table:table-cell>
              <table:table-cell office:value-type="float" office:value="0.990887373113159">
                <text:p>0.990887373113159</text:p>
              </table:table-cell>
              <table:table-cell office:value-type="float" office:value="0.892559450886545">
                <text:p>0.8925594508865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00">
                <text:p>8500</text:p>
              </table:table-cell>
              <table:table-cell office:value-type="float" office:value="1">
                <text:p>1</text:p>
              </table:table-cell>
              <table:table-cell office:value-type="float" office:value="0.992096998610785">
                <text:p>0.992096998610785</text:p>
              </table:table-cell>
              <table:table-cell office:value-type="float" office:value="0.899965812553657">
                <text:p>0.8999658125536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00">
                <text:p>8600</text:p>
              </table:table-cell>
              <table:table-cell office:value-type="float" office:value="1">
                <text:p>1</text:p>
              </table:table-cell>
              <table:table-cell office:value-type="float" office:value="0.993277252213582">
                <text:p>0.993277252213582</text:p>
              </table:table-cell>
              <table:table-cell office:value-type="float" office:value="0.907238317581967">
                <text:p>0.9072383175819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00">
                <text:p>8700</text:p>
              </table:table-cell>
              <table:table-cell office:value-type="float" office:value="1">
                <text:p>1</text:p>
              </table:table-cell>
              <table:table-cell office:value-type="float" office:value="0.994429115437328">
                <text:p>0.994429115437328</text:p>
              </table:table-cell>
              <table:table-cell office:value-type="float" office:value="0.914379860844449">
                <text:p>0.9143798608444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00">
                <text:p>8800</text:p>
              </table:table-cell>
              <table:table-cell office:value-type="float" office:value="1">
                <text:p>1</text:p>
              </table:table-cell>
              <table:table-cell office:value-type="float" office:value="0.995553528868815">
                <text:p>0.995553528868815</text:p>
              </table:table-cell>
              <table:table-cell office:value-type="float" office:value="0.921393282533434">
                <text:p>0.9213932825334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00">
                <text:p>8900</text:p>
              </table:table-cell>
              <table:table-cell office:value-type="float" office:value="1">
                <text:p>1</text:p>
              </table:table-cell>
              <table:table-cell office:value-type="float" office:value="0.996651394195146">
                <text:p>0.996651394195146</text:p>
              </table:table-cell>
              <table:table-cell office:value-type="float" office:value="0.928281367730976">
                <text:p>0.928281367730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0.997723576116359">
                <text:p>0.997723576116359</text:p>
              </table:table-cell>
              <table:table-cell office:value-type="float" office:value="0.935046846163752">
                <text:p>0.9350468461637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00">
                <text:p>9100</text:p>
              </table:table-cell>
              <table:table-cell office:value-type="float" office:value="1">
                <text:p>1</text:p>
              </table:table-cell>
              <table:table-cell office:value-type="float" office:value="0.998770904149062">
                <text:p>0.998770904149062</text:p>
              </table:table-cell>
              <table:table-cell office:value-type="float" office:value="0.941692392122236">
                <text:p>0.9416923921222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00">
                <text:p>9200</text:p>
              </table:table-cell>
              <table:table-cell office:value-type="float" office:value="1">
                <text:p>1</text:p>
              </table:table-cell>
              <table:table-cell office:value-type="float" office:value="0.9997941743282">
                <text:p>0.9997941743282</text:p>
              </table:table-cell>
              <table:table-cell office:value-type="float" office:value="0.948220624525821">
                <text:p>0.9482206245258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00">
                <text:p>9300</text:p>
              </table:table-cell>
              <table:table-cell office:value-type="float" office:value="0.999206479361535">
                <text:p>0.999206479361535</text:p>
              </table:table-cell>
              <table:table-cell office:value-type="float" office:value="1">
                <text:p>1</text:p>
              </table:table-cell>
              <table:table-cell office:value-type="float" office:value="0.953876585251058">
                <text:p>0.9538765852510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00">
                <text:p>9400</text:p>
              </table:table-cell>
              <table:table-cell office:value-type="float" office:value="0.998231565494064">
                <text:p>0.998231565494064</text:p>
              </table:table-cell>
              <table:table-cell office:value-type="float" office:value="1">
                <text:p>1</text:p>
              </table:table-cell>
              <table:table-cell office:value-type="float" office:value="0.959235997542391">
                <text:p>0.9592359975423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00">
                <text:p>9500</text:p>
              </table:table-cell>
              <table:table-cell office:value-type="float" office:value="0.997280288019507">
                <text:p>0.997280288019507</text:p>
              </table:table-cell>
              <table:table-cell office:value-type="float" office:value="1">
                <text:p>1</text:p>
              </table:table-cell>
              <table:table-cell office:value-type="float" office:value="0.964496497547927">
                <text:p>0.9644964975479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00">
                <text:p>9600</text:p>
              </table:table-cell>
              <table:table-cell office:value-type="float" office:value="0.996351844907364">
                <text:p>0.996351844907364</text:p>
              </table:table-cell>
              <table:table-cell office:value-type="float" office:value="1">
                <text:p>1</text:p>
              </table:table-cell>
              <table:table-cell office:value-type="float" office:value="0.969660448764742">
                <text:p>0.9696604487647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00">
                <text:p>9700</text:p>
              </table:table-cell>
              <table:table-cell office:value-type="float" office:value="0.995445468616797">
                <text:p>0.995445468616797</text:p>
              </table:table-cell>
              <table:table-cell office:value-type="float" office:value="1">
                <text:p>1</text:p>
              </table:table-cell>
              <table:table-cell office:value-type="float" office:value="0.974730151885785">
                <text:p>0.9747301518857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00">
                <text:p>9800</text:p>
              </table:table-cell>
              <table:table-cell office:value-type="float" office:value="0.994560424310288">
                <text:p>0.994560424310288</text:p>
              </table:table-cell>
              <table:table-cell office:value-type="float" office:value="1">
                <text:p>1</text:p>
              </table:table-cell>
              <table:table-cell office:value-type="float" office:value="0.979707846317287">
                <text:p>0.9797078463172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00">
                <text:p>9900</text:p>
              </table:table-cell>
              <table:table-cell office:value-type="float" office:value="0.993696008175456">
                <text:p>0.993696008175456</text:p>
              </table:table-cell>
              <table:table-cell office:value-type="float" office:value="1">
                <text:p>1</text:p>
              </table:table-cell>
              <table:table-cell office:value-type="float" office:value="0.984595711688434">
                <text:p>0.9845957116884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0">
                <text:p>10000</text:p>
              </table:table-cell>
              <table:table-cell office:value-type="float" office:value="0.992851545847524">
                <text:p>0.992851545847524</text:p>
              </table:table-cell>
              <table:table-cell office:value-type="float" office:value="1">
                <text:p>1</text:p>
              </table:table-cell>
              <table:table-cell office:value-type="float" office:value="0.989395869349626">
                <text:p>0.9893958693496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100">
                <text:p>10100</text:p>
              </table:table-cell>
              <table:table-cell office:value-type="float" office:value="0.992026390925502">
                <text:p>0.992026390925502</text:p>
              </table:table-cell>
              <table:table-cell office:value-type="float" office:value="1">
                <text:p>1</text:p>
              </table:table-cell>
              <table:table-cell office:value-type="float" office:value="0.994110383856157">
                <text:p>0.9941103838561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00">
                <text:p>10200</text:p>
              </table:table-cell>
              <table:table-cell office:value-type="float" office:value="0.991219923575732">
                <text:p>0.991219923575732</text:p>
              </table:table-cell>
              <table:table-cell office:value-type="float" office:value="1">
                <text:p>1</text:p>
              </table:table-cell>
              <table:table-cell office:value-type="float" office:value="0.998741264434585">
                <text:p>0.9987412644345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300">
                <text:p>10300</text:p>
              </table:table-cell>
              <table:table-cell office:value-type="float" office:value="0.987183255853775">
                <text:p>0.987183255853775</text:p>
              </table:table-cell>
              <table:table-cell office:value-type="float" office:value="0.996720325230292">
                <text:p>0.996720325230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400">
                <text:p>10400</text:p>
              </table:table-cell>
              <table:table-cell office:value-type="float" office:value="0.982040170899837">
                <text:p>0.982040170899837</text:p>
              </table:table-cell>
              <table:table-cell office:value-type="float" office:value="0.99229985953573">
                <text:p>0.99229985953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500">
                <text:p>10500</text:p>
              </table:table-cell>
              <table:table-cell office:value-type="float" office:value="0.977034487894352">
                <text:p>0.977034487894352</text:p>
              </table:table-cell>
              <table:table-cell office:value-type="float" office:value="0.987994488550389">
                <text:p>0.987994488550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600">
                <text:p>10600</text:p>
              </table:table-cell>
              <table:table-cell office:value-type="float" office:value="0.972161033661002">
                <text:p>0.972161033661002</text:p>
              </table:table-cell>
              <table:table-cell office:value-type="float" office:value="0.983799986109323">
                <text:p>0.983799986109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700">
                <text:p>10700</text:p>
              </table:table-cell>
              <table:table-cell office:value-type="float" office:value="0.967414883439102">
                <text:p>0.967414883439102</text:p>
              </table:table-cell>
              <table:table-cell office:value-type="float" office:value="0.979712324173387">
                <text:p>0.979712324173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800">
                <text:p>10800</text:p>
              </table:table-cell>
              <table:table-cell office:value-type="float" office:value="0.962791346463136">
                <text:p>0.962791346463136</text:p>
              </table:table-cell>
              <table:table-cell office:value-type="float" office:value="0.975727661585569">
                <text:p>0.975727661585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00">
                <text:p>10900</text:p>
              </table:table-cell>
              <table:table-cell office:value-type="float" office:value="0.958285952520598">
                <text:p>0.958285952520598</text:p>
              </table:table-cell>
              <table:table-cell office:value-type="float" office:value="0.971842333574258">
                <text:p>0.971842333574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000">
                <text:p>11000</text:p>
              </table:table-cell>
              <table:table-cell office:value-type="float" office:value="0.953894439412391">
                <text:p>0.953894439412391</text:p>
              </table:table-cell>
              <table:table-cell office:value-type="float" office:value="0.968052841946687">
                <text:p>0.968052841946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00">
                <text:p>11100</text:p>
              </table:table-cell>
              <table:table-cell office:value-type="float" office:value="0.949612741246603">
                <text:p>0.949612741246603</text:p>
              </table:table-cell>
              <table:table-cell office:value-type="float" office:value="0.964355845920691">
                <text:p>0.964355845920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00">
                <text:p>11200</text:p>
              </table:table-cell>
              <table:table-cell office:value-type="float" office:value="0.945436977502431">
                <text:p>0.945436977502431</text:p>
              </table:table-cell>
              <table:table-cell office:value-type="float" office:value="0.960748153547231">
                <text:p>0.960748153547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300">
                <text:p>11300</text:p>
              </table:table-cell>
              <table:table-cell office:value-type="float" office:value="0.941363442806382">
                <text:p>0.941363442806382</text:p>
              </table:table-cell>
              <table:table-cell office:value-type="float" office:value="0.957226713680176">
                <text:p>0.957226713680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400">
                <text:p>11400</text:p>
              </table:table-cell>
              <table:table-cell office:value-type="float" office:value="0.937388597367808">
                <text:p>0.937388597367808</text:p>
              </table:table-cell>
              <table:table-cell office:value-type="float" office:value="0.953788608453388">
                <text:p>0.953788608453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500">
                <text:p>11500</text:p>
              </table:table-cell>
              <table:table-cell office:value-type="float" office:value="0.933509058025191">
                <text:p>0.933509058025191</text:p>
              </table:table-cell>
              <table:table-cell office:value-type="float" office:value="0.950431046228477">
                <text:p>0.950431046228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00">
                <text:p>11600</text:p>
              </table:table-cell>
              <table:table-cell office:value-type="float" office:value="0.929721589858647">
                <text:p>0.929721589858647</text:p>
              </table:table-cell>
              <table:table-cell office:value-type="float" office:value="0.947151354979511">
                <text:p>0.947151354979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700">
                <text:p>11700</text:p>
              </table:table-cell>
              <table:table-cell office:value-type="float" office:value="0.926023098327766">
                <text:p>0.926023098327766</text:p>
              </table:table-cell>
              <table:table-cell office:value-type="float" office:value="0.943946976083755">
                <text:p>0.943946976083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800">
                <text:p>11800</text:p>
              </table:table-cell>
              <table:table-cell office:value-type="float" office:value="0.922410621897171">
                <text:p>0.922410621897171</text:p>
              </table:table-cell>
              <table:table-cell office:value-type="float" office:value="0.940815458489892">
                <text:p>0.940815458489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900">
                <text:p>11900</text:p>
              </table:table-cell>
              <table:table-cell office:value-type="float" office:value="0.918881325115273">
                <text:p>0.918881325115273</text:p>
              </table:table-cell>
              <table:table-cell office:value-type="float" office:value="0.937754453237499">
                <text:p>0.937754453237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000">
                <text:p>12000</text:p>
              </table:table-cell>
              <table:table-cell office:value-type="float" office:value="0.915432492114379">
                <text:p>0.915432492114379</text:p>
              </table:table-cell>
              <table:table-cell office:value-type="float" office:value="0.934761708303563">
                <text:p>0.934761708303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100">
                <text:p>12100</text:p>
              </table:table-cell>
              <table:table-cell office:value-type="float" office:value="0.912061520502845">
                <text:p>0.912061520502845</text:p>
              </table:table-cell>
              <table:table-cell office:value-type="float" office:value="0.931835063753717">
                <text:p>0.931835063753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200">
                <text:p>12200</text:p>
              </table:table-cell>
              <table:table-cell office:value-type="float" office:value="0.908765915622285">
                <text:p>0.908765915622285</text:p>
              </table:table-cell>
              <table:table-cell office:value-type="float" office:value="0.928972447177577">
                <text:p>0.928972447177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300">
                <text:p>12300</text:p>
              </table:table-cell>
              <table:table-cell office:value-type="float" office:value="0.905543285144864">
                <text:p>0.905543285144864</text:p>
              </table:table-cell>
              <table:table-cell office:value-type="float" office:value="0.926171869389136">
                <text:p>0.926171869389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400">
                <text:p>12400</text:p>
              </table:table-cell>
              <table:table-cell office:value-type="float" office:value="0.902391333987693">
                <text:p>0.902391333987693</text:p>
              </table:table-cell>
              <table:table-cell office:value-type="float" office:value="0.92343142037461">
                <text:p>0.92343142037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500">
                <text:p>12500</text:p>
              </table:table-cell>
              <table:table-cell office:value-type="float" office:value="0.899307859523038">
                <text:p>0.899307859523038</text:p>
              </table:table-cell>
              <table:table-cell office:value-type="float" office:value="0.920749265471434">
                <text:p>0.920749265471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600">
                <text:p>12600</text:p>
              </table:table-cell>
              <table:table-cell office:value-type="float" office:value="0.896290747064692">
                <text:p>0.896290747064692</text:p>
              </table:table-cell>
              <table:table-cell office:value-type="float" office:value="0.918123641763316">
                <text:p>0.918123641763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700">
                <text:p>12700</text:p>
              </table:table-cell>
              <table:table-cell office:value-type="float" office:value="0.893337965612289">
                <text:p>0.893337965612289</text:p>
              </table:table-cell>
              <table:table-cell office:value-type="float" office:value="0.915552854677393">
                <text:p>0.915552854677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00">
                <text:p>12800</text:p>
              </table:table-cell>
              <table:table-cell office:value-type="float" office:value="0.89044756383674">
                <text:p>0.89044756383674</text:p>
              </table:table-cell>
              <table:table-cell office:value-type="float" office:value="0.913035274770485">
                <text:p>0.913035274770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900">
                <text:p>12900</text:p>
              </table:table-cell>
              <table:table-cell office:value-type="float" office:value="0.887617666291144">
                <text:p>0.887617666291144</text:p>
              </table:table-cell>
              <table:table-cell office:value-type="float" office:value="0.910569334692457">
                <text:p>0.910569334692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000">
                <text:p>13000</text:p>
              </table:table-cell>
              <table:table-cell office:value-type="float" office:value="0.884846469832723">
                <text:p>0.884846469832723</text:p>
              </table:table-cell>
              <table:table-cell office:value-type="float" office:value="0.908153526315505">
                <text:p>0.908153526315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100">
                <text:p>13100</text:p>
              </table:table-cell>
              <table:table-cell office:value-type="float" office:value="0.882132240242325">
                <text:p>0.882132240242325</text:p>
              </table:table-cell>
              <table:table-cell office:value-type="float" office:value="0.90578639801898">
                <text:p>0.90578639801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200">
                <text:p>13200</text:p>
              </table:table-cell>
              <table:table-cell office:value-type="float" office:value="0.879473309029036">
                <text:p>0.879473309029036</text:p>
              </table:table-cell>
              <table:table-cell office:value-type="float" office:value="0.903466552120118">
                <text:p>0.903466552120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300">
                <text:p>13300</text:p>
              </table:table-cell>
              <table:table-cell office:value-type="float" office:value="0.876868070408295">
                <text:p>0.876868070408295</text:p>
              </table:table-cell>
              <table:table-cell office:value-type="float" office:value="0.901192642441715">
                <text:p>0.901192642441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400">
                <text:p>13400</text:p>
              </table:table-cell>
              <table:table-cell office:value-type="float" office:value="0.87431497844277">
                <text:p>0.87431497844277</text:p>
              </table:table-cell>
              <table:table-cell office:value-type="float" office:value="0.898963372008349">
                <text:p>0.898963372008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500">
                <text:p>13500</text:p>
              </table:table-cell>
              <table:table-cell office:value-type="float" office:value="0.871812544335923">
                <text:p>0.871812544335923</text:p>
              </table:table-cell>
              <table:table-cell office:value-type="float" office:value="0.896777490863423">
                <text:p>0.896777490863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600">
                <text:p>13600</text:p>
              </table:table-cell>
              <table:table-cell office:value-type="float" office:value="0.86935933386899">
                <text:p>0.86935933386899</text:p>
              </table:table-cell>
              <table:table-cell office:value-type="float" office:value="0.894633793999743">
                <text:p>0.894633793999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700">
                <text:p>13700</text:p>
              </table:table-cell>
              <table:table-cell office:value-type="float" office:value="0.866953964972643">
                <text:p>0.866953964972643</text:p>
              </table:table-cell>
              <table:table-cell office:value-type="float" office:value="0.892531119396883">
                <text:p>0.892531119396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800">
                <text:p>13800</text:p>
              </table:table-cell>
              <table:table-cell office:value-type="float" office:value="0.864595105425264">
                <text:p>0.864595105425264</text:p>
              </table:table-cell>
              <table:table-cell office:value-type="float" office:value="0.890468346159033">
                <text:p>0.890468346159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900">
                <text:p>13900</text:p>
              </table:table-cell>
              <table:table-cell office:value-type="float" office:value="0.86228147067027">
                <text:p>0.86228147067027</text:p>
              </table:table-cell>
              <table:table-cell office:value-type="float" office:value="0.888444392747427">
                <text:p>0.888444392747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0.860011821745445">
                <text:p>0.860011821745445</text:p>
              </table:table-cell>
              <table:table-cell office:value-type="float" office:value="0.886458215301869">
                <text:p>0.886458215301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100">
                <text:p>14100</text:p>
              </table:table-cell>
              <table:table-cell office:value-type="float" office:value="0.857784963317708">
                <text:p>0.857784963317708</text:p>
              </table:table-cell>
              <table:table-cell office:value-type="float" office:value="0.884508806046198">
                <text:p>0.884508806046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200">
                <text:p>14200</text:p>
              </table:table-cell>
              <table:table-cell office:value-type="float" office:value="0.855599741817171">
                <text:p>0.855599741817171</text:p>
              </table:table-cell>
              <table:table-cell office:value-type="float" office:value="0.882595191772899">
                <text:p>0.882595191772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300">
                <text:p>14300</text:p>
              </table:table-cell>
              <table:table-cell office:value-type="float" office:value="0.853455043664753">
                <text:p>0.853455043664753</text:p>
              </table:table-cell>
              <table:table-cell office:value-type="float" office:value="0.880716432402361">
                <text:p>0.880716432402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400">
                <text:p>14400</text:p>
              </table:table-cell>
              <table:table-cell office:value-type="float" office:value="0.851349793587969">
                <text:p>0.851349793587969</text:p>
              </table:table-cell>
              <table:table-cell office:value-type="float" office:value="0.878871619612556">
                <text:p>0.878871619612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500">
                <text:p>14500</text:p>
              </table:table-cell>
              <table:table-cell office:value-type="float" office:value="0.849282953019898">
                <text:p>0.849282953019898</text:p>
              </table:table-cell>
              <table:table-cell office:value-type="float" office:value="0.877059875535223">
                <text:p>0.877059875535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600">
                <text:p>14600</text:p>
              </table:table-cell>
              <table:table-cell office:value-type="float" office:value="0.847253518576604">
                <text:p>0.847253518576604</text:p>
              </table:table-cell>
              <table:table-cell office:value-type="float" office:value="0.875280351514837">
                <text:p>0.875280351514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700">
                <text:p>14700</text:p>
              </table:table-cell>
              <table:table-cell office:value-type="float" office:value="0.84526052060863">
                <text:p>0.84526052060863</text:p>
              </table:table-cell>
              <table:table-cell office:value-type="float" office:value="0.873532226926924">
                <text:p>0.873532226926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800">
                <text:p>14800</text:p>
              </table:table-cell>
              <table:table-cell office:value-type="float" office:value="0.843303021822425">
                <text:p>0.843303021822425</text:p>
              </table:table-cell>
              <table:table-cell office:value-type="float" office:value="0.871814708052443">
                <text:p>0.871814708052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900">
                <text:p>14900</text:p>
              </table:table-cell>
              <table:table-cell office:value-type="float" office:value="0.841380115967858">
                <text:p>0.841380115967858</text:p>
              </table:table-cell>
              <table:table-cell office:value-type="float" office:value="0.870127027005218">
                <text:p>0.870127027005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000">
                <text:p>15000</text:p>
              </table:table-cell>
              <table:table-cell office:value-type="float" office:value="0.83949092658817">
                <text:p>0.83949092658817</text:p>
              </table:table-cell>
              <table:table-cell office:value-type="float" office:value="0.868468440709544">
                <text:p>0.868468440709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100">
                <text:p>15100</text:p>
              </table:table-cell>
              <table:table-cell office:value-type="float" office:value="0.837634605828986">
                <text:p>0.837634605828986</text:p>
              </table:table-cell>
              <table:table-cell office:value-type="float" office:value="0.866838229925265">
                <text:p>0.866838229925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200">
                <text:p>15200</text:p>
              </table:table-cell>
              <table:table-cell office:value-type="float" office:value="0.835810333303179">
                <text:p>0.835810333303179</text:p>
              </table:table-cell>
              <table:table-cell office:value-type="float" office:value="0.865235698317832">
                <text:p>0.865235698317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300">
                <text:p>15300</text:p>
              </table:table-cell>
              <table:table-cell office:value-type="float" office:value="0.834017315008588">
                <text:p>0.834017315008588</text:p>
              </table:table-cell>
              <table:table-cell office:value-type="float" office:value="0.863660171570924">
                <text:p>0.863660171570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400">
                <text:p>15400</text:p>
              </table:table-cell>
              <table:table-cell office:value-type="float" office:value="0.832254782295786">
                <text:p>0.832254782295786</text:p>
              </table:table-cell>
              <table:table-cell office:value-type="float" office:value="0.862110996539443">
                <text:p>0.862110996539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500">
                <text:p>15500</text:p>
              </table:table-cell>
              <table:table-cell office:value-type="float" office:value="0.830521990883221">
                <text:p>0.830521990883221</text:p>
              </table:table-cell>
              <table:table-cell office:value-type="float" office:value="0.860587540440735">
                <text:p>0.860587540440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600">
                <text:p>15600</text:p>
              </table:table-cell>
              <table:table-cell office:value-type="float" office:value="0.828818219917279">
                <text:p>0.828818219917279</text:p>
              </table:table-cell>
              <table:table-cell office:value-type="float" office:value="0.859089190082105">
                <text:p>0.859089190082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700">
                <text:p>15700</text:p>
              </table:table-cell>
              <table:table-cell office:value-type="float" office:value="0.827142771074878">
                <text:p>0.827142771074878</text:p>
              </table:table-cell>
              <table:table-cell office:value-type="float" office:value="0.857615351122712">
                <text:p>0.857615351122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800">
                <text:p>15800</text:p>
              </table:table-cell>
              <table:table-cell office:value-type="float" office:value="0.825494967706433">
                <text:p>0.825494967706433</text:p>
              </table:table-cell>
              <table:table-cell office:value-type="float" office:value="0.85616544736815">
                <text:p>0.85616544736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900">
                <text:p>15900</text:p>
              </table:table-cell>
              <table:table-cell office:value-type="float" office:value="0.823874154017075">
                <text:p>0.823874154017075</text:p>
              </table:table-cell>
              <table:table-cell office:value-type="float" office:value="0.854738920095982">
                <text:p>0.854738920095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000">
                <text:p>16000</text:p>
              </table:table-cell>
              <table:table-cell office:value-type="float" office:value="0.822279694284193">
                <text:p>0.822279694284193</text:p>
              </table:table-cell>
              <table:table-cell office:value-type="float" office:value="0.853335227410755">
                <text:p>0.853335227410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100">
                <text:p>16100</text:p>
              </table:table-cell>
              <table:table-cell office:value-type="float" office:value="0.820710972109446">
                <text:p>0.820710972109446</text:p>
              </table:table-cell>
              <table:table-cell office:value-type="float" office:value="0.851953843626946">
                <text:p>0.851953843626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200">
                <text:p>16200</text:p>
              </table:table-cell>
              <table:table-cell office:value-type="float" office:value="0.819167389703499">
                <text:p>0.819167389703499</text:p>
              </table:table-cell>
              <table:table-cell office:value-type="float" office:value="0.850594258678494">
                <text:p>0.850594258678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300">
                <text:p>16300</text:p>
              </table:table-cell>
              <table:table-cell office:value-type="float" office:value="0.817648367201852">
                <text:p>0.817648367201852</text:p>
              </table:table-cell>
              <table:table-cell office:value-type="float" office:value="0.849255977553603">
                <text:p>0.849255977553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400">
                <text:p>16400</text:p>
              </table:table-cell>
              <table:table-cell office:value-type="float" office:value="0.816153342010214">
                <text:p>0.816153342010214</text:p>
              </table:table-cell>
              <table:table-cell office:value-type="float" office:value="0.847938519753553">
                <text:p>0.847938519753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500">
                <text:p>16500</text:p>
              </table:table-cell>
              <table:table-cell office:value-type="float" office:value="0.814681768177945">
                <text:p>0.814681768177945</text:p>
              </table:table-cell>
              <table:table-cell office:value-type="float" office:value="0.846641418774378">
                <text:p>0.846641418774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600">
                <text:p>16600</text:p>
              </table:table-cell>
              <table:table-cell office:value-type="float" office:value="0.813233115798214">
                <text:p>0.813233115798214</text:p>
              </table:table-cell>
              <table:table-cell office:value-type="float" office:value="0.845364221610289">
                <text:p>0.845364221610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700">
                <text:p>16700</text:p>
              </table:table-cell>
              <table:table-cell office:value-type="float" office:value="0.811806870433539">
                <text:p>0.811806870433539</text:p>
              </table:table-cell>
              <table:table-cell office:value-type="float" office:value="0.844106488277791">
                <text:p>0.844106488277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800">
                <text:p>16800</text:p>
              </table:table-cell>
              <table:table-cell office:value-type="float" office:value="0.810402532565502">
                <text:p>0.810402532565502</text:p>
              </table:table-cell>
              <table:table-cell office:value-type="float" office:value="0.842867791359528">
                <text:p>0.842867791359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900">
                <text:p>16900</text:p>
              </table:table-cell>
              <table:table-cell office:value-type="float" office:value="0.809019617067459">
                <text:p>0.809019617067459</text:p>
              </table:table-cell>
              <table:table-cell office:value-type="float" office:value="0.841647715566892">
                <text:p>0.841647715566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000">
                <text:p>17000</text:p>
              </table:table-cell>
              <table:table-cell office:value-type="float" office:value="0.807657652699144">
                <text:p>0.807657652699144</text:p>
              </table:table-cell>
              <table:table-cell office:value-type="float" office:value="0.84044585732053">
                <text:p>0.84044585732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100">
                <text:p>17100</text:p>
              </table:table-cell>
              <table:table-cell office:value-type="float" office:value="0.806316181622132">
                <text:p>0.806316181622132</text:p>
              </table:table-cell>
              <table:table-cell office:value-type="float" office:value="0.839261824347893">
                <text:p>0.839261824347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200">
                <text:p>17200</text:p>
              </table:table-cell>
              <table:table-cell office:value-type="float" office:value="0.80499475893518">
                <text:p>0.80499475893518</text:p>
              </table:table-cell>
              <table:table-cell office:value-type="float" office:value="0.83809523529706">
                <text:p>0.83809523529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300">
                <text:p>17300</text:p>
              </table:table-cell>
              <table:table-cell office:value-type="float" office:value="0.803692952228486">
                <text:p>0.803692952228486</text:p>
              </table:table-cell>
              <table:table-cell office:value-type="float" office:value="0.836945719366053">
                <text:p>0.836945719366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400">
                <text:p>17400</text:p>
              </table:table-cell>
              <table:table-cell office:value-type="float" office:value="0.802410341156014">
                <text:p>0.802410341156014</text:p>
              </table:table-cell>
              <table:table-cell office:value-type="float" office:value="0.835812915946938">
                <text:p>0.835812915946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500">
                <text:p>17500</text:p>
              </table:table-cell>
              <table:table-cell office:value-type="float" office:value="0.801146517025022">
                <text:p>0.801146517025022</text:p>
              </table:table-cell>
              <table:table-cell office:value-type="float" office:value="0.834696474284055">
                <text:p>0.834696474284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600">
                <text:p>17600</text:p>
              </table:table-cell>
              <table:table-cell office:value-type="float" office:value="0.799901082402011">
                <text:p>0.799901082402011</text:p>
              </table:table-cell>
              <table:table-cell office:value-type="float" office:value="0.833596053145712">
                <text:p>0.833596053145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700">
                <text:p>17700</text:p>
              </table:table-cell>
              <table:table-cell office:value-type="float" office:value="0.798673650734352">
                <text:p>0.798673650734352</text:p>
              </table:table-cell>
              <table:table-cell office:value-type="float" office:value="0.832511320508743">
                <text:p>0.832511320508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800">
                <text:p>17800</text:p>
              </table:table-cell>
              <table:table-cell office:value-type="float" office:value="0.797463845986837">
                <text:p>0.797463845986837</text:p>
              </table:table-cell>
              <table:table-cell office:value-type="float" office:value="0.831441953255346">
                <text:p>0.831441953255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900">
                <text:p>17900</text:p>
              </table:table-cell>
              <table:table-cell office:value-type="float" office:value="0.796271302292539">
                <text:p>0.796271302292539</text:p>
              </table:table-cell>
              <table:table-cell office:value-type="float" office:value="0.830387636881673">
                <text:p>0.830387636881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000">
                <text:p>18000</text:p>
              </table:table-cell>
              <table:table-cell office:value-type="float" office:value="0.79509566361727">
                <text:p>0.79509566361727</text:p>
              </table:table-cell>
              <table:table-cell office:value-type="float" office:value="0.829348065217611">
                <text:p>0.829348065217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100">
                <text:p>18100</text:p>
              </table:table-cell>
              <table:table-cell office:value-type="float" office:value="0.793936583437087">
                <text:p>0.793936583437087</text:p>
              </table:table-cell>
              <table:table-cell office:value-type="float" office:value="0.828322940157316">
                <text:p>0.828322940157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200">
                <text:p>18200</text:p>
              </table:table-cell>
              <table:table-cell office:value-type="float" office:value="0.792793724428224">
                <text:p>0.792793724428224</text:p>
              </table:table-cell>
              <table:table-cell office:value-type="float" office:value="0.82731197139996">
                <text:p>0.82731197139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300">
                <text:p>18300</text:p>
              </table:table-cell>
              <table:table-cell office:value-type="float" office:value="0.791666758168917">
                <text:p>0.791666758168917</text:p>
              </table:table-cell>
              <table:table-cell office:value-type="float" office:value="0.826314876200311">
                <text:p>0.826314876200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400">
                <text:p>18400</text:p>
              </table:table-cell>
              <table:table-cell office:value-type="float" office:value="0.790555364852601">
                <text:p>0.790555364852601</text:p>
              </table:table-cell>
              <table:table-cell office:value-type="float" office:value="0.825331379128673">
                <text:p>0.825331379128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500">
                <text:p>18500</text:p>
              </table:table-cell>
              <table:table-cell office:value-type="float" office:value="0.789459233011981">
                <text:p>0.789459233011981</text:p>
              </table:table-cell>
              <table:table-cell office:value-type="float" office:value="0.82436121183981">
                <text:p>0.82436121183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600">
                <text:p>18600</text:p>
              </table:table-cell>
              <table:table-cell office:value-type="float" office:value="0.78837805925349">
                <text:p>0.78837805925349</text:p>
              </table:table-cell>
              <table:table-cell office:value-type="float" office:value="0.823404112850449">
                <text:p>0.823404112850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700">
                <text:p>18700</text:p>
              </table:table-cell>
              <table:table-cell office:value-type="float" office:value="0.787311548001705">
                <text:p>0.787311548001705</text:p>
              </table:table-cell>
              <table:table-cell office:value-type="float" office:value="0.822459827325009">
                <text:p>0.822459827325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800">
                <text:p>18800</text:p>
              </table:table-cell>
              <table:table-cell office:value-type="float" office:value="0.786259411253283">
                <text:p>0.786259411253283</text:p>
              </table:table-cell>
              <table:table-cell office:value-type="float" office:value="0.821528106869205">
                <text:p>0.821528106869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900">
                <text:p>18900</text:p>
              </table:table-cell>
              <table:table-cell office:value-type="float" office:value="0.785221368340007">
                <text:p>0.785221368340007</text:p>
              </table:table-cell>
              <table:table-cell office:value-type="float" office:value="0.820608709331193">
                <text:p>0.820608709331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000">
                <text:p>19000</text:p>
              </table:table-cell>
              <table:table-cell office:value-type="float" office:value="0.784197145700562">
                <text:p>0.784197145700562</text:p>
              </table:table-cell>
              <table:table-cell office:value-type="float" office:value="0.819701398609938">
                <text:p>0.819701398609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100">
                <text:p>19100</text:p>
              </table:table-cell>
              <table:table-cell office:value-type="float" office:value="0.783186476660671">
                <text:p>0.783186476660671</text:p>
              </table:table-cell>
              <table:table-cell office:value-type="float" office:value="0.818805944470508">
                <text:p>0.818805944470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200">
                <text:p>19200</text:p>
              </table:table-cell>
              <table:table-cell office:value-type="float" office:value="0.782189101221234">
                <text:p>0.782189101221234</text:p>
              </table:table-cell>
              <table:table-cell office:value-type="float" office:value="0.817922122366003">
                <text:p>0.817922122366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300">
                <text:p>19300</text:p>
              </table:table-cell>
              <table:table-cell office:value-type="float" office:value="0.781204765854141">
                <text:p>0.781204765854141</text:p>
              </table:table-cell>
              <table:table-cell office:value-type="float" office:value="0.817049713265854">
                <text:p>0.817049713265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400">
                <text:p>19400</text:p>
              </table:table-cell>
              <table:table-cell office:value-type="float" office:value="0.780233223305436">
                <text:p>0.780233223305436</text:p>
              </table:table-cell>
              <table:table-cell office:value-type="float" office:value="0.816188503490207">
                <text:p>0.816188503490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500">
                <text:p>19500</text:p>
              </table:table-cell>
              <table:table-cell office:value-type="float" office:value="0.779274232405535">
                <text:p>0.779274232405535</text:p>
              </table:table-cell>
              <table:table-cell office:value-type="float" office:value="0.815338284550187">
                <text:p>0.815338284550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600">
                <text:p>19600</text:p>
              </table:table-cell>
              <table:table-cell office:value-type="float" office:value="0.778327557886203">
                <text:p>0.778327557886203</text:p>
              </table:table-cell>
              <table:table-cell office:value-type="float" office:value="0.814498852993756">
                <text:p>0.814498852993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700">
                <text:p>19700</text:p>
              </table:table-cell>
              <table:table-cell office:value-type="float" office:value="0.777392970204006">
                <text:p>0.777392970204006</text:p>
              </table:table-cell>
              <table:table-cell office:value-type="float" office:value="0.81367001025696">
                <text:p>0.81367001025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800">
                <text:p>19800</text:p>
              </table:table-cell>
              <table:table-cell office:value-type="float" office:value="0.776470245369996">
                <text:p>0.776470245369996</text:p>
              </table:table-cell>
              <table:table-cell office:value-type="float" office:value="0.812851562520374">
                <text:p>0.812851562520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900">
                <text:p>19900</text:p>
              </table:table-cell>
              <table:table-cell office:value-type="float" office:value="0.775559164785355">
                <text:p>0.775559164785355</text:p>
              </table:table-cell>
              <table:table-cell office:value-type="float" office:value="0.812043320570479">
                <text:p>0.812043320570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000">
                <text:p>20000</text:p>
              </table:table-cell>
              <table:table-cell office:value-type="float" office:value="0.774659515082767">
                <text:p>0.774659515082767</text:p>
              </table:table-cell>
              <table:table-cell office:value-type="float" office:value="0.811245099665833">
                <text:p>0.811245099665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100">
                <text:p>20100</text:p>
              </table:table-cell>
              <table:table-cell office:value-type="float" office:value="0.773771087973295">
                <text:p>0.773771087973295</text:p>
              </table:table-cell>
              <table:table-cell office:value-type="float" office:value="0.810456719407812">
                <text:p>0.810456719407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200">
                <text:p>20200</text:p>
              </table:table-cell>
              <table:table-cell office:value-type="float" office:value="0.772893680098532">
                <text:p>0.772893680098532</text:p>
              </table:table-cell>
              <table:table-cell office:value-type="float" office:value="0.809678003615761">
                <text:p>0.809678003615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300">
                <text:p>20300</text:p>
              </table:table-cell>
              <table:table-cell office:value-type="float" office:value="0.772027092887828">
                <text:p>0.772027092887828</text:p>
              </table:table-cell>
              <table:table-cell office:value-type="float" office:value="0.808908780206357">
                <text:p>0.808908780206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400">
                <text:p>20400</text:p>
              </table:table-cell>
              <table:table-cell office:value-type="float" office:value="0.771171132420378">
                <text:p>0.771171132420378</text:p>
              </table:table-cell>
              <table:table-cell office:value-type="float" office:value="0.808148881077049">
                <text:p>0.808148881077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500">
                <text:p>20500</text:p>
              </table:table-cell>
              <table:table-cell office:value-type="float" office:value="0.770325609292008">
                <text:p>0.770325609292008</text:p>
              </table:table-cell>
              <table:table-cell office:value-type="float" office:value="0.807398141993413">
                <text:p>0.807398141993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600">
                <text:p>20600</text:p>
              </table:table-cell>
              <table:table-cell office:value-type="float" office:value="0.769490338486444">
                <text:p>0.769490338486444</text:p>
              </table:table-cell>
              <table:table-cell office:value-type="float" office:value="0.806656402480236">
                <text:p>0.806656402480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700">
                <text:p>20700</text:p>
              </table:table-cell>
              <table:table-cell office:value-type="float" office:value="0.768665139250904">
                <text:p>0.768665139250904</text:p>
              </table:table-cell>
              <table:table-cell office:value-type="float" office:value="0.805923505716242">
                <text:p>0.805923505716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800">
                <text:p>20800</text:p>
              </table:table-cell>
              <table:table-cell office:value-type="float" office:value="0.767849834975865">
                <text:p>0.767849834975865</text:p>
              </table:table-cell>
              <table:table-cell office:value-type="float" office:value="0.80519929843228">
                <text:p>0.80519929843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900">
                <text:p>20900</text:p>
              </table:table-cell>
              <table:table-cell office:value-type="float" office:value="0.767044253078801">
                <text:p>0.767044253078801</text:p>
              </table:table-cell>
              <table:table-cell office:value-type="float" office:value="0.804483630812848">
                <text:p>0.804483630812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000">
                <text:p>21000</text:p>
              </table:table-cell>
              <table:table-cell office:value-type="float" office:value="0.766248224891785">
                <text:p>0.766248224891785</text:p>
              </table:table-cell>
              <table:table-cell office:value-type="float" office:value="0.803776356400851">
                <text:p>0.803776356400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100">
                <text:p>21100</text:p>
              </table:table-cell>
              <table:table-cell office:value-type="float" office:value="0.76546158555279">
                <text:p>0.76546158555279</text:p>
              </table:table-cell>
              <table:table-cell office:value-type="float" office:value="0.803077332005447">
                <text:p>0.803077332005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200">
                <text:p>21200</text:p>
              </table:table-cell>
              <table:table-cell office:value-type="float" office:value="0.764684173900523">
                <text:p>0.764684173900523</text:p>
              </table:table-cell>
              <table:table-cell office:value-type="float" office:value="0.80238641761286">
                <text:p>0.80238641761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300">
                <text:p>21300</text:p>
              </table:table-cell>
              <table:table-cell office:value-type="float" office:value="0.763915832372724">
                <text:p>0.763915832372724</text:p>
              </table:table-cell>
              <table:table-cell office:value-type="float" office:value="0.801703476300097">
                <text:p>0.801703476300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400">
                <text:p>21400</text:p>
              </table:table-cell>
              <table:table-cell office:value-type="float" office:value="0.763156406907734">
                <text:p>0.763156406907734</text:p>
              </table:table-cell>
              <table:table-cell office:value-type="float" office:value="0.801028374151395">
                <text:p>0.801028374151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500">
                <text:p>21500</text:p>
              </table:table-cell>
              <table:table-cell office:value-type="float" office:value="0.762405746849234">
                <text:p>0.762405746849234</text:p>
              </table:table-cell>
              <table:table-cell office:value-type="float" office:value="0.800360980177344">
                <text:p>0.800360980177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600">
                <text:p>21600</text:p>
              </table:table-cell>
              <table:table-cell office:value-type="float" office:value="0.761663704854062">
                <text:p>0.761663704854062</text:p>
              </table:table-cell>
              <table:table-cell office:value-type="float" office:value="0.799701166236586">
                <text:p>0.799701166236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700">
                <text:p>21700</text:p>
              </table:table-cell>
              <table:table-cell office:value-type="float" office:value="0.760930136802958">
                <text:p>0.760930136802958</text:p>
              </table:table-cell>
              <table:table-cell office:value-type="float" office:value="0.799048806959958">
                <text:p>0.799048806959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800">
                <text:p>21800</text:p>
              </table:table-cell>
              <table:table-cell office:value-type="float" office:value="0.760204901714148">
                <text:p>0.760204901714148</text:p>
              </table:table-cell>
              <table:table-cell office:value-type="float" office:value="0.798403779677046">
                <text:p>0.798403779677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900">
                <text:p>21900</text:p>
              </table:table-cell>
              <table:table-cell office:value-type="float" office:value="0.759487861659656">
                <text:p>0.759487861659656</text:p>
              </table:table-cell>
              <table:table-cell office:value-type="float" office:value="0.797765964345013">
                <text:p>0.797765964345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000">
                <text:p>22000</text:p>
              </table:table-cell>
              <table:table-cell office:value-type="float" office:value="0.758778881684264">
                <text:p>0.758778881684264</text:p>
              </table:table-cell>
              <table:table-cell office:value-type="float" office:value="0.797135243479652">
                <text:p>0.797135243479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100">
                <text:p>22100</text:p>
              </table:table-cell>
              <table:table-cell office:value-type="float" office:value="0.758077829726988">
                <text:p>0.758077829726988</text:p>
              </table:table-cell>
              <table:table-cell office:value-type="float" office:value="0.796511502088571">
                <text:p>0.79651150208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200">
                <text:p>22200</text:p>
              </table:table-cell>
              <table:table-cell office:value-type="float" office:value="0.757384576545017">
                <text:p>0.757384576545017</text:p>
              </table:table-cell>
              <table:table-cell office:value-type="float" office:value="0.795894627606431">
                <text:p>0.795894627606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300">
                <text:p>22300</text:p>
              </table:table-cell>
              <table:table-cell office:value-type="float" office:value="0.756698995640003">
                <text:p>0.756698995640003</text:p>
              </table:table-cell>
              <table:table-cell office:value-type="float" office:value="0.795284509832176">
                <text:p>0.795284509832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400">
                <text:p>22400</text:p>
              </table:table-cell>
              <table:table-cell office:value-type="float" office:value="0.756020963186628">
                <text:p>0.756020963186628</text:p>
              </table:table-cell>
              <table:table-cell office:value-type="float" office:value="0.794681040868174">
                <text:p>0.794681040868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500">
                <text:p>22500</text:p>
              </table:table-cell>
              <table:table-cell office:value-type="float" office:value="0.755350357963366">
                <text:p>0.755350357963366</text:p>
              </table:table-cell>
              <table:table-cell office:value-type="float" office:value="0.794084115061211">
                <text:p>0.794084115061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600">
                <text:p>22600</text:p>
              </table:table-cell>
              <table:table-cell office:value-type="float" office:value="0.754687061285356">
                <text:p>0.754687061285356</text:p>
              </table:table-cell>
              <table:table-cell office:value-type="float" office:value="0.793493628945263">
                <text:p>0.793493628945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700">
                <text:p>22700</text:p>
              </table:table-cell>
              <table:table-cell office:value-type="float" office:value="0.754030956939324">
                <text:p>0.754030956939324</text:p>
              </table:table-cell>
              <table:table-cell office:value-type="float" office:value="0.792909481185992">
                <text:p>0.792909481185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800">
                <text:p>22800</text:p>
              </table:table-cell>
              <table:table-cell office:value-type="float" office:value="0.753381931120472">
                <text:p>0.753381931120472</text:p>
              </table:table-cell>
              <table:table-cell office:value-type="float" office:value="0.792331572526906">
                <text:p>0.792331572526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900">
                <text:p>22900</text:p>
              </table:table-cell>
              <table:table-cell office:value-type="float" office:value="0.752739872371269">
                <text:p>0.752739872371269</text:p>
              </table:table-cell>
              <table:table-cell office:value-type="float" office:value="0.791759805737119">
                <text:p>0.791759805737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000">
                <text:p>23000</text:p>
              </table:table-cell>
              <table:table-cell office:value-type="float" office:value="0.752104671522078">
                <text:p>0.752104671522078</text:p>
              </table:table-cell>
              <table:table-cell office:value-type="float" office:value="0.791194085560669">
                <text:p>0.791194085560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100">
                <text:p>23100</text:p>
              </table:table-cell>
              <table:table-cell office:value-type="float" office:value="0.751476221633559">
                <text:p>0.751476221633559</text:p>
              </table:table-cell>
              <table:table-cell office:value-type="float" office:value="0.790634318667326">
                <text:p>0.790634318667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200">
                <text:p>23200</text:p>
              </table:table-cell>
              <table:table-cell office:value-type="float" office:value="0.750854417940776">
                <text:p>0.750854417940776</text:p>
              </table:table-cell>
              <table:table-cell office:value-type="float" office:value="0.790080413604847">
                <text:p>0.790080413604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300">
                <text:p>23300</text:p>
              </table:table-cell>
              <table:table-cell office:value-type="float" office:value="0.750239157798971">
                <text:p>0.750239157798971</text:p>
              </table:table-cell>
              <table:table-cell office:value-type="float" office:value="0.789532280752627">
                <text:p>0.789532280752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400">
                <text:p>23400</text:p>
              </table:table-cell>
              <table:table-cell office:value-type="float" office:value="0.749630340630921">
                <text:p>0.749630340630921</text:p>
              </table:table-cell>
              <table:table-cell office:value-type="float" office:value="0.788989832276717">
                <text:p>0.788989832276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500">
                <text:p>23500</text:p>
              </table:table-cell>
              <table:table-cell office:value-type="float" office:value="0.749027867875843">
                <text:p>0.749027867875843</text:p>
              </table:table-cell>
              <table:table-cell office:value-type="float" office:value="0.788452982086112">
                <text:p>0.788452982086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600">
                <text:p>23600</text:p>
              </table:table-cell>
              <table:table-cell office:value-type="float" office:value="0.748431642939794">
                <text:p>0.748431642939794</text:p>
              </table:table-cell>
              <table:table-cell office:value-type="float" office:value="0.787921645790335">
                <text:p>0.787921645790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700">
                <text:p>23700</text:p>
              </table:table-cell>
              <table:table-cell office:value-type="float" office:value="0.747841571147508">
                <text:p>0.747841571147508</text:p>
              </table:table-cell>
              <table:table-cell office:value-type="float" office:value="0.787395740658228">
                <text:p>0.787395740658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800">
                <text:p>23800</text:p>
              </table:table-cell>
              <table:table-cell office:value-type="float" office:value="0.747257559695627">
                <text:p>0.747257559695627</text:p>
              </table:table-cell>
              <table:table-cell office:value-type="float" office:value="0.786875185577912">
                <text:p>0.786875185577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900">
                <text:p>23900</text:p>
              </table:table-cell>
              <table:table-cell office:value-type="float" office:value="0.746679517607275">
                <text:p>0.746679517607275</text:p>
              </table:table-cell>
              <table:table-cell office:value-type="float" office:value="0.786359901017905">
                <text:p>0.786359901017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000">
                <text:p>24000</text:p>
              </table:table-cell>
              <table:table-cell office:value-type="float" office:value="0.746107355687941">
                <text:p>0.746107355687941</text:p>
              </table:table-cell>
              <table:table-cell office:value-type="float" office:value="0.785849808989327">
                <text:p>0.785849808989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100">
                <text:p>24100</text:p>
              </table:table-cell>
              <table:table-cell office:value-type="float" office:value="0.745540986482616">
                <text:p>0.745540986482616</text:p>
              </table:table-cell>
              <table:table-cell office:value-type="float" office:value="0.785344833009192">
                <text:p>0.785344833009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200">
                <text:p>24200</text:p>
              </table:table-cell>
              <table:table-cell office:value-type="float" office:value="0.744980324234144">
                <text:p>0.744980324234144</text:p>
              </table:table-cell>
              <table:table-cell office:value-type="float" office:value="0.784844898064702">
                <text:p>0.784844898064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300">
                <text:p>24300</text:p>
              </table:table-cell>
              <table:table-cell office:value-type="float" office:value="0.744425284842761">
                <text:p>0.744425284842761</text:p>
              </table:table-cell>
              <table:table-cell office:value-type="float" office:value="0.784349930578579">
                <text:p>0.784349930578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400">
                <text:p>24400</text:p>
              </table:table-cell>
              <table:table-cell office:value-type="float" office:value="0.743875785826766">
                <text:p>0.743875785826766</text:p>
              </table:table-cell>
              <table:table-cell office:value-type="float" office:value="0.783859858375325">
                <text:p>0.783859858375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500">
                <text:p>24500</text:p>
              </table:table-cell>
              <table:table-cell office:value-type="float" office:value="0.743331746284295">
                <text:p>0.743331746284295</text:p>
              </table:table-cell>
              <table:table-cell office:value-type="float" office:value="0.783374610648447">
                <text:p>0.783374610648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600">
                <text:p>24600</text:p>
              </table:table-cell>
              <table:table-cell office:value-type="float" office:value="0.742793086856162">
                <text:p>0.742793086856162</text:p>
              </table:table-cell>
              <table:table-cell office:value-type="float" office:value="0.782894117928571">
                <text:p>0.7828941179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700">
                <text:p>24700</text:p>
              </table:table-cell>
              <table:table-cell office:value-type="float" office:value="0.742259729689738">
                <text:p>0.742259729689738</text:p>
              </table:table-cell>
              <table:table-cell office:value-type="float" office:value="0.782418312052444">
                <text:p>0.782418312052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800">
                <text:p>24800</text:p>
              </table:table-cell>
              <table:table-cell office:value-type="float" office:value="0.741731598403821">
                <text:p>0.741731598403821</text:p>
              </table:table-cell>
              <table:table-cell office:value-type="float" office:value="0.781947126132773">
                <text:p>0.7819471261327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900">
                <text:p>24900</text:p>
              </table:table-cell>
              <table:table-cell office:value-type="float" office:value="0.741208618054484">
                <text:p>0.741208618054484</text:p>
              </table:table-cell>
              <table:table-cell office:value-type="float" office:value="0.7814804945289">
                <text:p>0.7814804945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000">
                <text:p>25000</text:p>
              </table:table-cell>
              <table:table-cell office:value-type="float" office:value="0.740690715101847">
                <text:p>0.740690715101847</text:p>
              </table:table-cell>
              <table:table-cell office:value-type="float" office:value="0.781018352818269">
                <text:p>0.781018352818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100">
                <text:p>25100</text:p>
              </table:table-cell>
              <table:table-cell office:value-type="float" office:value="0.740177817377769">
                <text:p>0.740177817377769</text:p>
              </table:table-cell>
              <table:table-cell office:value-type="float" office:value="0.780560637768652">
                <text:p>0.780560637768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200">
                <text:p>25200</text:p>
              </table:table-cell>
              <table:table-cell office:value-type="float" office:value="0.739669854054418">
                <text:p>0.739669854054418</text:p>
              </table:table-cell>
              <table:table-cell office:value-type="float" office:value="0.780107287311153">
                <text:p>0.780107287311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300">
                <text:p>25300</text:p>
              </table:table-cell>
              <table:table-cell office:value-type="float" office:value="0.739166755613675">
                <text:p>0.739166755613675</text:p>
              </table:table-cell>
              <table:table-cell office:value-type="float" office:value="0.779658240513895">
                <text:p>0.779658240513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400">
                <text:p>25400</text:p>
              </table:table-cell>
              <table:table-cell office:value-type="float" office:value="0.738668453817392">
                <text:p>0.738668453817392</text:p>
              </table:table-cell>
              <table:table-cell office:value-type="float" office:value="0.779213437556452">
                <text:p>0.779213437556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500">
                <text:p>25500</text:p>
              </table:table-cell>
              <table:table-cell office:value-type="float" office:value="0.738174881678422">
                <text:p>0.738174881678422</text:p>
              </table:table-cell>
              <table:table-cell office:value-type="float" office:value="0.778772819704933">
                <text:p>0.778772819704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600">
                <text:p>25600</text:p>
              </table:table-cell>
              <table:table-cell office:value-type="float" office:value="0.737685973432444">
                <text:p>0.737685973432444</text:p>
              </table:table-cell>
              <table:table-cell office:value-type="float" office:value="0.778336329287732">
                <text:p>0.778336329287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700">
                <text:p>25700</text:p>
              </table:table-cell>
              <table:table-cell office:value-type="float" office:value="0.737201664510523">
                <text:p>0.737201664510523</text:p>
              </table:table-cell>
              <table:table-cell office:value-type="float" office:value="0.777903909671927">
                <text:p>0.777903909671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800">
                <text:p>25800</text:p>
              </table:table-cell>
              <table:table-cell office:value-type="float" office:value="0.736721891512408">
                <text:p>0.736721891512408</text:p>
              </table:table-cell>
              <table:table-cell office:value-type="float" office:value="0.777475505240285">
                <text:p>0.777475505240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900">
                <text:p>25900</text:p>
              </table:table-cell>
              <table:table-cell office:value-type="float" office:value="0.736246592180532">
                <text:p>0.736246592180532</text:p>
              </table:table-cell>
              <table:table-cell office:value-type="float" office:value="0.777051061368884">
                <text:p>0.777051061368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000">
                <text:p>26000</text:p>
              </table:table-cell>
              <table:table-cell office:value-type="float" office:value="0.735775705374696">
                <text:p>0.735775705374696</text:p>
              </table:table-cell>
              <table:table-cell office:value-type="float" office:value="0.776630524405304">
                <text:p>0.776630524405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100">
                <text:p>26100</text:p>
              </table:table-cell>
              <table:table-cell office:value-type="float" office:value="0.735309171047416">
                <text:p>0.735309171047416</text:p>
              </table:table-cell>
              <table:table-cell office:value-type="float" office:value="0.776213841647392">
                <text:p>0.776213841647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200">
                <text:p>26200</text:p>
              </table:table-cell>
              <table:table-cell office:value-type="float" office:value="0.734846930219913">
                <text:p>0.734846930219913</text:p>
              </table:table-cell>
              <table:table-cell office:value-type="float" office:value="0.775800961322575">
                <text:p>0.775800961322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300">
                <text:p>26300</text:p>
              </table:table-cell>
              <table:table-cell office:value-type="float" office:value="0.734388924958729">
                <text:p>0.734388924958729</text:p>
              </table:table-cell>
              <table:table-cell office:value-type="float" office:value="0.775391832567704">
                <text:p>0.775391832567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400">
                <text:p>26400</text:p>
              </table:table-cell>
              <table:table-cell office:value-type="float" office:value="0.733935098352948">
                <text:p>0.733935098352948</text:p>
              </table:table-cell>
              <table:table-cell office:value-type="float" office:value="0.774986405409418">
                <text:p>0.774986405409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500">
                <text:p>26500</text:p>
              </table:table-cell>
              <table:table-cell office:value-type="float" office:value="0.733485394491998">
                <text:p>0.733485394491998</text:p>
              </table:table-cell>
              <table:table-cell office:value-type="float" office:value="0.774584630745">
                <text:p>0.774584630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600">
                <text:p>26600</text:p>
              </table:table-cell>
              <table:table-cell office:value-type="float" office:value="0.733039758444034">
                <text:p>0.733039758444034</text:p>
              </table:table-cell>
              <table:table-cell office:value-type="float" office:value="0.774186460323736">
                <text:p>0.774186460323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700">
                <text:p>26700</text:p>
              </table:table-cell>
              <table:table-cell office:value-type="float" office:value="0.732598136234865">
                <text:p>0.732598136234865</text:p>
              </table:table-cell>
              <table:table-cell office:value-type="float" office:value="0.773791846728733">
                <text:p>0.773791846728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800">
                <text:p>26800</text:p>
              </table:table-cell>
              <table:table-cell office:value-type="float" office:value="0.732160474827419">
                <text:p>0.732160474827419</text:p>
              </table:table-cell>
              <table:table-cell office:value-type="float" office:value="0.773400743359197">
                <text:p>0.773400743359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900">
                <text:p>26900</text:p>
              </table:table-cell>
              <table:table-cell office:value-type="float" office:value="0.731726722101733">
                <text:p>0.731726722101733</text:p>
              </table:table-cell>
              <table:table-cell office:value-type="float" office:value="0.773013104413167">
                <text:p>0.773013104413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000">
                <text:p>27000</text:p>
              </table:table-cell>
              <table:table-cell office:value-type="float" office:value="0.731296826835443">
                <text:p>0.731296826835443</text:p>
              </table:table-cell>
              <table:table-cell office:value-type="float" office:value="0.772628884870667">
                <text:p>0.772628884870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100">
                <text:p>27100</text:p>
              </table:table-cell>
              <table:table-cell office:value-type="float" office:value="0.730870738684775">
                <text:p>0.730870738684775</text:p>
              </table:table-cell>
              <table:table-cell office:value-type="float" office:value="0.772248040477291">
                <text:p>0.772248040477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200">
                <text:p>27200</text:p>
              </table:table-cell>
              <table:table-cell office:value-type="float" office:value="0.730448408165993">
                <text:p>0.730448408165993</text:p>
              </table:table-cell>
              <table:table-cell office:value-type="float" office:value="0.771870527728184">
                <text:p>0.771870527728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300">
                <text:p>27300</text:p>
              </table:table-cell>
              <table:table-cell office:value-type="float" office:value="0.730029786637335">
                <text:p>0.730029786637335</text:p>
              </table:table-cell>
              <table:table-cell office:value-type="float" office:value="0.771496303852432">
                <text:p>0.771496303852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400">
                <text:p>27400</text:p>
              </table:table-cell>
              <table:table-cell office:value-type="float" office:value="0.729614826281378">
                <text:p>0.729614826281378</text:p>
              </table:table-cell>
              <table:table-cell office:value-type="float" office:value="0.771125326797823">
                <text:p>0.771125326797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500">
                <text:p>27500</text:p>
              </table:table-cell>
              <table:table-cell office:value-type="float" office:value="0.729203480087856">
                <text:p>0.729203480087856</text:p>
              </table:table-cell>
              <table:table-cell office:value-type="float" office:value="0.770757555216001">
                <text:p>0.770757555216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600">
                <text:p>27600</text:p>
              </table:table-cell>
              <table:table-cell office:value-type="float" office:value="0.728795701836884">
                <text:p>0.728795701836884</text:p>
              </table:table-cell>
              <table:table-cell office:value-type="float" office:value="0.770392948447954">
                <text:p>0.770392948447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700">
                <text:p>27700</text:p>
              </table:table-cell>
              <table:table-cell office:value-type="float" office:value="0.728391446082612">
                <text:p>0.728391446082612</text:p>
              </table:table-cell>
              <table:table-cell office:value-type="float" office:value="0.770031466509892">
                <text:p>0.770031466509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800">
                <text:p>27800</text:p>
              </table:table-cell>
              <table:table-cell office:value-type="float" office:value="0.72799066813727">
                <text:p>0.72799066813727</text:p>
              </table:table-cell>
              <table:table-cell office:value-type="float" office:value="0.769673070079438">
                <text:p>0.7696730700794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900">
                <text:p>27900</text:p>
              </table:table-cell>
              <table:table-cell office:value-type="float" office:value="0.727593324055604">
                <text:p>0.727593324055604</text:p>
              </table:table-cell>
              <table:table-cell office:value-type="float" office:value="0.769317720482167">
                <text:p>0.769317720482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000">
                <text:p>28000</text:p>
              </table:table-cell>
              <table:table-cell office:value-type="float" office:value="0.72719937061969">
                <text:p>0.72719937061969</text:p>
              </table:table-cell>
              <table:table-cell office:value-type="float" office:value="0.768965379678466">
                <text:p>0.768965379678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100">
                <text:p>28100</text:p>
              </table:table-cell>
              <table:table-cell office:value-type="float" office:value="0.726808765324114">
                <text:p>0.726808765324114</text:p>
              </table:table-cell>
              <table:table-cell office:value-type="float" office:value="0.768616010250714">
                <text:p>0.768616010250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200">
                <text:p>28200</text:p>
              </table:table-cell>
              <table:table-cell office:value-type="float" office:value="0.726421466361516">
                <text:p>0.726421466361516</text:p>
              </table:table-cell>
              <table:table-cell office:value-type="float" office:value="0.768269575390755">
                <text:p>0.768269575390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300">
                <text:p>28300</text:p>
              </table:table-cell>
              <table:table-cell office:value-type="float" office:value="0.726037432608475">
                <text:p>0.726037432608475</text:p>
              </table:table-cell>
              <table:table-cell office:value-type="float" office:value="0.767926038887692">
                <text:p>0.767926038887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400">
                <text:p>28400</text:p>
              </table:table-cell>
              <table:table-cell office:value-type="float" office:value="0.725656623611731">
                <text:p>0.725656623611731</text:p>
              </table:table-cell>
              <table:table-cell office:value-type="float" office:value="0.767585365115945">
                <text:p>0.767585365115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500">
                <text:p>28500</text:p>
              </table:table-cell>
              <table:table-cell office:value-type="float" office:value="0.725278999574743">
                <text:p>0.725278999574743</text:p>
              </table:table-cell>
              <table:table-cell office:value-type="float" office:value="0.767247519023612">
                <text:p>0.767247519023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600">
                <text:p>28600</text:p>
              </table:table-cell>
              <table:table-cell office:value-type="float" office:value="0.724904521344561">
                <text:p>0.724904521344561</text:p>
              </table:table-cell>
              <table:table-cell office:value-type="float" office:value="0.766912466121095">
                <text:p>0.766912466121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700">
                <text:p>28700</text:p>
              </table:table-cell>
              <table:table-cell office:value-type="float" office:value="0.724533150399002">
                <text:p>0.724533150399002</text:p>
              </table:table-cell>
              <table:table-cell office:value-type="float" office:value="0.76658017246999">
                <text:p>0.76658017246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800">
                <text:p>28800</text:p>
              </table:table-cell>
              <table:table-cell office:value-type="float" office:value="0.724164848834149">
                <text:p>0.724164848834149</text:p>
              </table:table-cell>
              <table:table-cell office:value-type="float" office:value="0.766250604672249">
                <text:p>0.766250604672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900">
                <text:p>28900</text:p>
              </table:table-cell>
              <table:table-cell office:value-type="float" office:value="0.723799579352118">
                <text:p>0.723799579352118</text:p>
              </table:table-cell>
              <table:table-cell office:value-type="float" office:value="0.765923729859576">
                <text:p>0.765923729859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000">
                <text:p>29000</text:p>
              </table:table-cell>
              <table:table-cell office:value-type="float" office:value="0.723437305249133">
                <text:p>0.723437305249133</text:p>
              </table:table-cell>
              <table:table-cell office:value-type="float" office:value="0.76559951568309">
                <text:p>0.76559951568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100">
                <text:p>29100</text:p>
              </table:table-cell>
              <table:table-cell office:value-type="float" office:value="0.723077990403865">
                <text:p>0.723077990403865</text:p>
              </table:table-cell>
              <table:table-cell office:value-type="float" office:value="0.765277930303211">
                <text:p>0.765277930303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200">
                <text:p>29200</text:p>
              </table:table-cell>
              <table:table-cell office:value-type="float" office:value="0.722721599266051">
                <text:p>0.722721599266051</text:p>
              </table:table-cell>
              <table:table-cell office:value-type="float" office:value="0.764958942379784">
                <text:p>0.764958942379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300">
                <text:p>29300</text:p>
              </table:table-cell>
              <table:table-cell office:value-type="float" office:value="0.722368096845369">
                <text:p>0.722368096845369</text:p>
              </table:table-cell>
              <table:table-cell office:value-type="float" office:value="0.764642521062439">
                <text:p>0.76464252106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400">
                <text:p>29400</text:p>
              </table:table-cell>
              <table:table-cell office:value-type="float" office:value="0.722017448700575">
                <text:p>0.722017448700575</text:p>
              </table:table-cell>
              <table:table-cell office:value-type="float" office:value="0.764328635981149">
                <text:p>0.764328635981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500">
                <text:p>29500</text:p>
              </table:table-cell>
              <table:table-cell office:value-type="float" office:value="0.721669620928888">
                <text:p>0.721669620928888</text:p>
              </table:table-cell>
              <table:table-cell office:value-type="float" office:value="0.764017257237035">
                <text:p>0.764017257237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600">
                <text:p>29600</text:p>
              </table:table-cell>
              <table:table-cell office:value-type="float" office:value="0.721324580155619">
                <text:p>0.721324580155619</text:p>
              </table:table-cell>
              <table:table-cell office:value-type="float" office:value="0.763708355393345">
                <text:p>0.763708355393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700">
                <text:p>29700</text:p>
              </table:table-cell>
              <table:table-cell office:value-type="float" office:value="0.720982293524034">
                <text:p>0.720982293524034</text:p>
              </table:table-cell>
              <table:table-cell office:value-type="float" office:value="0.763401901466671">
                <text:p>0.763401901466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800">
                <text:p>29800</text:p>
              </table:table-cell>
              <table:table-cell office:value-type="float" office:value="0.720642728685451">
                <text:p>0.720642728685451</text:p>
              </table:table-cell>
              <table:table-cell office:value-type="float" office:value="0.763097866918335">
                <text:p>0.763097866918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900">
                <text:p>29900</text:p>
              </table:table-cell>
              <table:table-cell office:value-type="float" office:value="0.720305853789558">
                <text:p>0.720305853789558</text:p>
              </table:table-cell>
              <table:table-cell office:value-type="float" office:value="0.762796223645987">
                <text:p>0.762796223645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000">
                <text:p>30000</text:p>
              </table:table-cell>
              <table:table-cell office:value-type="float" office:value="0.719971637474954">
                <text:p>0.719971637474954</text:p>
              </table:table-cell>
              <table:table-cell office:value-type="float" office:value="0.762496943975388">
                <text:p>0.762496943975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100">
                <text:p>30100</text:p>
              </table:table-cell>
              <table:table-cell office:value-type="float" office:value="0.719640048859895">
                <text:p>0.719640048859895</text:p>
              </table:table-cell>
              <table:table-cell office:value-type="float" office:value="0.762200000652368">
                <text:p>0.762200000652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200">
                <text:p>30200</text:p>
              </table:table-cell>
              <table:table-cell office:value-type="float" office:value="0.719311057533259">
                <text:p>0.719311057533259</text:p>
              </table:table-cell>
              <table:table-cell office:value-type="float" office:value="0.761905366834973">
                <text:p>0.761905366834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300">
                <text:p>30300</text:p>
              </table:table-cell>
              <table:table-cell office:value-type="float" office:value="0.718984633545704">
                <text:p>0.718984633545704</text:p>
              </table:table-cell>
              <table:table-cell office:value-type="float" office:value="0.761613016085784">
                <text:p>0.761613016085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400">
                <text:p>30400</text:p>
              </table:table-cell>
              <table:table-cell office:value-type="float" office:value="0.718660747401021">
                <text:p>0.718660747401021</text:p>
              </table:table-cell>
              <table:table-cell office:value-type="float" office:value="0.761322922364394">
                <text:p>0.761322922364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500">
                <text:p>30500</text:p>
              </table:table-cell>
              <table:table-cell office:value-type="float" office:value="0.718339370047687">
                <text:p>0.718339370047687</text:p>
              </table:table-cell>
              <table:table-cell office:value-type="float" office:value="0.761035060020071">
                <text:p>0.761035060020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600">
                <text:p>30600</text:p>
              </table:table-cell>
              <table:table-cell office:value-type="float" office:value="0.718020472870605">
                <text:p>0.718020472870605</text:p>
              </table:table-cell>
              <table:table-cell office:value-type="float" office:value="0.760749403784569">
                <text:p>0.760749403784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700">
                <text:p>30700</text:p>
              </table:table-cell>
              <table:table-cell office:value-type="float" office:value="0.717704027683012">
                <text:p>0.717704027683012</text:p>
              </table:table-cell>
              <table:table-cell office:value-type="float" office:value="0.760465928765091">
                <text:p>0.760465928765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800">
                <text:p>30800</text:p>
              </table:table-cell>
              <table:table-cell office:value-type="float" office:value="0.717390006718581">
                <text:p>0.717390006718581</text:p>
              </table:table-cell>
              <table:table-cell office:value-type="float" office:value="0.760184610437421">
                <text:p>0.760184610437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900">
                <text:p>30900</text:p>
              </table:table-cell>
              <table:table-cell office:value-type="float" office:value="0.717078382623687">
                <text:p>0.717078382623687</text:p>
              </table:table-cell>
              <table:table-cell office:value-type="float" office:value="0.75990542463919">
                <text:p>0.7599054246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000">
                <text:p>31000</text:p>
              </table:table-cell>
              <table:table-cell office:value-type="float" office:value="0.716769128449844">
                <text:p>0.716769128449844</text:p>
              </table:table-cell>
              <table:table-cell office:value-type="float" office:value="0.7596283475633">
                <text:p>0.7596283475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100">
                <text:p>31100</text:p>
              </table:table-cell>
              <table:table-cell office:value-type="float" office:value="0.716462217646308">
                <text:p>0.716462217646308</text:p>
              </table:table-cell>
              <table:table-cell office:value-type="float" office:value="0.75935335575148">
                <text:p>0.75935335575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200">
                <text:p>31200</text:p>
              </table:table-cell>
              <table:table-cell office:value-type="float" office:value="0.716157624052835">
                <text:p>0.716157624052835</text:p>
              </table:table-cell>
              <table:table-cell office:value-type="float" office:value="0.759080426087987">
                <text:p>0.759080426087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300">
                <text:p>31300</text:p>
              </table:table-cell>
              <table:table-cell office:value-type="float" office:value="0.715855321892597">
                <text:p>0.715855321892597</text:p>
              </table:table-cell>
              <table:table-cell office:value-type="float" office:value="0.758809535793437">
                <text:p>0.758809535793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400">
                <text:p>31400</text:p>
              </table:table-cell>
              <table:table-cell office:value-type="float" office:value="0.71555528576526">
                <text:p>0.71555528576526</text:p>
              </table:table-cell>
              <table:table-cell office:value-type="float" office:value="0.75854066241877">
                <text:p>0.75854066241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500">
                <text:p>31500</text:p>
              </table:table-cell>
              <table:table-cell office:value-type="float" office:value="0.715257490640195">
                <text:p>0.715257490640195</text:p>
              </table:table-cell>
              <table:table-cell office:value-type="float" office:value="0.75827378383935">
                <text:p>0.75827378383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600">
                <text:p>31600</text:p>
              </table:table-cell>
              <table:table-cell office:value-type="float" office:value="0.714961911849838">
                <text:p>0.714961911849838</text:p>
              </table:table-cell>
              <table:table-cell office:value-type="float" office:value="0.758008878249173">
                <text:p>0.758008878249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700">
                <text:p>31700</text:p>
              </table:table-cell>
              <table:table-cell office:value-type="float" office:value="0.714668525083206">
                <text:p>0.714668525083206</text:p>
              </table:table-cell>
              <table:table-cell office:value-type="float" office:value="0.757745924155215">
                <text:p>0.757745924155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800">
                <text:p>31800</text:p>
              </table:table-cell>
              <table:table-cell office:value-type="float" office:value="0.71437730637953">
                <text:p>0.71437730637953</text:p>
              </table:table-cell>
              <table:table-cell office:value-type="float" office:value="0.757484900371889">
                <text:p>0.757484900371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900">
                <text:p>31900</text:p>
              </table:table-cell>
              <table:table-cell office:value-type="float" office:value="0.714088232122031">
                <text:p>0.714088232122031</text:p>
              </table:table-cell>
              <table:table-cell office:value-type="float" office:value="0.757225786015626">
                <text:p>0.757225786015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000">
                <text:p>32000</text:p>
              </table:table-cell>
              <table:table-cell office:value-type="float" office:value="0.713801279031837">
                <text:p>0.713801279031837</text:p>
              </table:table-cell>
              <table:table-cell office:value-type="float" office:value="0.756968560499556">
                <text:p>0.756968560499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100">
                <text:p>32100</text:p>
              </table:table-cell>
              <table:table-cell office:value-type="float" office:value="0.713516424162007">
                <text:p>0.713516424162007</text:p>
              </table:table-cell>
              <table:table-cell office:value-type="float" office:value="0.756713203528317">
                <text:p>0.756713203528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200">
                <text:p>32200</text:p>
              </table:table-cell>
              <table:table-cell office:value-type="float" office:value="0.713233644891702">
                <text:p>0.713233644891702</text:p>
              </table:table-cell>
              <table:table-cell office:value-type="float" office:value="0.75645969509296">
                <text:p>0.75645969509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300">
                <text:p>32300</text:p>
              </table:table-cell>
              <table:table-cell office:value-type="float" office:value="0.712952918920457">
                <text:p>0.712952918920457</text:p>
              </table:table-cell>
              <table:table-cell office:value-type="float" office:value="0.756208015465958">
                <text:p>0.756208015465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400">
                <text:p>32400</text:p>
              </table:table-cell>
              <table:table-cell office:value-type="float" office:value="0.712674224262594">
                <text:p>0.712674224262594</text:p>
              </table:table-cell>
              <table:table-cell office:value-type="float" office:value="0.755958145196333">
                <text:p>0.755958145196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500">
                <text:p>32500</text:p>
              </table:table-cell>
              <table:table-cell office:value-type="float" office:value="0.71239753924173">
                <text:p>0.71239753924173</text:p>
              </table:table-cell>
              <table:table-cell office:value-type="float" office:value="0.755710065104867">
                <text:p>0.755710065104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600">
                <text:p>32600</text:p>
              </table:table-cell>
              <table:table-cell office:value-type="float" office:value="0.712122842485411">
                <text:p>0.712122842485411</text:p>
              </table:table-cell>
              <table:table-cell office:value-type="float" office:value="0.755463756279416">
                <text:p>0.755463756279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700">
                <text:p>32700</text:p>
              </table:table-cell>
              <table:table-cell office:value-type="float" office:value="0.711850112919857">
                <text:p>0.711850112919857</text:p>
              </table:table-cell>
              <table:table-cell office:value-type="float" office:value="0.755219200070328">
                <text:p>0.755219200070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800">
                <text:p>32800</text:p>
              </table:table-cell>
              <table:table-cell office:value-type="float" office:value="0.711579329764803">
                <text:p>0.711579329764803</text:p>
              </table:table-cell>
              <table:table-cell office:value-type="float" office:value="0.75497637808594">
                <text:p>0.75497637808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900">
                <text:p>32900</text:p>
              </table:table-cell>
              <table:table-cell office:value-type="float" office:value="0.711310472528463">
                <text:p>0.711310472528463</text:p>
              </table:table-cell>
              <table:table-cell office:value-type="float" office:value="0.754735272188179">
                <text:p>0.754735272188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000">
                <text:p>33000</text:p>
              </table:table-cell>
              <table:table-cell office:value-type="float" office:value="0.711043521002577">
                <text:p>0.711043521002577</text:p>
              </table:table-cell>
              <table:table-cell office:value-type="float" office:value="0.754495864488244">
                <text:p>0.754495864488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100">
                <text:p>33100</text:p>
              </table:table-cell>
              <table:table-cell office:value-type="float" office:value="0.710778455257581">
                <text:p>0.710778455257581</text:p>
              </table:table-cell>
              <table:table-cell office:value-type="float" office:value="0.754258137342386">
                <text:p>0.754258137342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200">
                <text:p>33200</text:p>
              </table:table-cell>
              <table:table-cell office:value-type="float" office:value="0.71051525563785">
                <text:p>0.71051525563785</text:p>
              </table:table-cell>
              <table:table-cell office:value-type="float" office:value="0.75402207334775">
                <text:p>0.75402207334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300">
                <text:p>33300</text:p>
              </table:table-cell>
              <table:table-cell office:value-type="float" office:value="0.710253902757064">
                <text:p>0.710253902757064</text:p>
              </table:table-cell>
              <table:table-cell office:value-type="float" office:value="0.753787655338336">
                <text:p>0.753787655338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400">
                <text:p>33400</text:p>
              </table:table-cell>
              <table:table-cell office:value-type="float" office:value="0.709994377493641">
                <text:p>0.709994377493641</text:p>
              </table:table-cell>
              <table:table-cell office:value-type="float" office:value="0.753554866381002">
                <text:p>0.753554866381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500">
                <text:p>33500</text:p>
              </table:table-cell>
              <table:table-cell office:value-type="float" office:value="0.709736660986281">
                <text:p>0.709736660986281</text:p>
              </table:table-cell>
              <table:table-cell office:value-type="float" office:value="0.753323689771577">
                <text:p>0.753323689771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600">
                <text:p>33600</text:p>
              </table:table-cell>
              <table:table-cell office:value-type="float" office:value="0.709480734629588">
                <text:p>0.709480734629588</text:p>
              </table:table-cell>
              <table:table-cell office:value-type="float" office:value="0.753094109031032">
                <text:p>0.753094109031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700">
                <text:p>33700</text:p>
              </table:table-cell>
              <table:table-cell office:value-type="float" office:value="0.709226580069791">
                <text:p>0.709226580069791</text:p>
              </table:table-cell>
              <table:table-cell office:value-type="float" office:value="0.752866107901742">
                <text:p>0.752866107901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800">
                <text:p>33800</text:p>
              </table:table-cell>
              <table:table-cell office:value-type="float" office:value="0.708974179200528">
                <text:p>0.708974179200528</text:p>
              </table:table-cell>
              <table:table-cell office:value-type="float" office:value="0.752639670343803">
                <text:p>0.75263967034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900">
                <text:p>33900</text:p>
              </table:table-cell>
              <table:table-cell office:value-type="float" office:value="0.708723514158748">
                <text:p>0.708723514158748</text:p>
              </table:table-cell>
              <table:table-cell office:value-type="float" office:value="0.752414780531445">
                <text:p>0.752414780531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000">
                <text:p>34000</text:p>
              </table:table-cell>
              <table:table-cell office:value-type="float" office:value="0.708474567320655">
                <text:p>0.708474567320655</text:p>
              </table:table-cell>
              <table:table-cell office:value-type="float" office:value="0.752191422849492">
                <text:p>0.752191422849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100">
                <text:p>34100</text:p>
              </table:table-cell>
              <table:table-cell office:value-type="float" office:value="0.708227321297761">
                <text:p>0.708227321297761</text:p>
              </table:table-cell>
              <table:table-cell office:value-type="float" office:value="0.751969581889909">
                <text:p>0.751969581889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200">
                <text:p>34200</text:p>
              </table:table-cell>
              <table:table-cell office:value-type="float" office:value="0.707981758933008">
                <text:p>0.707981758933008</text:p>
              </table:table-cell>
              <table:table-cell office:value-type="float" office:value="0.751749242448406">
                <text:p>0.751749242448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300">
                <text:p>34300</text:p>
              </table:table-cell>
              <table:table-cell office:value-type="float" office:value="0.707737863296958">
                <text:p>0.707737863296958</text:p>
              </table:table-cell>
              <table:table-cell office:value-type="float" office:value="0.751530389521115">
                <text:p>0.751530389521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400">
                <text:p>34400</text:p>
              </table:table-cell>
              <table:table-cell office:value-type="float" office:value="0.707495617684063">
                <text:p>0.707495617684063</text:p>
              </table:table-cell>
              <table:table-cell office:value-type="float" office:value="0.751313008301321">
                <text:p>0.751313008301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500">
                <text:p>34500</text:p>
              </table:table-cell>
              <table:table-cell office:value-type="float" office:value="0.707255005609017">
                <text:p>0.707255005609017</text:p>
              </table:table-cell>
              <table:table-cell office:value-type="float" office:value="0.751097084176269">
                <text:p>0.751097084176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600">
                <text:p>34600</text:p>
              </table:table-cell>
              <table:table-cell office:value-type="float" office:value="0.707016010803161">
                <text:p>0.707016010803161</text:p>
              </table:table-cell>
              <table:table-cell office:value-type="float" office:value="0.750882602724026">
                <text:p>0.750882602724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700">
                <text:p>34700</text:p>
              </table:table-cell>
              <table:table-cell office:value-type="float" office:value="0.706778617210972">
                <text:p>0.706778617210972</text:p>
              </table:table-cell>
              <table:table-cell office:value-type="float" office:value="0.750669549710401">
                <text:p>0.750669549710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800">
                <text:p>34800</text:p>
              </table:table-cell>
              <table:table-cell office:value-type="float" office:value="0.706542808986608">
                <text:p>0.706542808986608</text:p>
              </table:table-cell>
              <table:table-cell office:value-type="float" office:value="0.750457911085927">
                <text:p>0.750457911085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900">
                <text:p>34900</text:p>
              </table:table-cell>
              <table:table-cell office:value-type="float" office:value="0.706308570490534">
                <text:p>0.706308570490534</text:p>
              </table:table-cell>
              <table:table-cell office:value-type="float" office:value="0.750247672982905">
                <text:p>0.750247672982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000">
                <text:p>35000</text:p>
              </table:table-cell>
              <table:table-cell office:value-type="float" office:value="0.706075886286195">
                <text:p>0.706075886286195</text:p>
              </table:table-cell>
              <table:table-cell office:value-type="float" office:value="0.750038821712491">
                <text:p>0.750038821712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100">
                <text:p>35100</text:p>
              </table:table-cell>
              <table:table-cell office:value-type="float" office:value="0.705844741136768">
                <text:p>0.705844741136768</text:p>
              </table:table-cell>
              <table:table-cell office:value-type="float" office:value="0.749831343761856">
                <text:p>0.749831343761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200">
                <text:p>35200</text:p>
              </table:table-cell>
              <table:table-cell office:value-type="float" office:value="0.705615120001965">
                <text:p>0.705615120001965</text:p>
              </table:table-cell>
              <table:table-cell office:value-type="float" office:value="0.74962522579138">
                <text:p>0.74962522579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300">
                <text:p>35300</text:p>
              </table:table-cell>
              <table:table-cell office:value-type="float" office:value="0.705387008034906">
                <text:p>0.705387008034906</text:p>
              </table:table-cell>
              <table:table-cell office:value-type="float" office:value="0.749420454631924">
                <text:p>0.749420454631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400">
                <text:p>35400</text:p>
              </table:table-cell>
              <table:table-cell office:value-type="float" office:value="0.70516039057904">
                <text:p>0.70516039057904</text:p>
              </table:table-cell>
              <table:table-cell office:value-type="float" office:value="0.749217017282121">
                <text:p>0.749217017282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500">
                <text:p>35500</text:p>
              </table:table-cell>
              <table:table-cell office:value-type="float" office:value="0.704935253165139">
                <text:p>0.704935253165139</text:p>
              </table:table-cell>
              <table:table-cell office:value-type="float" office:value="0.749014900905751">
                <text:p>0.749014900905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600">
                <text:p>35600</text:p>
              </table:table-cell>
              <table:table-cell office:value-type="float" office:value="0.704711581508327">
                <text:p>0.704711581508327</text:p>
              </table:table-cell>
              <table:table-cell office:value-type="float" office:value="0.74881409282914">
                <text:p>0.74881409282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700">
                <text:p>35700</text:p>
              </table:table-cell>
              <table:table-cell office:value-type="float" office:value="0.704489361505192">
                <text:p>0.704489361505192</text:p>
              </table:table-cell>
              <table:table-cell office:value-type="float" office:value="0.748614580538621">
                <text:p>0.748614580538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800">
                <text:p>35800</text:p>
              </table:table-cell>
              <table:table-cell office:value-type="float" office:value="0.704268579230929">
                <text:p>0.704268579230929</text:p>
              </table:table-cell>
              <table:table-cell office:value-type="float" office:value="0.748416351678038">
                <text:p>0.748416351678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900">
                <text:p>35900</text:p>
              </table:table-cell>
              <table:table-cell office:value-type="float" office:value="0.704049220936544">
                <text:p>0.704049220936544</text:p>
              </table:table-cell>
              <table:table-cell office:value-type="float" office:value="0.748219394046292">
                <text:p>0.748219394046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000">
                <text:p>36000</text:p>
              </table:table-cell>
              <table:table-cell office:value-type="float" office:value="0.703831273046117">
                <text:p>0.703831273046117</text:p>
              </table:table-cell>
              <table:table-cell office:value-type="float" office:value="0.748023695594946">
                <text:p>0.748023695594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100">
                <text:p>36100</text:p>
              </table:table-cell>
              <table:table-cell office:value-type="float" office:value="0.703614722154104">
                <text:p>0.703614722154104</text:p>
              </table:table-cell>
              <table:table-cell office:value-type="float" office:value="0.747829244425852">
                <text:p>0.747829244425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200">
                <text:p>36200</text:p>
              </table:table-cell>
              <table:table-cell office:value-type="float" office:value="0.703399555022698">
                <text:p>0.703399555022698</text:p>
              </table:table-cell>
              <table:table-cell office:value-type="float" office:value="0.747636028788849">
                <text:p>0.747636028788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300">
                <text:p>36300</text:p>
              </table:table-cell>
              <table:table-cell office:value-type="float" office:value="0.703185758579232">
                <text:p>0.703185758579232</text:p>
              </table:table-cell>
              <table:table-cell office:value-type="float" office:value="0.747444037079475">
                <text:p>0.747444037079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400">
                <text:p>36400</text:p>
              </table:table-cell>
              <table:table-cell office:value-type="float" office:value="0.702973319913634">
                <text:p>0.702973319913634</text:p>
              </table:table-cell>
              <table:table-cell office:value-type="float" office:value="0.747253257836743">
                <text:p>0.747253257836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500">
                <text:p>36500</text:p>
              </table:table-cell>
              <table:table-cell office:value-type="float" office:value="0.702762226275929">
                <text:p>0.702762226275929</text:p>
              </table:table-cell>
              <table:table-cell office:value-type="float" office:value="0.747063679740944">
                <text:p>0.747063679740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600">
                <text:p>36600</text:p>
              </table:table-cell>
              <table:table-cell office:value-type="float" office:value="0.702552465073785">
                <text:p>0.702552465073785</text:p>
              </table:table-cell>
              <table:table-cell office:value-type="float" office:value="0.746875291611501">
                <text:p>0.746875291611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700">
                <text:p>36700</text:p>
              </table:table-cell>
              <table:table-cell office:value-type="float" office:value="0.702344023870098">
                <text:p>0.702344023870098</text:p>
              </table:table-cell>
              <table:table-cell office:value-type="float" office:value="0.746688082404845">
                <text:p>0.746688082404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800">
                <text:p>36800</text:p>
              </table:table-cell>
              <table:table-cell office:value-type="float" office:value="0.702136890380633">
                <text:p>0.702136890380633</text:p>
              </table:table-cell>
              <table:table-cell office:value-type="float" office:value="0.74650204121235">
                <text:p>0.74650204121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900">
                <text:p>36900</text:p>
              </table:table-cell>
              <table:table-cell office:value-type="float" office:value="0.701931052471699">
                <text:p>0.701931052471699</text:p>
              </table:table-cell>
              <table:table-cell office:value-type="float" office:value="0.74631715725829">
                <text:p>0.74631715725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000">
                <text:p>37000</text:p>
              </table:table-cell>
              <table:table-cell office:value-type="float" office:value="0.701726498157867">
                <text:p>0.701726498157867</text:p>
              </table:table-cell>
              <table:table-cell office:value-type="float" office:value="0.746133419897837">
                <text:p>0.746133419897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100">
                <text:p>37100</text:p>
              </table:table-cell>
              <table:table-cell office:value-type="float" office:value="0.701523215599736">
                <text:p>0.701523215599736</text:p>
              </table:table-cell>
              <table:table-cell office:value-type="float" office:value="0.745950818615102">
                <text:p>0.745950818615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200">
                <text:p>37200</text:p>
              </table:table-cell>
              <table:table-cell office:value-type="float" office:value="0.701321193101722">
                <text:p>0.701321193101722</text:p>
              </table:table-cell>
              <table:table-cell office:value-type="float" office:value="0.745769343021191">
                <text:p>0.745769343021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300">
                <text:p>37300</text:p>
              </table:table-cell>
              <table:table-cell office:value-type="float" office:value="0.701120419109907">
                <text:p>0.701120419109907</text:p>
              </table:table-cell>
              <table:table-cell office:value-type="float" office:value="0.745588982852324">
                <text:p>0.745588982852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400">
                <text:p>37400</text:p>
              </table:table-cell>
              <table:table-cell office:value-type="float" office:value="0.700920882209918">
                <text:p>0.700920882209918</text:p>
              </table:table-cell>
              <table:table-cell office:value-type="float" office:value="0.745409727967962">
                <text:p>0.745409727967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500">
                <text:p>37500</text:p>
              </table:table-cell>
              <table:table-cell office:value-type="float" office:value="0.700722571124836">
                <text:p>0.700722571124836</text:p>
              </table:table-cell>
              <table:table-cell office:value-type="float" office:value="0.745231568348984">
                <text:p>0.745231568348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600">
                <text:p>37600</text:p>
              </table:table-cell>
              <table:table-cell office:value-type="float" office:value="0.700525474713155">
                <text:p>0.700525474713155</text:p>
              </table:table-cell>
              <table:table-cell office:value-type="float" office:value="0.745054494095881">
                <text:p>0.745054494095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700">
                <text:p>37700</text:p>
              </table:table-cell>
              <table:table-cell office:value-type="float" office:value="0.700329581966771">
                <text:p>0.700329581966771</text:p>
              </table:table-cell>
              <table:table-cell office:value-type="float" office:value="0.744878495427004">
                <text:p>0.744878495427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800">
                <text:p>37800</text:p>
              </table:table-cell>
              <table:table-cell office:value-type="float" office:value="0.700134882009003">
                <text:p>0.700134882009003</text:p>
              </table:table-cell>
              <table:table-cell office:value-type="float" office:value="0.744703562676813">
                <text:p>0.744703562676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900">
                <text:p>37900</text:p>
              </table:table-cell>
              <table:table-cell office:value-type="float" office:value="0.699941364092654">
                <text:p>0.699941364092654</text:p>
              </table:table-cell>
              <table:table-cell office:value-type="float" office:value="0.744529686294186">
                <text:p>0.744529686294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000">
                <text:p>38000</text:p>
              </table:table-cell>
              <table:table-cell office:value-type="float" office:value="0.69974901759811">
                <text:p>0.69974901759811</text:p>
              </table:table-cell>
              <table:table-cell office:value-type="float" office:value="0.744356856840738">
                <text:p>0.744356856840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100">
                <text:p>38100</text:p>
              </table:table-cell>
              <table:table-cell office:value-type="float" office:value="0.699557832031458">
                <text:p>0.699557832031458</text:p>
              </table:table-cell>
              <table:table-cell office:value-type="float" office:value="0.744185064989176">
                <text:p>0.744185064989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200">
                <text:p>38200</text:p>
              </table:table-cell>
              <table:table-cell office:value-type="float" office:value="0.699367797022652">
                <text:p>0.699367797022652</text:p>
              </table:table-cell>
              <table:table-cell office:value-type="float" office:value="0.744014301521682">
                <text:p>0.744014301521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300">
                <text:p>38300</text:p>
              </table:table-cell>
              <table:table-cell office:value-type="float" office:value="0.699178902323702">
                <text:p>0.699178902323702</text:p>
              </table:table-cell>
              <table:table-cell office:value-type="float" office:value="0.743844557328324">
                <text:p>0.743844557328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400">
                <text:p>38400</text:p>
              </table:table-cell>
              <table:table-cell office:value-type="float" office:value="0.698991137806898">
                <text:p>0.698991137806898</text:p>
              </table:table-cell>
              <table:table-cell office:value-type="float" office:value="0.743675823405497">
                <text:p>0.743675823405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8500">
                <text:p>38500</text:p>
              </table:table-cell>
              <table:table-cell office:value-type="float" office:value="0.698804493463066">
                <text:p>0.698804493463066</text:p>
              </table:table-cell>
              <table:table-cell office:value-type="float" office:value="0.743508090854384">
                <text:p>0.743508090854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600">
                <text:p>38600</text:p>
              </table:table-cell>
              <table:table-cell office:value-type="float" office:value="0.698618959399845">
                <text:p>0.698618959399845</text:p>
              </table:table-cell>
              <table:table-cell office:value-type="float" office:value="0.743341350879449">
                <text:p>0.743341350879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700">
                <text:p>38700</text:p>
              </table:table-cell>
              <table:table-cell office:value-type="float" office:value="0.698434525840009">
                <text:p>0.698434525840009</text:p>
              </table:table-cell>
              <table:table-cell office:value-type="float" office:value="0.74317559478696">
                <text:p>0.74317559478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800">
                <text:p>38800</text:p>
              </table:table-cell>
              <table:table-cell office:value-type="float" office:value="0.698251183119804">
                <text:p>0.698251183119804</text:p>
              </table:table-cell>
              <table:table-cell office:value-type="float" office:value="0.743010813983518">
                <text:p>0.743010813983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900">
                <text:p>38900</text:p>
              </table:table-cell>
              <table:table-cell office:value-type="float" office:value="0.69806892168732">
                <text:p>0.69806892168732</text:p>
              </table:table-cell>
              <table:table-cell office:value-type="float" office:value="0.742846999974641">
                <text:p>0.742846999974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9000">
                <text:p>39000</text:p>
              </table:table-cell>
              <table:table-cell office:value-type="float" office:value="0.69788773210089">
                <text:p>0.69788773210089</text:p>
              </table:table-cell>
              <table:table-cell office:value-type="float" office:value="0.742684144363344">
                <text:p>0.742684144363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100">
                <text:p>39100</text:p>
              </table:table-cell>
              <table:table-cell office:value-type="float" office:value="0.697707605027517">
                <text:p>0.697707605027517</text:p>
              </table:table-cell>
              <table:table-cell office:value-type="float" office:value="0.742522238848761">
                <text:p>0.742522238848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9200">
                <text:p>39200</text:p>
              </table:table-cell>
              <table:table-cell office:value-type="float" office:value="0.697528531241322">
                <text:p>0.697528531241322</text:p>
              </table:table-cell>
              <table:table-cell office:value-type="float" office:value="0.742361275224777">
                <text:p>0.742361275224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300">
                <text:p>39300</text:p>
              </table:table-cell>
              <table:table-cell office:value-type="float" office:value="0.697350501622029">
                <text:p>0.697350501622029</text:p>
              </table:table-cell>
              <table:table-cell office:value-type="float" office:value="0.742201245378699">
                <text:p>0.742201245378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400">
                <text:p>39400</text:p>
              </table:table-cell>
              <table:table-cell office:value-type="float" office:value="0.697173507153467">
                <text:p>0.697173507153467</text:p>
              </table:table-cell>
              <table:table-cell office:value-type="float" office:value="0.742042141289936">
                <text:p>0.742042141289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500">
                <text:p>39500</text:p>
              </table:table-cell>
              <table:table-cell office:value-type="float" office:value="0.696997538922095">
                <text:p>0.696997538922095</text:p>
              </table:table-cell>
              <table:table-cell office:value-type="float" office:value="0.741883955028699">
                <text:p>0.741883955028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9600">
                <text:p>39600</text:p>
              </table:table-cell>
              <table:table-cell office:value-type="float" office:value="0.696822588115564">
                <text:p>0.696822588115564</text:p>
              </table:table-cell>
              <table:table-cell office:value-type="float" office:value="0.741726678754741">
                <text:p>0.741726678754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700">
                <text:p>39700</text:p>
              </table:table-cell>
              <table:table-cell office:value-type="float" office:value="0.696648646021293">
                <text:p>0.696648646021293</text:p>
              </table:table-cell>
              <table:table-cell office:value-type="float" office:value="0.7415703047161">
                <text:p>0.7415703047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800">
                <text:p>39800</text:p>
              </table:table-cell>
              <table:table-cell office:value-type="float" office:value="0.696475704025065">
                <text:p>0.696475704025065</text:p>
              </table:table-cell>
              <table:table-cell office:value-type="float" office:value="0.741414825247864">
                <text:p>0.741414825247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900">
                <text:p>39900</text:p>
              </table:table-cell>
              <table:table-cell office:value-type="float" office:value="0.696303753609665">
                <text:p>0.696303753609665</text:p>
              </table:table-cell>
              <table:table-cell office:value-type="float" office:value="0.741260232770976">
                <text:p>0.741260232770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000">
                <text:p>40000</text:p>
              </table:table-cell>
              <table:table-cell office:value-type="float" office:value="0.696132786353516">
                <text:p>0.696132786353516</text:p>
              </table:table-cell>
              <table:table-cell office:value-type="float" office:value="0.741106519791024">
                <text:p>0.741106519791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100">
                <text:p>40100</text:p>
              </table:table-cell>
              <table:table-cell office:value-type="float" office:value="0.695962793929356">
                <text:p>0.695962793929356</text:p>
              </table:table-cell>
              <table:table-cell office:value-type="float" office:value="0.740953678897088">
                <text:p>0.740953678897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200">
                <text:p>40200</text:p>
              </table:table-cell>
              <table:table-cell office:value-type="float" office:value="0.69579376810293">
                <text:p>0.69579376810293</text:p>
              </table:table-cell>
              <table:table-cell office:value-type="float" office:value="0.740801702760582">
                <text:p>0.740801702760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300">
                <text:p>40300</text:p>
              </table:table-cell>
              <table:table-cell office:value-type="float" office:value="0.695625700731707">
                <text:p>0.695625700731707</text:p>
              </table:table-cell>
              <table:table-cell office:value-type="float" office:value="0.740650584134123">
                <text:p>0.740650584134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400">
                <text:p>40400</text:p>
              </table:table-cell>
              <table:table-cell office:value-type="float" office:value="0.695458583763608">
                <text:p>0.695458583763608</text:p>
              </table:table-cell>
              <table:table-cell office:value-type="float" office:value="0.740500315850415">
                <text:p>0.740500315850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500">
                <text:p>40500</text:p>
              </table:table-cell>
              <table:table-cell office:value-type="float" office:value="0.69529240923577">
                <text:p>0.69529240923577</text:p>
              </table:table-cell>
              <table:table-cell office:value-type="float" office:value="0.740350890821161">
                <text:p>0.740350890821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600">
                <text:p>40600</text:p>
              </table:table-cell>
              <table:table-cell office:value-type="float" office:value="0.695127169273319">
                <text:p>0.695127169273319</text:p>
              </table:table-cell>
              <table:table-cell office:value-type="float" office:value="0.740202302035975">
                <text:p>0.740202302035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700">
                <text:p>40700</text:p>
              </table:table-cell>
              <table:table-cell office:value-type="float" office:value="0.694962856088165">
                <text:p>0.694962856088165</text:p>
              </table:table-cell>
              <table:table-cell office:value-type="float" office:value="0.740054542561332">
                <text:p>0.740054542561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800">
                <text:p>40800</text:p>
              </table:table-cell>
              <table:table-cell office:value-type="float" office:value="0.694799461977823">
                <text:p>0.694799461977823</text:p>
              </table:table-cell>
              <table:table-cell office:value-type="float" office:value="0.739907605539517">
                <text:p>0.739907605539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900">
                <text:p>40900</text:p>
              </table:table-cell>
              <table:table-cell office:value-type="float" office:value="0.694636979324241">
                <text:p>0.694636979324241</text:p>
              </table:table-cell>
              <table:table-cell office:value-type="float" office:value="0.739761484187605">
                <text:p>0.739761484187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000">
                <text:p>41000</text:p>
              </table:table-cell>
              <table:table-cell office:value-type="float" office:value="0.694475400592662">
                <text:p>0.694475400592662</text:p>
              </table:table-cell>
              <table:table-cell office:value-type="float" office:value="0.739616171796448">
                <text:p>0.739616171796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100">
                <text:p>41100</text:p>
              </table:table-cell>
              <table:table-cell office:value-type="float" office:value="0.694314718330492">
                <text:p>0.694314718330492</text:p>
              </table:table-cell>
              <table:table-cell office:value-type="float" office:value="0.739471661729683">
                <text:p>0.739471661729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200">
                <text:p>41200</text:p>
              </table:table-cell>
              <table:table-cell office:value-type="float" office:value="0.694154925166189">
                <text:p>0.694154925166189</text:p>
              </table:table-cell>
              <table:table-cell office:value-type="float" office:value="0.739327947422753">
                <text:p>0.739327947422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300">
                <text:p>41300</text:p>
              </table:table-cell>
              <table:table-cell office:value-type="float" office:value="0.693996013808181">
                <text:p>0.693996013808181</text:p>
              </table:table-cell>
              <table:table-cell office:value-type="float" office:value="0.739185022381951">
                <text:p>0.739185022381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400">
                <text:p>41400</text:p>
              </table:table-cell>
              <table:table-cell office:value-type="float" office:value="0.693837977043776">
                <text:p>0.693837977043776</text:p>
              </table:table-cell>
              <table:table-cell office:value-type="float" office:value="0.739042880183462">
                <text:p>0.739042880183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500">
                <text:p>41500</text:p>
              </table:table-cell>
              <table:table-cell office:value-type="float" office:value="0.693680807738124">
                <text:p>0.693680807738124</text:p>
              </table:table-cell>
              <table:table-cell office:value-type="float" office:value="0.738901514472443">
                <text:p>0.738901514472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1600">
                <text:p>41600</text:p>
              </table:table-cell>
              <table:table-cell office:value-type="float" office:value="0.69352449883316">
                <text:p>0.69352449883316</text:p>
              </table:table-cell>
              <table:table-cell office:value-type="float" office:value="0.738760918962102">
                <text:p>0.738760918962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700">
                <text:p>41700</text:p>
              </table:table-cell>
              <table:table-cell office:value-type="float" office:value="0.693369043346593">
                <text:p>0.693369043346593</text:p>
              </table:table-cell>
              <table:table-cell office:value-type="float" office:value="0.738621087432793">
                <text:p>0.738621087432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800">
                <text:p>41800</text:p>
              </table:table-cell>
              <table:table-cell office:value-type="float" office:value="0.693214434370892">
                <text:p>0.693214434370892</text:p>
              </table:table-cell>
              <table:table-cell office:value-type="float" office:value="0.738482013731134">
                <text:p>0.738482013731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900">
                <text:p>41900</text:p>
              </table:table-cell>
              <table:table-cell office:value-type="float" office:value="0.6930606650723">
                <text:p>0.6930606650723</text:p>
              </table:table-cell>
              <table:table-cell office:value-type="float" office:value="0.738343691769127">
                <text:p>0.738343691769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000">
                <text:p>42000</text:p>
              </table:table-cell>
              <table:table-cell office:value-type="float" office:value="0.692907728689848">
                <text:p>0.692907728689848</text:p>
              </table:table-cell>
              <table:table-cell office:value-type="float" office:value="0.738206115523299">
                <text:p>0.738206115523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100">
                <text:p>42100</text:p>
              </table:table-cell>
              <table:table-cell office:value-type="float" office:value="0.69275561853441">
                <text:p>0.69275561853441</text:p>
              </table:table-cell>
              <table:table-cell office:value-type="float" office:value="0.738069279033863">
                <text:p>0.738069279033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200">
                <text:p>42200</text:p>
              </table:table-cell>
              <table:table-cell office:value-type="float" office:value="0.692604327987747">
                <text:p>0.692604327987747</text:p>
              </table:table-cell>
              <table:table-cell office:value-type="float" office:value="0.737933176403871">
                <text:p>0.737933176403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300">
                <text:p>42300</text:p>
              </table:table-cell>
              <table:table-cell office:value-type="float" office:value="0.692453850501577">
                <text:p>0.692453850501577</text:p>
              </table:table-cell>
              <table:table-cell office:value-type="float" office:value="0.737797801798403">
                <text:p>0.737797801798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400">
                <text:p>42400</text:p>
              </table:table-cell>
              <table:table-cell office:value-type="float" office:value="0.692304179596665">
                <text:p>0.692304179596665</text:p>
              </table:table-cell>
              <table:table-cell office:value-type="float" office:value="0.737663149443759">
                <text:p>0.7376631494437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500">
                <text:p>42500</text:p>
              </table:table-cell>
              <table:table-cell office:value-type="float" office:value="0.692155308861916">
                <text:p>0.692155308861916</text:p>
              </table:table-cell>
              <table:table-cell office:value-type="float" office:value="0.737529213626656">
                <text:p>0.737529213626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600">
                <text:p>42600</text:p>
              </table:table-cell>
              <table:table-cell office:value-type="float" office:value="0.69200723195349">
                <text:p>0.69200723195349</text:p>
              </table:table-cell>
              <table:table-cell office:value-type="float" office:value="0.737395988693455">
                <text:p>0.737395988693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700">
                <text:p>42700</text:p>
              </table:table-cell>
              <table:table-cell office:value-type="float" office:value="0.691859942593926">
                <text:p>0.691859942593926</text:p>
              </table:table-cell>
              <table:table-cell office:value-type="float" office:value="0.737263469049382">
                <text:p>0.737263469049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800">
                <text:p>42800</text:p>
              </table:table-cell>
              <table:table-cell office:value-type="float" office:value="0.691713434571286">
                <text:p>0.691713434571286</text:p>
              </table:table-cell>
              <table:table-cell office:value-type="float" office:value="0.737131649157773">
                <text:p>0.7371316491577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900">
                <text:p>42900</text:p>
              </table:table-cell>
              <table:table-cell office:value-type="float" office:value="0.691567701738304">
                <text:p>0.691567701738304</text:p>
              </table:table-cell>
              <table:table-cell office:value-type="float" office:value="0.737000523539326">
                <text:p>0.737000523539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000">
                <text:p>43000</text:p>
              </table:table-cell>
              <table:table-cell office:value-type="float" office:value="0.691422738011552">
                <text:p>0.691422738011552</text:p>
              </table:table-cell>
              <table:table-cell office:value-type="float" office:value="0.736870086771363">
                <text:p>0.736870086771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100">
                <text:p>43100</text:p>
              </table:table-cell>
              <table:table-cell office:value-type="float" office:value="0.691278537370622">
                <text:p>0.691278537370622</text:p>
              </table:table-cell>
              <table:table-cell office:value-type="float" office:value="0.73674033348711">
                <text:p>0.73674033348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200">
                <text:p>43200</text:p>
              </table:table-cell>
              <table:table-cell office:value-type="float" office:value="0.691135093857314">
                <text:p>0.691135093857314</text:p>
              </table:table-cell>
              <table:table-cell office:value-type="float" office:value="0.736611258374977">
                <text:p>0.736611258374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300">
                <text:p>43300</text:p>
              </table:table-cell>
              <table:table-cell office:value-type="float" office:value="0.690992401574842">
                <text:p>0.690992401574842</text:p>
              </table:table-cell>
              <table:table-cell office:value-type="float" office:value="0.736482856177859">
                <text:p>0.736482856177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3400">
                <text:p>43400</text:p>
              </table:table-cell>
              <table:table-cell office:value-type="float" office:value="0.690850454687046">
                <text:p>0.690850454687046</text:p>
              </table:table-cell>
              <table:table-cell office:value-type="float" office:value="0.736355121692441">
                <text:p>0.736355121692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500">
                <text:p>43500</text:p>
              </table:table-cell>
              <table:table-cell office:value-type="float" office:value="0.690709247417627">
                <text:p>0.690709247417627</text:p>
              </table:table-cell>
              <table:table-cell office:value-type="float" office:value="0.736228049768521">
                <text:p>0.736228049768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600">
                <text:p>43600</text:p>
              </table:table-cell>
              <table:table-cell office:value-type="float" office:value="0.690568774049379">
                <text:p>0.690568774049379</text:p>
              </table:table-cell>
              <table:table-cell office:value-type="float" office:value="0.736101635308335">
                <text:p>0.736101635308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700">
                <text:p>43700</text:p>
              </table:table-cell>
              <table:table-cell office:value-type="float" office:value="0.690429028923444">
                <text:p>0.690429028923444</text:p>
              </table:table-cell>
              <table:table-cell office:value-type="float" office:value="0.735975873265895">
                <text:p>0.735975873265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800">
                <text:p>43800</text:p>
              </table:table-cell>
              <table:table-cell office:value-type="float" office:value="0.690290006438574">
                <text:p>0.690290006438574</text:p>
              </table:table-cell>
              <table:table-cell office:value-type="float" office:value="0.735850758646339">
                <text:p>0.735850758646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900">
                <text:p>43900</text:p>
              </table:table-cell>
              <table:table-cell office:value-type="float" office:value="0.690151701050401">
                <text:p>0.690151701050401</text:p>
              </table:table-cell>
              <table:table-cell office:value-type="float" office:value="0.735726286505289">
                <text:p>0.735726286505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000">
                <text:p>44000</text:p>
              </table:table-cell>
              <table:table-cell office:value-type="float" office:value="0.690014107270729">
                <text:p>0.690014107270729</text:p>
              </table:table-cell>
              <table:table-cell office:value-type="float" office:value="0.73560245194822">
                <text:p>0.73560245194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100">
                <text:p>44100</text:p>
              </table:table-cell>
              <table:table-cell office:value-type="float" office:value="0.689877219666818">
                <text:p>0.689877219666818</text:p>
              </table:table-cell>
              <table:table-cell office:value-type="float" office:value="0.735479250129833">
                <text:p>0.735479250129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200">
                <text:p>44200</text:p>
              </table:table-cell>
              <table:table-cell office:value-type="float" office:value="0.6897410328607">
                <text:p>0.6897410328607</text:p>
              </table:table-cell>
              <table:table-cell office:value-type="float" office:value="0.73535667625345">
                <text:p>0.73535667625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300">
                <text:p>44300</text:p>
              </table:table-cell>
              <table:table-cell office:value-type="float" office:value="0.689605541528488">
                <text:p>0.689605541528488</text:p>
              </table:table-cell>
              <table:table-cell office:value-type="float" office:value="0.735234725570398">
                <text:p>0.735234725570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400">
                <text:p>44400</text:p>
              </table:table-cell>
              <table:table-cell office:value-type="float" office:value="0.689470740399705">
                <text:p>0.689470740399705</text:p>
              </table:table-cell>
              <table:table-cell office:value-type="float" office:value="0.735113393379424">
                <text:p>0.735113393379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500">
                <text:p>44500</text:p>
              </table:table-cell>
              <table:table-cell office:value-type="float" office:value="0.689336624256621">
                <text:p>0.689336624256621</text:p>
              </table:table-cell>
              <table:table-cell office:value-type="float" office:value="0.734992675026105">
                <text:p>0.734992675026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600">
                <text:p>44600</text:p>
              </table:table-cell>
              <table:table-cell office:value-type="float" office:value="0.689203187933595">
                <text:p>0.689203187933595</text:p>
              </table:table-cell>
              <table:table-cell office:value-type="float" office:value="0.734872565902265">
                <text:p>0.734872565902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700">
                <text:p>44700</text:p>
              </table:table-cell>
              <table:table-cell office:value-type="float" office:value="0.689070426316434">
                <text:p>0.689070426316434</text:p>
              </table:table-cell>
              <table:table-cell office:value-type="float" office:value="0.734753061445415">
                <text:p>0.734753061445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800">
                <text:p>44800</text:p>
              </table:table-cell>
              <table:table-cell office:value-type="float" office:value="0.688938334341756">
                <text:p>0.688938334341756</text:p>
              </table:table-cell>
              <table:table-cell office:value-type="float" office:value="0.734634157138182">
                <text:p>0.734634157138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900">
                <text:p>44900</text:p>
              </table:table-cell>
              <table:table-cell office:value-type="float" office:value="0.688806906996368">
                <text:p>0.688806906996368</text:p>
              </table:table-cell>
              <table:table-cell office:value-type="float" office:value="0.734515848507767">
                <text:p>0.734515848507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000">
                <text:p>45000</text:p>
              </table:table-cell>
              <table:table-cell office:value-type="float" office:value="0.688676139316643">
                <text:p>0.688676139316643</text:p>
              </table:table-cell>
              <table:table-cell office:value-type="float" office:value="0.734398131125385">
                <text:p>0.734398131125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100">
                <text:p>45100</text:p>
              </table:table-cell>
              <table:table-cell office:value-type="float" office:value="0.68854602638792">
                <text:p>0.68854602638792</text:p>
              </table:table-cell>
              <table:table-cell office:value-type="float" office:value="0.734281000605747">
                <text:p>0.734281000605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200">
                <text:p>45200</text:p>
              </table:table-cell>
              <table:table-cell office:value-type="float" office:value="0.688416563343898">
                <text:p>0.688416563343898</text:p>
              </table:table-cell>
              <table:table-cell office:value-type="float" office:value="0.734164452606511">
                <text:p>0.734164452606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300">
                <text:p>45300</text:p>
              </table:table-cell>
              <table:table-cell office:value-type="float" office:value="0.688287745366055">
                <text:p>0.688287745366055</text:p>
              </table:table-cell>
              <table:table-cell office:value-type="float" office:value="0.734048482827782">
                <text:p>0.734048482827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400">
                <text:p>45400</text:p>
              </table:table-cell>
              <table:table-cell office:value-type="float" office:value="0.688159567683056">
                <text:p>0.688159567683056</text:p>
              </table:table-cell>
              <table:table-cell office:value-type="float" office:value="0.733933087011573">
                <text:p>0.733933087011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500">
                <text:p>45500</text:p>
              </table:table-cell>
              <table:table-cell office:value-type="float" office:value="0.68803202557019">
                <text:p>0.68803202557019</text:p>
              </table:table-cell>
              <table:table-cell office:value-type="float" office:value="0.733818260941322">
                <text:p>0.733818260941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600">
                <text:p>45600</text:p>
              </table:table-cell>
              <table:table-cell office:value-type="float" office:value="0.687905114348797">
                <text:p>0.687905114348797</text:p>
              </table:table-cell>
              <table:table-cell office:value-type="float" office:value="0.733704000441378">
                <text:p>0.733704000441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700">
                <text:p>45700</text:p>
              </table:table-cell>
              <table:table-cell office:value-type="float" office:value="0.68777882938572">
                <text:p>0.68777882938572</text:p>
              </table:table-cell>
              <table:table-cell office:value-type="float" office:value="0.733590301376517">
                <text:p>0.733590301376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800">
                <text:p>45800</text:p>
              </table:table-cell>
              <table:table-cell office:value-type="float" office:value="0.68765316609275">
                <text:p>0.68765316609275</text:p>
              </table:table-cell>
              <table:table-cell office:value-type="float" office:value="0.733477159651449">
                <text:p>0.733477159651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900">
                <text:p>45900</text:p>
              </table:table-cell>
              <table:table-cell office:value-type="float" office:value="0.687528119926087">
                <text:p>0.687528119926087</text:p>
              </table:table-cell>
              <table:table-cell office:value-type="float" office:value="0.733364571210349">
                <text:p>0.733364571210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000">
                <text:p>46000</text:p>
              </table:table-cell>
              <table:table-cell office:value-type="float" office:value="0.68740368638581">
                <text:p>0.68740368638581</text:p>
              </table:table-cell>
              <table:table-cell office:value-type="float" office:value="0.733252532036379">
                <text:p>0.733252532036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100">
                <text:p>46100</text:p>
              </table:table-cell>
              <table:table-cell office:value-type="float" office:value="0.687279861015346">
                <text:p>0.687279861015346</text:p>
              </table:table-cell>
              <table:table-cell office:value-type="float" office:value="0.733141038151225">
                <text:p>0.733141038151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200">
                <text:p>46200</text:p>
              </table:table-cell>
              <table:table-cell office:value-type="float" office:value="0.687156639400959">
                <text:p>0.687156639400959</text:p>
              </table:table-cell>
              <table:table-cell office:value-type="float" office:value="0.73303008561464">
                <text:p>0.73303008561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300">
                <text:p>46300</text:p>
              </table:table-cell>
              <table:table-cell office:value-type="float" office:value="0.687034017171235">
                <text:p>0.687034017171235</text:p>
              </table:table-cell>
              <table:table-cell office:value-type="float" office:value="0.732919670523995">
                <text:p>0.732919670523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400">
                <text:p>46400</text:p>
              </table:table-cell>
              <table:table-cell office:value-type="float" office:value="0.686911989996581">
                <text:p>0.686911989996581</text:p>
              </table:table-cell>
              <table:table-cell office:value-type="float" office:value="0.732809789013825">
                <text:p>0.732809789013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500">
                <text:p>46500</text:p>
              </table:table-cell>
              <table:table-cell office:value-type="float" office:value="0.686790553588728">
                <text:p>0.686790553588728</text:p>
              </table:table-cell>
              <table:table-cell office:value-type="float" office:value="0.732700437255404">
                <text:p>0.732700437255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600">
                <text:p>46600</text:p>
              </table:table-cell>
              <table:table-cell office:value-type="float" office:value="0.686669703700241">
                <text:p>0.686669703700241</text:p>
              </table:table-cell>
              <table:table-cell office:value-type="float" office:value="0.732591611456297">
                <text:p>0.732591611456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700">
                <text:p>46700</text:p>
              </table:table-cell>
              <table:table-cell office:value-type="float" office:value="0.68654943612404">
                <text:p>0.68654943612404</text:p>
              </table:table-cell>
              <table:table-cell office:value-type="float" office:value="0.732483307859945">
                <text:p>0.732483307859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800">
                <text:p>46800</text:p>
              </table:table-cell>
              <table:table-cell office:value-type="float" office:value="0.686429746692921">
                <text:p>0.686429746692921</text:p>
              </table:table-cell>
              <table:table-cell office:value-type="float" office:value="0.73237552274524">
                <text:p>0.73237552274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900">
                <text:p>46900</text:p>
              </table:table-cell>
              <table:table-cell office:value-type="float" office:value="0.686310631279091">
                <text:p>0.686310631279091</text:p>
              </table:table-cell>
              <table:table-cell office:value-type="float" office:value="0.732268252426109">
                <text:p>0.732268252426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000">
                <text:p>47000</text:p>
              </table:table-cell>
              <table:table-cell office:value-type="float" office:value="0.686192085793703">
                <text:p>0.686192085793703</text:p>
              </table:table-cell>
              <table:table-cell office:value-type="float" office:value="0.732161493251106">
                <text:p>0.732161493251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100">
                <text:p>47100</text:p>
              </table:table-cell>
              <table:table-cell office:value-type="float" office:value="0.6860741061864">
                <text:p>0.6860741061864</text:p>
              </table:table-cell>
              <table:table-cell office:value-type="float" office:value="0.732055241603012">
                <text:p>0.732055241603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7200">
                <text:p>47200</text:p>
              </table:table-cell>
              <table:table-cell office:value-type="float" office:value="0.685956688444872">
                <text:p>0.685956688444872</text:p>
              </table:table-cell>
              <table:table-cell office:value-type="float" office:value="0.731949493898433">
                <text:p>0.731949493898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7300">
                <text:p>47300</text:p>
              </table:table-cell>
              <table:table-cell office:value-type="float" office:value="0.685839828594402">
                <text:p>0.685839828594402</text:p>
              </table:table-cell>
              <table:table-cell office:value-type="float" office:value="0.731844246587408">
                <text:p>0.731844246587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7400">
                <text:p>47400</text:p>
              </table:table-cell>
              <table:table-cell office:value-type="float" office:value="0.685723522697438">
                <text:p>0.685723522697438</text:p>
              </table:table-cell>
              <table:table-cell office:value-type="float" office:value="0.731739496153025">
                <text:p>0.731739496153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7500">
                <text:p>47500</text:p>
              </table:table-cell>
              <table:table-cell office:value-type="float" office:value="0.68560776685316">
                <text:p>0.68560776685316</text:p>
              </table:table-cell>
              <table:table-cell office:value-type="float" office:value="0.731635239111037">
                <text:p>0.731635239111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7600">
                <text:p>47600</text:p>
              </table:table-cell>
              <table:table-cell office:value-type="float" office:value="0.685492557197053">
                <text:p>0.685492557197053</text:p>
              </table:table-cell>
              <table:table-cell office:value-type="float" office:value="0.731531472009485">
                <text:p>0.731531472009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700">
                <text:p>47700</text:p>
              </table:table-cell>
              <table:table-cell office:value-type="float" office:value="0.68537788990049">
                <text:p>0.68537788990049</text:p>
              </table:table-cell>
              <table:table-cell office:value-type="float" office:value="0.731428191428334">
                <text:p>0.731428191428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800">
                <text:p>47800</text:p>
              </table:table-cell>
              <table:table-cell office:value-type="float" office:value="0.685263761170317">
                <text:p>0.685263761170317</text:p>
              </table:table-cell>
              <table:table-cell office:value-type="float" office:value="0.731325393979098">
                <text:p>0.7313253939790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900">
                <text:p>47900</text:p>
              </table:table-cell>
              <table:table-cell office:value-type="float" office:value="0.685150167248447">
                <text:p>0.685150167248447</text:p>
              </table:table-cell>
              <table:table-cell office:value-type="float" office:value="0.731223076304483">
                <text:p>0.731223076304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8000">
                <text:p>48000</text:p>
              </table:table-cell>
              <table:table-cell office:value-type="float" office:value="0.685037104411459">
                <text:p>0.685037104411459</text:p>
              </table:table-cell>
              <table:table-cell office:value-type="float" office:value="0.731121235078031">
                <text:p>0.731121235078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100">
                <text:p>48100</text:p>
              </table:table-cell>
              <table:table-cell office:value-type="float" office:value="0.684924568970198">
                <text:p>0.684924568970198</text:p>
              </table:table-cell>
              <table:table-cell office:value-type="float" office:value="0.731019867003768">
                <text:p>0.731019867003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8200">
                <text:p>48200</text:p>
              </table:table-cell>
              <table:table-cell office:value-type="float" office:value="0.684812557269385">
                <text:p>0.684812557269385</text:p>
              </table:table-cell>
              <table:table-cell office:value-type="float" office:value="0.730918968815861">
                <text:p>0.730918968815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8300">
                <text:p>48300</text:p>
              </table:table-cell>
              <table:table-cell office:value-type="float" office:value="0.684701065687233">
                <text:p>0.684701065687233</text:p>
              </table:table-cell>
              <table:table-cell office:value-type="float" office:value="0.730818537278267">
                <text:p>0.730818537278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8400">
                <text:p>48400</text:p>
              </table:table-cell>
              <table:table-cell office:value-type="float" office:value="0.684590090635065">
                <text:p>0.684590090635065</text:p>
              </table:table-cell>
              <table:table-cell office:value-type="float" office:value="0.730718569184409">
                <text:p>0.730718569184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500">
                <text:p>48500</text:p>
              </table:table-cell>
              <table:table-cell office:value-type="float" office:value="0.684479628556941">
                <text:p>0.684479628556941</text:p>
              </table:table-cell>
              <table:table-cell office:value-type="float" office:value="0.730619061356834">
                <text:p>0.730619061356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8600">
                <text:p>48600</text:p>
              </table:table-cell>
              <table:table-cell office:value-type="float" office:value="0.68436967592928">
                <text:p>0.68436967592928</text:p>
              </table:table-cell>
              <table:table-cell office:value-type="float" office:value="0.730520010646884">
                <text:p>0.730520010646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700">
                <text:p>48700</text:p>
              </table:table-cell>
              <table:table-cell office:value-type="float" office:value="0.684260229260506">
                <text:p>0.684260229260506</text:p>
              </table:table-cell>
              <table:table-cell office:value-type="float" office:value="0.730421413934383">
                <text:p>0.730421413934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800">
                <text:p>48800</text:p>
              </table:table-cell>
              <table:table-cell office:value-type="float" office:value="0.684151285090678">
                <text:p>0.684151285090678</text:p>
              </table:table-cell>
              <table:table-cell office:value-type="float" office:value="0.730323268127303">
                <text:p>0.730323268127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900">
                <text:p>48900</text:p>
              </table:table-cell>
              <table:table-cell office:value-type="float" office:value="0.684042839991139">
                <text:p>0.684042839991139</text:p>
              </table:table-cell>
              <table:table-cell office:value-type="float" office:value="0.73022557016146">
                <text:p>0.73022557016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9000">
                <text:p>49000</text:p>
              </table:table-cell>
              <table:table-cell office:value-type="float" office:value="0.683934890564164">
                <text:p>0.683934890564164</text:p>
              </table:table-cell>
              <table:table-cell office:value-type="float" office:value="0.730128317000199">
                <text:p>0.730128317000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9100">
                <text:p>49100</text:p>
              </table:table-cell>
              <table:table-cell office:value-type="float" office:value="0.683827433442615">
                <text:p>0.683827433442615</text:p>
              </table:table-cell>
              <table:table-cell office:value-type="float" office:value="0.730031505634087">
                <text:p>0.730031505634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9200">
                <text:p>49200</text:p>
              </table:table-cell>
              <table:table-cell office:value-type="float" office:value="0.683720465289596">
                <text:p>0.683720465289596</text:p>
              </table:table-cell>
              <table:table-cell office:value-type="float" office:value="0.729935133080611">
                <text:p>0.729935133080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9300">
                <text:p>49300</text:p>
              </table:table-cell>
              <table:table-cell office:value-type="float" office:value="0.683613982798123">
                <text:p>0.683613982798123</text:p>
              </table:table-cell>
              <table:table-cell office:value-type="float" office:value="0.729839196383881">
                <text:p>0.729839196383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9400">
                <text:p>49400</text:p>
              </table:table-cell>
              <table:table-cell office:value-type="float" office:value="0.683507982690781">
                <text:p>0.683507982690781</text:p>
              </table:table-cell>
              <table:table-cell office:value-type="float" office:value="0.729743692614328">
                <text:p>0.729743692614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500">
                <text:p>49500</text:p>
              </table:table-cell>
              <table:table-cell office:value-type="float" office:value="0.683402461719405">
                <text:p>0.683402461719405</text:p>
              </table:table-cell>
              <table:table-cell office:value-type="float" office:value="0.729648618868424">
                <text:p>0.729648618868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600">
                <text:p>49600</text:p>
              </table:table-cell>
              <table:table-cell office:value-type="float" office:value="0.683297416664754">
                <text:p>0.683297416664754</text:p>
              </table:table-cell>
              <table:table-cell office:value-type="float" office:value="0.729553972268386">
                <text:p>0.729553972268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700">
                <text:p>49700</text:p>
              </table:table-cell>
              <table:table-cell office:value-type="float" office:value="0.683192844336189">
                <text:p>0.683192844336189</text:p>
              </table:table-cell>
              <table:table-cell office:value-type="float" office:value="0.729459749961902">
                <text:p>0.729459749961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800">
                <text:p>49800</text:p>
              </table:table-cell>
              <table:table-cell office:value-type="float" office:value="0.683088741571357">
                <text:p>0.683088741571357</text:p>
              </table:table-cell>
              <table:table-cell office:value-type="float" office:value="0.729365949121837">
                <text:p>0.729365949121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900">
                <text:p>49900</text:p>
              </table:table-cell>
              <table:table-cell office:value-type="float" office:value="0.682985105235887">
                <text:p>0.682985105235887</text:p>
              </table:table-cell>
              <table:table-cell office:value-type="float" office:value="0.729272566945972">
                <text:p>0.729272566945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0000">
                <text:p>50000</text:p>
              </table:table-cell>
              <table:table-cell office:value-type="float" office:value="0.682881932223073">
                <text:p>0.682881932223073</text:p>
              </table:table-cell>
              <table:table-cell office:value-type="float" office:value="0.729179600656723">
                <text:p>0.729179600656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100">
                <text:p>50100</text:p>
              </table:table-cell>
              <table:table-cell office:value-type="float" office:value="0.68277921945358">
                <text:p>0.68277921945358</text:p>
              </table:table-cell>
              <table:table-cell office:value-type="float" office:value="0.729087047500877">
                <text:p>0.729087047500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0200">
                <text:p>50200</text:p>
              </table:table-cell>
              <table:table-cell office:value-type="float" office:value="0.682676963875136">
                <text:p>0.682676963875136</text:p>
              </table:table-cell>
              <table:table-cell office:value-type="float" office:value="0.728994904749322">
                <text:p>0.728994904749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0300">
                <text:p>50300</text:p>
              </table:table-cell>
              <table:table-cell office:value-type="float" office:value="0.682575162462247">
                <text:p>0.682575162462247</text:p>
              </table:table-cell>
              <table:table-cell office:value-type="float" office:value="0.728903169696789">
                <text:p>0.728903169696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0400">
                <text:p>50400</text:p>
              </table:table-cell>
              <table:table-cell office:value-type="float" office:value="0.682473812215895">
                <text:p>0.682473812215895</text:p>
              </table:table-cell>
              <table:table-cell office:value-type="float" office:value="0.728811839661593">
                <text:p>0.728811839661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0500">
                <text:p>50500</text:p>
              </table:table-cell>
              <table:table-cell office:value-type="float" office:value="0.682372910163259">
                <text:p>0.682372910163259</text:p>
              </table:table-cell>
              <table:table-cell office:value-type="float" office:value="0.728720911985376">
                <text:p>0.728720911985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0600">
                <text:p>50600</text:p>
              </table:table-cell>
              <table:table-cell office:value-type="float" office:value="0.682272453357426">
                <text:p>0.682272453357426</text:p>
              </table:table-cell>
              <table:table-cell office:value-type="float" office:value="0.728630384032858">
                <text:p>0.728630384032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700">
                <text:p>50700</text:p>
              </table:table-cell>
              <table:table-cell office:value-type="float" office:value="0.682172438877113">
                <text:p>0.682172438877113</text:p>
              </table:table-cell>
              <table:table-cell office:value-type="float" office:value="0.728540253191584">
                <text:p>0.728540253191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800">
                <text:p>50800</text:p>
              </table:table-cell>
              <table:table-cell office:value-type="float" office:value="0.682072863826389">
                <text:p>0.682072863826389</text:p>
              </table:table-cell>
              <table:table-cell office:value-type="float" office:value="0.728450516871684">
                <text:p>0.728450516871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900">
                <text:p>50900</text:p>
              </table:table-cell>
              <table:table-cell office:value-type="float" office:value="0.681973725334405">
                <text:p>0.681973725334405</text:p>
              </table:table-cell>
              <table:table-cell office:value-type="float" office:value="0.728361172505629">
                <text:p>0.728361172505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1000">
                <text:p>51000</text:p>
              </table:table-cell>
              <table:table-cell office:value-type="float" office:value="0.681875020555118">
                <text:p>0.681875020555118</text:p>
              </table:table-cell>
              <table:table-cell office:value-type="float" office:value="0.728272217547988">
                <text:p>0.728272217547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100">
                <text:p>51100</text:p>
              </table:table-cell>
              <table:table-cell office:value-type="float" office:value="0.681776746667034">
                <text:p>0.681776746667034</text:p>
              </table:table-cell>
              <table:table-cell office:value-type="float" office:value="0.728183649475198">
                <text:p>0.728183649475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1200">
                <text:p>51200</text:p>
              </table:table-cell>
              <table:table-cell office:value-type="float" office:value="0.681678900872939">
                <text:p>0.681678900872939</text:p>
              </table:table-cell>
              <table:table-cell office:value-type="float" office:value="0.728095465785328">
                <text:p>0.728095465785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1300">
                <text:p>51300</text:p>
              </table:table-cell>
              <table:table-cell office:value-type="float" office:value="0.681581480399639">
                <text:p>0.681581480399639</text:p>
              </table:table-cell>
              <table:table-cell office:value-type="float" office:value="0.728007663997848">
                <text:p>0.728007663997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1400">
                <text:p>51400</text:p>
              </table:table-cell>
              <table:table-cell office:value-type="float" office:value="0.681484482497708">
                <text:p>0.681484482497708</text:p>
              </table:table-cell>
              <table:table-cell office:value-type="float" office:value="0.727920241653402">
                <text:p>0.727920241653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1500">
                <text:p>51500</text:p>
              </table:table-cell>
              <table:table-cell office:value-type="float" office:value="0.681387904441233">
                <text:p>0.681387904441233</text:p>
              </table:table-cell>
              <table:table-cell office:value-type="float" office:value="0.727833196313586">
                <text:p>0.727833196313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1600">
                <text:p>51600</text:p>
              </table:table-cell>
              <table:table-cell office:value-type="float" office:value="0.681291743527563">
                <text:p>0.681291743527563</text:p>
              </table:table-cell>
              <table:table-cell office:value-type="float" office:value="0.727746525560723">
                <text:p>0.727746525560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1700">
                <text:p>51700</text:p>
              </table:table-cell>
              <table:table-cell office:value-type="float" office:value="0.68119599707707">
                <text:p>0.68119599707707</text:p>
              </table:table-cell>
              <table:table-cell office:value-type="float" office:value="0.727660226997651">
                <text:p>0.727660226997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800">
                <text:p>51800</text:p>
              </table:table-cell>
              <table:table-cell office:value-type="float" office:value="0.681100662432894">
                <text:p>0.681100662432894</text:p>
              </table:table-cell>
              <table:table-cell office:value-type="float" office:value="0.727574298247496">
                <text:p>0.727574298247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900">
                <text:p>51900</text:p>
              </table:table-cell>
              <table:table-cell office:value-type="float" office:value="0.681005736960711">
                <text:p>0.681005736960711</text:p>
              </table:table-cell>
              <table:table-cell office:value-type="float" office:value="0.72748873695347">
                <text:p>0.72748873695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2000">
                <text:p>52000</text:p>
              </table:table-cell>
              <table:table-cell office:value-type="float" office:value="0.680911218048493">
                <text:p>0.680911218048493</text:p>
              </table:table-cell>
              <table:table-cell office:value-type="float" office:value="0.727403540778653">
                <text:p>0.727403540778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2100">
                <text:p>52100</text:p>
              </table:table-cell>
              <table:table-cell office:value-type="float" office:value="0.680817103106277">
                <text:p>0.680817103106277</text:p>
              </table:table-cell>
              <table:table-cell office:value-type="float" office:value="0.72731870740579">
                <text:p>0.72731870740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2200">
                <text:p>52200</text:p>
              </table:table-cell>
              <table:table-cell office:value-type="float" office:value="0.680723389565927">
                <text:p>0.680723389565927</text:p>
              </table:table-cell>
              <table:table-cell office:value-type="float" office:value="0.72723423453708">
                <text:p>0.72723423453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2300">
                <text:p>52300</text:p>
              </table:table-cell>
              <table:table-cell office:value-type="float" office:value="0.680630074880913">
                <text:p>0.680630074880913</text:p>
              </table:table-cell>
              <table:table-cell office:value-type="float" office:value="0.727150119893979">
                <text:p>0.727150119893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2400">
                <text:p>52400</text:p>
              </table:table-cell>
              <table:table-cell office:value-type="float" office:value="0.680537156526082">
                <text:p>0.680537156526082</text:p>
              </table:table-cell>
              <table:table-cell office:value-type="float" office:value="0.727066361216998">
                <text:p>0.727066361216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2500">
                <text:p>52500</text:p>
              </table:table-cell>
              <table:table-cell office:value-type="float" office:value="0.680444631997433">
                <text:p>0.680444631997433</text:p>
              </table:table-cell>
              <table:table-cell office:value-type="float" office:value="0.726982956265502">
                <text:p>0.726982956265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2600">
                <text:p>52600</text:p>
              </table:table-cell>
              <table:table-cell office:value-type="float" office:value="0.6803524988119">
                <text:p>0.6803524988119</text:p>
              </table:table-cell>
              <table:table-cell office:value-type="float" office:value="0.726899902817518">
                <text:p>0.726899902817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700">
                <text:p>52700</text:p>
              </table:table-cell>
              <table:table-cell office:value-type="float" office:value="0.680260754507136">
                <text:p>0.680260754507136</text:p>
              </table:table-cell>
              <table:table-cell office:value-type="float" office:value="0.726817198669544">
                <text:p>0.726817198669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800">
                <text:p>52800</text:p>
              </table:table-cell>
              <table:table-cell office:value-type="float" office:value="0.680169396641294">
                <text:p>0.680169396641294</text:p>
              </table:table-cell>
              <table:table-cell office:value-type="float" office:value="0.726734841636351">
                <text:p>0.726734841636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900">
                <text:p>52900</text:p>
              </table:table-cell>
              <table:table-cell office:value-type="float" office:value="0.68007842279282">
                <text:p>0.68007842279282</text:p>
              </table:table-cell>
              <table:table-cell office:value-type="float" office:value="0.726652829550803">
                <text:p>0.726652829550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3000">
                <text:p>53000</text:p>
              </table:table-cell>
              <table:table-cell office:value-type="float" office:value="0.67998783056024">
                <text:p>0.67998783056024</text:p>
              </table:table-cell>
              <table:table-cell office:value-type="float" office:value="0.726571160263668">
                <text:p>0.726571160263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3100">
                <text:p>53100</text:p>
              </table:table-cell>
              <table:table-cell office:value-type="float" office:value="0.679897617561956">
                <text:p>0.679897617561956</text:p>
              </table:table-cell>
              <table:table-cell office:value-type="float" office:value="0.726489831643431">
                <text:p>0.726489831643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3200">
                <text:p>53200</text:p>
              </table:table-cell>
              <table:table-cell office:value-type="float" office:value="0.679807781436036">
                <text:p>0.679807781436036</text:p>
              </table:table-cell>
              <table:table-cell office:value-type="float" office:value="0.726408841576119">
                <text:p>0.726408841576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3300">
                <text:p>53300</text:p>
              </table:table-cell>
              <table:table-cell office:value-type="float" office:value="0.679718319840023">
                <text:p>0.679718319840023</text:p>
              </table:table-cell>
              <table:table-cell office:value-type="float" office:value="0.726328187965116">
                <text:p>0.726328187965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3400">
                <text:p>53400</text:p>
              </table:table-cell>
              <table:table-cell office:value-type="float" office:value="0.679629230450724">
                <text:p>0.679629230450724</text:p>
              </table:table-cell>
              <table:table-cell office:value-type="float" office:value="0.72624786873099">
                <text:p>0.72624786873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3500">
                <text:p>53500</text:p>
              </table:table-cell>
              <table:table-cell office:value-type="float" office:value="0.679540510964022">
                <text:p>0.679540510964022</text:p>
              </table:table-cell>
              <table:table-cell office:value-type="float" office:value="0.726167881811317">
                <text:p>0.726167881811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3600">
                <text:p>53600</text:p>
              </table:table-cell>
              <table:table-cell office:value-type="float" office:value="0.679452159094677">
                <text:p>0.679452159094677</text:p>
              </table:table-cell>
              <table:table-cell office:value-type="float" office:value="0.726088225160508">
                <text:p>0.726088225160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700">
                <text:p>53700</text:p>
              </table:table-cell>
              <table:table-cell office:value-type="float" office:value="0.679364172576137">
                <text:p>0.679364172576137</text:p>
              </table:table-cell>
              <table:table-cell office:value-type="float" office:value="0.726008896749638">
                <text:p>0.726008896749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800">
                <text:p>53800</text:p>
              </table:table-cell>
              <table:table-cell office:value-type="float" office:value="0.679276549160342">
                <text:p>0.679276549160342</text:p>
              </table:table-cell>
              <table:table-cell office:value-type="float" office:value="0.725929894566276">
                <text:p>0.725929894566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900">
                <text:p>53900</text:p>
              </table:table-cell>
              <table:table-cell office:value-type="float" office:value="0.679189286617546">
                <text:p>0.679189286617546</text:p>
              </table:table-cell>
              <table:table-cell office:value-type="float" office:value="0.725851216614325">
                <text:p>0.725851216614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4000">
                <text:p>54000</text:p>
              </table:table-cell>
              <table:table-cell office:value-type="float" office:value="0.679102382736123">
                <text:p>0.679102382736123</text:p>
              </table:table-cell>
              <table:table-cell office:value-type="float" office:value="0.72577286091385">
                <text:p>0.72577286091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4100">
                <text:p>54100</text:p>
              </table:table-cell>
              <table:table-cell office:value-type="float" office:value="0.679015835322393">
                <text:p>0.679015835322393</text:p>
              </table:table-cell>
              <table:table-cell office:value-type="float" office:value="0.725694825500919">
                <text:p>0.725694825500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4200">
                <text:p>54200</text:p>
              </table:table-cell>
              <table:table-cell office:value-type="float" office:value="0.678929642200431">
                <text:p>0.678929642200431</text:p>
              </table:table-cell>
              <table:table-cell office:value-type="float" office:value="0.72561710842744">
                <text:p>0.72561710842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4300">
                <text:p>54300</text:p>
              </table:table-cell>
              <table:table-cell office:value-type="float" office:value="0.678843801211896">
                <text:p>0.678843801211896</text:p>
              </table:table-cell>
              <table:table-cell office:value-type="float" office:value="0.725539707761008">
                <text:p>0.725539707761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4400">
                <text:p>54400</text:p>
              </table:table-cell>
              <table:table-cell office:value-type="float" office:value="0.678758310215853">
                <text:p>0.678758310215853</text:p>
              </table:table-cell>
              <table:table-cell office:value-type="float" office:value="0.725462621584742">
                <text:p>0.725462621584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4500">
                <text:p>54500</text:p>
              </table:table-cell>
              <table:table-cell office:value-type="float" office:value="0.678673167088598">
                <text:p>0.678673167088598</text:p>
              </table:table-cell>
              <table:table-cell office:value-type="float" office:value="0.725385847997132">
                <text:p>0.725385847997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4600">
                <text:p>54600</text:p>
              </table:table-cell>
              <table:table-cell office:value-type="float" office:value="0.678588369723485">
                <text:p>0.678588369723485</text:p>
              </table:table-cell>
              <table:table-cell office:value-type="float" office:value="0.725309385111888">
                <text:p>0.725309385111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4700">
                <text:p>54700</text:p>
              </table:table-cell>
              <table:table-cell office:value-type="float" office:value="0.678503916030756">
                <text:p>0.678503916030756</text:p>
              </table:table-cell>
              <table:table-cell office:value-type="float" office:value="0.725233231057785">
                <text:p>0.725233231057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800">
                <text:p>54800</text:p>
              </table:table-cell>
              <table:table-cell office:value-type="float" office:value="0.678419803937376">
                <text:p>0.678419803937376</text:p>
              </table:table-cell>
              <table:table-cell office:value-type="float" office:value="0.725157383978519">
                <text:p>0.725157383978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900">
                <text:p>54900</text:p>
              </table:table-cell>
              <table:table-cell office:value-type="float" office:value="0.678336031386862">
                <text:p>0.678336031386862</text:p>
              </table:table-cell>
              <table:table-cell office:value-type="float" office:value="0.725081842032555">
                <text:p>0.725081842032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5000">
                <text:p>55000</text:p>
              </table:table-cell>
              <table:table-cell office:value-type="float" office:value="0.678252596339124">
                <text:p>0.678252596339124</text:p>
              </table:table-cell>
              <table:table-cell office:value-type="float" office:value="0.72500660339298">
                <text:p>0.72500660339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5100">
                <text:p>55100</text:p>
              </table:table-cell>
              <table:table-cell office:value-type="float" office:value="0.678169496770297">
                <text:p>0.678169496770297</text:p>
              </table:table-cell>
              <table:table-cell office:value-type="float" office:value="0.724931666247364">
                <text:p>0.724931666247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5200">
                <text:p>55200</text:p>
              </table:table-cell>
              <table:table-cell office:value-type="float" office:value="0.678086730672586">
                <text:p>0.678086730672586</text:p>
              </table:table-cell>
              <table:table-cell office:value-type="float" office:value="0.724857028797612">
                <text:p>0.724857028797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5300">
                <text:p>55300</text:p>
              </table:table-cell>
              <table:table-cell office:value-type="float" office:value="0.678004296054103">
                <text:p>0.678004296054103</text:p>
              </table:table-cell>
              <table:table-cell office:value-type="float" office:value="0.724782689259827">
                <text:p>0.724782689259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5400">
                <text:p>55400</text:p>
              </table:table-cell>
              <table:table-cell office:value-type="float" office:value="0.677922190938715">
                <text:p>0.677922190938715</text:p>
              </table:table-cell>
              <table:table-cell office:value-type="float" office:value="0.724708645864169">
                <text:p>0.724708645864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5500">
                <text:p>55500</text:p>
              </table:table-cell>
              <table:table-cell office:value-type="float" office:value="0.677840413365888">
                <text:p>0.677840413365888</text:p>
              </table:table-cell>
              <table:table-cell office:value-type="float" office:value="0.724634896854719">
                <text:p>0.724634896854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5600">
                <text:p>55600</text:p>
              </table:table-cell>
              <table:table-cell office:value-type="float" office:value="0.677758961390529">
                <text:p>0.677758961390529</text:p>
              </table:table-cell>
              <table:table-cell office:value-type="float" office:value="0.72456144048934">
                <text:p>0.72456144048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700">
                <text:p>55700</text:p>
              </table:table-cell>
              <table:table-cell office:value-type="float" office:value="0.677677833082843">
                <text:p>0.677677833082843</text:p>
              </table:table-cell>
              <table:table-cell office:value-type="float" office:value="0.724488275039546">
                <text:p>0.7244882750395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800">
                <text:p>55800</text:p>
              </table:table-cell>
              <table:table-cell office:value-type="float" office:value="0.677597026528176">
                <text:p>0.677597026528176</text:p>
              </table:table-cell>
              <table:table-cell office:value-type="float" office:value="0.724415398790367">
                <text:p>0.724415398790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900">
                <text:p>55900</text:p>
              </table:table-cell>
              <table:table-cell office:value-type="float" office:value="0.677516539826876">
                <text:p>0.677516539826876</text:p>
              </table:table-cell>
              <table:table-cell office:value-type="float" office:value="0.724342810040218">
                <text:p>0.724342810040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6000">
                <text:p>56000</text:p>
              </table:table-cell>
              <table:table-cell office:value-type="float" office:value="0.677436371094137">
                <text:p>0.677436371094137</text:p>
              </table:table-cell>
              <table:table-cell office:value-type="float" office:value="0.724270507100771">
                <text:p>0.724270507100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6100">
                <text:p>56100</text:p>
              </table:table-cell>
              <table:table-cell office:value-type="float" office:value="0.677356518459864">
                <text:p>0.677356518459864</text:p>
              </table:table-cell>
              <table:table-cell office:value-type="float" office:value="0.724198488296825">
                <text:p>0.724198488296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6200">
                <text:p>56200</text:p>
              </table:table-cell>
              <table:table-cell office:value-type="float" office:value="0.677276980068523">
                <text:p>0.677276980068523</text:p>
              </table:table-cell>
              <table:table-cell office:value-type="float" office:value="0.724126751966178">
                <text:p>0.724126751966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6300">
                <text:p>56300</text:p>
              </table:table-cell>
              <table:table-cell office:value-type="float" office:value="0.677197754079005">
                <text:p>0.677197754079005</text:p>
              </table:table-cell>
              <table:table-cell office:value-type="float" office:value="0.724055296459506">
                <text:p>0.724055296459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6400">
                <text:p>56400</text:p>
              </table:table-cell>
              <table:table-cell office:value-type="float" office:value="0.677118838664486">
                <text:p>0.677118838664486</text:p>
              </table:table-cell>
              <table:table-cell office:value-type="float" office:value="0.723984120140236">
                <text:p>0.723984120140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6500">
                <text:p>56500</text:p>
              </table:table-cell>
              <table:table-cell office:value-type="float" office:value="0.677040232012288">
                <text:p>0.677040232012288</text:p>
              </table:table-cell>
              <table:table-cell office:value-type="float" office:value="0.723913221384422">
                <text:p>0.723913221384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6600">
                <text:p>56600</text:p>
              </table:table-cell>
              <table:table-cell office:value-type="float" office:value="0.676961932323744">
                <text:p>0.676961932323744</text:p>
              </table:table-cell>
              <table:table-cell office:value-type="float" office:value="0.723842598580629">
                <text:p>0.723842598580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6700">
                <text:p>56700</text:p>
              </table:table-cell>
              <table:table-cell office:value-type="float" office:value="0.676883937814061">
                <text:p>0.676883937814061</text:p>
              </table:table-cell>
              <table:table-cell office:value-type="float" office:value="0.723772250129807">
                <text:p>0.723772250129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800">
                <text:p>56800</text:p>
              </table:table-cell>
              <table:table-cell office:value-type="float" office:value="0.676806246712191">
                <text:p>0.676806246712191</text:p>
              </table:table-cell>
              <table:table-cell office:value-type="float" office:value="0.723702174445178">
                <text:p>0.723702174445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900">
                <text:p>56900</text:p>
              </table:table-cell>
              <table:table-cell office:value-type="float" office:value="0.676728857260698">
                <text:p>0.676728857260698</text:p>
              </table:table-cell>
              <table:table-cell office:value-type="float" office:value="0.723632369952118">
                <text:p>0.723632369952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7000">
                <text:p>57000</text:p>
              </table:table-cell>
              <table:table-cell office:value-type="float" office:value="0.676651767715625">
                <text:p>0.676651767715625</text:p>
              </table:table-cell>
              <table:table-cell office:value-type="float" office:value="0.723562835088039">
                <text:p>0.723562835088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7100">
                <text:p>57100</text:p>
              </table:table-cell>
              <table:table-cell office:value-type="float" office:value="0.676574976346371">
                <text:p>0.676574976346371</text:p>
              </table:table-cell>
              <table:table-cell office:value-type="float" office:value="0.723493568302275">
                <text:p>0.723493568302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7200">
                <text:p>57200</text:p>
              </table:table-cell>
              <table:table-cell office:value-type="float" office:value="0.67649848143556">
                <text:p>0.67649848143556</text:p>
              </table:table-cell>
              <table:table-cell office:value-type="float" office:value="0.723424568055975">
                <text:p>0.723424568055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7300">
                <text:p>57300</text:p>
              </table:table-cell>
              <table:table-cell office:value-type="float" office:value="0.676422281278915">
                <text:p>0.676422281278915</text:p>
              </table:table-cell>
              <table:table-cell office:value-type="float" office:value="0.72335583282198">
                <text:p>0.72335583282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7400">
                <text:p>57400</text:p>
              </table:table-cell>
              <table:table-cell office:value-type="float" office:value="0.676346374185138">
                <text:p>0.676346374185138</text:p>
              </table:table-cell>
              <table:table-cell office:value-type="float" office:value="0.723287361084723">
                <text:p>0.723287361084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7500">
                <text:p>57500</text:p>
              </table:table-cell>
              <table:table-cell office:value-type="float" office:value="0.676270758475784">
                <text:p>0.676270758475784</text:p>
              </table:table-cell>
              <table:table-cell office:value-type="float" office:value="0.723219151340117">
                <text:p>0.723219151340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7600">
                <text:p>57600</text:p>
              </table:table-cell>
              <table:table-cell office:value-type="float" office:value="0.676195432485139">
                <text:p>0.676195432485139</text:p>
              </table:table-cell>
              <table:table-cell office:value-type="float" office:value="0.723151202095441">
                <text:p>0.723151202095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7700">
                <text:p>57700</text:p>
              </table:table-cell>
              <table:table-cell office:value-type="float" office:value="0.676120394560102">
                <text:p>0.676120394560102</text:p>
              </table:table-cell>
              <table:table-cell office:value-type="float" office:value="0.723083511869241">
                <text:p>0.723083511869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800">
                <text:p>57800</text:p>
              </table:table-cell>
              <table:table-cell office:value-type="float" office:value="0.676045643060067">
                <text:p>0.676045643060067</text:p>
              </table:table-cell>
              <table:table-cell office:value-type="float" office:value="0.723016079191222">
                <text:p>0.723016079191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900">
                <text:p>57900</text:p>
              </table:table-cell>
              <table:table-cell office:value-type="float" office:value="0.675971176356802">
                <text:p>0.675971176356802</text:p>
              </table:table-cell>
              <table:table-cell office:value-type="float" office:value="0.722948902602142">
                <text:p>0.722948902602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8000">
                <text:p>58000</text:p>
              </table:table-cell>
              <table:table-cell office:value-type="float" office:value="0.675896992834337">
                <text:p>0.675896992834337</text:p>
              </table:table-cell>
              <table:table-cell office:value-type="float" office:value="0.722881980653709">
                <text:p>0.722881980653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8100">
                <text:p>58100</text:p>
              </table:table-cell>
              <table:table-cell office:value-type="float" office:value="0.675823090888847">
                <text:p>0.675823090888847</text:p>
              </table:table-cell>
              <table:table-cell office:value-type="float" office:value="0.72281531190848">
                <text:p>0.72281531190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8200">
                <text:p>58200</text:p>
              </table:table-cell>
              <table:table-cell office:value-type="float" office:value="0.67574946892854">
                <text:p>0.67574946892854</text:p>
              </table:table-cell>
              <table:table-cell office:value-type="float" office:value="0.72274889493976">
                <text:p>0.72274889493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8300">
                <text:p>58300</text:p>
              </table:table-cell>
              <table:table-cell office:value-type="float" office:value="0.675676125373543">
                <text:p>0.675676125373543</text:p>
              </table:table-cell>
              <table:table-cell office:value-type="float" office:value="0.722682728331502">
                <text:p>0.722682728331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8400">
                <text:p>58400</text:p>
              </table:table-cell>
              <table:table-cell office:value-type="float" office:value="0.675603058655793">
                <text:p>0.675603058655793</text:p>
              </table:table-cell>
              <table:table-cell office:value-type="float" office:value="0.722616810678208">
                <text:p>0.722616810678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8500">
                <text:p>58500</text:p>
              </table:table-cell>
              <table:table-cell office:value-type="float" office:value="0.675530267218927">
                <text:p>0.675530267218927</text:p>
              </table:table-cell>
              <table:table-cell office:value-type="float" office:value="0.722551140584831">
                <text:p>0.722551140584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8600">
                <text:p>58600</text:p>
              </table:table-cell>
              <table:table-cell office:value-type="float" office:value="0.67545774951817">
                <text:p>0.67545774951817</text:p>
              </table:table-cell>
              <table:table-cell office:value-type="float" office:value="0.72248571666668">
                <text:p>0.72248571666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8700">
                <text:p>58700</text:p>
              </table:table-cell>
              <table:table-cell office:value-type="float" office:value="0.675385504020236">
                <text:p>0.675385504020236</text:p>
              </table:table-cell>
              <table:table-cell office:value-type="float" office:value="0.722420537549321">
                <text:p>0.722420537549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800">
                <text:p>58800</text:p>
              </table:table-cell>
              <table:table-cell office:value-type="float" office:value="0.675313529203213">
                <text:p>0.675313529203213</text:p>
              </table:table-cell>
              <table:table-cell office:value-type="float" office:value="0.722355601868489">
                <text:p>0.722355601868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900">
                <text:p>58900</text:p>
              </table:table-cell>
              <table:table-cell office:value-type="float" office:value="0.67524182355646">
                <text:p>0.67524182355646</text:p>
              </table:table-cell>
              <table:table-cell office:value-type="float" office:value="0.722290908269985">
                <text:p>0.722290908269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9000">
                <text:p>59000</text:p>
              </table:table-cell>
              <table:table-cell office:value-type="float" office:value="0.675170385580511">
                <text:p>0.675170385580511</text:p>
              </table:table-cell>
              <table:table-cell office:value-type="float" office:value="0.722226455409594">
                <text:p>0.722226455409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9100">
                <text:p>59100</text:p>
              </table:table-cell>
              <table:table-cell office:value-type="float" office:value="0.675099213786962">
                <text:p>0.675099213786962</text:p>
              </table:table-cell>
              <table:table-cell office:value-type="float" office:value="0.722162241952988">
                <text:p>0.722162241952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9200">
                <text:p>59200</text:p>
              </table:table-cell>
              <table:table-cell office:value-type="float" office:value="0.675028306698374">
                <text:p>0.675028306698374</text:p>
              </table:table-cell>
              <table:table-cell office:value-type="float" office:value="0.722098266575635">
                <text:p>0.722098266575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9300">
                <text:p>59300</text:p>
              </table:table-cell>
              <table:table-cell office:value-type="float" office:value="0.674957662848175">
                <text:p>0.674957662848175</text:p>
              </table:table-cell>
              <table:table-cell office:value-type="float" office:value="0.722034527962711">
                <text:p>0.722034527962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9400">
                <text:p>59400</text:p>
              </table:table-cell>
              <table:table-cell office:value-type="float" office:value="0.674887280780555">
                <text:p>0.674887280780555</text:p>
              </table:table-cell>
              <table:table-cell office:value-type="float" office:value="0.721971024809012">
                <text:p>0.721971024809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9500">
                <text:p>59500</text:p>
              </table:table-cell>
              <table:table-cell office:value-type="float" office:value="0.674817159050376">
                <text:p>0.674817159050376</text:p>
              </table:table-cell>
              <table:table-cell office:value-type="float" office:value="0.721907755818869">
                <text:p>0.721907755818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9600">
                <text:p>59600</text:p>
              </table:table-cell>
              <table:table-cell office:value-type="float" office:value="0.674747296223063">
                <text:p>0.674747296223063</text:p>
              </table:table-cell>
              <table:table-cell office:value-type="float" office:value="0.72184471970605">
                <text:p>0.72184471970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9700">
                <text:p>59700</text:p>
              </table:table-cell>
              <table:table-cell office:value-type="float" office:value="0.674677690874521">
                <text:p>0.674677690874521</text:p>
              </table:table-cell>
              <table:table-cell office:value-type="float" office:value="0.721781915193696">
                <text:p>0.721781915193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800">
                <text:p>59800</text:p>
              </table:table-cell>
              <table:table-cell office:value-type="float" office:value="0.674608341591033">
                <text:p>0.674608341591033</text:p>
              </table:table-cell>
              <table:table-cell office:value-type="float" office:value="0.721719341014213">
                <text:p>0.721719341014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900">
                <text:p>59900</text:p>
              </table:table-cell>
              <table:table-cell office:value-type="float" office:value="0.674539246969162">
                <text:p>0.674539246969162</text:p>
              </table:table-cell>
              <table:table-cell office:value-type="float" office:value="0.721656995909203">
                <text:p>0.721656995909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0000">
                <text:p>60000</text:p>
              </table:table-cell>
              <table:table-cell office:value-type="float" office:value="0.674470405615669">
                <text:p>0.674470405615669</text:p>
              </table:table-cell>
              <table:table-cell office:value-type="float" office:value="0.721594878629377">
                <text:p>0.721594878629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0100">
                <text:p>60100</text:p>
              </table:table-cell>
              <table:table-cell office:value-type="float" office:value="0.674401816147412">
                <text:p>0.674401816147412</text:p>
              </table:table-cell>
              <table:table-cell office:value-type="float" office:value="0.721532987934471">
                <text:p>0.721532987934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0200">
                <text:p>60200</text:p>
              </table:table-cell>
              <table:table-cell office:value-type="float" office:value="0.674333477191256">
                <text:p>0.674333477191256</text:p>
              </table:table-cell>
              <table:table-cell office:value-type="float" office:value="0.72147132259317">
                <text:p>0.72147132259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0300">
                <text:p>60300</text:p>
              </table:table-cell>
              <table:table-cell office:value-type="float" office:value="0.67426538738399">
                <text:p>0.67426538738399</text:p>
              </table:table-cell>
              <table:table-cell office:value-type="float" office:value="0.721409881383021">
                <text:p>0.721409881383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0400">
                <text:p>60400</text:p>
              </table:table-cell>
              <table:table-cell office:value-type="float" office:value="0.674197545372228">
                <text:p>0.674197545372228</text:p>
              </table:table-cell>
              <table:table-cell office:value-type="float" office:value="0.721348663090361">
                <text:p>0.721348663090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0500">
                <text:p>60500</text:p>
              </table:table-cell>
              <table:table-cell office:value-type="float" office:value="0.674129949812327">
                <text:p>0.674129949812327</text:p>
              </table:table-cell>
              <table:table-cell office:value-type="float" office:value="0.721287666510231">
                <text:p>0.721287666510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0600">
                <text:p>60600</text:p>
              </table:table-cell>
              <table:table-cell office:value-type="float" office:value="0.674062599370301">
                <text:p>0.674062599370301</text:p>
              </table:table-cell>
              <table:table-cell office:value-type="float" office:value="0.721226890446307">
                <text:p>0.721226890446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0700">
                <text:p>60700</text:p>
              </table:table-cell>
              <table:table-cell office:value-type="float" office:value="0.673995492721728">
                <text:p>0.673995492721728</text:p>
              </table:table-cell>
              <table:table-cell office:value-type="float" office:value="0.721166333710814">
                <text:p>0.721166333710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800">
                <text:p>60800</text:p>
              </table:table-cell>
              <table:table-cell office:value-type="float" office:value="0.673928628551674">
                <text:p>0.673928628551674</text:p>
              </table:table-cell>
              <table:table-cell office:value-type="float" office:value="0.721105995124457">
                <text:p>0.721105995124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900">
                <text:p>60900</text:p>
              </table:table-cell>
              <table:table-cell office:value-type="float" office:value="0.6738620055546">
                <text:p>0.6738620055546</text:p>
              </table:table-cell>
              <table:table-cell office:value-type="float" office:value="0.721045873516344">
                <text:p>0.721045873516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1000">
                <text:p>61000</text:p>
              </table:table-cell>
              <table:table-cell office:value-type="float" office:value="0.673795622434283">
                <text:p>0.673795622434283</text:p>
              </table:table-cell>
              <table:table-cell office:value-type="float" office:value="0.720985967723909">
                <text:p>0.720985967723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1100">
                <text:p>61100</text:p>
              </table:table-cell>
              <table:table-cell office:value-type="float" office:value="0.673729477903734">
                <text:p>0.673729477903734</text:p>
              </table:table-cell>
              <table:table-cell office:value-type="float" office:value="0.720926276592838">
                <text:p>0.720926276592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200">
                <text:p>61200</text:p>
              </table:table-cell>
              <table:table-cell office:value-type="float" office:value="0.673663570685114">
                <text:p>0.673663570685114</text:p>
              </table:table-cell>
              <table:table-cell office:value-type="float" office:value="0.720866798977006">
                <text:p>0.720866798977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300">
                <text:p>61300</text:p>
              </table:table-cell>
              <table:table-cell office:value-type="float" office:value="0.673597899509652">
                <text:p>0.673597899509652</text:p>
              </table:table-cell>
              <table:table-cell office:value-type="float" office:value="0.720807533738388">
                <text:p>0.720807533738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1400">
                <text:p>61400</text:p>
              </table:table-cell>
              <table:table-cell office:value-type="float" office:value="0.673532463117569">
                <text:p>0.673532463117569</text:p>
              </table:table-cell>
              <table:table-cell office:value-type="float" office:value="0.720748479747003">
                <text:p>0.720748479747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1500">
                <text:p>61500</text:p>
              </table:table-cell>
              <table:table-cell office:value-type="float" office:value="0.673467260257998">
                <text:p>0.673467260257998</text:p>
              </table:table-cell>
              <table:table-cell office:value-type="float" office:value="0.720689635880837">
                <text:p>0.720689635880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1600">
                <text:p>61600</text:p>
              </table:table-cell>
              <table:table-cell office:value-type="float" office:value="0.673402289688901">
                <text:p>0.673402289688901</text:p>
              </table:table-cell>
              <table:table-cell office:value-type="float" office:value="0.72063100102577">
                <text:p>0.72063100102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1700">
                <text:p>61700</text:p>
              </table:table-cell>
              <table:table-cell office:value-type="float" office:value="0.673337550176997">
                <text:p>0.673337550176997</text:p>
              </table:table-cell>
              <table:table-cell office:value-type="float" office:value="0.720572574075516">
                <text:p>0.720572574075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800">
                <text:p>61800</text:p>
              </table:table-cell>
              <table:table-cell office:value-type="float" office:value="0.673273040497684">
                <text:p>0.673273040497684</text:p>
              </table:table-cell>
              <table:table-cell office:value-type="float" office:value="0.720514353931545">
                <text:p>0.720514353931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900">
                <text:p>61900</text:p>
              </table:table-cell>
              <table:table-cell office:value-type="float" office:value="0.67320875943496">
                <text:p>0.67320875943496</text:p>
              </table:table-cell>
              <table:table-cell office:value-type="float" office:value="0.720456339503021">
                <text:p>0.720456339503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2000">
                <text:p>62000</text:p>
              </table:table-cell>
              <table:table-cell office:value-type="float" office:value="0.673144705781351">
                <text:p>0.673144705781351</text:p>
              </table:table-cell>
              <table:table-cell office:value-type="float" office:value="0.720398529706731">
                <text:p>0.720398529706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2100">
                <text:p>62100</text:p>
              </table:table-cell>
              <table:table-cell office:value-type="float" office:value="0.673080878337837">
                <text:p>0.673080878337837</text:p>
              </table:table-cell>
              <table:table-cell office:value-type="float" office:value="0.720340923467026">
                <text:p>0.720340923467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2200">
                <text:p>62200</text:p>
              </table:table-cell>
              <table:table-cell office:value-type="float" office:value="0.673017275913775">
                <text:p>0.673017275913775</text:p>
              </table:table-cell>
              <table:table-cell office:value-type="float" office:value="0.720283519715748">
                <text:p>0.720283519715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2300">
                <text:p>62300</text:p>
              </table:table-cell>
              <table:table-cell office:value-type="float" office:value="0.672953897326832">
                <text:p>0.672953897326832</text:p>
              </table:table-cell>
              <table:table-cell office:value-type="float" office:value="0.720226317392168">
                <text:p>0.720226317392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2400">
                <text:p>62400</text:p>
              </table:table-cell>
              <table:table-cell office:value-type="float" office:value="0.672890741402905">
                <text:p>0.672890741402905</text:p>
              </table:table-cell>
              <table:table-cell office:value-type="float" office:value="0.720169315442921">
                <text:p>0.720169315442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2500">
                <text:p>62500</text:p>
              </table:table-cell>
              <table:table-cell office:value-type="float" office:value="0.672827806976056">
                <text:p>0.672827806976056</text:p>
              </table:table-cell>
              <table:table-cell office:value-type="float" office:value="0.720112512821943">
                <text:p>0.720112512821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2600">
                <text:p>62600</text:p>
              </table:table-cell>
              <table:table-cell office:value-type="float" office:value="0.672765092888442">
                <text:p>0.672765092888442</text:p>
              </table:table-cell>
              <table:table-cell office:value-type="float" office:value="0.72005590849041">
                <text:p>0.72005590849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2700">
                <text:p>62700</text:p>
              </table:table-cell>
              <table:table-cell office:value-type="float" office:value="0.67270259799024">
                <text:p>0.67270259799024</text:p>
              </table:table-cell>
              <table:table-cell office:value-type="float" office:value="0.719999501416672">
                <text:p>0.719999501416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800">
                <text:p>62800</text:p>
              </table:table-cell>
              <table:table-cell office:value-type="float" office:value="0.672640321139579">
                <text:p>0.672640321139579</text:p>
              </table:table-cell>
              <table:table-cell office:value-type="float" office:value="0.719943290576194">
                <text:p>0.719943290576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900">
                <text:p>62900</text:p>
              </table:table-cell>
              <table:table-cell office:value-type="float" office:value="0.672578261202479">
                <text:p>0.672578261202479</text:p>
              </table:table-cell>
              <table:table-cell office:value-type="float" office:value="0.719887274951494">
                <text:p>0.719887274951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3000">
                <text:p>63000</text:p>
              </table:table-cell>
              <table:table-cell office:value-type="float" office:value="0.672516417052771">
                <text:p>0.672516417052771</text:p>
              </table:table-cell>
              <table:table-cell office:value-type="float" office:value="0.719831453532083">
                <text:p>0.719831453532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3100">
                <text:p>63100</text:p>
              </table:table-cell>
              <table:table-cell office:value-type="float" office:value="0.672454787572042">
                <text:p>0.672454787572042</text:p>
              </table:table-cell>
              <table:table-cell office:value-type="float" office:value="0.719775825314406">
                <text:p>0.719775825314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3200">
                <text:p>63200</text:p>
              </table:table-cell>
              <table:table-cell office:value-type="float" office:value="0.672393371649559">
                <text:p>0.672393371649559</text:p>
              </table:table-cell>
              <table:table-cell office:value-type="float" office:value="0.719720389301779">
                <text:p>0.719720389301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3300">
                <text:p>63300</text:p>
              </table:table-cell>
              <table:table-cell office:value-type="float" office:value="0.67233216818221">
                <text:p>0.67233216818221</text:p>
              </table:table-cell>
              <table:table-cell office:value-type="float" office:value="0.719665144504337">
                <text:p>0.719665144504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3400">
                <text:p>63400</text:p>
              </table:table-cell>
              <table:table-cell office:value-type="float" office:value="0.672271176074436">
                <text:p>0.672271176074436</text:p>
              </table:table-cell>
              <table:table-cell office:value-type="float" office:value="0.719610089938972">
                <text:p>0.719610089938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3500">
                <text:p>63500</text:p>
              </table:table-cell>
              <table:table-cell office:value-type="float" office:value="0.672210394238167">
                <text:p>0.672210394238167</text:p>
              </table:table-cell>
              <table:table-cell office:value-type="float" office:value="0.719555224629275">
                <text:p>0.719555224629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3600">
                <text:p>63600</text:p>
              </table:table-cell>
              <table:table-cell office:value-type="float" office:value="0.672149821592759">
                <text:p>0.672149821592759</text:p>
              </table:table-cell>
              <table:table-cell office:value-type="float" office:value="0.719500547605478">
                <text:p>0.719500547605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3700">
                <text:p>63700</text:p>
              </table:table-cell>
              <table:table-cell office:value-type="float" office:value="0.672089457064931">
                <text:p>0.672089457064931</text:p>
              </table:table-cell>
              <table:table-cell office:value-type="float" office:value="0.719446057904405">
                <text:p>0.719446057904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800">
                <text:p>63800</text:p>
              </table:table-cell>
              <table:table-cell office:value-type="float" office:value="0.672029299588701">
                <text:p>0.672029299588701</text:p>
              </table:table-cell>
              <table:table-cell office:value-type="float" office:value="0.719391754569412">
                <text:p>0.719391754569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900">
                <text:p>63900</text:p>
              </table:table-cell>
              <table:table-cell office:value-type="float" office:value="0.671969348105327">
                <text:p>0.671969348105327</text:p>
              </table:table-cell>
              <table:table-cell office:value-type="float" office:value="0.719337636650325">
                <text:p>0.719337636650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4000">
                <text:p>64000</text:p>
              </table:table-cell>
              <table:table-cell office:value-type="float" office:value="0.671909601563243">
                <text:p>0.671909601563243</text:p>
              </table:table-cell>
              <table:table-cell office:value-type="float" office:value="0.719283703203397">
                <text:p>0.719283703203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4100">
                <text:p>64100</text:p>
              </table:table-cell>
              <table:table-cell office:value-type="float" office:value="0.671850058918002">
                <text:p>0.671850058918002</text:p>
              </table:table-cell>
              <table:table-cell office:value-type="float" office:value="0.719229953291249">
                <text:p>0.719229953291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4200">
                <text:p>64200</text:p>
              </table:table-cell>
              <table:table-cell office:value-type="float" office:value="0.671790719132211">
                <text:p>0.671790719132211</text:p>
              </table:table-cell>
              <table:table-cell office:value-type="float" office:value="0.719176385982815">
                <text:p>0.719176385982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4300">
                <text:p>64300</text:p>
              </table:table-cell>
              <table:table-cell office:value-type="float" office:value="0.671731581175479">
                <text:p>0.671731581175479</text:p>
              </table:table-cell>
              <table:table-cell office:value-type="float" office:value="0.719123000353293">
                <text:p>0.719123000353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4400">
                <text:p>64400</text:p>
              </table:table-cell>
              <table:table-cell office:value-type="float" office:value="0.671672644024348">
                <text:p>0.671672644024348</text:p>
              </table:table-cell>
              <table:table-cell office:value-type="float" office:value="0.719069795484086">
                <text:p>0.7190697954840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4500">
                <text:p>64500</text:p>
              </table:table-cell>
              <table:table-cell office:value-type="float" office:value="0.671613906662246">
                <text:p>0.671613906662246</text:p>
              </table:table-cell>
              <table:table-cell office:value-type="float" office:value="0.719016770462758">
                <text:p>0.719016770462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4600">
                <text:p>64600</text:p>
              </table:table-cell>
              <table:table-cell office:value-type="float" office:value="0.671555368079423">
                <text:p>0.671555368079423</text:p>
              </table:table-cell>
              <table:table-cell office:value-type="float" office:value="0.718963924382981">
                <text:p>0.718963924382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4700">
                <text:p>64700</text:p>
              </table:table-cell>
              <table:table-cell office:value-type="float" office:value="0.671497027272895">
                <text:p>0.671497027272895</text:p>
              </table:table-cell>
              <table:table-cell office:value-type="float" office:value="0.718911256344476">
                <text:p>0.718911256344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4800">
                <text:p>64800</text:p>
              </table:table-cell>
              <table:table-cell office:value-type="float" office:value="0.671438883246388">
                <text:p>0.671438883246388</text:p>
              </table:table-cell>
              <table:table-cell office:value-type="float" office:value="0.718858765452975">
                <text:p>0.718858765452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900">
                <text:p>64900</text:p>
              </table:table-cell>
              <table:table-cell office:value-type="float" office:value="0.671380935010285">
                <text:p>0.671380935010285</text:p>
              </table:table-cell>
              <table:table-cell office:value-type="float" office:value="0.718806450820165">
                <text:p>0.718806450820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5000">
                <text:p>65000</text:p>
              </table:table-cell>
              <table:table-cell office:value-type="float" office:value="0.671323181581561">
                <text:p>0.671323181581561</text:p>
              </table:table-cell>
              <table:table-cell office:value-type="float" office:value="0.718754311563634">
                <text:p>0.718754311563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5100">
                <text:p>65100</text:p>
              </table:table-cell>
              <table:table-cell office:value-type="float" office:value="0.671265621983742">
                <text:p>0.671265621983742</text:p>
              </table:table-cell>
              <table:table-cell office:value-type="float" office:value="0.71870234680683">
                <text:p>0.71870234680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5200">
                <text:p>65200</text:p>
              </table:table-cell>
              <table:table-cell office:value-type="float" office:value="0.671208255246844">
                <text:p>0.671208255246844</text:p>
              </table:table-cell>
              <table:table-cell office:value-type="float" office:value="0.718650555679014">
                <text:p>0.718650555679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5300">
                <text:p>65300</text:p>
              </table:table-cell>
              <table:table-cell office:value-type="float" office:value="0.671151080407314">
                <text:p>0.671151080407314</text:p>
              </table:table-cell>
              <table:table-cell office:value-type="float" office:value="0.718598937315201">
                <text:p>0.718598937315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5400">
                <text:p>65400</text:p>
              </table:table-cell>
              <table:table-cell office:value-type="float" office:value="0.671094096507987">
                <text:p>0.671094096507987</text:p>
              </table:table-cell>
              <table:table-cell office:value-type="float" office:value="0.718547490856123">
                <text:p>0.718547490856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5500">
                <text:p>65500</text:p>
              </table:table-cell>
              <table:table-cell office:value-type="float" office:value="0.671037302598028">
                <text:p>0.671037302598028</text:p>
              </table:table-cell>
              <table:table-cell office:value-type="float" office:value="0.718496215448178">
                <text:p>0.718496215448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5600">
                <text:p>65600</text:p>
              </table:table-cell>
              <table:table-cell office:value-type="float" office:value="0.670980697732878">
                <text:p>0.670980697732878</text:p>
              </table:table-cell>
              <table:table-cell office:value-type="float" office:value="0.718445110243386">
                <text:p>0.718445110243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5700">
                <text:p>65700</text:p>
              </table:table-cell>
              <table:table-cell office:value-type="float" office:value="0.67092428097421">
                <text:p>0.67092428097421</text:p>
              </table:table-cell>
              <table:table-cell office:value-type="float" office:value="0.718394174399338">
                <text:p>0.718394174399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800">
                <text:p>65800</text:p>
              </table:table-cell>
              <table:table-cell office:value-type="float" office:value="0.670868051389869">
                <text:p>0.670868051389869</text:p>
              </table:table-cell>
              <table:table-cell office:value-type="float" office:value="0.718343407079155">
                <text:p>0.718343407079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900">
                <text:p>65900</text:p>
              </table:table-cell>
              <table:table-cell office:value-type="float" office:value="0.670812008053825">
                <text:p>0.670812008053825</text:p>
              </table:table-cell>
              <table:table-cell office:value-type="float" office:value="0.718292807451442">
                <text:p>0.718292807451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6000">
                <text:p>66000</text:p>
              </table:table-cell>
              <table:table-cell office:value-type="float" office:value="0.670756150046127">
                <text:p>0.670756150046127</text:p>
              </table:table-cell>
              <table:table-cell office:value-type="float" office:value="0.718242374690242">
                <text:p>0.718242374690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6100">
                <text:p>66100</text:p>
              </table:table-cell>
              <table:table-cell office:value-type="float" office:value="0.670700476452848">
                <text:p>0.670700476452848</text:p>
              </table:table-cell>
              <table:table-cell office:value-type="float" office:value="0.718192107974992">
                <text:p>0.718192107974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6200">
                <text:p>66200</text:p>
              </table:table-cell>
              <table:table-cell office:value-type="float" office:value="0.670644986366036">
                <text:p>0.670644986366036</text:p>
              </table:table-cell>
              <table:table-cell office:value-type="float" office:value="0.718142006490482">
                <text:p>0.718142006490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6300">
                <text:p>66300</text:p>
              </table:table-cell>
              <table:table-cell office:value-type="float" office:value="0.670589678883671">
                <text:p>0.670589678883671</text:p>
              </table:table-cell>
              <table:table-cell office:value-type="float" office:value="0.718092069426806">
                <text:p>0.718092069426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6400">
                <text:p>66400</text:p>
              </table:table-cell>
              <table:table-cell office:value-type="float" office:value="0.67053455310961">
                <text:p>0.67053455310961</text:p>
              </table:table-cell>
              <table:table-cell office:value-type="float" office:value="0.718042295979325">
                <text:p>0.718042295979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6500">
                <text:p>66500</text:p>
              </table:table-cell>
              <table:table-cell office:value-type="float" office:value="0.670479608153543">
                <text:p>0.670479608153543</text:p>
              </table:table-cell>
              <table:table-cell office:value-type="float" office:value="0.71799268534862">
                <text:p>0.71799268534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6600">
                <text:p>66600</text:p>
              </table:table-cell>
              <table:table-cell office:value-type="float" office:value="0.670424843130946">
                <text:p>0.670424843130946</text:p>
              </table:table-cell>
              <table:table-cell office:value-type="float" office:value="0.717943236740454">
                <text:p>0.717943236740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6700">
                <text:p>66700</text:p>
              </table:table-cell>
              <table:table-cell office:value-type="float" office:value="0.670370257163033">
                <text:p>0.670370257163033</text:p>
              </table:table-cell>
              <table:table-cell office:value-type="float" office:value="0.717893949365724">
                <text:p>0.717893949365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800">
                <text:p>66800</text:p>
              </table:table-cell>
              <table:table-cell office:value-type="float" office:value="0.670315849376709">
                <text:p>0.670315849376709</text:p>
              </table:table-cell>
              <table:table-cell office:value-type="float" office:value="0.717844822440428">
                <text:p>0.717844822440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900">
                <text:p>66900</text:p>
              </table:table-cell>
              <table:table-cell office:value-type="float" office:value="0.670261618904527">
                <text:p>0.670261618904527</text:p>
              </table:table-cell>
              <table:table-cell office:value-type="float" office:value="0.717795855185618">
                <text:p>0.717795855185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7000">
                <text:p>67000</text:p>
              </table:table-cell>
              <table:table-cell office:value-type="float" office:value="0.67020756488464">
                <text:p>0.67020756488464</text:p>
              </table:table-cell>
              <table:table-cell office:value-type="float" office:value="0.717747046827359">
                <text:p>0.717747046827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7100">
                <text:p>67100</text:p>
              </table:table-cell>
              <table:table-cell office:value-type="float" office:value="0.670153686460755">
                <text:p>0.670153686460755</text:p>
              </table:table-cell>
              <table:table-cell office:value-type="float" office:value="0.717698396596691">
                <text:p>0.717698396596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7200">
                <text:p>67200</text:p>
              </table:table-cell>
              <table:table-cell office:value-type="float" office:value="0.670099982782094">
                <text:p>0.670099982782094</text:p>
              </table:table-cell>
              <table:table-cell office:value-type="float" office:value="0.717649903729593">
                <text:p>0.717649903729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7300">
                <text:p>67300</text:p>
              </table:table-cell>
              <table:table-cell office:value-type="float" office:value="0.670046453003345">
                <text:p>0.670046453003345</text:p>
              </table:table-cell>
              <table:table-cell office:value-type="float" office:value="0.717601567466939">
                <text:p>0.717601567466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7400">
                <text:p>67400</text:p>
              </table:table-cell>
              <table:table-cell office:value-type="float" office:value="0.669993096284615">
                <text:p>0.669993096284615</text:p>
              </table:table-cell>
              <table:table-cell office:value-type="float" office:value="0.717553387054454">
                <text:p>0.717553387054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7500">
                <text:p>67500</text:p>
              </table:table-cell>
              <table:table-cell office:value-type="float" office:value="0.669939911791399">
                <text:p>0.669939911791399</text:p>
              </table:table-cell>
              <table:table-cell office:value-type="float" office:value="0.717505361742689">
                <text:p>0.717505361742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7600">
                <text:p>67600</text:p>
              </table:table-cell>
              <table:table-cell office:value-type="float" office:value="0.669886898694521">
                <text:p>0.669886898694521</text:p>
              </table:table-cell>
              <table:table-cell office:value-type="float" office:value="0.717457490786967">
                <text:p>0.717457490786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7700">
                <text:p>67700</text:p>
              </table:table-cell>
              <table:table-cell office:value-type="float" office:value="0.669834056170108">
                <text:p>0.669834056170108</text:p>
              </table:table-cell>
              <table:table-cell office:value-type="float" office:value="0.717409773447361">
                <text:p>0.717409773447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800">
                <text:p>67800</text:p>
              </table:table-cell>
              <table:table-cell office:value-type="float" office:value="0.669781383399534">
                <text:p>0.669781383399534</text:p>
              </table:table-cell>
              <table:table-cell office:value-type="float" office:value="0.717362208988642">
                <text:p>0.717362208988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900">
                <text:p>67900</text:p>
              </table:table-cell>
              <table:table-cell office:value-type="float" office:value="0.669728879569386">
                <text:p>0.669728879569386</text:p>
              </table:table-cell>
              <table:table-cell office:value-type="float" office:value="0.717314796680251">
                <text:p>0.717314796680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8000">
                <text:p>68000</text:p>
              </table:table-cell>
              <table:table-cell office:value-type="float" office:value="0.669676543871421">
                <text:p>0.669676543871421</text:p>
              </table:table-cell>
              <table:table-cell office:value-type="float" office:value="0.717267535796257">
                <text:p>0.717267535796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8100">
                <text:p>68100</text:p>
              </table:table-cell>
              <table:table-cell office:value-type="float" office:value="0.669624375502524">
                <text:p>0.669624375502524</text:p>
              </table:table-cell>
              <table:table-cell office:value-type="float" office:value="0.717220425615327">
                <text:p>0.717220425615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8200">
                <text:p>68200</text:p>
              </table:table-cell>
              <table:table-cell office:value-type="float" office:value="0.669572373664671">
                <text:p>0.669572373664671</text:p>
              </table:table-cell>
              <table:table-cell office:value-type="float" office:value="0.717173465420682">
                <text:p>0.717173465420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8300">
                <text:p>68300</text:p>
              </table:table-cell>
              <table:table-cell office:value-type="float" office:value="0.669520537564884">
                <text:p>0.669520537564884</text:p>
              </table:table-cell>
              <table:table-cell office:value-type="float" office:value="0.717126654500067">
                <text:p>0.717126654500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8400">
                <text:p>68400</text:p>
              </table:table-cell>
              <table:table-cell office:value-type="float" office:value="0.669468866415194">
                <text:p>0.669468866415194</text:p>
              </table:table-cell>
              <table:table-cell office:value-type="float" office:value="0.717079992145708">
                <text:p>0.717079992145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8500">
                <text:p>68500</text:p>
              </table:table-cell>
              <table:table-cell office:value-type="float" office:value="0.6694173594326">
                <text:p>0.6694173594326</text:p>
              </table:table-cell>
              <table:table-cell office:value-type="float" office:value="0.71703347765429">
                <text:p>0.71703347765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8600">
                <text:p>68600</text:p>
              </table:table-cell>
              <table:table-cell office:value-type="float" office:value="0.669366015839037">
                <text:p>0.669366015839037</text:p>
              </table:table-cell>
              <table:table-cell office:value-type="float" office:value="0.71698711032691">
                <text:p>0.71698711032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8700">
                <text:p>68700</text:p>
              </table:table-cell>
              <table:table-cell office:value-type="float" office:value="0.669314834861325">
                <text:p>0.669314834861325</text:p>
              </table:table-cell>
              <table:table-cell office:value-type="float" office:value="0.716940889469047">
                <text:p>0.716940889469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800">
                <text:p>68800</text:p>
              </table:table-cell>
              <table:table-cell office:value-type="float" office:value="0.66926381573114">
                <text:p>0.66926381573114</text:p>
              </table:table-cell>
              <table:table-cell office:value-type="float" office:value="0.716894814390528">
                <text:p>0.716894814390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900">
                <text:p>68900</text:p>
              </table:table-cell>
              <table:table-cell office:value-type="float" office:value="0.669212957684977">
                <text:p>0.669212957684977</text:p>
              </table:table-cell>
              <table:table-cell office:value-type="float" office:value="0.716848884405495">
                <text:p>0.716848884405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9000">
                <text:p>69000</text:p>
              </table:table-cell>
              <table:table-cell office:value-type="float" office:value="0.669162259964101">
                <text:p>0.669162259964101</text:p>
              </table:table-cell>
              <table:table-cell office:value-type="float" office:value="0.716803098832368">
                <text:p>0.716803098832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9100">
                <text:p>69100</text:p>
              </table:table-cell>
              <table:table-cell office:value-type="float" office:value="0.669111721814527">
                <text:p>0.669111721814527</text:p>
              </table:table-cell>
              <table:table-cell office:value-type="float" office:value="0.716757456993816">
                <text:p>0.716757456993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9200">
                <text:p>69200</text:p>
              </table:table-cell>
              <table:table-cell office:value-type="float" office:value="0.669061342486967">
                <text:p>0.669061342486967</text:p>
              </table:table-cell>
              <table:table-cell office:value-type="float" office:value="0.716711958216721">
                <text:p>0.716711958216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9300">
                <text:p>69300</text:p>
              </table:table-cell>
              <table:table-cell office:value-type="float" office:value="0.669011121236803">
                <text:p>0.669011121236803</text:p>
              </table:table-cell>
              <table:table-cell office:value-type="float" office:value="0.716666601832147">
                <text:p>0.716666601832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9400">
                <text:p>69400</text:p>
              </table:table-cell>
              <table:table-cell office:value-type="float" office:value="0.66896105732405">
                <text:p>0.66896105732405</text:p>
              </table:table-cell>
              <table:table-cell office:value-type="float" office:value="0.716621387175308">
                <text:p>0.716621387175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9500">
                <text:p>69500</text:p>
              </table:table-cell>
              <table:table-cell office:value-type="float" office:value="0.668911150013314">
                <text:p>0.668911150013314</text:p>
              </table:table-cell>
              <table:table-cell office:value-type="float" office:value="0.716576313585532">
                <text:p>0.716576313585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9600">
                <text:p>69600</text:p>
              </table:table-cell>
              <table:table-cell office:value-type="float" office:value="0.668861398573766">
                <text:p>0.668861398573766</text:p>
              </table:table-cell>
              <table:table-cell office:value-type="float" office:value="0.716531380406237">
                <text:p>0.716531380406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9700">
                <text:p>69700</text:p>
              </table:table-cell>
              <table:table-cell office:value-type="float" office:value="0.668811802279099">
                <text:p>0.668811802279099</text:p>
              </table:table-cell>
              <table:table-cell office:value-type="float" office:value="0.716486586984892">
                <text:p>0.716486586984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800">
                <text:p>69800</text:p>
              </table:table-cell>
              <table:table-cell office:value-type="float" office:value="0.668762360407496">
                <text:p>0.668762360407496</text:p>
              </table:table-cell>
              <table:table-cell office:value-type="float" office:value="0.716441932672989">
                <text:p>0.716441932672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900">
                <text:p>69900</text:p>
              </table:table-cell>
              <table:table-cell office:value-type="float" office:value="0.668713072241595">
                <text:p>0.668713072241595</text:p>
              </table:table-cell>
              <table:table-cell office:value-type="float" office:value="0.716397416826014">
                <text:p>0.716397416826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000">
                <text:p>70000</text:p>
              </table:table-cell>
              <table:table-cell office:value-type="float" office:value="0.668663937068456">
                <text:p>0.668663937068456</text:p>
              </table:table-cell>
              <table:table-cell office:value-type="float" office:value="0.716353038803411">
                <text:p>0.716353038803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0100">
                <text:p>70100</text:p>
              </table:table-cell>
              <table:table-cell office:value-type="float" office:value="0.668614954179528">
                <text:p>0.668614954179528</text:p>
              </table:table-cell>
              <table:table-cell office:value-type="float" office:value="0.71630879796856">
                <text:p>0.71630879796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0200">
                <text:p>70200</text:p>
              </table:table-cell>
              <table:table-cell office:value-type="float" office:value="0.668566122870609">
                <text:p>0.668566122870609</text:p>
              </table:table-cell>
              <table:table-cell office:value-type="float" office:value="0.716264693688737">
                <text:p>0.716264693688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300">
                <text:p>70300</text:p>
              </table:table-cell>
              <table:table-cell office:value-type="float" office:value="0.668517442441821">
                <text:p>0.668517442441821</text:p>
              </table:table-cell>
              <table:table-cell office:value-type="float" office:value="0.716220725335093">
                <text:p>0.716220725335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0400">
                <text:p>70400</text:p>
              </table:table-cell>
              <table:table-cell office:value-type="float" office:value="0.668468912197573">
                <text:p>0.668468912197573</text:p>
              </table:table-cell>
              <table:table-cell office:value-type="float" office:value="0.716176892282619">
                <text:p>0.716176892282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0500">
                <text:p>70500</text:p>
              </table:table-cell>
              <table:table-cell office:value-type="float" office:value="0.668420531446528">
                <text:p>0.668420531446528</text:p>
              </table:table-cell>
              <table:table-cell office:value-type="float" office:value="0.716133193910121">
                <text:p>0.716133193910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0600">
                <text:p>70600</text:p>
              </table:table-cell>
              <table:table-cell office:value-type="float" office:value="0.668372299501572">
                <text:p>0.668372299501572</text:p>
              </table:table-cell>
              <table:table-cell office:value-type="float" office:value="0.716089629600186">
                <text:p>0.716089629600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0700">
                <text:p>70700</text:p>
              </table:table-cell>
              <table:table-cell office:value-type="float" office:value="0.668324215679781">
                <text:p>0.668324215679781</text:p>
              </table:table-cell>
              <table:table-cell office:value-type="float" office:value="0.716046198739158">
                <text:p>0.716046198739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800">
                <text:p>70800</text:p>
              </table:table-cell>
              <table:table-cell office:value-type="float" office:value="0.668276279302387">
                <text:p>0.668276279302387</text:p>
              </table:table-cell>
              <table:table-cell office:value-type="float" office:value="0.716002900717106">
                <text:p>0.71600290071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900">
                <text:p>70900</text:p>
              </table:table-cell>
              <table:table-cell office:value-type="float" office:value="0.668228489694754">
                <text:p>0.668228489694754</text:p>
              </table:table-cell>
              <table:table-cell office:value-type="float" office:value="0.7159597349278">
                <text:p>0.7159597349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1000">
                <text:p>71000</text:p>
              </table:table-cell>
              <table:table-cell office:value-type="float" office:value="0.668180846186338">
                <text:p>0.668180846186338</text:p>
              </table:table-cell>
              <table:table-cell office:value-type="float" office:value="0.715916700768679">
                <text:p>0.715916700768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1100">
                <text:p>71100</text:p>
              </table:table-cell>
              <table:table-cell office:value-type="float" office:value="0.668133348110661">
                <text:p>0.668133348110661</text:p>
              </table:table-cell>
              <table:table-cell office:value-type="float" office:value="0.715873797640826">
                <text:p>0.715873797640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1200">
                <text:p>71200</text:p>
              </table:table-cell>
              <table:table-cell office:value-type="float" office:value="0.668085994805277">
                <text:p>0.668085994805277</text:p>
              </table:table-cell>
              <table:table-cell office:value-type="float" office:value="0.715831024948938">
                <text:p>0.715831024948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1300">
                <text:p>71300</text:p>
              </table:table-cell>
              <table:table-cell office:value-type="float" office:value="0.668038785611749">
                <text:p>0.668038785611749</text:p>
              </table:table-cell>
              <table:table-cell office:value-type="float" office:value="0.7157883821013">
                <text:p>0.7157883821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1400">
                <text:p>71400</text:p>
              </table:table-cell>
              <table:table-cell office:value-type="float" office:value="0.667991719875607">
                <text:p>0.667991719875607</text:p>
              </table:table-cell>
              <table:table-cell office:value-type="float" office:value="0.715745868509762">
                <text:p>0.715745868509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1500">
                <text:p>71500</text:p>
              </table:table-cell>
              <table:table-cell office:value-type="float" office:value="0.66794479694633">
                <text:p>0.66794479694633</text:p>
              </table:table-cell>
              <table:table-cell office:value-type="float" office:value="0.715703483589705">
                <text:p>0.715703483589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1600">
                <text:p>71600</text:p>
              </table:table-cell>
              <table:table-cell office:value-type="float" office:value="0.667898016177309">
                <text:p>0.667898016177309</text:p>
              </table:table-cell>
              <table:table-cell office:value-type="float" office:value="0.715661226760022">
                <text:p>0.715661226760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1700">
                <text:p>71700</text:p>
              </table:table-cell>
              <table:table-cell office:value-type="float" office:value="0.667851376925821">
                <text:p>0.667851376925821</text:p>
              </table:table-cell>
              <table:table-cell office:value-type="float" office:value="0.715619097443085">
                <text:p>0.715619097443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1800">
                <text:p>71800</text:p>
              </table:table-cell>
              <table:table-cell office:value-type="float" office:value="0.667804878552996">
                <text:p>0.667804878552996</text:p>
              </table:table-cell>
              <table:table-cell office:value-type="float" office:value="0.715577095064723">
                <text:p>0.715577095064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900">
                <text:p>71900</text:p>
              </table:table-cell>
              <table:table-cell office:value-type="float" office:value="0.667758520423794">
                <text:p>0.667758520423794</text:p>
              </table:table-cell>
              <table:table-cell office:value-type="float" office:value="0.715535219054197">
                <text:p>0.715535219054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2000">
                <text:p>72000</text:p>
              </table:table-cell>
              <table:table-cell office:value-type="float" office:value="0.667712301906973">
                <text:p>0.667712301906973</text:p>
              </table:table-cell>
              <table:table-cell office:value-type="float" office:value="0.715493468844172">
                <text:p>0.715493468844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2100">
                <text:p>72100</text:p>
              </table:table-cell>
              <table:table-cell office:value-type="float" office:value="0.667666222375062">
                <text:p>0.667666222375062</text:p>
              </table:table-cell>
              <table:table-cell office:value-type="float" office:value="0.715451843870692">
                <text:p>0.715451843870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2200">
                <text:p>72200</text:p>
              </table:table-cell>
              <table:table-cell office:value-type="float" office:value="0.667620281204329">
                <text:p>0.667620281204329</text:p>
              </table:table-cell>
              <table:table-cell office:value-type="float" office:value="0.715410343573157">
                <text:p>0.715410343573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2300">
                <text:p>72300</text:p>
              </table:table-cell>
              <table:table-cell office:value-type="float" office:value="0.667574477774761">
                <text:p>0.667574477774761</text:p>
              </table:table-cell>
              <table:table-cell office:value-type="float" office:value="0.715368967394296">
                <text:p>0.715368967394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2400">
                <text:p>72400</text:p>
              </table:table-cell>
              <table:table-cell office:value-type="float" office:value="0.667528811470028">
                <text:p>0.667528811470028</text:p>
              </table:table-cell>
              <table:table-cell office:value-type="float" office:value="0.715327714780144">
                <text:p>0.715327714780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2500">
                <text:p>72500</text:p>
              </table:table-cell>
              <table:table-cell office:value-type="float" office:value="0.667483281677462">
                <text:p>0.667483281677462</text:p>
              </table:table-cell>
              <table:table-cell office:value-type="float" office:value="0.715286585180015">
                <text:p>0.715286585180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2600">
                <text:p>72600</text:p>
              </table:table-cell>
              <table:table-cell office:value-type="float" office:value="0.667437887788026">
                <text:p>0.667437887788026</text:p>
              </table:table-cell>
              <table:table-cell office:value-type="float" office:value="0.715245578046482">
                <text:p>0.715245578046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2700">
                <text:p>72700</text:p>
              </table:table-cell>
              <table:table-cell office:value-type="float" office:value="0.667392629196293">
                <text:p>0.667392629196293</text:p>
              </table:table-cell>
              <table:table-cell office:value-type="float" office:value="0.715204692835351">
                <text:p>0.715204692835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2800">
                <text:p>72800</text:p>
              </table:table-cell>
              <table:table-cell office:value-type="float" office:value="0.667347505300409">
                <text:p>0.667347505300409</text:p>
              </table:table-cell>
              <table:table-cell office:value-type="float" office:value="0.715163929005634">
                <text:p>0.715163929005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900">
                <text:p>72900</text:p>
              </table:table-cell>
              <table:table-cell office:value-type="float" office:value="0.667302515502077">
                <text:p>0.667302515502077</text:p>
              </table:table-cell>
              <table:table-cell office:value-type="float" office:value="0.715123286019529">
                <text:p>0.715123286019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3000">
                <text:p>73000</text:p>
              </table:table-cell>
              <table:table-cell office:value-type="float" office:value="0.667257659206527">
                <text:p>0.667257659206527</text:p>
              </table:table-cell>
              <table:table-cell office:value-type="float" office:value="0.7150827633424">
                <text:p>0.7150827633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3100">
                <text:p>73100</text:p>
              </table:table-cell>
              <table:table-cell office:value-type="float" office:value="0.667212935822485">
                <text:p>0.667212935822485</text:p>
              </table:table-cell>
              <table:table-cell office:value-type="float" office:value="0.715042360442744">
                <text:p>0.715042360442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3200">
                <text:p>73200</text:p>
              </table:table-cell>
              <table:table-cell office:value-type="float" office:value="0.667168344762161">
                <text:p>0.667168344762161</text:p>
              </table:table-cell>
              <table:table-cell office:value-type="float" office:value="0.715002076792178">
                <text:p>0.715002076792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3300">
                <text:p>73300</text:p>
              </table:table-cell>
              <table:table-cell office:value-type="float" office:value="0.667123885441206">
                <text:p>0.667123885441206</text:p>
              </table:table-cell>
              <table:table-cell office:value-type="float" office:value="0.714961911865412">
                <text:p>0.714961911865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3400">
                <text:p>73400</text:p>
              </table:table-cell>
              <table:table-cell office:value-type="float" office:value="0.667079557278703">
                <text:p>0.667079557278703</text:p>
              </table:table-cell>
              <table:table-cell office:value-type="float" office:value="0.714921865140225">
                <text:p>0.714921865140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3500">
                <text:p>73500</text:p>
              </table:table-cell>
              <table:table-cell office:value-type="float" office:value="0.667035359697128">
                <text:p>0.667035359697128</text:p>
              </table:table-cell>
              <table:table-cell office:value-type="float" office:value="0.714881936097446">
                <text:p>0.714881936097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3600">
                <text:p>73600</text:p>
              </table:table-cell>
              <table:table-cell office:value-type="float" office:value="0.666991292122338">
                <text:p>0.666991292122338</text:p>
              </table:table-cell>
              <table:table-cell office:value-type="float" office:value="0.714842124220928">
                <text:p>0.714842124220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3700">
                <text:p>73700</text:p>
              </table:table-cell>
              <table:table-cell office:value-type="float" office:value="0.666947353983537">
                <text:p>0.666947353983537</text:p>
              </table:table-cell>
              <table:table-cell office:value-type="float" office:value="0.714802428997533">
                <text:p>0.714802428997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3800">
                <text:p>73800</text:p>
              </table:table-cell>
              <table:table-cell office:value-type="float" office:value="0.666903544713254">
                <text:p>0.666903544713254</text:p>
              </table:table-cell>
              <table:table-cell office:value-type="float" office:value="0.714762849917099">
                <text:p>0.714762849917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900">
                <text:p>73900</text:p>
              </table:table-cell>
              <table:table-cell office:value-type="float" office:value="0.666859863747323">
                <text:p>0.666859863747323</text:p>
              </table:table-cell>
              <table:table-cell office:value-type="float" office:value="0.714723386472428">
                <text:p>0.714723386472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4000">
                <text:p>74000</text:p>
              </table:table-cell>
              <table:table-cell office:value-type="float" office:value="0.666816310524856">
                <text:p>0.666816310524856</text:p>
              </table:table-cell>
              <table:table-cell office:value-type="float" office:value="0.714684038159265">
                <text:p>0.714684038159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4100">
                <text:p>74100</text:p>
              </table:table-cell>
              <table:table-cell office:value-type="float" office:value="0.666772884488216">
                <text:p>0.666772884488216</text:p>
              </table:table-cell>
              <table:table-cell office:value-type="float" office:value="0.714644804476267">
                <text:p>0.714644804476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4200">
                <text:p>74200</text:p>
              </table:table-cell>
              <table:table-cell office:value-type="float" office:value="0.666729585083">
                <text:p>0.666729585083</text:p>
              </table:table-cell>
              <table:table-cell office:value-type="float" office:value="0.714605684924993">
                <text:p>0.714605684924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4300">
                <text:p>74300</text:p>
              </table:table-cell>
              <table:table-cell office:value-type="float" office:value="0.666686411758011">
                <text:p>0.666686411758011</text:p>
              </table:table-cell>
              <table:table-cell office:value-type="float" office:value="0.714566679009877">
                <text:p>0.714566679009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4400">
                <text:p>74400</text:p>
              </table:table-cell>
              <table:table-cell office:value-type="float" office:value="0.666643363965236">
                <text:p>0.666643363965236</text:p>
              </table:table-cell>
              <table:table-cell office:value-type="float" office:value="0.714527786238208">
                <text:p>0.714527786238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4500">
                <text:p>74500</text:p>
              </table:table-cell>
              <table:table-cell office:value-type="float" office:value="0.666600441159827">
                <text:p>0.666600441159827</text:p>
              </table:table-cell>
              <table:table-cell office:value-type="float" office:value="0.714489006120112">
                <text:p>0.714489006120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4600">
                <text:p>74600</text:p>
              </table:table-cell>
              <table:table-cell office:value-type="float" office:value="0.666557642800069">
                <text:p>0.666557642800069</text:p>
              </table:table-cell>
              <table:table-cell office:value-type="float" office:value="0.714450338168528">
                <text:p>0.714450338168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4700">
                <text:p>74700</text:p>
              </table:table-cell>
              <table:table-cell office:value-type="float" office:value="0.666514968347367">
                <text:p>0.666514968347367</text:p>
              </table:table-cell>
              <table:table-cell office:value-type="float" office:value="0.714411781899191">
                <text:p>0.714411781899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4800">
                <text:p>74800</text:p>
              </table:table-cell>
              <table:table-cell office:value-type="float" office:value="0.666472417266221">
                <text:p>0.666472417266221</text:p>
              </table:table-cell>
              <table:table-cell office:value-type="float" office:value="0.714373336830611">
                <text:p>0.714373336830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900">
                <text:p>74900</text:p>
              </table:table-cell>
              <table:table-cell office:value-type="float" office:value="0.666429989024201">
                <text:p>0.666429989024201</text:p>
              </table:table-cell>
              <table:table-cell office:value-type="float" office:value="0.714335002484055">
                <text:p>0.714335002484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5000">
                <text:p>75000</text:p>
              </table:table-cell>
              <table:table-cell office:value-type="float" office:value="0.666387683091927">
                <text:p>0.666387683091927</text:p>
              </table:table-cell>
              <table:table-cell office:value-type="float" office:value="0.714296778383522">
                <text:p>0.714296778383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5100">
                <text:p>75100</text:p>
              </table:table-cell>
              <table:table-cell office:value-type="float" office:value="0.666345498943047">
                <text:p>0.666345498943047</text:p>
              </table:table-cell>
              <table:table-cell office:value-type="float" office:value="0.714258664055729">
                <text:p>0.714258664055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5200">
                <text:p>75200</text:p>
              </table:table-cell>
              <table:table-cell office:value-type="float" office:value="0.666303436054216">
                <text:p>0.666303436054216</text:p>
              </table:table-cell>
              <table:table-cell office:value-type="float" office:value="0.714220659030089">
                <text:p>0.714220659030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5300">
                <text:p>75300</text:p>
              </table:table-cell>
              <table:table-cell office:value-type="float" office:value="0.666261493905075">
                <text:p>0.666261493905075</text:p>
              </table:table-cell>
              <table:table-cell office:value-type="float" office:value="0.714182762838693">
                <text:p>0.714182762838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5400">
                <text:p>75400</text:p>
              </table:table-cell>
              <table:table-cell office:value-type="float" office:value="0.666219671978229">
                <text:p>0.666219671978229</text:p>
              </table:table-cell>
              <table:table-cell office:value-type="float" office:value="0.714144975016294">
                <text:p>0.714144975016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5500">
                <text:p>75500</text:p>
              </table:table-cell>
              <table:table-cell office:value-type="float" office:value="0.666177969759224">
                <text:p>0.666177969759224</text:p>
              </table:table-cell>
              <table:table-cell office:value-type="float" office:value="0.714107295100277">
                <text:p>0.714107295100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5600">
                <text:p>75600</text:p>
              </table:table-cell>
              <table:table-cell office:value-type="float" office:value="0.666136386736532">
                <text:p>0.666136386736532</text:p>
              </table:table-cell>
              <table:table-cell office:value-type="float" office:value="0.714069722630656">
                <text:p>0.714069722630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5700">
                <text:p>75700</text:p>
              </table:table-cell>
              <table:table-cell office:value-type="float" office:value="0.666094922401521">
                <text:p>0.666094922401521</text:p>
              </table:table-cell>
              <table:table-cell office:value-type="float" office:value="0.714032257150043">
                <text:p>0.7140322571500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5800">
                <text:p>75800</text:p>
              </table:table-cell>
              <table:table-cell office:value-type="float" office:value="0.666053576248445">
                <text:p>0.666053576248445</text:p>
              </table:table-cell>
              <table:table-cell office:value-type="float" office:value="0.713994898203638">
                <text:p>0.713994898203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900">
                <text:p>75900</text:p>
              </table:table-cell>
              <table:table-cell office:value-type="float" office:value="0.666012347774419">
                <text:p>0.666012347774419</text:p>
              </table:table-cell>
              <table:table-cell office:value-type="float" office:value="0.713957645339204">
                <text:p>0.713957645339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6000">
                <text:p>76000</text:p>
              </table:table-cell>
              <table:table-cell office:value-type="float" office:value="0.665971236479394">
                <text:p>0.665971236479394</text:p>
              </table:table-cell>
              <table:table-cell office:value-type="float" office:value="0.713920498107054">
                <text:p>0.713920498107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6100">
                <text:p>76100</text:p>
              </table:table-cell>
              <table:table-cell office:value-type="float" office:value="0.665930241866145">
                <text:p>0.665930241866145</text:p>
              </table:table-cell>
              <table:table-cell office:value-type="float" office:value="0.713883456060032">
                <text:p>0.713883456060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6200">
                <text:p>76200</text:p>
              </table:table-cell>
              <table:table-cell office:value-type="float" office:value="0.665889363440249">
                <text:p>0.665889363440249</text:p>
              </table:table-cell>
              <table:table-cell office:value-type="float" office:value="0.713846518753493">
                <text:p>0.713846518753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6300">
                <text:p>76300</text:p>
              </table:table-cell>
              <table:table-cell office:value-type="float" office:value="0.665848600710059">
                <text:p>0.665848600710059</text:p>
              </table:table-cell>
              <table:table-cell office:value-type="float" office:value="0.713809685745286">
                <text:p>0.713809685745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6400">
                <text:p>76400</text:p>
              </table:table-cell>
              <table:table-cell office:value-type="float" office:value="0.665807953186695">
                <text:p>0.665807953186695</text:p>
              </table:table-cell>
              <table:table-cell office:value-type="float" office:value="0.713772956595742">
                <text:p>0.713772956595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6500">
                <text:p>76500</text:p>
              </table:table-cell>
              <table:table-cell office:value-type="float" office:value="0.665767420384017">
                <text:p>0.665767420384017</text:p>
              </table:table-cell>
              <table:table-cell office:value-type="float" office:value="0.713736330867647">
                <text:p>0.713736330867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6600">
                <text:p>76600</text:p>
              </table:table-cell>
              <table:table-cell office:value-type="float" office:value="0.665727001818609">
                <text:p>0.665727001818609</text:p>
              </table:table-cell>
              <table:table-cell office:value-type="float" office:value="0.713699808126236">
                <text:p>0.713699808126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6700">
                <text:p>76700</text:p>
              </table:table-cell>
              <table:table-cell office:value-type="float" office:value="0.665686697009759">
                <text:p>0.665686697009759</text:p>
              </table:table-cell>
              <table:table-cell office:value-type="float" office:value="0.713663387939164">
                <text:p>0.713663387939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6800">
                <text:p>76800</text:p>
              </table:table-cell>
              <table:table-cell office:value-type="float" office:value="0.665646505479441">
                <text:p>0.665646505479441</text:p>
              </table:table-cell>
              <table:table-cell office:value-type="float" office:value="0.713627069876502">
                <text:p>0.713627069876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900">
                <text:p>76900</text:p>
              </table:table-cell>
              <table:table-cell office:value-type="float" office:value="0.665606426752292">
                <text:p>0.665606426752292</text:p>
              </table:table-cell>
              <table:table-cell office:value-type="float" office:value="0.713590853510705">
                <text:p>0.713590853510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7000">
                <text:p>77000</text:p>
              </table:table-cell>
              <table:table-cell office:value-type="float" office:value="0.665566460355604">
                <text:p>0.665566460355604</text:p>
              </table:table-cell>
              <table:table-cell office:value-type="float" office:value="0.713554738416613">
                <text:p>0.713554738416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7100">
                <text:p>77100</text:p>
              </table:table-cell>
              <table:table-cell office:value-type="float" office:value="0.665526605819294">
                <text:p>0.665526605819294</text:p>
              </table:table-cell>
              <table:table-cell office:value-type="float" office:value="0.713518724171422">
                <text:p>0.713518724171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7200">
                <text:p>77200</text:p>
              </table:table-cell>
              <table:table-cell office:value-type="float" office:value="0.66548686267589">
                <text:p>0.66548686267589</text:p>
              </table:table-cell>
              <table:table-cell office:value-type="float" office:value="0.713482810354667">
                <text:p>0.713482810354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7300">
                <text:p>77300</text:p>
              </table:table-cell>
              <table:table-cell office:value-type="float" office:value="0.665447230460519">
                <text:p>0.665447230460519</text:p>
              </table:table-cell>
              <table:table-cell office:value-type="float" office:value="0.71344699654822">
                <text:p>0.71344699654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7400">
                <text:p>77400</text:p>
              </table:table-cell>
              <table:table-cell office:value-type="float" office:value="0.665407708710878">
                <text:p>0.665407708710878</text:p>
              </table:table-cell>
              <table:table-cell office:value-type="float" office:value="0.713411282336255">
                <text:p>0.713411282336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7500">
                <text:p>77500</text:p>
              </table:table-cell>
              <table:table-cell office:value-type="float" office:value="0.665368296967223">
                <text:p>0.665368296967223</text:p>
              </table:table-cell>
              <table:table-cell office:value-type="float" office:value="0.713375667305244">
                <text:p>0.713375667305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7600">
                <text:p>77600</text:p>
              </table:table-cell>
              <table:table-cell office:value-type="float" office:value="0.665328994772353">
                <text:p>0.665328994772353</text:p>
              </table:table-cell>
              <table:table-cell office:value-type="float" office:value="0.71334015104394">
                <text:p>0.71334015104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7700">
                <text:p>77700</text:p>
              </table:table-cell>
              <table:table-cell office:value-type="float" office:value="0.665289801671586">
                <text:p>0.665289801671586</text:p>
              </table:table-cell>
              <table:table-cell office:value-type="float" office:value="0.713304733143359">
                <text:p>0.713304733143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7800">
                <text:p>77800</text:p>
              </table:table-cell>
              <table:table-cell office:value-type="float" office:value="0.665250717212751">
                <text:p>0.665250717212751</text:p>
              </table:table-cell>
              <table:table-cell office:value-type="float" office:value="0.713269413196766">
                <text:p>0.713269413196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900">
                <text:p>77900</text:p>
              </table:table-cell>
              <table:table-cell office:value-type="float" office:value="0.665211740946159">
                <text:p>0.665211740946159</text:p>
              </table:table-cell>
              <table:table-cell office:value-type="float" office:value="0.713234190799656">
                <text:p>0.713234190799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8000">
                <text:p>78000</text:p>
              </table:table-cell>
              <table:table-cell office:value-type="float" office:value="0.665172872424596">
                <text:p>0.665172872424596</text:p>
              </table:table-cell>
              <table:table-cell office:value-type="float" office:value="0.713199065549746">
                <text:p>0.713199065549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8100">
                <text:p>78100</text:p>
              </table:table-cell>
              <table:table-cell office:value-type="float" office:value="0.665134111203302">
                <text:p>0.665134111203302</text:p>
              </table:table-cell>
              <table:table-cell office:value-type="float" office:value="0.713164037046951">
                <text:p>0.713164037046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8200">
                <text:p>78200</text:p>
              </table:table-cell>
              <table:table-cell office:value-type="float" office:value="0.665095456839953">
                <text:p>0.665095456839953</text:p>
              </table:table-cell>
              <table:table-cell office:value-type="float" office:value="0.713129104893378">
                <text:p>0.713129104893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8300">
                <text:p>78300</text:p>
              </table:table-cell>
              <table:table-cell office:value-type="float" office:value="0.665056908894648">
                <text:p>0.665056908894648</text:p>
              </table:table-cell>
              <table:table-cell office:value-type="float" office:value="0.713094268693303">
                <text:p>0.713094268693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8400">
                <text:p>78400</text:p>
              </table:table-cell>
              <table:table-cell office:value-type="float" office:value="0.665018466929889">
                <text:p>0.665018466929889</text:p>
              </table:table-cell>
              <table:table-cell office:value-type="float" office:value="0.713059528053161">
                <text:p>0.713059528053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8500">
                <text:p>78500</text:p>
              </table:table-cell>
              <table:table-cell office:value-type="float" office:value="0.664980130510565">
                <text:p>0.664980130510565</text:p>
              </table:table-cell>
              <table:table-cell office:value-type="float" office:value="0.71302488258153">
                <text:p>0.71302488258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8600">
                <text:p>78600</text:p>
              </table:table-cell>
              <table:table-cell office:value-type="float" office:value="0.66494189920394">
                <text:p>0.66494189920394</text:p>
              </table:table-cell>
              <table:table-cell office:value-type="float" office:value="0.712990331889117">
                <text:p>0.712990331889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8700">
                <text:p>78700</text:p>
              </table:table-cell>
              <table:table-cell office:value-type="float" office:value="0.664903772579632">
                <text:p>0.664903772579632</text:p>
              </table:table-cell>
              <table:table-cell office:value-type="float" office:value="0.712955875588745">
                <text:p>0.712955875588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8800">
                <text:p>78800</text:p>
              </table:table-cell>
              <table:table-cell office:value-type="float" office:value="0.664865750209598">
                <text:p>0.664865750209598</text:p>
              </table:table-cell>
              <table:table-cell office:value-type="float" office:value="0.712921513295334">
                <text:p>0.712921513295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900">
                <text:p>78900</text:p>
              </table:table-cell>
              <table:table-cell office:value-type="float" office:value="0.66482783166812">
                <text:p>0.66482783166812</text:p>
              </table:table-cell>
              <table:table-cell office:value-type="float" office:value="0.712887244625891">
                <text:p>0.712887244625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9000">
                <text:p>79000</text:p>
              </table:table-cell>
              <table:table-cell office:value-type="float" office:value="0.664790016531788">
                <text:p>0.664790016531788</text:p>
              </table:table-cell>
              <table:table-cell office:value-type="float" office:value="0.712853069199495">
                <text:p>0.712853069199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9100">
                <text:p>79100</text:p>
              </table:table-cell>
              <table:table-cell office:value-type="float" office:value="0.664752304379486">
                <text:p>0.664752304379486</text:p>
              </table:table-cell>
              <table:table-cell office:value-type="float" office:value="0.712818986637282">
                <text:p>0.712818986637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9200">
                <text:p>79200</text:p>
              </table:table-cell>
              <table:table-cell office:value-type="float" office:value="0.664714694792371">
                <text:p>0.664714694792371</text:p>
              </table:table-cell>
              <table:table-cell office:value-type="float" office:value="0.712784996562432">
                <text:p>0.712784996562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9300">
                <text:p>79300</text:p>
              </table:table-cell>
              <table:table-cell office:value-type="float" office:value="0.664677187353867">
                <text:p>0.664677187353867</text:p>
              </table:table-cell>
              <table:table-cell office:value-type="float" office:value="0.712751098600157">
                <text:p>0.712751098600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9400">
                <text:p>79400</text:p>
              </table:table-cell>
              <table:table-cell office:value-type="float" office:value="0.664639781649641">
                <text:p>0.664639781649641</text:p>
              </table:table-cell>
              <table:table-cell office:value-type="float" office:value="0.712717292377683">
                <text:p>0.712717292377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9500">
                <text:p>79500</text:p>
              </table:table-cell>
              <table:table-cell office:value-type="float" office:value="0.664602477267594">
                <text:p>0.664602477267594</text:p>
              </table:table-cell>
              <table:table-cell office:value-type="float" office:value="0.71268357752424">
                <text:p>0.71268357752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9600">
                <text:p>79600</text:p>
              </table:table-cell>
              <table:table-cell office:value-type="float" office:value="0.664565273797842">
                <text:p>0.664565273797842</text:p>
              </table:table-cell>
              <table:table-cell office:value-type="float" office:value="0.712649953671048">
                <text:p>0.712649953671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9700">
                <text:p>79700</text:p>
              </table:table-cell>
              <table:table-cell office:value-type="float" office:value="0.664528170832703">
                <text:p>0.664528170832703</text:p>
              </table:table-cell>
              <table:table-cell office:value-type="float" office:value="0.712616420451304">
                <text:p>0.712616420451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9800">
                <text:p>79800</text:p>
              </table:table-cell>
              <table:table-cell office:value-type="float" office:value="0.664491167966683">
                <text:p>0.664491167966683</text:p>
              </table:table-cell>
              <table:table-cell office:value-type="float" office:value="0.712582977500167">
                <text:p>0.712582977500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900">
                <text:p>79900</text:p>
              </table:table-cell>
              <table:table-cell office:value-type="float" office:value="0.664454264796459">
                <text:p>0.664454264796459</text:p>
              </table:table-cell>
              <table:table-cell office:value-type="float" office:value="0.712549624454746">
                <text:p>0.712549624454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0000">
                <text:p>80000</text:p>
              </table:table-cell>
              <table:table-cell office:value-type="float" office:value="0.664417460920865">
                <text:p>0.664417460920865</text:p>
              </table:table-cell>
              <table:table-cell office:value-type="float" office:value="0.712516360954088">
                <text:p>0.712516360954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0100">
                <text:p>80100</text:p>
              </table:table-cell>
              <table:table-cell office:value-type="float" office:value="0.664380755940884">
                <text:p>0.664380755940884</text:p>
              </table:table-cell>
              <table:table-cell office:value-type="float" office:value="0.712483186639163">
                <text:p>0.712483186639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0200">
                <text:p>80200</text:p>
              </table:table-cell>
              <table:table-cell office:value-type="float" office:value="0.664344149459622">
                <text:p>0.664344149459622</text:p>
              </table:table-cell>
              <table:table-cell office:value-type="float" office:value="0.712450101152854">
                <text:p>0.712450101152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0300">
                <text:p>80300</text:p>
              </table:table-cell>
              <table:table-cell office:value-type="float" office:value="0.664307641082302">
                <text:p>0.664307641082302</text:p>
              </table:table-cell>
              <table:table-cell office:value-type="float" office:value="0.712417104139941">
                <text:p>0.712417104139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0400">
                <text:p>80400</text:p>
              </table:table-cell>
              <table:table-cell office:value-type="float" office:value="0.664271230416252">
                <text:p>0.664271230416252</text:p>
              </table:table-cell>
              <table:table-cell office:value-type="float" office:value="0.712384195247095">
                <text:p>0.712384195247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0500">
                <text:p>80500</text:p>
              </table:table-cell>
              <table:table-cell office:value-type="float" office:value="0.664234917070879">
                <text:p>0.664234917070879</text:p>
              </table:table-cell>
              <table:table-cell office:value-type="float" office:value="0.712351374122851">
                <text:p>0.712351374122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0600">
                <text:p>80600</text:p>
              </table:table-cell>
              <table:table-cell office:value-type="float" office:value="0.664198700657672">
                <text:p>0.664198700657672</text:p>
              </table:table-cell>
              <table:table-cell office:value-type="float" office:value="0.712318640417616">
                <text:p>0.712318640417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0700">
                <text:p>80700</text:p>
              </table:table-cell>
              <table:table-cell office:value-type="float" office:value="0.664162580790174">
                <text:p>0.664162580790174</text:p>
              </table:table-cell>
              <table:table-cell office:value-type="float" office:value="0.712285993783639">
                <text:p>0.712285993783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0800">
                <text:p>80800</text:p>
              </table:table-cell>
              <table:table-cell office:value-type="float" office:value="0.664126557083977">
                <text:p>0.664126557083977</text:p>
              </table:table-cell>
              <table:table-cell office:value-type="float" office:value="0.712253433875011">
                <text:p>0.712253433875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900">
                <text:p>80900</text:p>
              </table:table-cell>
              <table:table-cell office:value-type="float" office:value="0.664090629156705">
                <text:p>0.664090629156705</text:p>
              </table:table-cell>
              <table:table-cell office:value-type="float" office:value="0.712220960347644">
                <text:p>0.712220960347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1000">
                <text:p>81000</text:p>
              </table:table-cell>
              <table:table-cell office:value-type="float" office:value="0.664054796627999">
                <text:p>0.664054796627999</text:p>
              </table:table-cell>
              <table:table-cell office:value-type="float" office:value="0.712188572859263">
                <text:p>0.712188572859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1100">
                <text:p>81100</text:p>
              </table:table-cell>
              <table:table-cell office:value-type="float" office:value="0.664019059119509">
                <text:p>0.664019059119509</text:p>
              </table:table-cell>
              <table:table-cell office:value-type="float" office:value="0.712156271069397">
                <text:p>0.712156271069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1200">
                <text:p>81200</text:p>
              </table:table-cell>
              <table:table-cell office:value-type="float" office:value="0.663983416254875">
                <text:p>0.663983416254875</text:p>
              </table:table-cell>
              <table:table-cell office:value-type="float" office:value="0.712124054639362">
                <text:p>0.712124054639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1300">
                <text:p>81300</text:p>
              </table:table-cell>
              <table:table-cell office:value-type="float" office:value="0.66394786765972">
                <text:p>0.66394786765972</text:p>
              </table:table-cell>
              <table:table-cell office:value-type="float" office:value="0.71209192323225">
                <text:p>0.71209192323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1400">
                <text:p>81400</text:p>
              </table:table-cell>
              <table:table-cell office:value-type="float" office:value="0.663912412961629">
                <text:p>0.663912412961629</text:p>
              </table:table-cell>
              <table:table-cell office:value-type="float" office:value="0.71205987651292">
                <text:p>0.71205987651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1500">
                <text:p>81500</text:p>
              </table:table-cell>
              <table:table-cell office:value-type="float" office:value="0.663877051790146">
                <text:p>0.663877051790146</text:p>
              </table:table-cell>
              <table:table-cell office:value-type="float" office:value="0.712027914147991">
                <text:p>0.712027914147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1600">
                <text:p>81600</text:p>
              </table:table-cell>
              <table:table-cell office:value-type="float" office:value="0.663841783776753">
                <text:p>0.663841783776753</text:p>
              </table:table-cell>
              <table:table-cell office:value-type="float" office:value="0.711996035805814">
                <text:p>0.711996035805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1700">
                <text:p>81700</text:p>
              </table:table-cell>
              <table:table-cell office:value-type="float" office:value="0.663806608554861">
                <text:p>0.663806608554861</text:p>
              </table:table-cell>
              <table:table-cell office:value-type="float" office:value="0.711964241156481">
                <text:p>0.711964241156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1800">
                <text:p>81800</text:p>
              </table:table-cell>
              <table:table-cell office:value-type="float" office:value="0.663771525759797">
                <text:p>0.663771525759797</text:p>
              </table:table-cell>
              <table:table-cell office:value-type="float" office:value="0.711932529871799">
                <text:p>0.711932529871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900">
                <text:p>81900</text:p>
              </table:table-cell>
              <table:table-cell office:value-type="float" office:value="0.66373653502879">
                <text:p>0.66373653502879</text:p>
              </table:table-cell>
              <table:table-cell office:value-type="float" office:value="0.711900901625286">
                <text:p>0.711900901625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2000">
                <text:p>82000</text:p>
              </table:table-cell>
              <table:table-cell office:value-type="float" office:value="0.663701636000963">
                <text:p>0.663701636000963</text:p>
              </table:table-cell>
              <table:table-cell office:value-type="float" office:value="0.711869356092158">
                <text:p>0.711869356092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2100">
                <text:p>82100</text:p>
              </table:table-cell>
              <table:table-cell office:value-type="float" office:value="0.663666828317315">
                <text:p>0.663666828317315</text:p>
              </table:table-cell>
              <table:table-cell office:value-type="float" office:value="0.711837892949315">
                <text:p>0.711837892949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2200">
                <text:p>82200</text:p>
              </table:table-cell>
              <table:table-cell office:value-type="float" office:value="0.663632111620713">
                <text:p>0.663632111620713</text:p>
              </table:table-cell>
              <table:table-cell office:value-type="float" office:value="0.711806511875341">
                <text:p>0.711806511875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2300">
                <text:p>82300</text:p>
              </table:table-cell>
              <table:table-cell office:value-type="float" office:value="0.663597485555876">
                <text:p>0.663597485555876</text:p>
              </table:table-cell>
              <table:table-cell office:value-type="float" office:value="0.711775212550475">
                <text:p>0.711775212550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2400">
                <text:p>82400</text:p>
              </table:table-cell>
              <table:table-cell office:value-type="float" office:value="0.66356294976937">
                <text:p>0.66356294976937</text:p>
              </table:table-cell>
              <table:table-cell office:value-type="float" office:value="0.711743994656619">
                <text:p>0.711743994656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2500">
                <text:p>82500</text:p>
              </table:table-cell>
              <table:table-cell office:value-type="float" office:value="0.663528503909588">
                <text:p>0.663528503909588</text:p>
              </table:table-cell>
              <table:table-cell office:value-type="float" office:value="0.711712857877314">
                <text:p>0.711712857877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2600">
                <text:p>82600</text:p>
              </table:table-cell>
              <table:table-cell office:value-type="float" office:value="0.663494147626743">
                <text:p>0.663494147626743</text:p>
              </table:table-cell>
              <table:table-cell office:value-type="float" office:value="0.711681801897737">
                <text:p>0.711681801897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2700">
                <text:p>82700</text:p>
              </table:table-cell>
              <table:table-cell office:value-type="float" office:value="0.663459880572854">
                <text:p>0.663459880572854</text:p>
              </table:table-cell>
              <table:table-cell office:value-type="float" office:value="0.711650826404686">
                <text:p>0.711650826404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2800">
                <text:p>82800</text:p>
              </table:table-cell>
              <table:table-cell office:value-type="float" office:value="0.663425702401737">
                <text:p>0.663425702401737</text:p>
              </table:table-cell>
              <table:table-cell office:value-type="float" office:value="0.71161993108657">
                <text:p>0.71161993108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900">
                <text:p>82900</text:p>
              </table:table-cell>
              <table:table-cell office:value-type="float" office:value="0.663391612768991">
                <text:p>0.663391612768991</text:p>
              </table:table-cell>
              <table:table-cell office:value-type="float" office:value="0.711589115633406">
                <text:p>0.711589115633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3000">
                <text:p>83000</text:p>
              </table:table-cell>
              <table:table-cell office:value-type="float" office:value="0.663357611331986">
                <text:p>0.663357611331986</text:p>
              </table:table-cell>
              <table:table-cell office:value-type="float" office:value="0.711558379736796">
                <text:p>0.711558379736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3100">
                <text:p>83100</text:p>
              </table:table-cell>
              <table:table-cell office:value-type="float" office:value="0.663323697749856">
                <text:p>0.663323697749856</text:p>
              </table:table-cell>
              <table:table-cell office:value-type="float" office:value="0.711527723089927">
                <text:p>0.711527723089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3200">
                <text:p>83200</text:p>
              </table:table-cell>
              <table:table-cell office:value-type="float" office:value="0.663289871683484">
                <text:p>0.663289871683484</text:p>
              </table:table-cell>
              <table:table-cell office:value-type="float" office:value="0.711497145387557">
                <text:p>0.711497145387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3300">
                <text:p>83300</text:p>
              </table:table-cell>
              <table:table-cell office:value-type="float" office:value="0.663256132795489">
                <text:p>0.663256132795489</text:p>
              </table:table-cell>
              <table:table-cell office:value-type="float" office:value="0.711466646326007">
                <text:p>0.711466646326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3400">
                <text:p>83400</text:p>
              </table:table-cell>
              <table:table-cell office:value-type="float" office:value="0.663222480750222">
                <text:p>0.663222480750222</text:p>
              </table:table-cell>
              <table:table-cell office:value-type="float" office:value="0.711436225603146">
                <text:p>0.711436225603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3500">
                <text:p>83500</text:p>
              </table:table-cell>
              <table:table-cell office:value-type="float" office:value="0.663188915213745">
                <text:p>0.663188915213745</text:p>
              </table:table-cell>
              <table:table-cell office:value-type="float" office:value="0.711405882918386">
                <text:p>0.711405882918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3600">
                <text:p>83600</text:p>
              </table:table-cell>
              <table:table-cell office:value-type="float" office:value="0.663155435853831">
                <text:p>0.663155435853831</text:p>
              </table:table-cell>
              <table:table-cell office:value-type="float" office:value="0.711375617972675">
                <text:p>0.711375617972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3700">
                <text:p>83700</text:p>
              </table:table-cell>
              <table:table-cell office:value-type="float" office:value="0.663122042339943">
                <text:p>0.663122042339943</text:p>
              </table:table-cell>
              <table:table-cell office:value-type="float" office:value="0.711345430468475">
                <text:p>0.711345430468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800">
                <text:p>83800</text:p>
              </table:table-cell>
              <table:table-cell office:value-type="float" office:value="0.663088734343232">
                <text:p>0.663088734343232</text:p>
              </table:table-cell>
              <table:table-cell office:value-type="float" office:value="0.711315320109769">
                <text:p>0.711315320109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900">
                <text:p>83900</text:p>
              </table:table-cell>
              <table:table-cell office:value-type="float" office:value="0.663055511536519">
                <text:p>0.663055511536519</text:p>
              </table:table-cell>
              <table:table-cell office:value-type="float" office:value="0.711285286602037">
                <text:p>0.711285286602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4000">
                <text:p>84000</text:p>
              </table:table-cell>
              <table:table-cell office:value-type="float" office:value="0.663022373594292">
                <text:p>0.663022373594292</text:p>
              </table:table-cell>
              <table:table-cell office:value-type="float" office:value="0.711255329652256">
                <text:p>0.71125532965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4100">
                <text:p>84100</text:p>
              </table:table-cell>
              <table:table-cell office:value-type="float" office:value="0.662989320192683">
                <text:p>0.662989320192683</text:p>
              </table:table-cell>
              <table:table-cell office:value-type="float" office:value="0.711225448968883">
                <text:p>0.711225448968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4200">
                <text:p>84200</text:p>
              </table:table-cell>
              <table:table-cell office:value-type="float" office:value="0.662956351009475">
                <text:p>0.662956351009475</text:p>
              </table:table-cell>
              <table:table-cell office:value-type="float" office:value="0.711195644261854">
                <text:p>0.711195644261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4300">
                <text:p>84300</text:p>
              </table:table-cell>
              <table:table-cell office:value-type="float" office:value="0.662923465724077">
                <text:p>0.662923465724077</text:p>
              </table:table-cell>
              <table:table-cell office:value-type="float" office:value="0.711165915242568">
                <text:p>0.711165915242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4400">
                <text:p>84400</text:p>
              </table:table-cell>
              <table:table-cell office:value-type="float" office:value="0.662890664017521">
                <text:p>0.662890664017521</text:p>
              </table:table-cell>
              <table:table-cell office:value-type="float" office:value="0.711136261623881">
                <text:p>0.711136261623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4500">
                <text:p>84500</text:p>
              </table:table-cell>
              <table:table-cell office:value-type="float" office:value="0.662857945572447">
                <text:p>0.662857945572447</text:p>
              </table:table-cell>
              <table:table-cell office:value-type="float" office:value="0.711106683120094">
                <text:p>0.711106683120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4600">
                <text:p>84600</text:p>
              </table:table-cell>
              <table:table-cell office:value-type="float" office:value="0.662825310073099">
                <text:p>0.662825310073099</text:p>
              </table:table-cell>
              <table:table-cell office:value-type="float" office:value="0.711077179446949">
                <text:p>0.711077179446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4700">
                <text:p>84700</text:p>
              </table:table-cell>
              <table:table-cell office:value-type="float" office:value="0.662792757205309">
                <text:p>0.662792757205309</text:p>
              </table:table-cell>
              <table:table-cell office:value-type="float" office:value="0.711047750321613">
                <text:p>0.711047750321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4800">
                <text:p>84800</text:p>
              </table:table-cell>
              <table:table-cell office:value-type="float" office:value="0.662760286656495">
                <text:p>0.662760286656495</text:p>
              </table:table-cell>
              <table:table-cell office:value-type="float" office:value="0.711018395462679">
                <text:p>0.711018395462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900">
                <text:p>84900</text:p>
              </table:table-cell>
              <table:table-cell office:value-type="float" office:value="0.662727898115637">
                <text:p>0.662727898115637</text:p>
              </table:table-cell>
              <table:table-cell office:value-type="float" office:value="0.710989114590144">
                <text:p>0.710989114590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5000">
                <text:p>85000</text:p>
              </table:table-cell>
              <table:table-cell office:value-type="float" office:value="0.662695591273284">
                <text:p>0.662695591273284</text:p>
              </table:table-cell>
              <table:table-cell office:value-type="float" office:value="0.71095990742541">
                <text:p>0.71095990742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5100">
                <text:p>85100</text:p>
              </table:table-cell>
              <table:table-cell office:value-type="float" office:value="0.66266336582153">
                <text:p>0.66266336582153</text:p>
              </table:table-cell>
              <table:table-cell office:value-type="float" office:value="0.710930773691276">
                <text:p>0.710930773691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5200">
                <text:p>85200</text:p>
              </table:table-cell>
              <table:table-cell office:value-type="float" office:value="0.662631221454016">
                <text:p>0.662631221454016</text:p>
              </table:table-cell>
              <table:table-cell office:value-type="float" office:value="0.710901713111919">
                <text:p>0.710901713111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5300">
                <text:p>85300</text:p>
              </table:table-cell>
              <table:table-cell office:value-type="float" office:value="0.66259915786591">
                <text:p>0.66259915786591</text:p>
              </table:table-cell>
              <table:table-cell office:value-type="float" office:value="0.710872725412898">
                <text:p>0.710872725412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5400">
                <text:p>85400</text:p>
              </table:table-cell>
              <table:table-cell office:value-type="float" office:value="0.662567174753906">
                <text:p>0.662567174753906</text:p>
              </table:table-cell>
              <table:table-cell office:value-type="float" office:value="0.710843810321138">
                <text:p>0.710843810321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5500">
                <text:p>85500</text:p>
              </table:table-cell>
              <table:table-cell office:value-type="float" office:value="0.662535271816209">
                <text:p>0.662535271816209</text:p>
              </table:table-cell>
              <table:table-cell office:value-type="float" office:value="0.710814967564922">
                <text:p>0.710814967564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5600">
                <text:p>85600</text:p>
              </table:table-cell>
              <table:table-cell office:value-type="float" office:value="0.662503448752527">
                <text:p>0.662503448752527</text:p>
              </table:table-cell>
              <table:table-cell office:value-type="float" office:value="0.710786196873884">
                <text:p>0.710786196873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5700">
                <text:p>85700</text:p>
              </table:table-cell>
              <table:table-cell office:value-type="float" office:value="0.662471705264064">
                <text:p>0.662471705264064</text:p>
              </table:table-cell>
              <table:table-cell office:value-type="float" office:value="0.710757497979002">
                <text:p>0.710757497979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5800">
                <text:p>85800</text:p>
              </table:table-cell>
              <table:table-cell office:value-type="float" office:value="0.662440041053506">
                <text:p>0.662440041053506</text:p>
              </table:table-cell>
              <table:table-cell office:value-type="float" office:value="0.710728870612584">
                <text:p>0.710728870612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900">
                <text:p>85900</text:p>
              </table:table-cell>
              <table:table-cell office:value-type="float" office:value="0.66240845582502">
                <text:p>0.66240845582502</text:p>
              </table:table-cell>
              <table:table-cell office:value-type="float" office:value="0.710700314508271">
                <text:p>0.710700314508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6000">
                <text:p>86000</text:p>
              </table:table-cell>
              <table:table-cell office:value-type="float" office:value="0.662376949284232">
                <text:p>0.662376949284232</text:p>
              </table:table-cell>
              <table:table-cell office:value-type="float" office:value="0.710671829401013">
                <text:p>0.710671829401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6100">
                <text:p>86100</text:p>
              </table:table-cell>
              <table:table-cell office:value-type="float" office:value="0.662345521138231">
                <text:p>0.662345521138231</text:p>
              </table:table-cell>
              <table:table-cell office:value-type="float" office:value="0.710643415027075">
                <text:p>0.710643415027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6200">
                <text:p>86200</text:p>
              </table:table-cell>
              <table:table-cell office:value-type="float" office:value="0.662314171095553">
                <text:p>0.662314171095553</text:p>
              </table:table-cell>
              <table:table-cell office:value-type="float" office:value="0.710615071124024">
                <text:p>0.710615071124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6300">
                <text:p>86300</text:p>
              </table:table-cell>
              <table:table-cell office:value-type="float" office:value="0.662282898866174">
                <text:p>0.662282898866174</text:p>
              </table:table-cell>
              <table:table-cell office:value-type="float" office:value="0.710586797430717">
                <text:p>0.710586797430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6400">
                <text:p>86400</text:p>
              </table:table-cell>
              <table:table-cell office:value-type="float" office:value="0.6622517041615">
                <text:p>0.6622517041615</text:p>
              </table:table-cell>
              <table:table-cell office:value-type="float" office:value="0.710558593687298">
                <text:p>0.710558593687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6500">
                <text:p>86500</text:p>
              </table:table-cell>
              <table:table-cell office:value-type="float" office:value="0.662220586694359">
                <text:p>0.662220586694359</text:p>
              </table:table-cell>
              <table:table-cell office:value-type="float" office:value="0.71053045963519">
                <text:p>0.71053045963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6600">
                <text:p>86600</text:p>
              </table:table-cell>
              <table:table-cell office:value-type="float" office:value="0.662189546178992">
                <text:p>0.662189546178992</text:p>
              </table:table-cell>
              <table:table-cell office:value-type="float" office:value="0.710502395017085">
                <text:p>0.710502395017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6700">
                <text:p>86700</text:p>
              </table:table-cell>
              <table:table-cell office:value-type="float" office:value="0.662158582331047">
                <text:p>0.662158582331047</text:p>
              </table:table-cell>
              <table:table-cell office:value-type="float" office:value="0.710474399576935">
                <text:p>0.710474399576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6800">
                <text:p>86800</text:p>
              </table:table-cell>
              <table:table-cell office:value-type="float" office:value="0.662127694867563">
                <text:p>0.662127694867563</text:p>
              </table:table-cell>
              <table:table-cell office:value-type="float" office:value="0.710446473059949">
                <text:p>0.710446473059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900">
                <text:p>86900</text:p>
              </table:table-cell>
              <table:table-cell office:value-type="float" office:value="0.662096883506971">
                <text:p>0.662096883506971</text:p>
              </table:table-cell>
              <table:table-cell office:value-type="float" office:value="0.710418615212582">
                <text:p>0.710418615212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7000">
                <text:p>87000</text:p>
              </table:table-cell>
              <table:table-cell office:value-type="float" office:value="0.662066147969078">
                <text:p>0.662066147969078</text:p>
              </table:table-cell>
              <table:table-cell office:value-type="float" office:value="0.710390825782525">
                <text:p>0.710390825782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7100">
                <text:p>87100</text:p>
              </table:table-cell>
              <table:table-cell office:value-type="float" office:value="0.662035487975065">
                <text:p>0.662035487975065</text:p>
              </table:table-cell>
              <table:table-cell office:value-type="float" office:value="0.710363104518709">
                <text:p>0.710363104518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7200">
                <text:p>87200</text:p>
              </table:table-cell>
              <table:table-cell office:value-type="float" office:value="0.662004903247471">
                <text:p>0.662004903247471</text:p>
              </table:table-cell>
              <table:table-cell office:value-type="float" office:value="0.710335451171278">
                <text:p>0.710335451171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7300">
                <text:p>87300</text:p>
              </table:table-cell>
              <table:table-cell office:value-type="float" office:value="0.66197439351019">
                <text:p>0.66197439351019</text:p>
              </table:table-cell>
              <table:table-cell office:value-type="float" office:value="0.710307865491599">
                <text:p>0.710307865491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7400">
                <text:p>87400</text:p>
              </table:table-cell>
              <table:table-cell office:value-type="float" office:value="0.661943958488465">
                <text:p>0.661943958488465</text:p>
              </table:table-cell>
              <table:table-cell office:value-type="float" office:value="0.71028034723225">
                <text:p>0.71028034723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7500">
                <text:p>87500</text:p>
              </table:table-cell>
              <table:table-cell office:value-type="float" office:value="0.661913597908871">
                <text:p>0.661913597908871</text:p>
              </table:table-cell>
              <table:table-cell office:value-type="float" office:value="0.710252896147004">
                <text:p>0.710252896147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7600">
                <text:p>87600</text:p>
              </table:table-cell>
              <table:table-cell office:value-type="float" office:value="0.661883311499318">
                <text:p>0.661883311499318</text:p>
              </table:table-cell>
              <table:table-cell office:value-type="float" office:value="0.710225511990837">
                <text:p>0.710225511990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7700">
                <text:p>87700</text:p>
              </table:table-cell>
              <table:table-cell office:value-type="float" office:value="0.661853098989034">
                <text:p>0.661853098989034</text:p>
              </table:table-cell>
              <table:table-cell office:value-type="float" office:value="0.710198194519905">
                <text:p>0.710198194519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7800">
                <text:p>87800</text:p>
              </table:table-cell>
              <table:table-cell office:value-type="float" office:value="0.661822960108559">
                <text:p>0.661822960108559</text:p>
              </table:table-cell>
              <table:table-cell office:value-type="float" office:value="0.710170943491549">
                <text:p>0.710170943491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900">
                <text:p>87900</text:p>
              </table:table-cell>
              <table:table-cell office:value-type="float" office:value="0.661792894589742">
                <text:p>0.661792894589742</text:p>
              </table:table-cell>
              <table:table-cell office:value-type="float" office:value="0.710143758664281">
                <text:p>0.710143758664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8000">
                <text:p>88000</text:p>
              </table:table-cell>
              <table:table-cell office:value-type="float" office:value="0.661762902165727">
                <text:p>0.661762902165727</text:p>
              </table:table-cell>
              <table:table-cell office:value-type="float" office:value="0.71011663979778">
                <text:p>0.71011663979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8100">
                <text:p>88100</text:p>
              </table:table-cell>
              <table:table-cell office:value-type="float" office:value="0.661732982570948">
                <text:p>0.661732982570948</text:p>
              </table:table-cell>
              <table:table-cell office:value-type="float" office:value="0.710089586652882">
                <text:p>0.710089586652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8200">
                <text:p>88200</text:p>
              </table:table-cell>
              <table:table-cell office:value-type="float" office:value="0.661703135541123">
                <text:p>0.661703135541123</text:p>
              </table:table-cell>
              <table:table-cell office:value-type="float" office:value="0.710062598991579">
                <text:p>0.710062598991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8300">
                <text:p>88300</text:p>
              </table:table-cell>
              <table:table-cell office:value-type="float" office:value="0.661673360813242">
                <text:p>0.661673360813242</text:p>
              </table:table-cell>
              <table:table-cell office:value-type="float" office:value="0.710035676577005">
                <text:p>0.710035676577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8400">
                <text:p>88400</text:p>
              </table:table-cell>
              <table:table-cell office:value-type="float" office:value="0.661643658125561">
                <text:p>0.661643658125561</text:p>
              </table:table-cell>
              <table:table-cell office:value-type="float" office:value="0.710008819173432">
                <text:p>0.710008819173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8500">
                <text:p>88500</text:p>
              </table:table-cell>
              <table:table-cell office:value-type="float" office:value="0.661614027217597">
                <text:p>0.661614027217597</text:p>
              </table:table-cell>
              <table:table-cell office:value-type="float" office:value="0.709982026546267">
                <text:p>0.709982026546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8600">
                <text:p>88600</text:p>
              </table:table-cell>
              <table:table-cell office:value-type="float" office:value="0.661584467830116">
                <text:p>0.661584467830116</text:p>
              </table:table-cell>
              <table:table-cell office:value-type="float" office:value="0.709955298462037">
                <text:p>0.709955298462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8700">
                <text:p>88700</text:p>
              </table:table-cell>
              <table:table-cell office:value-type="float" office:value="0.661554979705133">
                <text:p>0.661554979705133</text:p>
              </table:table-cell>
              <table:table-cell office:value-type="float" office:value="0.709928634688392">
                <text:p>0.709928634688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8800">
                <text:p>88800</text:p>
              </table:table-cell>
              <table:table-cell office:value-type="float" office:value="0.661525562585893">
                <text:p>0.661525562585893</text:p>
              </table:table-cell>
              <table:table-cell office:value-type="float" office:value="0.709902034994089">
                <text:p>0.709902034994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900">
                <text:p>88900</text:p>
              </table:table-cell>
              <table:table-cell office:value-type="float" office:value="0.661496216216873">
                <text:p>0.661496216216873</text:p>
              </table:table-cell>
              <table:table-cell office:value-type="float" office:value="0.709875499148991">
                <text:p>0.709875499148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9000">
                <text:p>89000</text:p>
              </table:table-cell>
              <table:table-cell office:value-type="float" office:value="0.661466940343774">
                <text:p>0.661466940343774</text:p>
              </table:table-cell>
              <table:table-cell office:value-type="float" office:value="0.709849026924062">
                <text:p>0.709849026924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9100">
                <text:p>89100</text:p>
              </table:table-cell>
              <table:table-cell office:value-type="float" office:value="0.661437734713506">
                <text:p>0.661437734713506</text:p>
              </table:table-cell>
              <table:table-cell office:value-type="float" office:value="0.709822618091354">
                <text:p>0.709822618091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9200">
                <text:p>89200</text:p>
              </table:table-cell>
              <table:table-cell office:value-type="float" office:value="0.661408599074193">
                <text:p>0.661408599074193</text:p>
              </table:table-cell>
              <table:table-cell office:value-type="float" office:value="0.709796272424004">
                <text:p>0.709796272424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9300">
                <text:p>89300</text:p>
              </table:table-cell>
              <table:table-cell office:value-type="float" office:value="0.661379533175152">
                <text:p>0.661379533175152</text:p>
              </table:table-cell>
              <table:table-cell office:value-type="float" office:value="0.70976998969623">
                <text:p>0.70976998969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9400">
                <text:p>89400</text:p>
              </table:table-cell>
              <table:table-cell office:value-type="float" office:value="0.661350536766901">
                <text:p>0.661350536766901</text:p>
              </table:table-cell>
              <table:table-cell office:value-type="float" office:value="0.709743769683324">
                <text:p>0.709743769683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9500">
                <text:p>89500</text:p>
              </table:table-cell>
              <table:table-cell office:value-type="float" office:value="0.661321609601136">
                <text:p>0.661321609601136</text:p>
              </table:table-cell>
              <table:table-cell office:value-type="float" office:value="0.709717612161637">
                <text:p>0.709717612161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9600">
                <text:p>89600</text:p>
              </table:table-cell>
              <table:table-cell office:value-type="float" office:value="0.661292751430736">
                <text:p>0.661292751430736</text:p>
              </table:table-cell>
              <table:table-cell office:value-type="float" office:value="0.709691516908587">
                <text:p>0.709691516908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9700">
                <text:p>89700</text:p>
              </table:table-cell>
              <table:table-cell office:value-type="float" office:value="0.661263962009753">
                <text:p>0.661263962009753</text:p>
              </table:table-cell>
              <table:table-cell office:value-type="float" office:value="0.709665483702641">
                <text:p>0.709665483702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9800">
                <text:p>89800</text:p>
              </table:table-cell>
              <table:table-cell office:value-type="float" office:value="0.6612352410934">
                <text:p>0.6612352410934</text:p>
              </table:table-cell>
              <table:table-cell office:value-type="float" office:value="0.709639512323315">
                <text:p>0.709639512323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900">
                <text:p>89900</text:p>
              </table:table-cell>
              <table:table-cell office:value-type="float" office:value="0.661206588438053">
                <text:p>0.661206588438053</text:p>
              </table:table-cell>
              <table:table-cell office:value-type="float" office:value="0.709613602551167">
                <text:p>0.709613602551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0000">
                <text:p>90000</text:p>
              </table:table-cell>
              <table:table-cell office:value-type="float" office:value="0.661178003801233">
                <text:p>0.661178003801233</text:p>
              </table:table-cell>
              <table:table-cell office:value-type="float" office:value="0.709587754167787">
                <text:p>0.709587754167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0100">
                <text:p>90100</text:p>
              </table:table-cell>
              <table:table-cell office:value-type="float" office:value="0.661149486941612">
                <text:p>0.661149486941612</text:p>
              </table:table-cell>
              <table:table-cell office:value-type="float" office:value="0.709561966955794">
                <text:p>0.709561966955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0200">
                <text:p>90200</text:p>
              </table:table-cell>
              <table:table-cell office:value-type="float" office:value="0.661121037618997">
                <text:p>0.661121037618997</text:p>
              </table:table-cell>
              <table:table-cell office:value-type="float" office:value="0.709536240698835">
                <text:p>0.709536240698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0300">
                <text:p>90300</text:p>
              </table:table-cell>
              <table:table-cell office:value-type="float" office:value="0.661092655594324">
                <text:p>0.661092655594324</text:p>
              </table:table-cell>
              <table:table-cell office:value-type="float" office:value="0.709510575181567">
                <text:p>0.709510575181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0400">
                <text:p>90400</text:p>
              </table:table-cell>
              <table:table-cell office:value-type="float" office:value="0.661064340629657">
                <text:p>0.661064340629657</text:p>
              </table:table-cell>
              <table:table-cell office:value-type="float" office:value="0.709484970189661">
                <text:p>0.709484970189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0500">
                <text:p>90500</text:p>
              </table:table-cell>
              <table:table-cell office:value-type="float" office:value="0.661036092488177">
                <text:p>0.661036092488177</text:p>
              </table:table-cell>
              <table:table-cell office:value-type="float" office:value="0.709459425509795">
                <text:p>0.709459425509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0600">
                <text:p>90600</text:p>
              </table:table-cell>
              <table:table-cell office:value-type="float" office:value="0.661007910934173">
                <text:p>0.661007910934173</text:p>
              </table:table-cell>
              <table:table-cell office:value-type="float" office:value="0.709433940929642">
                <text:p>0.709433940929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0700">
                <text:p>90700</text:p>
              </table:table-cell>
              <table:table-cell office:value-type="float" office:value="0.660979795733044">
                <text:p>0.660979795733044</text:p>
              </table:table-cell>
              <table:table-cell office:value-type="float" office:value="0.70940851623787">
                <text:p>0.70940851623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0800">
                <text:p>90800</text:p>
              </table:table-cell>
              <table:table-cell office:value-type="float" office:value="0.660951746651282">
                <text:p>0.660951746651282</text:p>
              </table:table-cell>
              <table:table-cell office:value-type="float" office:value="0.709383151224134">
                <text:p>0.709383151224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900">
                <text:p>90900</text:p>
              </table:table-cell>
              <table:table-cell office:value-type="float" office:value="0.660923763456477">
                <text:p>0.660923763456477</text:p>
              </table:table-cell>
              <table:table-cell office:value-type="float" office:value="0.709357845679072">
                <text:p>0.709357845679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1000">
                <text:p>91000</text:p>
              </table:table-cell>
              <table:table-cell office:value-type="float" office:value="0.660895845917298">
                <text:p>0.660895845917298</text:p>
              </table:table-cell>
              <table:table-cell office:value-type="float" office:value="0.709332599394296">
                <text:p>0.709332599394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1100">
                <text:p>91100</text:p>
              </table:table-cell>
              <table:table-cell office:value-type="float" office:value="0.660867993803499">
                <text:p>0.660867993803499</text:p>
              </table:table-cell>
              <table:table-cell office:value-type="float" office:value="0.709307412162392">
                <text:p>0.709307412162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1200">
                <text:p>91200</text:p>
              </table:table-cell>
              <table:table-cell office:value-type="float" office:value="0.660840206885905">
                <text:p>0.660840206885905</text:p>
              </table:table-cell>
              <table:table-cell office:value-type="float" office:value="0.709282283776906">
                <text:p>0.709282283776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1300">
                <text:p>91300</text:p>
              </table:table-cell>
              <table:table-cell office:value-type="float" office:value="0.660812484936405">
                <text:p>0.660812484936405</text:p>
              </table:table-cell>
              <table:table-cell office:value-type="float" office:value="0.709257214032345">
                <text:p>0.709257214032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1400">
                <text:p>91400</text:p>
              </table:table-cell>
              <table:table-cell office:value-type="float" office:value="0.660784827727953">
                <text:p>0.660784827727953</text:p>
              </table:table-cell>
              <table:table-cell office:value-type="float" office:value="0.709232202724171">
                <text:p>0.709232202724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1500">
                <text:p>91500</text:p>
              </table:table-cell>
              <table:table-cell office:value-type="float" office:value="0.660757235034554">
                <text:p>0.660757235034554</text:p>
              </table:table-cell>
              <table:table-cell office:value-type="float" office:value="0.709207249648792">
                <text:p>0.709207249648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1600">
                <text:p>91600</text:p>
              </table:table-cell>
              <table:table-cell office:value-type="float" office:value="0.660729706631263">
                <text:p>0.660729706631263</text:p>
              </table:table-cell>
              <table:table-cell office:value-type="float" office:value="0.709182354603559">
                <text:p>0.709182354603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1700">
                <text:p>91700</text:p>
              </table:table-cell>
              <table:table-cell office:value-type="float" office:value="0.660702242294178">
                <text:p>0.660702242294178</text:p>
              </table:table-cell>
              <table:table-cell office:value-type="float" office:value="0.709157517386761">
                <text:p>0.709157517386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1800">
                <text:p>91800</text:p>
              </table:table-cell>
              <table:table-cell office:value-type="float" office:value="0.660674841800431">
                <text:p>0.660674841800431</text:p>
              </table:table-cell>
              <table:table-cell office:value-type="float" office:value="0.709132737797619">
                <text:p>0.709132737797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900">
                <text:p>91900</text:p>
              </table:table-cell>
              <table:table-cell office:value-type="float" office:value="0.660647504928186">
                <text:p>0.660647504928186</text:p>
              </table:table-cell>
              <table:table-cell office:value-type="float" office:value="0.709108015636277">
                <text:p>0.709108015636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2000">
                <text:p>92000</text:p>
              </table:table-cell>
              <table:table-cell office:value-type="float" office:value="0.660620231456632">
                <text:p>0.660620231456632</text:p>
              </table:table-cell>
              <table:table-cell office:value-type="float" office:value="0.709083350703805">
                <text:p>0.709083350703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2100">
                <text:p>92100</text:p>
              </table:table-cell>
              <table:table-cell office:value-type="float" office:value="0.660593021165973">
                <text:p>0.660593021165973</text:p>
              </table:table-cell>
              <table:table-cell office:value-type="float" office:value="0.709058742802185">
                <text:p>0.709058742802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2200">
                <text:p>92200</text:p>
              </table:table-cell>
              <table:table-cell office:value-type="float" office:value="0.66056587383743">
                <text:p>0.66056587383743</text:p>
              </table:table-cell>
              <table:table-cell office:value-type="float" office:value="0.709034191734311">
                <text:p>0.709034191734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2300">
                <text:p>92300</text:p>
              </table:table-cell>
              <table:table-cell office:value-type="float" office:value="0.660538789253229">
                <text:p>0.660538789253229</text:p>
              </table:table-cell>
              <table:table-cell office:value-type="float" office:value="0.709009697303983">
                <text:p>0.709009697303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2400">
                <text:p>92400</text:p>
              </table:table-cell>
              <table:table-cell office:value-type="float" office:value="0.660511767196594">
                <text:p>0.660511767196594</text:p>
              </table:table-cell>
              <table:table-cell office:value-type="float" office:value="0.708985259315898">
                <text:p>0.708985259315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2500">
                <text:p>92500</text:p>
              </table:table-cell>
              <table:table-cell office:value-type="float" office:value="0.660484807451749">
                <text:p>0.660484807451749</text:p>
              </table:table-cell>
              <table:table-cell office:value-type="float" office:value="0.708960877575651">
                <text:p>0.708960877575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2600">
                <text:p>92600</text:p>
              </table:table-cell>
              <table:table-cell office:value-type="float" office:value="0.660457909803906">
                <text:p>0.660457909803906</text:p>
              </table:table-cell>
              <table:table-cell office:value-type="float" office:value="0.708936551889727">
                <text:p>0.708936551889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2700">
                <text:p>92700</text:p>
              </table:table-cell>
              <table:table-cell office:value-type="float" office:value="0.660431074039261">
                <text:p>0.660431074039261</text:p>
              </table:table-cell>
              <table:table-cell office:value-type="float" office:value="0.708912282065495">
                <text:p>0.708912282065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2800">
                <text:p>92800</text:p>
              </table:table-cell>
              <table:table-cell office:value-type="float" office:value="0.660404299944985">
                <text:p>0.660404299944985</text:p>
              </table:table-cell>
              <table:table-cell office:value-type="float" office:value="0.7088880679112">
                <text:p>0.7088880679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900">
                <text:p>92900</text:p>
              </table:table-cell>
              <table:table-cell office:value-type="float" office:value="0.660377587309228">
                <text:p>0.660377587309228</text:p>
              </table:table-cell>
              <table:table-cell office:value-type="float" office:value="0.708863909235969">
                <text:p>0.708863909235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3000">
                <text:p>93000</text:p>
              </table:table-cell>
              <table:table-cell office:value-type="float" office:value="0.660350935921101">
                <text:p>0.660350935921101</text:p>
              </table:table-cell>
              <table:table-cell office:value-type="float" office:value="0.708839805849792">
                <text:p>0.708839805849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3100">
                <text:p>93100</text:p>
              </table:table-cell>
              <table:table-cell office:value-type="float" office:value="0.660324345570682">
                <text:p>0.660324345570682</text:p>
              </table:table-cell>
              <table:table-cell office:value-type="float" office:value="0.708815757563529">
                <text:p>0.708815757563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3200">
                <text:p>93200</text:p>
              </table:table-cell>
              <table:table-cell office:value-type="float" office:value="0.660297816049">
                <text:p>0.660297816049</text:p>
              </table:table-cell>
              <table:table-cell office:value-type="float" office:value="0.708791764188896">
                <text:p>0.708791764188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3300">
                <text:p>93300</text:p>
              </table:table-cell>
              <table:table-cell office:value-type="float" office:value="0.66027134714804">
                <text:p>0.66027134714804</text:p>
              </table:table-cell>
              <table:table-cell office:value-type="float" office:value="0.708767825538466">
                <text:p>0.708767825538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3400">
                <text:p>93400</text:p>
              </table:table-cell>
              <table:table-cell office:value-type="float" office:value="0.660244938660728">
                <text:p>0.660244938660728</text:p>
              </table:table-cell>
              <table:table-cell office:value-type="float" office:value="0.708743941425659">
                <text:p>0.708743941425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3500">
                <text:p>93500</text:p>
              </table:table-cell>
              <table:table-cell office:value-type="float" office:value="0.660218590380934">
                <text:p>0.660218590380934</text:p>
              </table:table-cell>
              <table:table-cell office:value-type="float" office:value="0.708720111664749">
                <text:p>0.708720111664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3600">
                <text:p>93600</text:p>
              </table:table-cell>
              <table:table-cell office:value-type="float" office:value="0.660192302103461">
                <text:p>0.660192302103461</text:p>
              </table:table-cell>
              <table:table-cell office:value-type="float" office:value="0.708696336070841">
                <text:p>0.708696336070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3700">
                <text:p>93700</text:p>
              </table:table-cell>
              <table:table-cell office:value-type="float" office:value="0.660166073624037">
                <text:p>0.660166073624037</text:p>
              </table:table-cell>
              <table:table-cell office:value-type="float" office:value="0.708672614459879">
                <text:p>0.708672614459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3800">
                <text:p>93800</text:p>
              </table:table-cell>
              <table:table-cell office:value-type="float" office:value="0.660139904739324">
                <text:p>0.660139904739324</text:p>
              </table:table-cell>
              <table:table-cell office:value-type="float" office:value="0.708648946648641">
                <text:p>0.708648946648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900">
                <text:p>93900</text:p>
              </table:table-cell>
              <table:table-cell office:value-type="float" office:value="0.660113795246893">
                <text:p>0.660113795246893</text:p>
              </table:table-cell>
              <table:table-cell office:value-type="float" office:value="0.708625332454727">
                <text:p>0.708625332454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4000">
                <text:p>94000</text:p>
              </table:table-cell>
              <table:table-cell office:value-type="float" office:value="0.660087744945235">
                <text:p>0.660087744945235</text:p>
              </table:table-cell>
              <table:table-cell office:value-type="float" office:value="0.708601771696562">
                <text:p>0.708601771696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4100">
                <text:p>94100</text:p>
              </table:table-cell>
              <table:table-cell office:value-type="float" office:value="0.660061753633747">
                <text:p>0.660061753633747</text:p>
              </table:table-cell>
              <table:table-cell office:value-type="float" office:value="0.708578264193388">
                <text:p>0.708578264193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4200">
                <text:p>94200</text:p>
              </table:table-cell>
              <table:table-cell office:value-type="float" office:value="0.660035821112732">
                <text:p>0.660035821112732</text:p>
              </table:table-cell>
              <table:table-cell office:value-type="float" office:value="0.708554809765259">
                <text:p>0.708554809765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4300">
                <text:p>94300</text:p>
              </table:table-cell>
              <table:table-cell office:value-type="float" office:value="0.66000994718339">
                <text:p>0.66000994718339</text:p>
              </table:table-cell>
              <table:table-cell office:value-type="float" office:value="0.708531408233035">
                <text:p>0.708531408233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4400">
                <text:p>94400</text:p>
              </table:table-cell>
              <table:table-cell office:value-type="float" office:value="0.659984131647814">
                <text:p>0.659984131647814</text:p>
              </table:table-cell>
              <table:table-cell office:value-type="float" office:value="0.708508059418384">
                <text:p>0.708508059418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4500">
                <text:p>94500</text:p>
              </table:table-cell>
              <table:table-cell office:value-type="float" office:value="0.659958374308985">
                <text:p>0.659958374308985</text:p>
              </table:table-cell>
              <table:table-cell office:value-type="float" office:value="0.70848476314377">
                <text:p>0.70848476314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4600">
                <text:p>94600</text:p>
              </table:table-cell>
              <table:table-cell office:value-type="float" office:value="0.659932674970769">
                <text:p>0.659932674970769</text:p>
              </table:table-cell>
              <table:table-cell office:value-type="float" office:value="0.708461519232452">
                <text:p>0.708461519232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4700">
                <text:p>94700</text:p>
              </table:table-cell>
              <table:table-cell office:value-type="float" office:value="0.65990703343791">
                <text:p>0.65990703343791</text:p>
              </table:table-cell>
              <table:table-cell office:value-type="float" office:value="0.708438327508479">
                <text:p>0.708438327508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4800">
                <text:p>94800</text:p>
              </table:table-cell>
              <table:table-cell office:value-type="float" office:value="0.659881449516025">
                <text:p>0.659881449516025</text:p>
              </table:table-cell>
              <table:table-cell office:value-type="float" office:value="0.708415187796687">
                <text:p>0.708415187796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900">
                <text:p>94900</text:p>
              </table:table-cell>
              <table:table-cell office:value-type="float" office:value="0.659855923011602">
                <text:p>0.659855923011602</text:p>
              </table:table-cell>
              <table:table-cell office:value-type="float" office:value="0.708392099922692">
                <text:p>0.708392099922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5000">
                <text:p>95000</text:p>
              </table:table-cell>
              <table:table-cell office:value-type="float" office:value="0.65983045373199">
                <text:p>0.65983045373199</text:p>
              </table:table-cell>
              <table:table-cell office:value-type="float" office:value="0.708369063712888">
                <text:p>0.708369063712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5100">
                <text:p>95100</text:p>
              </table:table-cell>
              <table:table-cell office:value-type="float" office:value="0.659805041485398">
                <text:p>0.659805041485398</text:p>
              </table:table-cell>
              <table:table-cell office:value-type="float" office:value="0.708346078994442">
                <text:p>0.708346078994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5200">
                <text:p>95200</text:p>
              </table:table-cell>
              <table:table-cell office:value-type="float" office:value="0.659779686080892">
                <text:p>0.659779686080892</text:p>
              </table:table-cell>
              <table:table-cell office:value-type="float" office:value="0.708323145595288">
                <text:p>0.708323145595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5300">
                <text:p>95300</text:p>
              </table:table-cell>
              <table:table-cell office:value-type="float" office:value="0.659754387328383">
                <text:p>0.659754387328383</text:p>
              </table:table-cell>
              <table:table-cell office:value-type="float" office:value="0.708300263344125">
                <text:p>0.708300263344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5400">
                <text:p>95400</text:p>
              </table:table-cell>
              <table:table-cell office:value-type="float" office:value="0.65972914503863">
                <text:p>0.65972914503863</text:p>
              </table:table-cell>
              <table:table-cell office:value-type="float" office:value="0.708277432070413">
                <text:p>0.708277432070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5500">
                <text:p>95500</text:p>
              </table:table-cell>
              <table:table-cell office:value-type="float" office:value="0.659703959023233">
                <text:p>0.659703959023233</text:p>
              </table:table-cell>
              <table:table-cell office:value-type="float" office:value="0.708254651604366">
                <text:p>0.708254651604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5600">
                <text:p>95600</text:p>
              </table:table-cell>
              <table:table-cell office:value-type="float" office:value="0.659678829094625">
                <text:p>0.659678829094625</text:p>
              </table:table-cell>
              <table:table-cell office:value-type="float" office:value="0.708231921776952">
                <text:p>0.708231921776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5700">
                <text:p>95700</text:p>
              </table:table-cell>
              <table:table-cell office:value-type="float" office:value="0.659653755066071">
                <text:p>0.659653755066071</text:p>
              </table:table-cell>
              <table:table-cell office:value-type="float" office:value="0.708209242419883">
                <text:p>0.708209242419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5800">
                <text:p>95800</text:p>
              </table:table-cell>
              <table:table-cell office:value-type="float" office:value="0.659628736751662">
                <text:p>0.659628736751662</text:p>
              </table:table-cell>
              <table:table-cell office:value-type="float" office:value="0.708186613365616">
                <text:p>0.708186613365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900">
                <text:p>95900</text:p>
              </table:table-cell>
              <table:table-cell office:value-type="float" office:value="0.659603773966312">
                <text:p>0.659603773966312</text:p>
              </table:table-cell>
              <table:table-cell office:value-type="float" office:value="0.708164034447349">
                <text:p>0.708164034447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6000">
                <text:p>96000</text:p>
              </table:table-cell>
              <table:table-cell office:value-type="float" office:value="0.659578866525752">
                <text:p>0.659578866525752</text:p>
              </table:table-cell>
              <table:table-cell office:value-type="float" office:value="0.708141505499013">
                <text:p>0.708141505499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6100">
                <text:p>96100</text:p>
              </table:table-cell>
              <table:table-cell office:value-type="float" office:value="0.659554014246524">
                <text:p>0.659554014246524</text:p>
              </table:table-cell>
              <table:table-cell office:value-type="float" office:value="0.708119026355271">
                <text:p>0.708119026355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6200">
                <text:p>96200</text:p>
              </table:table-cell>
              <table:table-cell office:value-type="float" office:value="0.659529216945981">
                <text:p>0.659529216945981</text:p>
              </table:table-cell>
              <table:table-cell office:value-type="float" office:value="0.708096596851512">
                <text:p>0.708096596851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6300">
                <text:p>96300</text:p>
              </table:table-cell>
              <table:table-cell office:value-type="float" office:value="0.659504474442277">
                <text:p>0.659504474442277</text:p>
              </table:table-cell>
              <table:table-cell office:value-type="float" office:value="0.708074216823849">
                <text:p>0.708074216823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6400">
                <text:p>96400</text:p>
              </table:table-cell>
              <table:table-cell office:value-type="float" office:value="0.659479786554368">
                <text:p>0.659479786554368</text:p>
              </table:table-cell>
              <table:table-cell office:value-type="float" office:value="0.708051886109116">
                <text:p>0.708051886109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6500">
                <text:p>96500</text:p>
              </table:table-cell>
              <table:table-cell office:value-type="float" office:value="0.659455153102004">
                <text:p>0.659455153102004</text:p>
              </table:table-cell>
              <table:table-cell office:value-type="float" office:value="0.708029604544859">
                <text:p>0.708029604544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6600">
                <text:p>96600</text:p>
              </table:table-cell>
              <table:table-cell office:value-type="float" office:value="0.659430573905725">
                <text:p>0.659430573905725</text:p>
              </table:table-cell>
              <table:table-cell office:value-type="float" office:value="0.708007371969336">
                <text:p>0.708007371969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6700">
                <text:p>96700</text:p>
              </table:table-cell>
              <table:table-cell office:value-type="float" office:value="0.65940604878686">
                <text:p>0.65940604878686</text:p>
              </table:table-cell>
              <table:table-cell office:value-type="float" office:value="0.707985188221514">
                <text:p>0.707985188221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6800">
                <text:p>96800</text:p>
              </table:table-cell>
              <table:table-cell office:value-type="float" office:value="0.659381577567518">
                <text:p>0.659381577567518</text:p>
              </table:table-cell>
              <table:table-cell office:value-type="float" office:value="0.707963053141065">
                <text:p>0.707963053141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900">
                <text:p>96900</text:p>
              </table:table-cell>
              <table:table-cell office:value-type="float" office:value="0.659357160070584">
                <text:p>0.659357160070584</text:p>
              </table:table-cell>
              <table:table-cell office:value-type="float" office:value="0.707940966568354">
                <text:p>0.707940966568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7000">
                <text:p>97000</text:p>
              </table:table-cell>
              <table:table-cell office:value-type="float" office:value="0.659332796119721">
                <text:p>0.659332796119721</text:p>
              </table:table-cell>
              <table:table-cell office:value-type="float" office:value="0.707918928344451">
                <text:p>0.707918928344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7100">
                <text:p>97100</text:p>
              </table:table-cell>
              <table:table-cell office:value-type="float" office:value="0.659308485539358">
                <text:p>0.659308485539358</text:p>
              </table:table-cell>
              <table:table-cell office:value-type="float" office:value="0.707896938311112">
                <text:p>0.707896938311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7200">
                <text:p>97200</text:p>
              </table:table-cell>
              <table:table-cell office:value-type="float" office:value="0.659284228154691">
                <text:p>0.659284228154691</text:p>
              </table:table-cell>
              <table:table-cell office:value-type="float" office:value="0.707874996310782">
                <text:p>0.707874996310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7300">
                <text:p>97300</text:p>
              </table:table-cell>
              <table:table-cell office:value-type="float" office:value="0.659260023791676">
                <text:p>0.659260023791676</text:p>
              </table:table-cell>
              <table:table-cell office:value-type="float" office:value="0.707853102186593">
                <text:p>0.707853102186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7400">
                <text:p>97400</text:p>
              </table:table-cell>
              <table:table-cell office:value-type="float" office:value="0.659235872277028">
                <text:p>0.659235872277028</text:p>
              </table:table-cell>
              <table:table-cell office:value-type="float" office:value="0.707831255782357">
                <text:p>0.707831255782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7500">
                <text:p>97500</text:p>
              </table:table-cell>
              <table:table-cell office:value-type="float" office:value="0.659211773438211">
                <text:p>0.659211773438211</text:p>
              </table:table-cell>
              <table:table-cell office:value-type="float" office:value="0.707809456942563">
                <text:p>0.707809456942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7600">
                <text:p>97600</text:p>
              </table:table-cell>
              <table:table-cell office:value-type="float" office:value="0.659187727103441">
                <text:p>0.659187727103441</text:p>
              </table:table-cell>
              <table:table-cell office:value-type="float" office:value="0.707787705512373">
                <text:p>0.707787705512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7700">
                <text:p>97700</text:p>
              </table:table-cell>
              <table:table-cell office:value-type="float" office:value="0.659163733101677">
                <text:p>0.659163733101677</text:p>
              </table:table-cell>
              <table:table-cell office:value-type="float" office:value="0.707766001337621">
                <text:p>0.707766001337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7800">
                <text:p>97800</text:p>
              </table:table-cell>
              <table:table-cell office:value-type="float" office:value="0.659139791262621">
                <text:p>0.659139791262621</text:p>
              </table:table-cell>
              <table:table-cell office:value-type="float" office:value="0.707744344264805">
                <text:p>0.707744344264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900">
                <text:p>97900</text:p>
              </table:table-cell>
              <table:table-cell office:value-type="float" office:value="0.659115901416709">
                <text:p>0.659115901416709</text:p>
              </table:table-cell>
              <table:table-cell office:value-type="float" office:value="0.707722734141088">
                <text:p>0.707722734141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8000">
                <text:p>98000</text:p>
              </table:table-cell>
              <table:table-cell office:value-type="float" office:value="0.65909206339511">
                <text:p>0.65909206339511</text:p>
              </table:table-cell>
              <table:table-cell office:value-type="float" office:value="0.70770117081429">
                <text:p>0.7077011708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8100">
                <text:p>98100</text:p>
              </table:table-cell>
              <table:table-cell office:value-type="float" office:value="0.659068277029724">
                <text:p>0.659068277029724</text:p>
              </table:table-cell>
              <table:table-cell office:value-type="float" office:value="0.707679654132889">
                <text:p>0.707679654132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8200">
                <text:p>98200</text:p>
              </table:table-cell>
              <table:table-cell office:value-type="float" office:value="0.659044542153174">
                <text:p>0.659044542153174</text:p>
              </table:table-cell>
              <table:table-cell office:value-type="float" office:value="0.707658183946013">
                <text:p>0.707658183946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8300">
                <text:p>98300</text:p>
              </table:table-cell>
              <table:table-cell office:value-type="float" office:value="0.659020858598802">
                <text:p>0.659020858598802</text:p>
              </table:table-cell>
              <table:table-cell office:value-type="float" office:value="0.70763676010344">
                <text:p>0.70763676010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8400">
                <text:p>98400</text:p>
              </table:table-cell>
              <table:table-cell office:value-type="float" office:value="0.658997226200672">
                <text:p>0.658997226200672</text:p>
              </table:table-cell>
              <table:table-cell office:value-type="float" office:value="0.707615382455594">
                <text:p>0.707615382455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8500">
                <text:p>98500</text:p>
              </table:table-cell>
              <table:table-cell office:value-type="float" office:value="0.658973644793558">
                <text:p>0.658973644793558</text:p>
              </table:table-cell>
              <table:table-cell office:value-type="float" office:value="0.707594050853539">
                <text:p>0.707594050853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8600">
                <text:p>98600</text:p>
              </table:table-cell>
              <table:table-cell office:value-type="float" office:value="0.658950114212944">
                <text:p>0.658950114212944</text:p>
              </table:table-cell>
              <table:table-cell office:value-type="float" office:value="0.707572765148976">
                <text:p>0.707572765148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8700">
                <text:p>98700</text:p>
              </table:table-cell>
              <table:table-cell office:value-type="float" office:value="0.658926634295019">
                <text:p>0.658926634295019</text:p>
              </table:table-cell>
              <table:table-cell office:value-type="float" office:value="0.707551525194246">
                <text:p>0.707551525194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8800">
                <text:p>98800</text:p>
              </table:table-cell>
              <table:table-cell office:value-type="float" office:value="0.658903204876675">
                <text:p>0.658903204876675</text:p>
              </table:table-cell>
              <table:table-cell office:value-type="float" office:value="0.707530330842316">
                <text:p>0.707530330842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900">
                <text:p>98900</text:p>
              </table:table-cell>
              <table:table-cell office:value-type="float" office:value="0.658879825795501">
                <text:p>0.658879825795501</text:p>
              </table:table-cell>
              <table:table-cell office:value-type="float" office:value="0.707509181946785">
                <text:p>0.707509181946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9000">
                <text:p>99000</text:p>
              </table:table-cell>
              <table:table-cell office:value-type="float" office:value="0.658856496889781">
                <text:p>0.658856496889781</text:p>
              </table:table-cell>
              <table:table-cell office:value-type="float" office:value="0.707488078361873">
                <text:p>0.707488078361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9100">
                <text:p>99100</text:p>
              </table:table-cell>
              <table:table-cell office:value-type="float" office:value="0.65883321799849">
                <text:p>0.65883321799849</text:p>
              </table:table-cell>
              <table:table-cell office:value-type="float" office:value="0.707467019942426">
                <text:p>0.707467019942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9200">
                <text:p>99200</text:p>
              </table:table-cell>
              <table:table-cell office:value-type="float" office:value="0.65880998896129">
                <text:p>0.65880998896129</text:p>
              </table:table-cell>
              <table:table-cell office:value-type="float" office:value="0.707446006543905">
                <text:p>0.707446006543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9300">
                <text:p>99300</text:p>
              </table:table-cell>
              <table:table-cell office:value-type="float" office:value="0.658786809618524">
                <text:p>0.658786809618524</text:p>
              </table:table-cell>
              <table:table-cell office:value-type="float" office:value="0.707425038022387">
                <text:p>0.707425038022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9400">
                <text:p>99400</text:p>
              </table:table-cell>
              <table:table-cell office:value-type="float" office:value="0.658763679811218">
                <text:p>0.658763679811218</text:p>
              </table:table-cell>
              <table:table-cell office:value-type="float" office:value="0.707404114234561">
                <text:p>0.707404114234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9500">
                <text:p>99500</text:p>
              </table:table-cell>
              <table:table-cell office:value-type="float" office:value="0.658740599381073">
                <text:p>0.658740599381073</text:p>
              </table:table-cell>
              <table:table-cell office:value-type="float" office:value="0.707383235037722">
                <text:p>0.707383235037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9600">
                <text:p>99600</text:p>
              </table:table-cell>
              <table:table-cell office:value-type="float" office:value="0.658717568170461">
                <text:p>0.658717568170461</text:p>
              </table:table-cell>
              <table:table-cell office:value-type="float" office:value="0.707362400289774">
                <text:p>0.707362400289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9700">
                <text:p>99700</text:p>
              </table:table-cell>
              <table:table-cell office:value-type="float" office:value="0.658694586022425">
                <text:p>0.658694586022425</text:p>
              </table:table-cell>
              <table:table-cell office:value-type="float" office:value="0.70734160984922">
                <text:p>0.70734160984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9800">
                <text:p>99800</text:p>
              </table:table-cell>
              <table:table-cell office:value-type="float" office:value="0.658671652780671">
                <text:p>0.658671652780671</text:p>
              </table:table-cell>
              <table:table-cell office:value-type="float" office:value="0.707320863575162">
                <text:p>0.707320863575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900">
                <text:p>99900</text:p>
              </table:table-cell>
              <table:table-cell office:value-type="float" office:value="0.658648768289571">
                <text:p>0.658648768289571</text:p>
              </table:table-cell>
              <table:table-cell office:value-type="float" office:value="0.707300161327299">
                <text:p>0.707300161327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0000">
                <text:p>100000</text:p>
              </table:table-cell>
              <table:table-cell office:value-type="float" office:value="0.658625932394151">
                <text:p>0.658625932394151</text:p>
              </table:table-cell>
              <table:table-cell office:value-type="float" office:value="0.707279502965923">
                <text:p>0.70727950296592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